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Neutra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statvalue meaning</text:p>
          </table:table-cell>
          <table:table-cell office:value-type="string" table:style-name="ce1">
            <text:p>1:rest,</text:p>
          </table:table-cell>
          <table:table-cell office:value-type="string" table:style-name="ce1">
            <text:p>2:Queuing,</text:p>
          </table:table-cell>
          <table:table-cell office:value-type="string" table:style-name="ce1">
            <text:p>3:walking.</text:p>
          </table:table-cell>
          <table:table-cell table:style-name="ce1"/>
          <table:table-cell table:style-name="ce2"/>
          <table:table-cell table:style-name="ce1"/>
          <table:table-cell office:value-type="string" table:style-name="ce3">
            <text:p>Fast fourrier Transform</text:p>
          </table:table-cell>
          <table:table-cell table:number-columns-repeated="2" table:style-name="ce3"/>
          <table:table-cell table:number-columns-repeated="2" table:style-name="ce1"/>
          <table:table-cell table:style-name="ce1">
            <draw:frame draw:z-index="1" draw:id="id0" draw:style-name="a0" draw:name="Chart 4" svg:x="0.02083in" svg:y="0.1145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">
            <text:p>SampleNum</text:p>
          </table:table-cell>
          <table:table-cell office:value-type="string" table:style-name="ce1">
            <text:p>statValu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2">
            <text:p>magnitude</text:p>
          </table:table-cell>
          <table:table-cell table:style-name="ce1"/>
          <table:table-cell office:value-type="string" table:style-name="ce1">
            <text:p>Step</text:p>
          </table:table-cell>
          <table:table-cell office:value-type="string" table:style-name="ce1">
            <text:p>Magnitude</text:p>
          </table:table-cell>
          <table:table-cell office:value-type="string" table:style-name="ce1">
            <text:p>Phase</text:p>
          </table:table-cell>
          <table:table-cell office:value-type="string" table:style-name="ce1">
            <text:p>IDTF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-1.2497733" table:style-name="ce1">
            <text:p>-1,2497733</text:p>
          </table:table-cell>
          <table:table-cell office:value-type="float" office:value="2.3032219999999999" table:style-name="ce1">
            <text:p>2,303222</text:p>
          </table:table-cell>
          <table:table-cell office:value-type="float" office:value="9.54209" table:style-name="ce1">
            <text:p>9,54209</text:p>
          </table:table-cell>
          <table:table-cell office:value-type="float" office:value="9.8953648973030237" table:formula="of:=SQRT(([.C3]*[.C3])+([.D3]*[.D3])+([.E3]*[.E3]))" table:style-name="ce2">
            <text:p>9,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583.0187988487073" table:formula="of:=_xll.DFT([.F3:.F360];1;[.H3];1)" table:style-name="ce1">
            <text:p>3583,018799</text:p>
          </table:table-cell>
          <table:table-cell office:value-type="float" office:value="0" table:formula="of:=_xll.DFT([.F3:.F360];1;[.H3];2)" table:style-name="ce1">
            <text:p>0</text:p>
          </table:table-cell>
          <table:table-cell office:value-type="float" office:value="14.467459798801952" table:formula="of:=_xll.IDFT([.I3:.I360];[.J3:.J360];359)" table:number-matrix-columns-spanned="1" table:number-matrix-rows-spanned="358" table:style-name="ce1">
            <text:p>14,4674598</text:p>
          </table:table-cell>
          <table:table-cell table:number-columns-repeated="1637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-1.2773066" table:style-name="ce1">
            <text:p>-1,2773066</text:p>
          </table:table-cell>
          <table:table-cell office:value-type="float" office:value="2.0410569000000001" table:style-name="ce1">
            <text:p>2,0410569</text:p>
          </table:table-cell>
          <table:table-cell office:value-type="float" office:value="9.0740239999999996" table:style-name="ce1">
            <text:p>9,074024</text:p>
          </table:table-cell>
          <table:table-cell office:value-type="float" office:value="9.3880422331824409" table:formula="of:=SQRT(([.C4]*[.C4])+([.D4]*[.D4])+([.E4]*[.E4]))" table:style-name="ce2">
            <text:p>9,3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9.315976634748395" table:formula="of:=_xll.DFT([.F4:.F361];1;[.H4];1)" table:style-name="ce1">
            <text:p>79,31597663</text:p>
          </table:table-cell>
          <table:table-cell office:value-type="float" office:value="2.6638864800593445" table:formula="of:=_xll.DFT([.F4:.F361];1;[.H4];2)" table:style-name="ce1">
            <text:p>2,66388648</text:p>
          </table:table-cell>
          <table:table-cell office:value-type="float" office:value="6.788717846766267" table:style-name="ce1">
            <text:p>6,788717847</text:p>
          </table:table-cell>
          <table:table-cell table:number-columns-repeated="16373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-0.72664019999999996" table:style-name="ce1">
            <text:p>-0,7266402</text:p>
          </table:table-cell>
          <table:table-cell office:value-type="float" office:value="2.4827870999999999" table:style-name="ce1">
            <text:p>2,4827871</text:p>
          </table:table-cell>
          <table:table-cell office:value-type="float" office:value="8.8405900000000006" table:style-name="ce1">
            <text:p>8,84059</text:p>
          </table:table-cell>
          <table:table-cell office:value-type="float" office:value="9.2113120299055371" table:formula="of:=SQRT(([.C5]*[.C5])+([.D5]*[.D5])+([.E5]*[.E5]))" table:style-name="ce2">
            <text:p>9,2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8.102881177952113" table:formula="of:=_xll.DFT([.F5:.F362];1;[.H5];1)" table:style-name="ce1">
            <text:p>48,10288118</text:p>
          </table:table-cell>
          <table:table-cell office:value-type="float" office:value="2.6917938072251388" table:formula="of:=_xll.DFT([.F5:.F362];1;[.H5];2)" table:style-name="ce1">
            <text:p>2,691793807</text:p>
          </table:table-cell>
          <table:table-cell office:value-type="float" office:value="7.3818855803588903" table:style-name="ce1">
            <text:p>7,38188558</text:p>
          </table:table-cell>
          <table:table-cell table:number-columns-repeated="1637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-0.82719666000000003" table:style-name="ce1">
            <text:p>-0,82719666</text:p>
          </table:table-cell>
          <table:table-cell office:value-type="float" office:value="2.9113492999999999" table:style-name="ce1">
            <text:p>2,9113493</text:p>
          </table:table-cell>
          <table:table-cell office:value-type="float" office:value="9.4331549999999993" table:style-name="ce1">
            <text:p>9,433155</text:p>
          </table:table-cell>
          <table:table-cell office:value-type="float" office:value="9.9067967736776872" table:formula="of:=SQRT(([.C6]*[.C6])+([.D6]*[.D6])+([.E6]*[.E6]))" table:style-name="ce2">
            <text:p>9,9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1.191100737292501" table:formula="of:=_xll.DFT([.F6:.F363];1;[.H6];1)" table:style-name="ce1">
            <text:p>51,19110074</text:p>
          </table:table-cell>
          <table:table-cell office:value-type="float" office:value="4.5121874374590671" table:formula="of:=_xll.DFT([.F6:.F363];1;[.H6];2)" table:style-name="ce1">
            <text:p>4,512187437</text:p>
          </table:table-cell>
          <table:table-cell office:value-type="float" office:value="8.5273501560246405" table:style-name="ce1">
            <text:p>8,527350156</text:p>
          </table:table-cell>
          <table:table-cell table:number-columns-repeated="9"/>
          <table:table-cell table:style-name="ce1">
            <draw:frame draw:z-index="3" draw:id="id2" draw:style-name="a2" draw:name="Chart 5" svg:x="0.00565in" svg:y="0.02451in" svg:width="14.37826in" svg:height="5.3097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-0.92655604999999996" table:style-name="ce1">
            <text:p>-0,92655605</text:p>
          </table:table-cell>
          <table:table-cell office:value-type="float" office:value="1.8076223" table:style-name="ce1">
            <text:p>1,8076223</text:p>
          </table:table-cell>
          <table:table-cell office:value-type="float" office:value="10.311826999999999" table:style-name="ce1">
            <text:p>10,311827</text:p>
          </table:table-cell>
          <table:table-cell office:value-type="float" office:value="10.509984803565507" table:formula="of:=SQRT(([.C7]*[.C7])+([.D7]*[.D7])+([.E7]*[.E7]))" table:style-name="ce2">
            <text:p>10,5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8.695964241348786" table:formula="of:=_xll.DFT([.F7:.F364];1;[.H7];1)" table:style-name="ce1">
            <text:p>18,69596424</text:p>
          </table:table-cell>
          <table:table-cell office:value-type="float" office:value="4.4053075068732452" table:formula="of:=_xll.DFT([.F7:.F364];1;[.H7];2)" table:style-name="ce1">
            <text:p>4,405307507</text:p>
          </table:table-cell>
          <table:table-cell office:value-type="float" office:value="9.9621769005775622" table:style-name="ce1">
            <text:p>9,962176901</text:p>
          </table:table-cell>
          <table:table-cell table:number-columns-repeated="1637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2.3702597999999999" table:style-name="ce1">
            <text:p>-2,3702598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9.3014740000000007" table:style-name="ce1">
            <text:p>9,301474</text:p>
          </table:table-cell>
          <table:table-cell office:value-type="float" office:value="9.6537782312168812" table:formula="of:=SQRT(([.C8]*[.C8])+([.D8]*[.D8])+([.E8]*[.E8]))" table:style-name="ce2">
            <text:p>9,6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45.041059108394414" table:formula="of:=_xll.DFT([.F8:.F365];1;[.H8];1)" table:style-name="ce1">
            <text:p>45,04105911</text:p>
          </table:table-cell>
          <table:table-cell office:value-type="float" office:value="3.7174973504109436" table:formula="of:=_xll.DFT([.F8:.F365];1;[.H8];2)" table:style-name="ce1">
            <text:p>3,71749735</text:p>
          </table:table-cell>
          <table:table-cell office:value-type="float" office:value="10.336207900832084" table:style-name="ce1">
            <text:p>10,3362079</text:p>
          </table:table-cell>
          <table:table-cell table:number-columns-repeated="1637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-1.8626889" table:style-name="ce1">
            <text:p>-1,8626889</text:p>
          </table:table-cell>
          <table:table-cell office:value-type="float" office:value="2.0266917000000002" table:style-name="ce1">
            <text:p>2,0266917</text:p>
          </table:table-cell>
          <table:table-cell office:value-type="float" office:value="7.9978309999999997" table:style-name="ce1">
            <text:p>7,997831</text:p>
          </table:table-cell>
          <table:table-cell office:value-type="float" office:value="8.4582734579577821" table:formula="of:=SQRT(([.C9]*[.C9])+([.D9]*[.D9])+([.E9]*[.E9]))" table:style-name="ce2">
            <text:p>8,4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4.75802601950415" table:formula="of:=_xll.DFT([.F9:.F366];1;[.H9];1)" table:style-name="ce1">
            <text:p>24,75802602</text:p>
          </table:table-cell>
          <table:table-cell office:value-type="float" office:value="1.6421129397157281" table:formula="of:=_xll.DFT([.F9:.F366];1;[.H9];2)" table:style-name="ce1">
            <text:p>1,64211294</text:p>
          </table:table-cell>
          <table:table-cell office:value-type="float" office:value="11.972194562560141" table:style-name="ce1">
            <text:p>11,97219456</text:p>
          </table:table-cell>
          <table:table-cell table:number-columns-repeated="1637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-0.92535895000000001" table:style-name="ce1">
            <text:p>-0,92535895</text:p>
          </table:table-cell>
          <table:table-cell office:value-type="float" office:value="2.4791957999999998" table:style-name="ce1">
            <text:p>2,4791958</text:p>
          </table:table-cell>
          <table:table-cell office:value-type="float" office:value="8.4275900000000004" table:style-name="ce1">
            <text:p>8,42759</text:p>
          </table:table-cell>
          <table:table-cell office:value-type="float" office:value="8.8332878482014134" table:formula="of:=SQRT(([.C10]*[.C10])+([.D10]*[.D10])+([.E10]*[.E10]))" table:style-name="ce2">
            <text:p>8,8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4.695364203983317" table:formula="of:=_xll.DFT([.F10:.F367];1;[.H10];1)" table:style-name="ce1">
            <text:p>44,6953642</text:p>
          </table:table-cell>
          <table:table-cell office:value-type="float" office:value="4.4692886376554446" table:formula="of:=_xll.DFT([.F10:.F367];1;[.H10];2)" table:style-name="ce1">
            <text:p>4,469288638</text:p>
          </table:table-cell>
          <table:table-cell office:value-type="float" office:value="11.936424670401436" table:style-name="ce1">
            <text:p>11,93642467</text:p>
          </table:table-cell>
          <table:table-cell table:number-columns-repeated="16373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-1.0283096" table:style-name="ce1">
            <text:p>-1,0283096</text:p>
          </table:table-cell>
          <table:table-cell office:value-type="float" office:value="2.802413" table:style-name="ce1">
            <text:p>2,802413</text:p>
          </table:table-cell>
          <table:table-cell office:value-type="float" office:value="9.6833489999999998" table:style-name="ce1">
            <text:p>9,683349</text:p>
          </table:table-cell>
          <table:table-cell office:value-type="float" office:value="10.133024578664662" table:formula="of:=SQRT(([.C11]*[.C11])+([.D11]*[.D11])+([.E11]*[.E11]))" table:style-name="ce2">
            <text:p>10,1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3.595115987117047" table:formula="of:=_xll.DFT([.F11:.F368];1;[.H11];1)" table:style-name="ce1">
            <text:p>43,59511599</text:p>
          </table:table-cell>
          <table:table-cell office:value-type="float" office:value="3.5761430194217088" table:formula="of:=_xll.DFT([.F11:.F368];1;[.H11];2)" table:style-name="ce1">
            <text:p>3,576143019</text:p>
          </table:table-cell>
          <table:table-cell office:value-type="float" office:value="6.3278961150489037" table:style-name="ce1">
            <text:p>6,327896115</text:p>
          </table:table-cell>
          <table:table-cell table:number-columns-repeated="16373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66678519999999997" table:style-name="ce1">
            <text:p>0,6667852</text:p>
          </table:table-cell>
          <table:table-cell office:value-type="float" office:value="0.13407530000000001" table:style-name="ce1">
            <text:p>0,1340753</text:p>
          </table:table-cell>
          <table:table-cell office:value-type="float" office:value="11.597512999999999" table:style-name="ce1">
            <text:p>11,597513</text:p>
          </table:table-cell>
          <table:table-cell office:value-type="float" office:value="11.61743889478994" table:formula="of:=SQRT(([.C12]*[.C12])+([.D12]*[.D12])+([.E12]*[.E12]))" table:style-name="ce2">
            <text:p>11,6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.603064153741903" table:formula="of:=_xll.DFT([.F12:.F369];1;[.H12];1)" table:style-name="ce1">
            <text:p>10,60306415</text:p>
          </table:table-cell>
          <table:table-cell office:value-type="float" office:value="-0.2179787947350508" table:formula="of:=_xll.DFT([.F12:.F369];1;[.H12];2)" table:style-name="ce1">
            <text:p>-0,217978795</text:p>
          </table:table-cell>
          <table:table-cell office:value-type="float" office:value="5.2608005270704092" table:style-name="ce1">
            <text:p>5,260800527</text:p>
          </table:table-cell>
          <table:table-cell table:number-columns-repeated="1637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0.29927522000000001" table:style-name="ce1">
            <text:p>-0,29927522</text:p>
          </table:table-cell>
          <table:table-cell office:value-type="float" office:value="1.3275849" table:style-name="ce1">
            <text:p>1,3275849</text:p>
          </table:table-cell>
          <table:table-cell office:value-type="float" office:value="9.6594069999999999" table:style-name="ce1">
            <text:p>9,659407</text:p>
          </table:table-cell>
          <table:table-cell office:value-type="float" office:value="9.7548034790898299" table:formula="of:=SQRT(([.C13]*[.C13])+([.D13]*[.D13])+([.E13]*[.E13]))" table:style-name="ce2">
            <text:p>9,7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60.387130469430105" table:formula="of:=_xll.DFT([.F13:.F370];1;[.H13];1)" table:style-name="ce1">
            <text:p>60,38713047</text:p>
          </table:table-cell>
          <table:table-cell office:value-type="float" office:value="-1.4978489216278292" table:formula="of:=_xll.DFT([.F13:.F370];1;[.H13];2)" table:style-name="ce1">
            <text:p>-1,497848922</text:p>
          </table:table-cell>
          <table:table-cell office:value-type="float" office:value="13.991259705713864" table:style-name="ce1">
            <text:p>13,99125971</text:p>
          </table:table-cell>
          <table:table-cell table:number-columns-repeated="16373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-0.46447513000000001" table:style-name="ce1">
            <text:p>-0,46447513</text:p>
          </table:table-cell>
          <table:table-cell office:value-type="float" office:value="2.6491842000000001" table:style-name="ce1">
            <text:p>2,6491842</text:p>
          </table:table-cell>
          <table:table-cell office:value-type="float" office:value="8.9267810000000001" table:style-name="ce1">
            <text:p>8,926781</text:p>
          </table:table-cell>
          <table:table-cell office:value-type="float" office:value="9.3231611105825678" table:formula="of:=SQRT(([.C14]*[.C14])+([.D14]*[.D14])+([.E14]*[.E14]))" table:style-name="ce2">
            <text:p>9,3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2.037662992342874" table:formula="of:=_xll.DFT([.F14:.F371];1;[.H14];1)" table:style-name="ce1">
            <text:p>32,03766299</text:p>
          </table:table-cell>
          <table:table-cell office:value-type="float" office:value="4.5022630159248482" table:formula="of:=_xll.DFT([.F14:.F371];1;[.H14];2)" table:style-name="ce1">
            <text:p>4,502263016</text:p>
          </table:table-cell>
          <table:table-cell office:value-type="float" office:value="8.9547141839175239" table:style-name="ce1">
            <text:p>8,954714184</text:p>
          </table:table-cell>
          <table:table-cell table:number-columns-repeated="16373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-0.81642276000000003" table:style-name="ce1">
            <text:p>-0,81642276</text:p>
          </table:table-cell>
          <table:table-cell office:value-type="float" office:value="2.5558101999999998" table:style-name="ce1">
            <text:p>2,5558102</text:p>
          </table:table-cell>
          <table:table-cell office:value-type="float" office:value="11.608287000000001" table:style-name="ce1">
            <text:p>11,608287</text:p>
          </table:table-cell>
          <table:table-cell office:value-type="float" office:value="11.914320751760844" table:formula="of:=SQRT(([.C15]*[.C15])+([.D15]*[.D15])+([.E15]*[.E15]))" table:style-name="ce2">
            <text:p>11,9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50.551114948567928" table:formula="of:=_xll.DFT([.F15:.F372];1;[.H15];1)" table:style-name="ce1">
            <text:p>50,55111495</text:p>
          </table:table-cell>
          <table:table-cell office:value-type="float" office:value="-6.6883894395269636E-2" table:formula="of:=_xll.DFT([.F15:.F372];1;[.H15];2)" table:style-name="ce1">
            <text:p>-0,066883894</text:p>
          </table:table-cell>
          <table:table-cell office:value-type="float" office:value="9.0021444304609766" table:style-name="ce1">
            <text:p>9,00214443</text:p>
          </table:table-cell>
          <table:table-cell table:number-columns-repeated="16373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-1.1599907" table:style-name="ce1">
            <text:p>-1,1599907</text:p>
          </table:table-cell>
          <table:table-cell office:value-type="float" office:value="1.0187328" table:style-name="ce1">
            <text:p>1,0187328</text:p>
          </table:table-cell>
          <table:table-cell office:value-type="float" office:value="9.7659479999999999" table:style-name="ce1">
            <text:p>9,765948</text:p>
          </table:table-cell>
          <table:table-cell office:value-type="float" office:value="9.8872208067073295" table:formula="of:=SQRT(([.C16]*[.C16])+([.D16]*[.D16])+([.E16]*[.E16]))" table:style-name="ce2">
            <text:p>9,8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5.500839490990742" table:formula="of:=_xll.DFT([.F16:.F373];1;[.H16];1)" table:style-name="ce1">
            <text:p>45,50083949</text:p>
          </table:table-cell>
          <table:table-cell office:value-type="float" office:value="-0.98607028322411583" table:formula="of:=_xll.DFT([.F16:.F373];1;[.H16];2)" table:style-name="ce1">
            <text:p>-0,986070283</text:p>
          </table:table-cell>
          <table:table-cell office:value-type="float" office:value="12.054121080460057" table:style-name="ce1">
            <text:p>12,05412108</text:p>
          </table:table-cell>
          <table:table-cell table:number-columns-repeated="16373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-0.74339960000000005" table:style-name="ce1">
            <text:p>-0,7433996</text:p>
          </table:table-cell>
          <table:table-cell office:value-type="float" office:value="1.8854337999999999" table:style-name="ce1">
            <text:p>1,8854338</text:p>
          </table:table-cell>
          <table:table-cell office:value-type="float" office:value="8.1390890000000002" table:style-name="ce1">
            <text:p>8,139089</text:p>
          </table:table-cell>
          <table:table-cell office:value-type="float" office:value="8.3876262034847269" table:formula="of:=SQRT(([.C17]*[.C17])+([.D17]*[.D17])+([.E17]*[.E17]))" table:style-name="ce2">
            <text:p>8,3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7.4046636016026373" table:formula="of:=_xll.DFT([.F17:.F374];1;[.H17];1)" table:style-name="ce1">
            <text:p>7,404663602</text:p>
          </table:table-cell>
          <table:table-cell office:value-type="float" office:value="1.8450073295447238" table:formula="of:=_xll.DFT([.F17:.F374];1;[.H17];2)" table:style-name="ce1">
            <text:p>1,84500733</text:p>
          </table:table-cell>
          <table:table-cell office:value-type="float" office:value="9.1946370295926645" table:style-name="ce1">
            <text:p>9,19463703</text:p>
          </table:table-cell>
          <table:table-cell table:number-columns-repeated="16373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-0.66439099999999995" table:style-name="ce1">
            <text:p>-0,664391</text:p>
          </table:table-cell>
          <table:table-cell office:value-type="float" office:value="2.3678656" table:style-name="ce1">
            <text:p>2,3678656</text:p>
          </table:table-cell>
          <table:table-cell office:value-type="float" office:value="10.250774" table:style-name="ce1">
            <text:p>10,250774</text:p>
          </table:table-cell>
          <table:table-cell office:value-type="float" office:value="10.541658811573269" table:formula="of:=SQRT(([.C18]*[.C18])+([.D18]*[.D18])+([.E18]*[.E18]))" table:style-name="ce2">
            <text:p>10,5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43.121139360444417" table:formula="of:=_xll.DFT([.F18:.F375];1;[.H18];1)" table:style-name="ce1">
            <text:p>43,12113936</text:p>
          </table:table-cell>
          <table:table-cell office:value-type="float" office:value="0.57252219172746477" table:formula="of:=_xll.DFT([.F18:.F375];1;[.H18];2)" table:style-name="ce1">
            <text:p>0,572522192</text:p>
          </table:table-cell>
          <table:table-cell office:value-type="float" office:value="10.014813374918512" table:style-name="ce1">
            <text:p>10,01481337</text:p>
          </table:table-cell>
          <table:table-cell table:number-columns-repeated="16373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.6759412000000001E-2" table:style-name="ce1">
            <text:p>0,016759412</text:p>
          </table:table-cell>
          <table:table-cell office:value-type="float" office:value="0.44891282999999998" table:style-name="ce1">
            <text:p>0,44891283</text:p>
          </table:table-cell>
          <table:table-cell office:value-type="float" office:value="9.6007490000000004" table:style-name="ce1">
            <text:p>9,600749</text:p>
          </table:table-cell>
          <table:table-cell office:value-type="float" office:value="9.6112530383831949" table:formula="of:=SQRT(([.C19]*[.C19])+([.D19]*[.D19])+([.E19]*[.E19]))" table:style-name="ce2">
            <text:p>9,6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41.665996762003743" table:formula="of:=_xll.DFT([.F19:.F376];1;[.H19];1)" table:style-name="ce1">
            <text:p>41,66599676</text:p>
          </table:table-cell>
          <table:table-cell office:value-type="float" office:value="0.57647012204980619" table:formula="of:=_xll.DFT([.F19:.F376];1;[.H19];2)" table:style-name="ce1">
            <text:p>0,576470122</text:p>
          </table:table-cell>
          <table:table-cell office:value-type="float" office:value="8.7550358862169837" table:style-name="ce1">
            <text:p>8,755035886</text:p>
          </table:table-cell>
          <table:table-cell/>
          <table:table-cell table:style-name="ce1">
            <draw:frame draw:z-index="2" draw:id="id1" draw:style-name="a1" draw:name="Chart 6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.4381389" table:style-name="ce1">
            <text:p>0,4381389</text:p>
          </table:table-cell>
          <table:table-cell office:value-type="float" office:value="1.4484919999999999" table:style-name="ce1">
            <text:p>1,448492</text:p>
          </table:table-cell>
          <table:table-cell office:value-type="float" office:value="8.9124154999999998" table:style-name="ce1">
            <text:p>8,9124155</text:p>
          </table:table-cell>
          <table:table-cell office:value-type="float" office:value="9.0399803547572741" table:formula="of:=SQRT(([.C20]*[.C20])+([.D20]*[.D20])+([.E20]*[.E20]))" table:style-name="ce2">
            <text:p>9,0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6.204941830870723" table:formula="of:=_xll.DFT([.F20:.F377];1;[.H20];1)" table:style-name="ce1">
            <text:p>36,20494183</text:p>
          </table:table-cell>
          <table:table-cell office:value-type="float" office:value="1.2650846907692332" table:formula="of:=_xll.DFT([.F20:.F377];1;[.H20];2)" table:style-name="ce1">
            <text:p>1,265084691</text:p>
          </table:table-cell>
          <table:table-cell office:value-type="float" office:value="8.1972242079135587" table:style-name="ce1">
            <text:p>8,197224208</text:p>
          </table:table-cell>
          <table:table-cell table:number-columns-repeated="16373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.51834464000000002" table:style-name="ce1">
            <text:p>0,51834464</text:p>
          </table:table-cell>
          <table:table-cell office:value-type="float" office:value="3.2118215999999999" table:style-name="ce1">
            <text:p>3,2118216</text:p>
          </table:table-cell>
          <table:table-cell office:value-type="float" office:value="9.4570969999999992" table:style-name="ce1">
            <text:p>9,457097</text:p>
          </table:table-cell>
          <table:table-cell office:value-type="float" office:value="10.0010580851954" table:formula="of:=SQRT(([.C21]*[.C21])+([.D21]*[.D21])+([.E21]*[.E21]))" table:style-name="ce2">
            <text:p>10,0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39.261089367663367" table:formula="of:=_xll.DFT([.F21:.F378];1;[.H21];1)" table:style-name="ce1">
            <text:p>39,26108937</text:p>
          </table:table-cell>
          <table:table-cell office:value-type="float" office:value="3.197010886241519" table:formula="of:=_xll.DFT([.F21:.F378];1;[.H21];2)" table:style-name="ce1">
            <text:p>3,197010886</text:p>
          </table:table-cell>
          <table:table-cell office:value-type="float" office:value="11.848513555419398" table:style-name="ce1">
            <text:p>11,84851356</text:p>
          </table:table-cell>
          <table:table-cell table:number-columns-repeated="16373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-2.5139117999999998E-2" table:style-name="ce1">
            <text:p>-0,025139118</text:p>
          </table:table-cell>
          <table:table-cell office:value-type="float" office:value="2.1835119999999999" table:style-name="ce1">
            <text:p>2,183512</text:p>
          </table:table-cell>
          <table:table-cell office:value-type="float" office:value="10.817003" table:style-name="ce1">
            <text:p>10,817003</text:p>
          </table:table-cell>
          <table:table-cell office:value-type="float" office:value="11.03521230114794" table:formula="of:=SQRT(([.C22]*[.C22])+([.D22]*[.D22])+([.E22]*[.E22]))" table:style-name="ce2">
            <text:p>11,0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6.363322947890239" table:formula="of:=_xll.DFT([.F22:.F379];1;[.H22];1)" table:style-name="ce1">
            <text:p>56,36332295</text:p>
          </table:table-cell>
          <table:table-cell office:value-type="float" office:value="2.5854120251542509" table:formula="of:=_xll.DFT([.F22:.F379];1;[.H22];2)" table:style-name="ce1">
            <text:p>2,585412025</text:p>
          </table:table-cell>
          <table:table-cell office:value-type="float" office:value="7.2849665014471556" table:style-name="ce1">
            <text:p>7,284966501</text:p>
          </table:table-cell>
          <table:table-cell table:number-columns-repeated="16373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-0.40222587999999998" table:style-name="ce1">
            <text:p>-0,40222588</text:p>
          </table:table-cell>
          <table:table-cell office:value-type="float" office:value="0.62368953000000005" table:style-name="ce1">
            <text:p>0,62368953</text:p>
          </table:table-cell>
          <table:table-cell office:value-type="float" office:value="10.359711000000001" table:style-name="ce1">
            <text:p>10,359711</text:p>
          </table:table-cell>
          <table:table-cell office:value-type="float" office:value="10.38625949473122" table:formula="of:=SQRT(([.C23]*[.C23])+([.D23]*[.D23])+([.E23]*[.E23]))" table:style-name="ce2">
            <text:p>10,3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9.34590886713071" table:formula="of:=_xll.DFT([.F23:.F380];1;[.H23];1)" table:style-name="ce1">
            <text:p>19,34590887</text:p>
          </table:table-cell>
          <table:table-cell office:value-type="float" office:value="0.35144860176500348" table:formula="of:=_xll.DFT([.F23:.F380];1;[.H23];2)" table:style-name="ce1">
            <text:p>0,351448602</text:p>
          </table:table-cell>
          <table:table-cell office:value-type="float" office:value="13.503936915484053" table:style-name="ce1">
            <text:p>13,50393692</text:p>
          </table:table-cell>
          <table:table-cell table:number-columns-repeated="16373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0.31723170000000001" table:style-name="ce1">
            <text:p>-0,3172317</text:p>
          </table:table-cell>
          <table:table-cell office:value-type="float" office:value="1.5191209000000001" table:style-name="ce1">
            <text:p>1,5191209</text:p>
          </table:table-cell>
          <table:table-cell office:value-type="float" office:value="9.0393089999999994" table:style-name="ce1">
            <text:p>9,039309</text:p>
          </table:table-cell>
          <table:table-cell office:value-type="float" office:value="9.1715577443410723" table:formula="of:=SQRT(([.C24]*[.C24])+([.D24]*[.D24])+([.E24]*[.E24]))" table:style-name="ce2">
            <text:p>9,1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0.212449192941726" table:formula="of:=_xll.DFT([.F24:.F381];1;[.H24];1)" table:style-name="ce1">
            <text:p>20,21244919</text:p>
          </table:table-cell>
          <table:table-cell office:value-type="float" office:value="4.5814250026149423" table:formula="of:=_xll.DFT([.F24:.F381];1;[.H24];2)" table:style-name="ce1">
            <text:p>4,581425003</text:p>
          </table:table-cell>
          <table:table-cell office:value-type="float" office:value="10.252669785814598" table:style-name="ce1">
            <text:p>10,25266979</text:p>
          </table:table-cell>
          <table:table-cell table:number-columns-repeated="16373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0.21428105" table:style-name="ce1">
            <text:p>-0,21428105</text:p>
          </table:table-cell>
          <table:table-cell office:value-type="float" office:value="1.3850456" table:style-name="ce1">
            <text:p>1,3850456</text:p>
          </table:table-cell>
          <table:table-cell office:value-type="float" office:value="10.544064499999999" table:style-name="ce1">
            <text:p>10,5440645</text:p>
          </table:table-cell>
          <table:table-cell office:value-type="float" office:value="10.636802332591722" table:formula="of:=SQRT(([.C25]*[.C25])+([.D25]*[.D25])+([.E25]*[.E25]))" table:style-name="ce2">
            <text:p>10,6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64.10412709984854" table:formula="of:=_xll.DFT([.F25:.F382];1;[.H25];1)" table:style-name="ce1">
            <text:p>64,1041271</text:p>
          </table:table-cell>
          <table:table-cell office:value-type="float" office:value="4.7121561785914956" table:formula="of:=_xll.DFT([.F25:.F382];1;[.H25];2)" table:style-name="ce1">
            <text:p>4,712156179</text:p>
          </table:table-cell>
          <table:table-cell office:value-type="float" office:value="6.3341520121256698" table:style-name="ce1">
            <text:p>6,334152012</text:p>
          </table:table-cell>
          <table:table-cell table:number-columns-repeated="16373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-0.48841715000000002" table:style-name="ce1">
            <text:p>-0,48841715</text:p>
          </table:table-cell>
          <table:table-cell office:value-type="float" office:value="0.91219085" table:style-name="ce1">
            <text:p>0,91219085</text:p>
          </table:table-cell>
          <table:table-cell office:value-type="float" office:value="8.1462719999999997" table:style-name="ce1">
            <text:p>8,146272</text:p>
          </table:table-cell>
          <table:table-cell office:value-type="float" office:value="8.2117227764472087" table:formula="of:=SQRT(([.C26]*[.C26])+([.D26]*[.D26])+([.E26]*[.E26]))" table:style-name="ce2">
            <text:p>8,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39.143529517153638" table:formula="of:=_xll.DFT([.F26:.F383];1;[.H26];1)" table:style-name="ce1">
            <text:p>39,14352952</text:p>
          </table:table-cell>
          <table:table-cell office:value-type="float" office:value="-0.27419445804193782" table:formula="of:=_xll.DFT([.F26:.F383];1;[.H26];2)" table:style-name="ce1">
            <text:p>-0,274194458</text:p>
          </table:table-cell>
          <table:table-cell office:value-type="float" office:value="12.254350324521047" table:style-name="ce1">
            <text:p>12,25435032</text:p>
          </table:table-cell>
          <table:table-cell table:number-columns-repeated="16373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26815060000000002" table:style-name="ce1">
            <text:p>0,2681506</text:p>
          </table:table-cell>
          <table:table-cell office:value-type="float" office:value="1.2892777" table:style-name="ce1">
            <text:p>1,2892777</text:p>
          </table:table-cell>
          <table:table-cell office:value-type="float" office:value="9.6665899999999993" table:style-name="ce1">
            <text:p>9,66659</text:p>
          </table:table-cell>
          <table:table-cell office:value-type="float" office:value="9.7558753559123357" table:formula="of:=SQRT(([.C27]*[.C27])+([.D27]*[.D27])+([.E27]*[.E27]))" table:style-name="ce2">
            <text:p>9,7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42.269200284545327" table:formula="of:=_xll.DFT([.F27:.F384];1;[.H27];1)" table:style-name="ce1">
            <text:p>42,26920028</text:p>
          </table:table-cell>
          <table:table-cell office:value-type="float" office:value="2.4382144438445907" table:formula="of:=_xll.DFT([.F27:.F384];1;[.H27];2)" table:style-name="ce1">
            <text:p>2,438214444</text:p>
          </table:table-cell>
          <table:table-cell office:value-type="float" office:value="10.579428289647941" table:style-name="ce1">
            <text:p>10,57942829</text:p>
          </table:table-cell>
          <table:table-cell table:number-columns-repeated="16373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0.70748659999999997" table:style-name="ce1">
            <text:p>-0,7074866</text:p>
          </table:table-cell>
          <table:table-cell office:value-type="float" office:value="2.4037785999999999" table:style-name="ce1">
            <text:p>2,4037786</text:p>
          </table:table-cell>
          <table:table-cell office:value-type="float" office:value="9.3721029999999992" table:style-name="ce1">
            <text:p>9,372103</text:p>
          </table:table-cell>
          <table:table-cell office:value-type="float" office:value="9.7012887540577051" table:formula="of:=SQRT(([.C28]*[.C28])+([.D28]*[.D28])+([.E28]*[.E28]))" table:style-name="ce2">
            <text:p>9,7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.21474164322202" table:formula="of:=_xll.DFT([.F28:.F385];1;[.H28];1)" table:style-name="ce1">
            <text:p>50,21474164</text:p>
          </table:table-cell>
          <table:table-cell office:value-type="float" office:value="0.49801026781535646" table:formula="of:=_xll.DFT([.F28:.F385];1;[.H28];2)" table:style-name="ce1">
            <text:p>0,498010268</text:p>
          </table:table-cell>
          <table:table-cell office:value-type="float" office:value="8.506264560416426" table:style-name="ce1">
            <text:p>8,50626456</text:p>
          </table:table-cell>
          <table:table-cell table:number-columns-repeated="16373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-0.99598790000000004" table:style-name="ce1">
            <text:p>-0,9959879</text:p>
          </table:table-cell>
          <table:table-cell office:value-type="float" office:value="9.9359370000000002E-2" table:style-name="ce1">
            <text:p>0,09935937</text:p>
          </table:table-cell>
          <table:table-cell office:value-type="float" office:value="10.830171999999999" table:style-name="ce1">
            <text:p>10,830172</text:p>
          </table:table-cell>
          <table:table-cell office:value-type="float" office:value="10.876327033099786" table:formula="of:=SQRT(([.C29]*[.C29])+([.D29]*[.D29])+([.E29]*[.E29]))" table:style-name="ce2">
            <text:p>10,8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41.918470621549773" table:formula="of:=_xll.DFT([.F29:.F386];1;[.H29];1)" table:style-name="ce1">
            <text:p>41,91847062</text:p>
          </table:table-cell>
          <table:table-cell office:value-type="float" office:value="1.5442046631380828" table:formula="of:=_xll.DFT([.F29:.F386];1;[.H29];2)" table:style-name="ce1">
            <text:p>1,544204663</text:p>
          </table:table-cell>
          <table:table-cell office:value-type="float" office:value="5.8800215343650182" table:style-name="ce1">
            <text:p>5,880021534</text:p>
          </table:table-cell>
          <table:table-cell table:number-columns-repeated="16373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-1.4879963" table:style-name="ce1">
            <text:p>-1,4879963</text:p>
          </table:table-cell>
          <table:table-cell office:value-type="float" office:value="-0.65242" table:style-name="ce1">
            <text:p>-0,65242</text:p>
          </table:table-cell>
          <table:table-cell office:value-type="float" office:value="8.5532859999999999" table:style-name="ce1">
            <text:p>8,553286</text:p>
          </table:table-cell>
          <table:table-cell office:value-type="float" office:value="8.7062326090571283" table:formula="of:=SQRT(([.C30]*[.C30])+([.D30]*[.D30])+([.E30]*[.E30]))" table:style-name="ce2">
            <text:p>8,7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45.734670190416622" table:formula="of:=_xll.DFT([.F30:.F387];1;[.H30];1)" table:style-name="ce1">
            <text:p>45,73467019</text:p>
          </table:table-cell>
          <table:table-cell office:value-type="float" office:value="3.7913651760857219" table:formula="of:=_xll.DFT([.F30:.F387];1;[.H30];2)" table:style-name="ce1">
            <text:p>3,791365176</text:p>
          </table:table-cell>
          <table:table-cell office:value-type="float" office:value="9.9135308964878899" table:style-name="ce1">
            <text:p>9,913530896</text:p>
          </table:table-cell>
          <table:table-cell table:number-columns-repeated="16373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-0.21547815000000001" table:style-name="ce1">
            <text:p>-0,21547815</text:p>
          </table:table-cell>
          <table:table-cell office:value-type="float" office:value="1.352724" table:style-name="ce1">
            <text:p>1,352724</text:p>
          </table:table-cell>
          <table:table-cell office:value-type="float" office:value="9.3098539999999996" table:style-name="ce1">
            <text:p>9,309854</text:p>
          </table:table-cell>
          <table:table-cell office:value-type="float" office:value="9.4100836635292158" table:formula="of:=SQRT(([.C31]*[.C31])+([.D31]*[.D31])+([.E31]*[.E31]))" table:style-name="ce2">
            <text:p>9,4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6.169358315454296" table:formula="of:=_xll.DFT([.F31:.F388];1;[.H31];1)" table:style-name="ce1">
            <text:p>36,16935832</text:p>
          </table:table-cell>
          <table:table-cell office:value-type="float" office:value="3.8647309857462244" table:formula="of:=_xll.DFT([.F31:.F388];1;[.H31];2)" table:style-name="ce1">
            <text:p>3,864730986</text:p>
          </table:table-cell>
          <table:table-cell office:value-type="float" office:value="12.056639871798389" table:style-name="ce1">
            <text:p>12,05663987</text:p>
          </table:table-cell>
          <table:table-cell table:number-columns-repeated="16373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0.81043726000000005" table:style-name="ce1">
            <text:p>-0,81043726</text:p>
          </table:table-cell>
          <table:table-cell office:value-type="float" office:value="2.147599" table:style-name="ce1">
            <text:p>2,147599</text:p>
          </table:table-cell>
          <table:table-cell office:value-type="float" office:value="8.3162590000000005" table:style-name="ce1">
            <text:p>8,316259</text:p>
          </table:table-cell>
          <table:table-cell office:value-type="float" office:value="8.6272332628878381" table:formula="of:=SQRT(([.C32]*[.C32])+([.D32]*[.D32])+([.E32]*[.E32]))" table:style-name="ce2">
            <text:p>8,6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49.899109144549477" table:formula="of:=_xll.DFT([.F32:.F389];1;[.H32];1)" table:style-name="ce1">
            <text:p>49,89910914</text:p>
          </table:table-cell>
          <table:table-cell office:value-type="float" office:value="-1.0662280672698197" table:formula="of:=_xll.DFT([.F32:.F389];1;[.H32];2)" table:style-name="ce1">
            <text:p>-1,066228067</text:p>
          </table:table-cell>
          <table:table-cell office:value-type="float" office:value="10.999197985688172" table:style-name="ce1">
            <text:p>10,99919799</text:p>
          </table:table-cell>
          <table:table-cell table:number-columns-repeated="16373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-1.2342109999999999" table:style-name="ce1">
            <text:p>-1,234211</text:p>
          </table:table-cell>
          <table:table-cell office:value-type="float" office:value="3.4081461000000002" table:style-name="ce1">
            <text:p>3,4081461</text:p>
          </table:table-cell>
          <table:table-cell office:value-type="float" office:value="7.9044569999999998" table:style-name="ce1">
            <text:p>7,904457</text:p>
          </table:table-cell>
          <table:table-cell office:value-type="float" office:value="8.6959287655957258" table:formula="of:=SQRT(([.C33]*[.C33])+([.D33]*[.D33])+([.E33]*[.E33]))" table:style-name="ce2">
            <text:p>8,7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20.475290957218277" table:formula="of:=_xll.DFT([.F33:.F390];1;[.H33];1)" table:style-name="ce1">
            <text:p>20,47529096</text:p>
          </table:table-cell>
          <table:table-cell office:value-type="float" office:value="2.12583802985323" table:formula="of:=_xll.DFT([.F33:.F390];1;[.H33];2)" table:style-name="ce1">
            <text:p>2,12583803</text:p>
          </table:table-cell>
          <table:table-cell office:value-type="float" office:value="9.7348063608014925" table:style-name="ce1">
            <text:p>9,734806361</text:p>
          </table:table-cell>
          <table:table-cell table:number-columns-repeated="16373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-9.8162269999999996E-2" table:style-name="ce1">
            <text:p>-0,09816227</text:p>
          </table:table-cell>
          <table:table-cell office:value-type="float" office:value="2.2457612" table:style-name="ce1">
            <text:p>2,2457612</text:p>
          </table:table-cell>
          <table:table-cell office:value-type="float" office:value="10.125078999999999" table:style-name="ce1">
            <text:p>10,125079</text:p>
          </table:table-cell>
          <table:table-cell office:value-type="float" office:value="10.37161048029273" table:formula="of:=SQRT(([.C34]*[.C34])+([.D34]*[.D34])+([.E34]*[.E34]))" table:style-name="ce2">
            <text:p>10,3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4.139389609100604" table:formula="of:=_xll.DFT([.F34:.F391];1;[.H34];1)" table:style-name="ce1">
            <text:p>34,13938961</text:p>
          </table:table-cell>
          <table:table-cell office:value-type="float" office:value="0.45327527354401576" table:formula="of:=_xll.DFT([.F34:.F391];1;[.H34];2)" table:style-name="ce1">
            <text:p>0,453275274</text:p>
          </table:table-cell>
          <table:table-cell office:value-type="float" office:value="8.6026737449355579" table:style-name="ce1">
            <text:p>8,602673745</text:p>
          </table:table-cell>
          <table:table-cell table:number-columns-repeated="16373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.12928688999999999" table:style-name="ce1">
            <text:p>0,12928689</text:p>
          </table:table-cell>
          <table:table-cell office:value-type="float" office:value="0.91578214999999996" table:style-name="ce1">
            <text:p>0,91578215</text:p>
          </table:table-cell>
          <table:table-cell office:value-type="float" office:value="10.284293" table:style-name="ce1">
            <text:p>10,284293</text:p>
          </table:table-cell>
          <table:table-cell office:value-type="float" office:value="10.325795589494957" table:formula="of:=SQRT(([.C35]*[.C35])+([.D35]*[.D35])+([.E35]*[.E35]))" table:style-name="ce2">
            <text:p>10,3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2.232645648136835" table:formula="of:=_xll.DFT([.F35:.F392];1;[.H35];1)" table:style-name="ce1">
            <text:p>22,23264565</text:p>
          </table:table-cell>
          <table:table-cell office:value-type="float" office:value="0.79352223119008358" table:formula="of:=_xll.DFT([.F35:.F392];1;[.H35];2)" table:style-name="ce1">
            <text:p>0,793522231</text:p>
          </table:table-cell>
          <table:table-cell office:value-type="float" office:value="9.6721734214798953" table:style-name="ce1">
            <text:p>9,672173421</text:p>
          </table:table-cell>
          <table:table-cell table:number-columns-repeated="16373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-0.59615624" table:style-name="ce1">
            <text:p>-0,59615624</text:p>
          </table:table-cell>
          <table:table-cell office:value-type="float" office:value="2.2804769999999999" table:style-name="ce1">
            <text:p>2,280477</text:p>
          </table:table-cell>
          <table:table-cell office:value-type="float" office:value="8.5377240000000008" table:style-name="ce1">
            <text:p>8,537724</text:p>
          </table:table-cell>
          <table:table-cell office:value-type="float" office:value="8.857127565424129" table:formula="of:=SQRT(([.C36]*[.C36])+([.D36]*[.D36])+([.E36]*[.E36]))" table:style-name="ce2">
            <text:p>8,8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37.879275237525448" table:formula="of:=_xll.DFT([.F36:.F393];1;[.H36];1)" table:style-name="ce1">
            <text:p>37,87927524</text:p>
          </table:table-cell>
          <table:table-cell office:value-type="float" office:value="2.441130241720717" table:formula="of:=_xll.DFT([.F36:.F393];1;[.H36];2)" table:style-name="ce1">
            <text:p>2,441130242</text:p>
          </table:table-cell>
          <table:table-cell office:value-type="float" office:value="10.970124406844526" table:style-name="ce1">
            <text:p>10,97012441</text:p>
          </table:table-cell>
          <table:table-cell table:number-columns-repeated="16373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-1.9859903000000001" table:style-name="ce1">
            <text:p>-1,9859903</text:p>
          </table:table-cell>
          <table:table-cell office:value-type="float" office:value="2.5857380000000001" table:style-name="ce1">
            <text:p>2,585738</text:p>
          </table:table-cell>
          <table:table-cell office:value-type="float" office:value="10.277111" table:style-name="ce1">
            <text:p>10,277111</text:p>
          </table:table-cell>
          <table:table-cell office:value-type="float" office:value="10.781892643810691" table:formula="of:=SQRT(([.C37]*[.C37])+([.D37]*[.D37])+([.E37]*[.E37]))" table:style-name="ce2">
            <text:p>10,7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9.838838257951949" table:formula="of:=_xll.DFT([.F37:.F394];1;[.H37];1)" table:style-name="ce1">
            <text:p>29,83883826</text:p>
          </table:table-cell>
          <table:table-cell office:value-type="float" office:value="4.2196040051430312" table:formula="of:=_xll.DFT([.F37:.F394];1;[.H37];2)" table:style-name="ce1">
            <text:p>4,219604005</text:p>
          </table:table-cell>
          <table:table-cell office:value-type="float" office:value="10.362949850050446" table:style-name="ce1">
            <text:p>10,36294985</text:p>
          </table:table-cell>
          <table:table-cell table:number-columns-repeated="16373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-1.2617442999999999" table:style-name="ce1">
            <text:p>-1,2617443</text:p>
          </table:table-cell>
          <table:table-cell office:value-type="float" office:value="0.31723170000000001" table:style-name="ce1">
            <text:p>0,3172317</text:p>
          </table:table-cell>
          <table:table-cell office:value-type="float" office:value="10.0508585" table:style-name="ce1">
            <text:p>10,0508585</text:p>
          </table:table-cell>
          <table:table-cell office:value-type="float" office:value="10.134712192119203" table:formula="of:=SQRT(([.C38]*[.C38])+([.D38]*[.D38])+([.E38]*[.E38]))" table:style-name="ce2">
            <text:p>10,1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2.046742093579352" table:formula="of:=_xll.DFT([.F38:.F395];1;[.H38];1)" table:style-name="ce1">
            <text:p>12,04674209</text:p>
          </table:table-cell>
          <table:table-cell office:value-type="float" office:value="4.3401157141965073E-4" table:formula="of:=_xll.DFT([.F38:.F395];1;[.H38];2)" table:style-name="ce1">
            <text:p>0,000434012</text:p>
          </table:table-cell>
          <table:table-cell office:value-type="float" office:value="8.2210249971445162" table:style-name="ce1">
            <text:p>8,221024997</text:p>
          </table:table-cell>
          <table:table-cell table:number-columns-repeated="16373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0.110133275" table:style-name="ce1">
            <text:p>0,110133275</text:p>
          </table:table-cell>
          <table:table-cell office:value-type="float" office:value="1.7082629" table:style-name="ce1">
            <text:p>1,7082629</text:p>
          </table:table-cell>
          <table:table-cell office:value-type="float" office:value="8.5377240000000008" table:style-name="ce1">
            <text:p>8,537724</text:p>
          </table:table-cell>
          <table:table-cell office:value-type="float" office:value="8.7076416195175739" table:formula="of:=SQRT(([.C39]*[.C39])+([.D39]*[.D39])+([.E39]*[.E39]))" table:style-name="ce2">
            <text:p>8,7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0.536865646261671" table:formula="of:=_xll.DFT([.F39:.F396];1;[.H39];1)" table:style-name="ce1">
            <text:p>30,53686565</text:p>
          </table:table-cell>
          <table:table-cell office:value-type="float" office:value="-0.26480494211167055" table:formula="of:=_xll.DFT([.F39:.F396];1;[.H39];2)" table:style-name="ce1">
            <text:p>-0,264804942</text:p>
          </table:table-cell>
          <table:table-cell office:value-type="float" office:value="8.3466808451612415" table:style-name="ce1">
            <text:p>8,346680845</text:p>
          </table:table-cell>
          <table:table-cell table:number-columns-repeated="16373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0.27892450000000002" table:style-name="ce1">
            <text:p>-0,2789245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10.704475" table:style-name="ce1">
            <text:p>10,704475</text:p>
          </table:table-cell>
          <table:table-cell office:value-type="float" office:value="10.814153821529574" table:formula="of:=SQRT(([.C40]*[.C40])+([.D40]*[.D40])+([.E40]*[.E40]))" table:style-name="ce2">
            <text:p>10,8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44.745023870520747" table:formula="of:=_xll.DFT([.F40:.F397];1;[.H40];1)" table:style-name="ce1">
            <text:p>44,74502387</text:p>
          </table:table-cell>
          <table:table-cell office:value-type="float" office:value="0.95996640628894681" table:formula="of:=_xll.DFT([.F40:.F397];1;[.H40];2)" table:style-name="ce1">
            <text:p>0,959966406</text:p>
          </table:table-cell>
          <table:table-cell office:value-type="float" office:value="12.822092938573411" table:style-name="ce1">
            <text:p>12,82209294</text:p>
          </table:table-cell>
          <table:table-cell table:number-columns-repeated="16373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-0.79607207000000002" table:style-name="ce1">
            <text:p>-0,79607207</text:p>
          </table:table-cell>
          <table:table-cell office:value-type="float" office:value="-0.41539399999999999" table:style-name="ce1">
            <text:p>-0,415394</text:p>
          </table:table-cell>
          <table:table-cell office:value-type="float" office:value="8.7364420000000003" table:style-name="ce1">
            <text:p>8,736442</text:p>
          </table:table-cell>
          <table:table-cell office:value-type="float" office:value="8.7824655840620345" table:formula="of:=SQRT(([.C41]*[.C41])+([.D41]*[.D41])+([.E41]*[.E41]))" table:style-name="ce2">
            <text:p>8,7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47.894086897039472" table:formula="of:=_xll.DFT([.F41:.F398];1;[.H41];1)" table:style-name="ce1">
            <text:p>47,8940869</text:p>
          </table:table-cell>
          <table:table-cell office:value-type="float" office:value="3.0184437753940609" table:formula="of:=_xll.DFT([.F41:.F398];1;[.H41];2)" table:style-name="ce1">
            <text:p>3,018443775</text:p>
          </table:table-cell>
          <table:table-cell office:value-type="float" office:value="8.5470329864870536" table:style-name="ce1">
            <text:p>8,547032986</text:p>
          </table:table-cell>
          <table:table-cell table:number-columns-repeated="16373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-0.36631286000000002" table:style-name="ce1">
            <text:p>-0,36631286</text:p>
          </table:table-cell>
          <table:table-cell office:value-type="float" office:value="0.6428431" table:style-name="ce1">
            <text:p>0,6428431</text:p>
          </table:table-cell>
          <table:table-cell office:value-type="float" office:value="8.5927900000000008" table:style-name="ce1">
            <text:p>8,59279</text:p>
          </table:table-cell>
          <table:table-cell office:value-type="float" office:value="8.6245853434654478" table:formula="of:=SQRT(([.C42]*[.C42])+([.D42]*[.D42])+([.E42]*[.E42]))" table:style-name="ce2">
            <text:p>8,62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9.474491137066579" table:formula="of:=_xll.DFT([.F42:.F399];1;[.H42];1)" table:style-name="ce1">
            <text:p>29,47449114</text:p>
          </table:table-cell>
          <table:table-cell office:value-type="float" office:value="-1.443048072231758" table:formula="of:=_xll.DFT([.F42:.F399];1;[.H42];2)" table:style-name="ce1">
            <text:p>-1,443048072</text:p>
          </table:table-cell>
          <table:table-cell office:value-type="float" office:value="7.5471627916977493" table:style-name="ce1">
            <text:p>7,547162792</text:p>
          </table:table-cell>
          <table:table-cell table:number-columns-repeated="16373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1.0953473" table:style-name="ce1">
            <text:p>-1,0953473</text:p>
          </table:table-cell>
          <table:table-cell office:value-type="float" office:value="1.0749966" table:style-name="ce1">
            <text:p>1,0749966</text:p>
          </table:table-cell>
          <table:table-cell office:value-type="float" office:value="8.3425960000000003" table:style-name="ce1">
            <text:p>8,342596</text:p>
          </table:table-cell>
          <table:table-cell office:value-type="float" office:value="8.4825887214248965" table:formula="of:=SQRT(([.C43]*[.C43])+([.D43]*[.D43])+([.E43]*[.E43]))" table:style-name="ce2">
            <text:p>8,4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6.912710460440167" table:formula="of:=_xll.DFT([.F43:.F400];1;[.H43];1)" table:style-name="ce1">
            <text:p>46,91271046</text:p>
          </table:table-cell>
          <table:table-cell office:value-type="float" office:value="4.6538219486103358" table:formula="of:=_xll.DFT([.F43:.F400];1;[.H43];2)" table:style-name="ce1">
            <text:p>4,653821949</text:p>
          </table:table-cell>
          <table:table-cell office:value-type="float" office:value="14.341351118709712" table:style-name="ce1">
            <text:p>14,34135112</text:p>
          </table:table-cell>
          <table:table-cell table:number-columns-repeated="16373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-2.5797523999999998" table:style-name="ce1">
            <text:p>-2,5797524</text:p>
          </table:table-cell>
          <table:table-cell office:value-type="float" office:value="2.9101522000000002" table:style-name="ce1">
            <text:p>2,9101522</text:p>
          </table:table-cell>
          <table:table-cell office:value-type="float" office:value="11.285069" table:style-name="ce1">
            <text:p>11,285069</text:p>
          </table:table-cell>
          <table:table-cell office:value-type="float" office:value="11.936368401118978" table:formula="of:=SQRT(([.C44]*[.C44])+([.D44]*[.D44])+([.E44]*[.E44]))" table:style-name="ce2">
            <text:p>11,9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7.425800433216562" table:formula="of:=_xll.DFT([.F44:.F401];1;[.H44];1)" table:style-name="ce1">
            <text:p>17,42580043</text:p>
          </table:table-cell>
          <table:table-cell office:value-type="float" office:value="0.38868156793389907" table:formula="of:=_xll.DFT([.F44:.F401];1;[.H44];2)" table:style-name="ce1">
            <text:p>0,388681568</text:p>
          </table:table-cell>
          <table:table-cell office:value-type="float" office:value="11.434137074037205" table:style-name="ce1">
            <text:p>11,43413707</text:p>
          </table:table-cell>
          <table:table-cell table:number-columns-repeated="16373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0.71706340000000002" table:style-name="ce1">
            <text:p>0,7170634</text:p>
          </table:table-cell>
          <table:table-cell office:value-type="float" office:value="2.5821466000000002" table:style-name="ce1">
            <text:p>2,5821466</text:p>
          </table:table-cell>
          <table:table-cell office:value-type="float" office:value="8.2216880000000003" table:style-name="ce1">
            <text:p>8,221688</text:p>
          </table:table-cell>
          <table:table-cell office:value-type="float" office:value="8.6474166404108885" table:formula="of:=SQRT(([.C45]*[.C45])+([.D45]*[.D45])+([.E45]*[.E45]))" table:style-name="ce2">
            <text:p>8,6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47.830977846422989" table:formula="of:=_xll.DFT([.F45:.F402];1;[.H45];1)" table:style-name="ce1">
            <text:p>47,83097785</text:p>
          </table:table-cell>
          <table:table-cell office:value-type="float" office:value="2.789509678123447" table:formula="of:=_xll.DFT([.F45:.F402];1;[.H45];2)" table:style-name="ce1">
            <text:p>2,789509678</text:p>
          </table:table-cell>
          <table:table-cell office:value-type="float" office:value="8.2121262876335415" table:style-name="ce1">
            <text:p>8,212126288</text:p>
          </table:table-cell>
          <table:table-cell table:number-columns-repeated="16373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0.50876783999999997" table:style-name="ce1">
            <text:p>0,50876784</text:p>
          </table:table-cell>
          <table:table-cell office:value-type="float" office:value="2.7437550000000002" table:style-name="ce1">
            <text:p>2,743755</text:p>
          </table:table-cell>
          <table:table-cell office:value-type="float" office:value="8.7484129999999993" table:style-name="ce1">
            <text:p>8,748413</text:p>
          </table:table-cell>
          <table:table-cell office:value-type="float" office:value="9.1826883990263042" table:formula="of:=SQRT(([.C46]*[.C46])+([.D46]*[.D46])+([.E46]*[.E46]))" table:style-name="ce2">
            <text:p>9,1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35.795613836021388" table:formula="of:=_xll.DFT([.F46:.F403];1;[.H46];1)" table:style-name="ce1">
            <text:p>35,79561384</text:p>
          </table:table-cell>
          <table:table-cell office:value-type="float" office:value="2.5712001954532653" table:formula="of:=_xll.DFT([.F46:.F403];1;[.H46];2)" table:style-name="ce1">
            <text:p>2,571200195</text:p>
          </table:table-cell>
          <table:table-cell office:value-type="float" office:value="6.5929547061616018" table:style-name="ce1">
            <text:p>6,592954706</text:p>
          </table:table-cell>
          <table:table-cell table:number-columns-repeated="16373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.5913024999999999E-3" table:style-name="ce1">
            <text:p>0,003591303</text:p>
          </table:table-cell>
          <table:table-cell office:value-type="float" office:value="3.714604" table:style-name="ce1">
            <text:p>3,714604</text:p>
          </table:table-cell>
          <table:table-cell office:value-type="float" office:value="10.854113999999999" table:style-name="ce1">
            <text:p>10,854114</text:p>
          </table:table-cell>
          <table:table-cell office:value-type="float" office:value="11.472143936477856" table:formula="of:=SQRT(([.C47]*[.C47])+([.D47]*[.D47])+([.E47]*[.E47]))" table:style-name="ce2">
            <text:p>11,4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34.415064684978866" table:formula="of:=_xll.DFT([.F47:.F404];1;[.H47];1)" table:style-name="ce1">
            <text:p>34,41506468</text:p>
          </table:table-cell>
          <table:table-cell office:value-type="float" office:value="0.57974205860404293" table:formula="of:=_xll.DFT([.F47:.F404];1;[.H47];2)" table:style-name="ce1">
            <text:p>0,579742059</text:p>
          </table:table-cell>
          <table:table-cell office:value-type="float" office:value="10.580088639474056" table:style-name="ce1">
            <text:p>10,58008864</text:p>
          </table:table-cell>
          <table:table-cell table:number-columns-repeated="16373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0.29568391999999999" table:style-name="ce1">
            <text:p>0,29568392</text:p>
          </table:table-cell>
          <table:table-cell office:value-type="float" office:value="10.006565999999999" table:style-name="ce1">
            <text:p>10,006566</text:p>
          </table:table-cell>
          <table:table-cell office:value-type="float" office:value="10.016583608689615" table:formula="of:=SQRT(([.C48]*[.C48])+([.D48]*[.D48])+([.E48]*[.E48]))" table:style-name="ce2">
            <text:p>10,0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58.370750245227917" table:formula="of:=_xll.DFT([.F48:.F405];1;[.H48];1)" table:style-name="ce1">
            <text:p>58,37075025</text:p>
          </table:table-cell>
          <table:table-cell office:value-type="float" office:value="-0.57639482245022156" table:formula="of:=_xll.DFT([.F48:.F405];1;[.H48];2)" table:style-name="ce1">
            <text:p>-0,576394822</text:p>
          </table:table-cell>
          <table:table-cell office:value-type="float" office:value="10.930072563193164" table:style-name="ce1">
            <text:p>10,93007256</text:p>
          </table:table-cell>
          <table:table-cell table:number-columns-repeated="16373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0.79726916999999997" table:style-name="ce1">
            <text:p>0,79726917</text:p>
          </table:table-cell>
          <table:table-cell office:value-type="float" office:value="1.2078747999999999" table:style-name="ce1">
            <text:p>1,2078748</text:p>
          </table:table-cell>
          <table:table-cell office:value-type="float" office:value="9.0261399999999998" table:style-name="ce1">
            <text:p>9,02614</text:p>
          </table:table-cell>
          <table:table-cell office:value-type="float" office:value="9.1414333100180478" table:formula="of:=SQRT(([.C49]*[.C49])+([.D49]*[.D49])+([.E49]*[.E49]))" table:style-name="ce2">
            <text:p>9,1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51.010041246972129" table:formula="of:=_xll.DFT([.F49:.F406];1;[.H49];1)" table:style-name="ce1">
            <text:p>51,01004125</text:p>
          </table:table-cell>
          <table:table-cell office:value-type="float" office:value="1.9049381457590604" table:formula="of:=_xll.DFT([.F49:.F406];1;[.H49];2)" table:style-name="ce1">
            <text:p>1,904938146</text:p>
          </table:table-cell>
          <table:table-cell office:value-type="float" office:value="9.262049092256305" table:style-name="ce1">
            <text:p>9,262049092</text:p>
          </table:table-cell>
          <table:table-cell table:number-columns-repeated="16373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70509242999999999" table:style-name="ce1">
            <text:p>0,70509243</text:p>
          </table:table-cell>
          <table:table-cell office:value-type="float" office:value="2.5474304999999999" table:style-name="ce1">
            <text:p>2,5474305</text:p>
          </table:table-cell>
          <table:table-cell office:value-type="float" office:value="8.3449899999999992" table:style-name="ce1">
            <text:p>8,34499</text:p>
          </table:table-cell>
          <table:table-cell office:value-type="float" office:value="8.7535944381307456" table:formula="of:=SQRT(([.C50]*[.C50])+([.D50]*[.D50])+([.E50]*[.E50]))" table:style-name="ce2">
            <text:p>8,7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0.211230740205757" table:formula="of:=_xll.DFT([.F50:.F407];1;[.H50];1)" table:style-name="ce1">
            <text:p>40,21123074</text:p>
          </table:table-cell>
          <table:table-cell office:value-type="float" office:value="2.874988833598997" table:formula="of:=_xll.DFT([.F50:.F407];1;[.H50];2)" table:style-name="ce1">
            <text:p>2,874988834</text:p>
          </table:table-cell>
          <table:table-cell office:value-type="float" office:value="8.9268571640295953" table:style-name="ce1">
            <text:p>8,926857164</text:p>
          </table:table-cell>
          <table:table-cell table:number-columns-repeated="16373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-0.15442601" table:style-name="ce1">
            <text:p>-0,15442601</text:p>
          </table:table-cell>
          <table:table-cell office:value-type="float" office:value="2.9676130000000001" table:style-name="ce1">
            <text:p>2,967613</text:p>
          </table:table-cell>
          <table:table-cell office:value-type="float" office:value="9.1901440000000001" table:style-name="ce1">
            <text:p>9,190144</text:p>
          </table:table-cell>
          <table:table-cell office:value-type="float" office:value="9.6586397101801822" table:formula="of:=SQRT(([.C51]*[.C51])+([.D51]*[.D51])+([.E51]*[.E51]))" table:style-name="ce2">
            <text:p>9,6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2.721261239904049" table:formula="of:=_xll.DFT([.F51:.F408];1;[.H51];1)" table:style-name="ce1">
            <text:p>12,72126124</text:p>
          </table:table-cell>
          <table:table-cell office:value-type="float" office:value="0.54252987441440403" table:formula="of:=_xll.DFT([.F51:.F408];1;[.H51];2)" table:style-name="ce1">
            <text:p>0,542529874</text:p>
          </table:table-cell>
          <table:table-cell office:value-type="float" office:value="7.6023833251550448" table:style-name="ce1">
            <text:p>7,602383325</text:p>
          </table:table-cell>
          <table:table-cell table:number-columns-repeated="16373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0.15322891" table:style-name="ce1">
            <text:p>0,15322891</text:p>
          </table:table-cell>
          <table:table-cell office:value-type="float" office:value="0.60094464000000003" table:style-name="ce1">
            <text:p>0,60094464</text:p>
          </table:table-cell>
          <table:table-cell office:value-type="float" office:value="9.0237464999999997" table:style-name="ce1">
            <text:p>9,0237465</text:p>
          </table:table-cell>
          <table:table-cell office:value-type="float" office:value="9.0450325845442237" table:formula="of:=SQRT(([.C52]*[.C52])+([.D52]*[.D52])+([.E52]*[.E52]))" table:style-name="ce2">
            <text:p>9,05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63.034182201497309" table:formula="of:=_xll.DFT([.F52:.F409];1;[.H52];1)" table:style-name="ce1">
            <text:p>63,0341822</text:p>
          </table:table-cell>
          <table:table-cell office:value-type="float" office:value="0.827053182195023" table:formula="of:=_xll.DFT([.F52:.F409];1;[.H52];2)" table:style-name="ce1">
            <text:p>0,827053182</text:p>
          </table:table-cell>
          <table:table-cell office:value-type="float" office:value="12.737777081746389" table:style-name="ce1">
            <text:p>12,73777708</text:p>
          </table:table-cell>
          <table:table-cell table:number-columns-repeated="16373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.1360486999999999" table:style-name="ce1">
            <text:p>1,1360487</text:p>
          </table:table-cell>
          <table:table-cell office:value-type="float" office:value="2.0254946" table:style-name="ce1">
            <text:p>2,0254946</text:p>
          </table:table-cell>
          <table:table-cell office:value-type="float" office:value="8.6526449999999997" table:style-name="ce1">
            <text:p>8,652645</text:p>
          </table:table-cell>
          <table:table-cell office:value-type="float" office:value="8.958878306988316" table:formula="of:=SQRT(([.C53]*[.C53])+([.D53]*[.D53])+([.E53]*[.E53]))" table:style-name="ce2">
            <text:p>8,9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8.823534960566775" table:formula="of:=_xll.DFT([.F53:.F410];1;[.H53];1)" table:style-name="ce1">
            <text:p>38,82353496</text:p>
          </table:table-cell>
          <table:table-cell office:value-type="float" office:value="2.493956915825235" table:formula="of:=_xll.DFT([.F53:.F410];1;[.H53];2)" table:style-name="ce1">
            <text:p>2,493956916</text:p>
          </table:table-cell>
          <table:table-cell office:value-type="float" office:value="8.9541614388572572" table:style-name="ce1">
            <text:p>8,954161439</text:p>
          </table:table-cell>
          <table:table-cell table:number-columns-repeated="16373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1.9500773" table:style-name="ce1">
            <text:p>1,9500773</text:p>
          </table:table-cell>
          <table:table-cell office:value-type="float" office:value="10.788273" table:style-name="ce1">
            <text:p>10,788273</text:p>
          </table:table-cell>
          <table:table-cell office:value-type="float" office:value="11.011335969983351" table:formula="of:=SQRT(([.C54]*[.C54])+([.D54]*[.D54])+([.E54]*[.E54]))" table:style-name="ce2">
            <text:p>11,0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15.44315403978149" table:formula="of:=_xll.DFT([.F54:.F411];1;[.H54];1)" table:style-name="ce1">
            <text:p>15,44315404</text:p>
          </table:table-cell>
          <table:table-cell office:value-type="float" office:value="1.2756177398425959" table:formula="of:=_xll.DFT([.F54:.F411];1;[.H54];2)" table:style-name="ce1">
            <text:p>1,27561774</text:p>
          </table:table-cell>
          <table:table-cell office:value-type="float" office:value="9.2984276723776933" table:style-name="ce1">
            <text:p>9,298427672</text:p>
          </table:table-cell>
          <table:table-cell table:number-columns-repeated="16373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-0.21906945" table:style-name="ce1">
            <text:p>-0,21906945</text:p>
          </table:table-cell>
          <table:table-cell office:value-type="float" office:value="-9.4570965000000007E-2" table:style-name="ce1">
            <text:p>-0,094570965</text:p>
          </table:table-cell>
          <table:table-cell office:value-type="float" office:value="8.8980499999999996" table:style-name="ce1">
            <text:p>8,89805</text:p>
          </table:table-cell>
          <table:table-cell office:value-type="float" office:value="8.9012487266587677" table:formula="of:=SQRT(([.C55]*[.C55])+([.D55]*[.D55])+([.E55]*[.E55]))" table:style-name="ce2">
            <text:p>8,9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35.706554746789081" table:formula="of:=_xll.DFT([.F55:.F412];1;[.H55];1)" table:style-name="ce1">
            <text:p>35,70655475</text:p>
          </table:table-cell>
          <table:table-cell office:value-type="float" office:value="-0.91315518333831469" table:formula="of:=_xll.DFT([.F55:.F412];1;[.H55];2)" table:style-name="ce1">
            <text:p>-0,913155183</text:p>
          </table:table-cell>
          <table:table-cell office:value-type="float" office:value="11.2166685995625" table:style-name="ce1">
            <text:p>11,2166686</text:p>
          </table:table-cell>
          <table:table-cell table:number-columns-repeated="16373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0.14006080000000001" table:style-name="ce1">
            <text:p>0,1400608</text:p>
          </table:table-cell>
          <table:table-cell office:value-type="float" office:value="0.83677349999999995" table:style-name="ce1">
            <text:p>0,8367735</text:p>
          </table:table-cell>
          <table:table-cell office:value-type="float" office:value="9.6031429999999993" table:style-name="ce1">
            <text:p>9,603143</text:p>
          </table:table-cell>
          <table:table-cell office:value-type="float" office:value="9.6405478265733375" table:formula="of:=SQRT(([.C56]*[.C56])+([.D56]*[.D56])+([.E56]*[.E56]))" table:style-name="ce2">
            <text:p>9,6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9.45196119569373" table:formula="of:=_xll.DFT([.F56:.F413];1;[.H56];1)" table:style-name="ce1">
            <text:p>19,4519612</text:p>
          </table:table-cell>
          <table:table-cell office:value-type="float" office:value="1.9601021985395062" table:formula="of:=_xll.DFT([.F56:.F413];1;[.H56];2)" table:style-name="ce1">
            <text:p>1,960102199</text:p>
          </table:table-cell>
          <table:table-cell office:value-type="float" office:value="6.6225021403156816" table:style-name="ce1">
            <text:p>6,62250214</text:p>
          </table:table-cell>
          <table:table-cell table:number-columns-repeated="16373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-0.22266077000000001" table:style-name="ce1">
            <text:p>-0,22266077</text:p>
          </table:table-cell>
          <table:table-cell office:value-type="float" office:value="1.9321208000000001" table:style-name="ce1">
            <text:p>1,9321208</text:p>
          </table:table-cell>
          <table:table-cell office:value-type="float" office:value="9.2727430000000002" table:style-name="ce1">
            <text:p>9,272743</text:p>
          </table:table-cell>
          <table:table-cell office:value-type="float" office:value="9.4745148344566239" table:formula="of:=SQRT(([.C57]*[.C57])+([.D57]*[.D57])+([.E57]*[.E57]))" table:style-name="ce2">
            <text:p>9,47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33.329988721225448" table:formula="of:=_xll.DFT([.F57:.F414];1;[.H57];1)" table:style-name="ce1">
            <text:p>33,32998872</text:p>
          </table:table-cell>
          <table:table-cell office:value-type="float" office:value="1.1104767687016921" table:formula="of:=_xll.DFT([.F57:.F414];1;[.H57];2)" table:style-name="ce1">
            <text:p>1,110476769</text:p>
          </table:table-cell>
          <table:table-cell office:value-type="float" office:value="9.8836254160971411" table:style-name="ce1">
            <text:p>9,883625416</text:p>
          </table:table-cell>
          <table:table-cell table:number-columns-repeated="16373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0.56622870000000003" table:style-name="ce1">
            <text:p>0,5662287</text:p>
          </table:table-cell>
          <table:table-cell office:value-type="float" office:value="11.281478999999999" table:style-name="ce1">
            <text:p>11,281479</text:p>
          </table:table-cell>
          <table:table-cell office:value-type="float" office:value="11.345253827224896" table:formula="of:=SQRT(([.C58]*[.C58])+([.D58]*[.D58])+([.E58]*[.E58]))" table:style-name="ce2">
            <text:p>11,3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1.752743070605582" table:formula="of:=_xll.DFT([.F58:.F415];1;[.H58];1)" table:style-name="ce1">
            <text:p>41,75274307</text:p>
          </table:table-cell>
          <table:table-cell office:value-type="float" office:value="-1.064294859058676" table:formula="of:=_xll.DFT([.F58:.F415];1;[.H58];2)" table:style-name="ce1">
            <text:p>-1,064294859</text:p>
          </table:table-cell>
          <table:table-cell office:value-type="float" office:value="11.787757256494871" table:style-name="ce1">
            <text:p>11,78775726</text:p>
          </table:table-cell>
          <table:table-cell table:number-columns-repeated="16373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0.50397943999999995" table:style-name="ce1">
            <text:p>-0,50397944</text:p>
          </table:table-cell>
          <table:table-cell office:value-type="float" office:value="0.27892450000000002" table:style-name="ce1">
            <text:p>0,2789245</text:p>
          </table:table-cell>
          <table:table-cell office:value-type="float" office:value="9.2009170000000005" table:style-name="ce1">
            <text:p>9,200917</text:p>
          </table:table-cell>
          <table:table-cell office:value-type="float" office:value="9.2189298616234172" table:formula="of:=SQRT(([.C59]*[.C59])+([.D59]*[.D59])+([.E59]*[.E59]))" table:style-name="ce2">
            <text:p>9,2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48.829552972724422" table:formula="of:=_xll.DFT([.F59:.F416];1;[.H59];1)" table:style-name="ce1">
            <text:p>48,82955297</text:p>
          </table:table-cell>
          <table:table-cell office:value-type="float" office:value="0.78093692260950354" table:formula="of:=_xll.DFT([.F59:.F416];1;[.H59];2)" table:style-name="ce1">
            <text:p>0,780936923</text:p>
          </table:table-cell>
          <table:table-cell office:value-type="float" office:value="9.4320116034058881" table:style-name="ce1">
            <text:p>9,432011603</text:p>
          </table:table-cell>
          <table:table-cell table:number-columns-repeated="16373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-0.12808979000000001" table:style-name="ce1">
            <text:p>-0,12808979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8.8705180000000006" table:style-name="ce1">
            <text:p>8,870518</text:p>
          </table:table-cell>
          <table:table-cell office:value-type="float" office:value="8.9991574914546124" table:formula="of:=SQRT(([.C60]*[.C60])+([.D60]*[.D60])+([.E60]*[.E60]))" table:style-name="ce2">
            <text:p>9,0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12.969770516172167" table:formula="of:=_xll.DFT([.F60:.F417];1;[.H60];1)" table:style-name="ce1">
            <text:p>12,96977052</text:p>
          </table:table-cell>
          <table:table-cell office:value-type="float" office:value="1.0853180886675129" table:formula="of:=_xll.DFT([.F60:.F417];1;[.H60];2)" table:style-name="ce1">
            <text:p>1,085318089</text:p>
          </table:table-cell>
          <table:table-cell office:value-type="float" office:value="9.4749632774187411" table:style-name="ce1">
            <text:p>9,474963277</text:p>
          </table:table-cell>
          <table:table-cell table:number-columns-repeated="16373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1.8974047999999999" table:style-name="ce1">
            <text:p>1,8974048</text:p>
          </table:table-cell>
          <table:table-cell office:value-type="float" office:value="1.4832080000000001" table:style-name="ce1">
            <text:p>1,483208</text:p>
          </table:table-cell>
          <table:table-cell office:value-type="float" office:value="9.1530330000000006" table:style-name="ce1">
            <text:p>9,153033</text:p>
          </table:table-cell>
          <table:table-cell office:value-type="float" office:value="9.4645688779476931" table:formula="of:=SQRT(([.C61]*[.C61])+([.D61]*[.D61])+([.E61]*[.E61]))" table:style-name="ce2">
            <text:p>9,4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.366813495812465" table:formula="of:=_xll.DFT([.F61:.F418];1;[.H61];1)" table:style-name="ce1">
            <text:p>12,3668135</text:p>
          </table:table-cell>
          <table:table-cell office:value-type="float" office:value="-1.4704606863013092" table:formula="of:=_xll.DFT([.F61:.F418];1;[.H61];2)" table:style-name="ce1">
            <text:p>-1,470460686</text:p>
          </table:table-cell>
          <table:table-cell office:value-type="float" office:value="13.176618493431263" table:style-name="ce1">
            <text:p>13,17661849</text:p>
          </table:table-cell>
          <table:table-cell table:number-columns-repeated="16373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.7872716" table:style-name="ce1">
            <text:p>1,7872716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8.9459339999999994" table:style-name="ce1">
            <text:p>8,945934</text:p>
          </table:table-cell>
          <table:table-cell office:value-type="float" office:value="9.1289227185626611" table:formula="of:=SQRT(([.C62]*[.C62])+([.D62]*[.D62])+([.E62]*[.E62]))" table:style-name="ce2">
            <text:p>9,1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32.011365929264812" table:formula="of:=_xll.DFT([.F62:.F419];1;[.H62];1)" table:style-name="ce1">
            <text:p>32,01136593</text:p>
          </table:table-cell>
          <table:table-cell office:value-type="float" office:value="0.92848398376116603" table:formula="of:=_xll.DFT([.F62:.F419];1;[.H62];2)" table:style-name="ce1">
            <text:p>0,928483984</text:p>
          </table:table-cell>
          <table:table-cell office:value-type="float" office:value="8.1821277939990331" table:style-name="ce1">
            <text:p>8,182127794</text:p>
          </table:table-cell>
          <table:table-cell table:number-columns-repeated="16373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0.65002579999999999" table:style-name="ce1">
            <text:p>0,6500258</text:p>
          </table:table-cell>
          <table:table-cell office:value-type="float" office:value="1.0965444" table:style-name="ce1">
            <text:p>1,0965444</text:p>
          </table:table-cell>
          <table:table-cell office:value-type="float" office:value="8.2587989999999998" table:style-name="ce1">
            <text:p>8,258799</text:p>
          </table:table-cell>
          <table:table-cell office:value-type="float" office:value="8.3565964413891614" table:formula="of:=SQRT(([.C63]*[.C63])+([.D63]*[.D63])+([.E63]*[.E63]))" table:style-name="ce2">
            <text:p>8,3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4.199412494226092" table:formula="of:=_xll.DFT([.F63:.F420];1;[.H63];1)" table:style-name="ce1">
            <text:p>24,19941249</text:p>
          </table:table-cell>
          <table:table-cell office:value-type="float" office:value="1.1064188847563088" table:formula="of:=_xll.DFT([.F63:.F420];1;[.H63];2)" table:style-name="ce1">
            <text:p>1,106418885</text:p>
          </table:table-cell>
          <table:table-cell office:value-type="float" office:value="4.2661703381629907" table:style-name="ce1">
            <text:p>4,266170338</text:p>
          </table:table-cell>
          <table:table-cell table:number-columns-repeated="16373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1.4712369999999999" table:style-name="ce1">
            <text:p>1,471237</text:p>
          </table:table-cell>
          <table:table-cell office:value-type="float" office:value="0.84395609999999999" table:style-name="ce1">
            <text:p>0,8439561</text:p>
          </table:table-cell>
          <table:table-cell office:value-type="float" office:value="11.122263999999999" table:style-name="ce1">
            <text:p>11,122264</text:p>
          </table:table-cell>
          <table:table-cell office:value-type="float" office:value="11.250846932324349" table:formula="of:=SQRT(([.C64]*[.C64])+([.D64]*[.D64])+([.E64]*[.E64]))" table:style-name="ce2">
            <text:p>11,2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8.8141443269644917" table:formula="of:=_xll.DFT([.F64:.F421];1;[.H64];1)" table:style-name="ce1">
            <text:p>8,814144327</text:p>
          </table:table-cell>
          <table:table-cell office:value-type="float" office:value="-1.2766208912539156" table:formula="of:=_xll.DFT([.F64:.F421];1;[.H64];2)" table:style-name="ce1">
            <text:p>-1,276620891</text:p>
          </table:table-cell>
          <table:table-cell office:value-type="float" office:value="8.8760075542745831" table:style-name="ce1">
            <text:p>8,876007554</text:p>
          </table:table-cell>
          <table:table-cell table:number-columns-repeated="16373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0.22026655000000001" table:style-name="ce1">
            <text:p>0,22026655</text:p>
          </table:table-cell>
          <table:table-cell office:value-type="float" office:value="-0.85113870000000003" table:style-name="ce1">
            <text:p>-0,8511387</text:p>
          </table:table-cell>
          <table:table-cell office:value-type="float" office:value="10.4171715" table:style-name="ce1">
            <text:p>10,4171715</text:p>
          </table:table-cell>
          <table:table-cell office:value-type="float" office:value="10.454205684799723" table:formula="of:=SQRT(([.C65]*[.C65])+([.D65]*[.D65])+([.E65]*[.E65]))" table:style-name="ce2">
            <text:p>10,4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42.691902600772984" table:formula="of:=_xll.DFT([.F65:.F422];1;[.H65];1)" table:style-name="ce1">
            <text:p>42,6919026</text:p>
          </table:table-cell>
          <table:table-cell office:value-type="float" office:value="0.99773457099171869" table:formula="of:=_xll.DFT([.F65:.F422];1;[.H65];2)" table:style-name="ce1">
            <text:p>0,997734571</text:p>
          </table:table-cell>
          <table:table-cell office:value-type="float" office:value="8.4800684585053947" table:style-name="ce1">
            <text:p>8,480068459</text:p>
          </table:table-cell>
          <table:table-cell table:number-columns-repeated="16373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0.53390700000000002" table:style-name="ce1">
            <text:p>0,533907</text:p>
          </table:table-cell>
          <table:table-cell office:value-type="float" office:value="8.8585466000000002E-2" table:style-name="ce1">
            <text:p>0,088585466</text:p>
          </table:table-cell>
          <table:table-cell office:value-type="float" office:value="8.4862479999999998" table:style-name="ce1">
            <text:p>8,486248</text:p>
          </table:table-cell>
          <table:table-cell office:value-type="float" office:value="8.5034880600221587" table:formula="of:=SQRT(([.C66]*[.C66])+([.D66]*[.D66])+([.E66]*[.E66]))" table:style-name="ce2">
            <text:p>8,5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42.18790765171341" table:formula="of:=_xll.DFT([.F66:.F423];1;[.H66];1)" table:style-name="ce1">
            <text:p>42,18790765</text:p>
          </table:table-cell>
          <table:table-cell office:value-type="float" office:value="0.10026377067611678" table:formula="of:=_xll.DFT([.F66:.F423];1;[.H66];2)" table:style-name="ce1">
            <text:p>0,100263771</text:p>
          </table:table-cell>
          <table:table-cell office:value-type="float" office:value="9.6479024887523739" table:style-name="ce1">
            <text:p>9,647902489</text:p>
          </table:table-cell>
          <table:table-cell table:number-columns-repeated="16373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0.82480246000000002" table:style-name="ce1">
            <text:p>0,82480246</text:p>
          </table:table-cell>
          <table:table-cell office:value-type="float" office:value="1.0761936999999999" table:style-name="ce1">
            <text:p>1,0761937</text:p>
          </table:table-cell>
          <table:table-cell office:value-type="float" office:value="8.2300679999999993" table:style-name="ce1">
            <text:p>8,230068</text:p>
          </table:table-cell>
          <table:table-cell office:value-type="float" office:value="8.3410138030437118" table:formula="of:=SQRT(([.C67]*[.C67])+([.D67]*[.D67])+([.E67]*[.E67]))" table:style-name="ce2">
            <text:p>8,3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28.847257717269386" table:formula="of:=_xll.DFT([.F67:.F424];1;[.H67];1)" table:style-name="ce1">
            <text:p>28,84725772</text:p>
          </table:table-cell>
          <table:table-cell office:value-type="float" office:value="-0.87960376171616994" table:formula="of:=_xll.DFT([.F67:.F424];1;[.H67];2)" table:style-name="ce1">
            <text:p>-0,879603762</text:p>
          </table:table-cell>
          <table:table-cell office:value-type="float" office:value="9.2841673698780394" table:style-name="ce1">
            <text:p>9,28416737</text:p>
          </table:table-cell>
          <table:table-cell table:number-columns-repeated="16373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0.30047232000000001" table:style-name="ce1">
            <text:p>0,30047232</text:p>
          </table:table-cell>
          <table:table-cell office:value-type="float" office:value="1.2988545" table:style-name="ce1">
            <text:p>1,2988545</text:p>
          </table:table-cell>
          <table:table-cell office:value-type="float" office:value="9.6474360000000008" table:style-name="ce1">
            <text:p>9,647436</text:p>
          </table:table-cell>
          <table:table-cell office:value-type="float" office:value="9.739113306731392" table:formula="of:=SQRT(([.C68]*[.C68])+([.D68]*[.D68])+([.E68]*[.E68]))" table:style-name="ce2">
            <text:p>9,7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4.528426891143177" table:formula="of:=_xll.DFT([.F68:.F425];1;[.H68];1)" table:style-name="ce1">
            <text:p>34,52842689</text:p>
          </table:table-cell>
          <table:table-cell office:value-type="float" office:value="-0.33733621437758626" table:formula="of:=_xll.DFT([.F68:.F425];1;[.H68];2)" table:style-name="ce1">
            <text:p>-0,337336214</text:p>
          </table:table-cell>
          <table:table-cell office:value-type="float" office:value="9.5827508610500463" table:style-name="ce1">
            <text:p>9,582750861</text:p>
          </table:table-cell>
          <table:table-cell table:number-columns-repeated="16373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0.37708676000000002" table:style-name="ce1">
            <text:p>0,37708676</text:p>
          </table:table-cell>
          <table:table-cell office:value-type="float" office:value="0.17597382" table:style-name="ce1">
            <text:p>0,17597382</text:p>
          </table:table-cell>
          <table:table-cell office:value-type="float" office:value="8.3952679999999997" table:style-name="ce1">
            <text:p>8,395268</text:p>
          </table:table-cell>
          <table:table-cell office:value-type="float" office:value="8.4055746978845338" table:formula="of:=SQRT(([.C69]*[.C69])+([.D69]*[.D69])+([.E69]*[.E69]))" table:style-name="ce2">
            <text:p>8,4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0.698778534030353" table:formula="of:=_xll.DFT([.F69:.F426];1;[.H69];1)" table:style-name="ce1">
            <text:p>10,69877853</text:p>
          </table:table-cell>
          <table:table-cell office:value-type="float" office:value="3.9345082161076435" table:formula="of:=_xll.DFT([.F69:.F426];1;[.H69];2)" table:style-name="ce1">
            <text:p>3,934508216</text:p>
          </table:table-cell>
          <table:table-cell office:value-type="float" office:value="12.123283261591283" table:style-name="ce1">
            <text:p>12,12328326</text:p>
          </table:table-cell>
          <table:table-cell table:number-columns-repeated="16373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-8.9782565999999994E-2" table:style-name="ce1">
            <text:p>-0,089782566</text:p>
          </table:table-cell>
          <table:table-cell office:value-type="float" office:value="1.4053963" table:style-name="ce1">
            <text:p>1,4053963</text:p>
          </table:table-cell>
          <table:table-cell office:value-type="float" office:value="9.3325990000000001" table:style-name="ce1">
            <text:p>9,332599</text:p>
          </table:table-cell>
          <table:table-cell office:value-type="float" office:value="9.4382521561999102" table:formula="of:=SQRT(([.C70]*[.C70])+([.D70]*[.D70])+([.E70]*[.E70]))" table:style-name="ce2">
            <text:p>9,4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9.648064078234988" table:formula="of:=_xll.DFT([.F70:.F427];1;[.H70];1)" table:style-name="ce1">
            <text:p>49,64806408</text:p>
          </table:table-cell>
          <table:table-cell office:value-type="float" office:value="-1.2141820138503028" table:formula="of:=_xll.DFT([.F70:.F427];1;[.H70];2)" table:style-name="ce1">
            <text:p>-1,214182014</text:p>
          </table:table-cell>
          <table:table-cell office:value-type="float" office:value="11.918902305323529" table:style-name="ce1">
            <text:p>11,91890231</text:p>
          </table:table-cell>
          <table:table-cell table:number-columns-repeated="16373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1.4856020999999999" table:style-name="ce1">
            <text:p>1,4856021</text:p>
          </table:table-cell>
          <table:table-cell office:value-type="float" office:value="2.991555" table:style-name="ce1">
            <text:p>2,991555</text:p>
          </table:table-cell>
          <table:table-cell office:value-type="float" office:value="8.4287869999999998" table:style-name="ce1">
            <text:p>8,428787</text:p>
          </table:table-cell>
          <table:table-cell office:value-type="float" office:value="9.0664692802059612" table:formula="of:=SQRT(([.C71]*[.C71])+([.D71]*[.D71])+([.E71]*[.E71]))" table:style-name="ce2">
            <text:p>9,0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10.042976299044055" table:formula="of:=_xll.DFT([.F71:.F428];1;[.H71];1)" table:style-name="ce1">
            <text:p>10,0429763</text:p>
          </table:table-cell>
          <table:table-cell office:value-type="float" office:value="1.6641521156236576" table:formula="of:=_xll.DFT([.F71:.F428];1;[.H71];2)" table:style-name="ce1">
            <text:p>1,664152116</text:p>
          </table:table-cell>
          <table:table-cell office:value-type="float" office:value="9.8404287190751045" table:style-name="ce1">
            <text:p>9,840428719</text:p>
          </table:table-cell>
          <table:table-cell table:number-columns-repeated="16373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0.58897363999999996" table:style-name="ce1">
            <text:p>0,58897364</text:p>
          </table:table-cell>
          <table:table-cell office:value-type="float" office:value="1.364695" table:style-name="ce1">
            <text:p>1,364695</text:p>
          </table:table-cell>
          <table:table-cell office:value-type="float" office:value="11.537658" table:style-name="ce1">
            <text:p>11,537658</text:p>
          </table:table-cell>
          <table:table-cell office:value-type="float" office:value="11.633006254472825" table:formula="of:=SQRT(([.C72]*[.C72])+([.D72]*[.D72])+([.E72]*[.E72]))" table:style-name="ce2">
            <text:p>11,6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31.878274791451812" table:formula="of:=_xll.DFT([.F72:.F429];1;[.H72];1)" table:style-name="ce1">
            <text:p>31,87827479</text:p>
          </table:table-cell>
          <table:table-cell office:value-type="float" office:value="1.0487216235320145" table:formula="of:=_xll.DFT([.F72:.F429];1;[.H72];2)" table:style-name="ce1">
            <text:p>1,048721624</text:p>
          </table:table-cell>
          <table:table-cell office:value-type="float" office:value="9.3021100597155986" table:style-name="ce1">
            <text:p>9,30211006</text:p>
          </table:table-cell>
          <table:table-cell table:number-columns-repeated="16373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5.1475334999999997E-2" table:style-name="ce1">
            <text:p>0,051475335</text:p>
          </table:table-cell>
          <table:table-cell office:value-type="float" office:value="0.84036480000000002" table:style-name="ce1">
            <text:p>0,8403648</text:p>
          </table:table-cell>
          <table:table-cell office:value-type="float" office:value="8.8393929999999994" table:style-name="ce1">
            <text:p>8,839393</text:p>
          </table:table-cell>
          <table:table-cell office:value-type="float" office:value="8.8793992654706866" table:formula="of:=SQRT(([.C73]*[.C73])+([.D73]*[.D73])+([.E73]*[.E73]))" table:style-name="ce2">
            <text:p>8,8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7.878841750969485" table:formula="of:=_xll.DFT([.F73:.F430];1;[.H73];1)" table:style-name="ce1">
            <text:p>67,87884175</text:p>
          </table:table-cell>
          <table:table-cell office:value-type="float" office:value="3.5031798469854221E-2" table:formula="of:=_xll.DFT([.F73:.F430];1;[.H73];2)" table:style-name="ce1">
            <text:p>0,035031798</text:p>
          </table:table-cell>
          <table:table-cell office:value-type="float" office:value="9.0744599105410479" table:style-name="ce1">
            <text:p>9,074459911</text:p>
          </table:table-cell>
          <table:table-cell table:number-columns-repeated="16373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0.70509242999999999" table:style-name="ce1">
            <text:p>0,70509243</text:p>
          </table:table-cell>
          <table:table-cell office:value-type="float" office:value="2.3942017999999998" table:style-name="ce1">
            <text:p>2,3942018</text:p>
          </table:table-cell>
          <table:table-cell office:value-type="float" office:value="7.4495586999999999" table:style-name="ce1">
            <text:p>7,4495587</text:p>
          </table:table-cell>
          <table:table-cell office:value-type="float" office:value="7.8565439232980951" table:formula="of:=SQRT(([.C74]*[.C74])+([.D74]*[.D74])+([.E74]*[.E74]))" table:style-name="ce2">
            <text:p>7,8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35.097780916563075" table:formula="of:=_xll.DFT([.F74:.F431];1;[.H74];1)" table:style-name="ce1">
            <text:p>35,09778092</text:p>
          </table:table-cell>
          <table:table-cell office:value-type="float" office:value="2.0558154973312748" table:formula="of:=_xll.DFT([.F74:.F431];1;[.H74];2)" table:style-name="ce1">
            <text:p>2,055815497</text:p>
          </table:table-cell>
          <table:table-cell office:value-type="float" office:value="12.676800576817811" table:style-name="ce1">
            <text:p>12,67680058</text:p>
          </table:table-cell>
          <table:table-cell table:number-columns-repeated="16373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1.2653356" table:style-name="ce1">
            <text:p>1,2653356</text:p>
          </table:table-cell>
          <table:table-cell office:value-type="float" office:value="2.1883004000000001" table:style-name="ce1">
            <text:p>2,1883004</text:p>
          </table:table-cell>
          <table:table-cell office:value-type="float" office:value="10.285489999999999" table:style-name="ce1">
            <text:p>10,28549</text:p>
          </table:table-cell>
          <table:table-cell office:value-type="float" office:value="10.591555002046087" table:formula="of:=SQRT(([.C75]*[.C75])+([.D75]*[.D75])+([.E75]*[.E75]))" table:style-name="ce2">
            <text:p>10,5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33.9660633251574" table:formula="of:=_xll.DFT([.F75:.F432];1;[.H75];1)" table:style-name="ce1">
            <text:p>33,96606333</text:p>
          </table:table-cell>
          <table:table-cell office:value-type="float" office:value="0.44583954218542943" table:formula="of:=_xll.DFT([.F75:.F432];1;[.H75];2)" table:style-name="ce1">
            <text:p>0,445839542</text:p>
          </table:table-cell>
          <table:table-cell office:value-type="float" office:value="10.334479908287632" table:style-name="ce1">
            <text:p>10,33447991</text:p>
          </table:table-cell>
          <table:table-cell table:number-columns-repeated="16373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1.4281413999999999" table:style-name="ce1">
            <text:p>1,4281414</text:p>
          </table:table-cell>
          <table:table-cell office:value-type="float" office:value="0.94451255000000001" table:style-name="ce1">
            <text:p>0,94451255</text:p>
          </table:table-cell>
          <table:table-cell office:value-type="float" office:value="9.0452940000000002" table:style-name="ce1">
            <text:p>9,045294</text:p>
          </table:table-cell>
          <table:table-cell office:value-type="float" office:value="9.205923927664049" table:formula="of:=SQRT(([.C76]*[.C76])+([.D76]*[.D76])+([.E76]*[.E76]))" table:style-name="ce2">
            <text:p>9,2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49.863759856452177" table:formula="of:=_xll.DFT([.F76:.F433];1;[.H76];1)" table:style-name="ce1">
            <text:p>49,86375986</text:p>
          </table:table-cell>
          <table:table-cell office:value-type="float" office:value="1.2025362309830168" table:formula="of:=_xll.DFT([.F76:.F433];1;[.H76];2)" table:style-name="ce1">
            <text:p>1,202536231</text:p>
          </table:table-cell>
          <table:table-cell office:value-type="float" office:value="9.6686736759883907" table:style-name="ce1">
            <text:p>9,668673676</text:p>
          </table:table-cell>
          <table:table-cell table:number-columns-repeated="16373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0.83677349999999995" table:style-name="ce1">
            <text:p>0,8367735</text:p>
          </table:table-cell>
          <table:table-cell office:value-type="float" office:value="1.5921441000000001" table:style-name="ce1">
            <text:p>1,5921441</text:p>
          </table:table-cell>
          <table:table-cell office:value-type="float" office:value="8.8597429999999999" table:style-name="ce1">
            <text:p>8,859743</text:p>
          </table:table-cell>
          <table:table-cell office:value-type="float" office:value="9.040473369880365" table:formula="of:=SQRT(([.C77]*[.C77])+([.D77]*[.D77])+([.E77]*[.E77]))" table:style-name="ce2">
            <text:p>9,04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9.382075502151146" table:formula="of:=_xll.DFT([.F77:.F434];1;[.H77];1)" table:style-name="ce1">
            <text:p>19,3820755</text:p>
          </table:table-cell>
          <table:table-cell office:value-type="float" office:value="3.1884961463490527" table:formula="of:=_xll.DFT([.F77:.F434];1;[.H77];2)" table:style-name="ce1">
            <text:p>3,188496146</text:p>
          </table:table-cell>
          <table:table-cell office:value-type="float" office:value="8.318157343691416" table:style-name="ce1">
            <text:p>8,318157344</text:p>
          </table:table-cell>
          <table:table-cell table:number-columns-repeated="16373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.4197617" table:style-name="ce1">
            <text:p>1,4197617</text:p>
          </table:table-cell>
          <table:table-cell office:value-type="float" office:value="2.4911667999999998" table:style-name="ce1">
            <text:p>2,4911668</text:p>
          </table:table-cell>
          <table:table-cell office:value-type="float" office:value="9.5444849999999999" table:style-name="ce1">
            <text:p>9,544485</text:p>
          </table:table-cell>
          <table:table-cell office:value-type="float" office:value="9.9658832636868731" table:formula="of:=SQRT(([.C78]*[.C78])+([.D78]*[.D78])+([.E78]*[.E78]))" table:style-name="ce2">
            <text:p>9,9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3.752090711016207" table:formula="of:=_xll.DFT([.F78:.F435];1;[.H78];1)" table:style-name="ce1">
            <text:p>13,75209071</text:p>
          </table:table-cell>
          <table:table-cell office:value-type="float" office:value="0.42519559416888347" table:formula="of:=_xll.DFT([.F78:.F435];1;[.H78];2)" table:style-name="ce1">
            <text:p>0,425195594</text:p>
          </table:table-cell>
          <table:table-cell office:value-type="float" office:value="9.1994721980386149" table:style-name="ce1">
            <text:p>9,199472198</text:p>
          </table:table-cell>
          <table:table-cell table:number-columns-repeated="16373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1.174356" table:style-name="ce1">
            <text:p>1,174356</text:p>
          </table:table-cell>
          <table:table-cell office:value-type="float" office:value="2.0171149000000002" table:style-name="ce1">
            <text:p>2,0171149</text:p>
          </table:table-cell>
          <table:table-cell office:value-type="float" office:value="11.08276" table:style-name="ce1">
            <text:p>11,08276</text:p>
          </table:table-cell>
          <table:table-cell office:value-type="float" office:value="11.325874524827565" table:formula="of:=SQRT(([.C79]*[.C79])+([.D79]*[.D79])+([.E79]*[.E79]))" table:style-name="ce2">
            <text:p>11,3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9.915373916540549" table:formula="of:=_xll.DFT([.F79:.F436];1;[.H79];1)" table:style-name="ce1">
            <text:p>29,91537392</text:p>
          </table:table-cell>
          <table:table-cell office:value-type="float" office:value="3.9250814983664122" table:formula="of:=_xll.DFT([.F79:.F436];1;[.H79];2)" table:style-name="ce1">
            <text:p>3,925081498</text:p>
          </table:table-cell>
          <table:table-cell office:value-type="float" office:value="6.9071423943644046" table:style-name="ce1">
            <text:p>6,907142394</text:p>
          </table:table-cell>
          <table:table-cell table:number-columns-repeated="16373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0.76494740000000006" table:style-name="ce1">
            <text:p>0,7649474</text:p>
          </table:table-cell>
          <table:table-cell office:value-type="float" office:value="0.76375029999999999" table:style-name="ce1">
            <text:p>0,7637503</text:p>
          </table:table-cell>
          <table:table-cell office:value-type="float" office:value="8.6706020000000006" table:style-name="ce1">
            <text:p>8,670602</text:p>
          </table:table-cell>
          <table:table-cell office:value-type="float" office:value="8.7377227060556724" table:formula="of:=SQRT(([.C80]*[.C80])+([.D80]*[.D80])+([.E80]*[.E80]))" table:style-name="ce2">
            <text:p>8,7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30.371999245163391" table:formula="of:=_xll.DFT([.F80:.F437];1;[.H80];1)" table:style-name="ce1">
            <text:p>30,37199925</text:p>
          </table:table-cell>
          <table:table-cell office:value-type="float" office:value="-0.83161226331642657" table:formula="of:=_xll.DFT([.F80:.F437];1;[.H80];2)" table:style-name="ce1">
            <text:p>-0,831612263</text:p>
          </table:table-cell>
          <table:table-cell office:value-type="float" office:value="5.9923109804486874" table:style-name="ce1">
            <text:p>5,99231098</text:p>
          </table:table-cell>
          <table:table-cell table:number-columns-repeated="16373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0.55784900000000004" table:style-name="ce1">
            <text:p>0,557849</text:p>
          </table:table-cell>
          <table:table-cell office:value-type="float" office:value="1.6328454999999999" table:style-name="ce1">
            <text:p>1,6328455</text:p>
          </table:table-cell>
          <table:table-cell office:value-type="float" office:value="8.7053174999999996" table:style-name="ce1">
            <text:p>8,7053175</text:p>
          </table:table-cell>
          <table:table-cell office:value-type="float" office:value="8.8746793017819794" table:formula="of:=SQRT(([.C81]*[.C81])+([.D81]*[.D81])+([.E81]*[.E81]))" table:style-name="ce2">
            <text:p>8,8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2.594402409020191" table:formula="of:=_xll.DFT([.F81:.F438];1;[.H81];1)" table:style-name="ce1">
            <text:p>42,59440241</text:p>
          </table:table-cell>
          <table:table-cell office:value-type="float" office:value="-0.71763013230885908" table:formula="of:=_xll.DFT([.F81:.F438];1;[.H81];2)" table:style-name="ce1">
            <text:p>-0,717630132</text:p>
          </table:table-cell>
          <table:table-cell office:value-type="float" office:value="8.9982945214583658" table:style-name="ce1">
            <text:p>8,998294521</text:p>
          </table:table-cell>
          <table:table-cell table:number-columns-repeated="16373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1.2030863999999999" table:style-name="ce1">
            <text:p>1,2030864</text:p>
          </table:table-cell>
          <table:table-cell office:value-type="float" office:value="1.7058686999999999" table:style-name="ce1">
            <text:p>1,7058687</text:p>
          </table:table-cell>
          <table:table-cell office:value-type="float" office:value="9.7647510000000004" table:style-name="ce1">
            <text:p>9,764751</text:p>
          </table:table-cell>
          <table:table-cell office:value-type="float" office:value="9.9853776593329542" table:formula="of:=SQRT(([.C82]*[.C82])+([.D82]*[.D82])+([.E82]*[.E82]))" table:style-name="ce2">
            <text:p>9,99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4.965587820640769" table:formula="of:=_xll.DFT([.F82:.F439];1;[.H82];1)" table:style-name="ce1">
            <text:p>14,96558782</text:p>
          </table:table-cell>
          <table:table-cell office:value-type="float" office:value="-0.16960160115273509" table:formula="of:=_xll.DFT([.F82:.F439];1;[.H82];2)" table:style-name="ce1">
            <text:p>-0,169601601</text:p>
          </table:table-cell>
          <table:table-cell office:value-type="float" office:value="8.0734452953037579" table:style-name="ce1">
            <text:p>8,073445295</text:p>
          </table:table-cell>
          <table:table-cell table:number-columns-repeated="16373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.9776106" table:style-name="ce1">
            <text:p>1,9776106</text:p>
          </table:table-cell>
          <table:table-cell office:value-type="float" office:value="0.73501989999999995" table:style-name="ce1">
            <text:p>0,7350199</text:p>
          </table:table-cell>
          <table:table-cell office:value-type="float" office:value="8.8824880000000004" table:style-name="ce1">
            <text:p>8,882488</text:p>
          </table:table-cell>
          <table:table-cell office:value-type="float" office:value="9.1296106712593375" table:formula="of:=SQRT(([.C83]*[.C83])+([.D83]*[.D83])+([.E83]*[.E83]))" table:style-name="ce2">
            <text:p>9,1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38.382476269025332" table:formula="of:=_xll.DFT([.F83:.F440];1;[.H83];1)" table:style-name="ce1">
            <text:p>38,38247627</text:p>
          </table:table-cell>
          <table:table-cell office:value-type="float" office:value="0.53707420632528879" table:formula="of:=_xll.DFT([.F83:.F440];1;[.H83];2)" table:style-name="ce1">
            <text:p>0,537074206</text:p>
          </table:table-cell>
          <table:table-cell office:value-type="float" office:value="9.9877745679734407" table:style-name="ce1">
            <text:p>9,987774568</text:p>
          </table:table-cell>
          <table:table-cell table:number-columns-repeated="16373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.97324299999999997" table:style-name="ce1">
            <text:p>0,973243</text:p>
          </table:table-cell>
          <table:table-cell office:value-type="float" office:value="1.0749966" table:style-name="ce1">
            <text:p>1,0749966</text:p>
          </table:table-cell>
          <table:table-cell office:value-type="float" office:value="8.63828" table:style-name="ce1">
            <text:p>8,63828</text:p>
          </table:table-cell>
          <table:table-cell office:value-type="float" office:value="8.7591495583452925" table:formula="of:=SQRT(([.C84]*[.C84])+([.D84]*[.D84])+([.E84]*[.E84]))" table:style-name="ce2">
            <text:p>8,76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2.65224633345607" table:formula="of:=_xll.DFT([.F84:.F441];1;[.H84];1)" table:style-name="ce1">
            <text:p>12,65224633</text:p>
          </table:table-cell>
          <table:table-cell office:value-type="float" office:value="-1.4896068728412883" table:formula="of:=_xll.DFT([.F84:.F441];1;[.H84];2)" table:style-name="ce1">
            <text:p>-1,489606873</text:p>
          </table:table-cell>
          <table:table-cell office:value-type="float" office:value="10.279727567093103" table:style-name="ce1">
            <text:p>10,27972757</text:p>
          </table:table-cell>
          <table:table-cell table:number-columns-repeated="16373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1.4221558999999999" table:style-name="ce1">
            <text:p>1,4221559</text:p>
          </table:table-cell>
          <table:table-cell office:value-type="float" office:value="1.697489" table:style-name="ce1">
            <text:p>1,697489</text:p>
          </table:table-cell>
          <table:table-cell office:value-type="float" office:value="9.4379430000000006" table:style-name="ce1">
            <text:p>9,437943</text:p>
          </table:table-cell>
          <table:table-cell office:value-type="float" office:value="9.6942645095063718" table:formula="of:=SQRT(([.C85]*[.C85])+([.D85]*[.D85])+([.E85]*[.E85]))" table:style-name="ce2">
            <text:p>9,6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17.274252495177723" table:formula="of:=_xll.DFT([.F85:.F442];1;[.H85];1)" table:style-name="ce1">
            <text:p>17,2742525</text:p>
          </table:table-cell>
          <table:table-cell office:value-type="float" office:value="4.646141355436515" table:formula="of:=_xll.DFT([.F85:.F442];1;[.H85];2)" table:style-name="ce1">
            <text:p>4,646141355</text:p>
          </table:table-cell>
          <table:table-cell office:value-type="float" office:value="9.7680629287460565" table:style-name="ce1">
            <text:p>9,768062929</text:p>
          </table:table-cell>
          <table:table-cell table:number-columns-repeated="16373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.7513585" table:style-name="ce1">
            <text:p>1,7513585</text:p>
          </table:table-cell>
          <table:table-cell office:value-type="float" office:value="1.1911153999999999" table:style-name="ce1">
            <text:p>1,1911154</text:p>
          </table:table-cell>
          <table:table-cell office:value-type="float" office:value="10.420763000000001" table:style-name="ce1">
            <text:p>10,420763</text:p>
          </table:table-cell>
          <table:table-cell office:value-type="float" office:value="10.63382875514781" table:formula="of:=SQRT(([.C86]*[.C86])+([.D86]*[.D86])+([.E86]*[.E86]))" table:style-name="ce2">
            <text:p>10,63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1.877929414374137" table:formula="of:=_xll.DFT([.F86:.F443];1;[.H86];1)" table:style-name="ce1">
            <text:p>81,87792941</text:p>
          </table:table-cell>
          <table:table-cell office:value-type="float" office:value="3.274197316783626" table:formula="of:=_xll.DFT([.F86:.F443];1;[.H86];2)" table:style-name="ce1">
            <text:p>3,274197317</text:p>
          </table:table-cell>
          <table:table-cell office:value-type="float" office:value="9.5050156733264579" table:style-name="ce1">
            <text:p>9,505015673</text:p>
          </table:table-cell>
          <table:table-cell table:number-columns-repeated="16373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1.1839328" table:style-name="ce1">
            <text:p>1,1839328</text:p>
          </table:table-cell>
          <table:table-cell office:value-type="float" office:value="0.70868370000000003" table:style-name="ce1">
            <text:p>0,7086837</text:p>
          </table:table-cell>
          <table:table-cell office:value-type="float" office:value="9.8557310000000005" table:style-name="ce1">
            <text:p>9,855731</text:p>
          </table:table-cell>
          <table:table-cell office:value-type="float" office:value="9.9518522399562652" table:formula="of:=SQRT(([.C87]*[.C87])+([.D87]*[.D87])+([.E87]*[.E87]))" table:style-name="ce2">
            <text:p>9,9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60.757711649800569" table:formula="of:=_xll.DFT([.F87:.F444];1;[.H87];1)" table:style-name="ce1">
            <text:p>60,75771165</text:p>
          </table:table-cell>
          <table:table-cell office:value-type="float" office:value="2.8859380635342431" table:formula="of:=_xll.DFT([.F87:.F444];1;[.H87];2)" table:style-name="ce1">
            <text:p>2,885938064</text:p>
          </table:table-cell>
          <table:table-cell office:value-type="float" office:value="10.996219041669287" table:style-name="ce1">
            <text:p>10,99621904</text:p>
          </table:table-cell>
          <table:table-cell table:number-columns-repeated="16373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0.49799395000000002" table:style-name="ce1">
            <text:p>0,49799395</text:p>
          </table:table-cell>
          <table:table-cell office:value-type="float" office:value="1.5646108000000001" table:style-name="ce1">
            <text:p>1,5646108</text:p>
          </table:table-cell>
          <table:table-cell office:value-type="float" office:value="8.6837689999999998" table:style-name="ce1">
            <text:p>8,683769</text:p>
          </table:table-cell>
          <table:table-cell office:value-type="float" office:value="8.8376382011866852" table:formula="of:=SQRT(([.C88]*[.C88])+([.D88]*[.D88])+([.E88]*[.E88]))" table:style-name="ce2">
            <text:p>8,8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9.02834797065848" table:formula="of:=_xll.DFT([.F88:.F445];1;[.H88];1)" table:style-name="ce1">
            <text:p>49,02834797</text:p>
          </table:table-cell>
          <table:table-cell office:value-type="float" office:value="1.9600960623969033" table:formula="of:=_xll.DFT([.F88:.F445];1;[.H88];2)" table:style-name="ce1">
            <text:p>1,960096062</text:p>
          </table:table-cell>
          <table:table-cell office:value-type="float" office:value="10.996961529826859" table:style-name="ce1">
            <text:p>10,99696153</text:p>
          </table:table-cell>
          <table:table-cell table:number-columns-repeated="16373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0.10295066999999999" table:style-name="ce1">
            <text:p>0,10295067</text:p>
          </table:table-cell>
          <table:table-cell office:value-type="float" office:value="0.98641109999999999" table:style-name="ce1">
            <text:p>0,9864111</text:p>
          </table:table-cell>
          <table:table-cell office:value-type="float" office:value="9.4989950000000007" table:style-name="ce1">
            <text:p>9,498995</text:p>
          </table:table-cell>
          <table:table-cell office:value-type="float" office:value="9.550628864566022" table:formula="of:=SQRT(([.C89]*[.C89])+([.D89]*[.D89])+([.E89]*[.E89]))" table:style-name="ce2">
            <text:p>9,55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27.040867823205787" table:formula="of:=_xll.DFT([.F89:.F446];1;[.H89];1)" table:style-name="ce1">
            <text:p>27,04086782</text:p>
          </table:table-cell>
          <table:table-cell office:value-type="float" office:value="0.38466257370090423" table:formula="of:=_xll.DFT([.F89:.F446];1;[.H89];2)" table:style-name="ce1">
            <text:p>0,384662574</text:p>
          </table:table-cell>
          <table:table-cell office:value-type="float" office:value="6.9300085444104118" table:style-name="ce1">
            <text:p>6,930008544</text:p>
          </table:table-cell>
          <table:table-cell table:number-columns-repeated="16373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2.4815900000000002" table:style-name="ce1">
            <text:p>2,48159</text:p>
          </table:table-cell>
          <table:table-cell office:value-type="float" office:value="-5.0278234999999998E-2" table:style-name="ce1">
            <text:p>-0,050278235</text:p>
          </table:table-cell>
          <table:table-cell office:value-type="float" office:value="10.231621000000001" table:style-name="ce1">
            <text:p>10,231621</text:p>
          </table:table-cell>
          <table:table-cell office:value-type="float" office:value="10.528384734452656" table:formula="of:=SQRT(([.C90]*[.C90])+([.D90]*[.D90])+([.E90]*[.E90]))" table:style-name="ce2">
            <text:p>10,5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5.1096829461521027" table:formula="of:=_xll.DFT([.F90:.F447];1;[.H90];1)" table:style-name="ce1">
            <text:p>5,109682946</text:p>
          </table:table-cell>
          <table:table-cell office:value-type="float" office:value="-0.45561957057973895" table:formula="of:=_xll.DFT([.F90:.F447];1;[.H90];2)" table:style-name="ce1">
            <text:p>-0,455619571</text:p>
          </table:table-cell>
          <table:table-cell office:value-type="float" office:value="10.859721683626407" table:style-name="ce1">
            <text:p>10,85972168</text:p>
          </table:table-cell>
          <table:table-cell table:number-columns-repeated="16373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0.63206923000000004" table:style-name="ce1">
            <text:p>0,63206923</text:p>
          </table:table-cell>
          <table:table-cell office:value-type="float" office:value="0.81522565999999996" table:style-name="ce1">
            <text:p>0,81522566</text:p>
          </table:table-cell>
          <table:table-cell office:value-type="float" office:value="8.2240830000000003" table:style-name="ce1">
            <text:p>8,224083</text:p>
          </table:table-cell>
          <table:table-cell office:value-type="float" office:value="8.288524933854287" table:formula="of:=SQRT(([.C91]*[.C91])+([.D91]*[.D91])+([.E91]*[.E91]))" table:style-name="ce2">
            <text:p>8,2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8.483780682783301" table:formula="of:=_xll.DFT([.F91:.F448];1;[.H91];1)" table:style-name="ce1">
            <text:p>18,48378068</text:p>
          </table:table-cell>
          <table:table-cell office:value-type="float" office:value="0.8039170559858142" table:formula="of:=_xll.DFT([.F91:.F448];1;[.H91];2)" table:style-name="ce1">
            <text:p>0,803917056</text:p>
          </table:table-cell>
          <table:table-cell office:value-type="float" office:value="11.922336838737264" table:style-name="ce1">
            <text:p>11,92233684</text:p>
          </table:table-cell>
          <table:table-cell table:number-columns-repeated="16373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0.68953010000000003" table:style-name="ce1">
            <text:p>0,6895301</text:p>
          </table:table-cell>
          <table:table-cell office:value-type="float" office:value="1.4101849" table:style-name="ce1">
            <text:p>1,4101849</text:p>
          </table:table-cell>
          <table:table-cell office:value-type="float" office:value="9.9431200000000004" table:style-name="ce1">
            <text:p>9,94312</text:p>
          </table:table-cell>
          <table:table-cell office:value-type="float" office:value="10.066265868999984" table:formula="of:=SQRT(([.C92]*[.C92])+([.D92]*[.D92])+([.E92]*[.E92]))" table:style-name="ce2">
            <text:p>10,0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13.412226056326134" table:formula="of:=_xll.DFT([.F92:.F449];1;[.H92];1)" table:style-name="ce1">
            <text:p>13,41222606</text:p>
          </table:table-cell>
          <table:table-cell office:value-type="float" office:value="0.80521606172672833" table:formula="of:=_xll.DFT([.F92:.F449];1;[.H92];2)" table:style-name="ce1">
            <text:p>0,805216062</text:p>
          </table:table-cell>
          <table:table-cell office:value-type="float" office:value="11.865299969213492" table:style-name="ce1">
            <text:p>11,86529997</text:p>
          </table:table-cell>
          <table:table-cell table:number-columns-repeated="16373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0.41539399999999999" table:style-name="ce1">
            <text:p>0,415394</text:p>
          </table:table-cell>
          <table:table-cell office:value-type="float" office:value="0.88824879999999995" table:style-name="ce1">
            <text:p>0,8882488</text:p>
          </table:table-cell>
          <table:table-cell office:value-type="float" office:value="9.5097690000000004" table:style-name="ce1">
            <text:p>9,509769</text:p>
          </table:table-cell>
          <table:table-cell office:value-type="float" office:value="9.5601906120797846" table:formula="of:=SQRT(([.C93]*[.C93])+([.D93]*[.D93])+([.E93]*[.E93]))" table:style-name="ce2">
            <text:p>9,5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27.664226102042768" table:formula="of:=_xll.DFT([.F93:.F450];1;[.H93];1)" table:style-name="ce1">
            <text:p>27,6642261</text:p>
          </table:table-cell>
          <table:table-cell office:value-type="float" office:value="-0.98653466941814949" table:formula="of:=_xll.DFT([.F93:.F450];1;[.H93];2)" table:style-name="ce1">
            <text:p>-0,986534669</text:p>
          </table:table-cell>
          <table:table-cell office:value-type="float" office:value="8.811248498621401" table:style-name="ce1">
            <text:p>8,811248499</text:p>
          </table:table-cell>
          <table:table-cell table:number-columns-repeated="16373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0.93134444999999999" table:style-name="ce1">
            <text:p>0,93134445</text:p>
          </table:table-cell>
          <table:table-cell office:value-type="float" office:value="-0.32202014000000001" table:style-name="ce1">
            <text:p>-0,32202014</text:p>
          </table:table-cell>
          <table:table-cell office:value-type="float" office:value="10.68652" table:style-name="ce1">
            <text:p>10,68652</text:p>
          </table:table-cell>
          <table:table-cell office:value-type="float" office:value="10.731859539031968" table:formula="of:=SQRT(([.C94]*[.C94])+([.D94]*[.D94])+([.E94]*[.E94]))" table:style-name="ce2">
            <text:p>10,7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26.169655381062483" table:formula="of:=_xll.DFT([.F94:.F451];1;[.H94];1)" table:style-name="ce1">
            <text:p>26,16965538</text:p>
          </table:table-cell>
          <table:table-cell office:value-type="float" office:value="3.5844191187369647" table:formula="of:=_xll.DFT([.F94:.F451];1;[.H94];2)" table:style-name="ce1">
            <text:p>3,584419119</text:p>
          </table:table-cell>
          <table:table-cell office:value-type="float" office:value="10.476695118804681" table:style-name="ce1">
            <text:p>10,47669512</text:p>
          </table:table-cell>
          <table:table-cell table:number-columns-repeated="16373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1.8890251" table:style-name="ce1">
            <text:p>1,8890251</text:p>
          </table:table-cell>
          <table:table-cell office:value-type="float" office:value="8.1893670000000007" table:style-name="ce1">
            <text:p>8,189367</text:p>
          </table:table-cell>
          <table:table-cell office:value-type="float" office:value="8.4672328262817906" table:formula="of:=SQRT(([.C95]*[.C95])+([.D95]*[.D95])+([.E95]*[.E95]))" table:style-name="ce2">
            <text:p>8,47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9.326084770952912" table:formula="of:=_xll.DFT([.F95:.F452];1;[.H95];1)" table:style-name="ce1">
            <text:p>9,326084771</text:p>
          </table:table-cell>
          <table:table-cell office:value-type="float" office:value="-0.40863165592298328" table:formula="of:=_xll.DFT([.F95:.F452];1;[.H95];2)" table:style-name="ce1">
            <text:p>-0,408631656</text:p>
          </table:table-cell>
          <table:table-cell office:value-type="float" office:value="9.6019433098933948" table:style-name="ce1">
            <text:p>9,60194331</text:p>
          </table:table-cell>
          <table:table-cell table:number-columns-repeated="16373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0.43574469999999998" table:style-name="ce1">
            <text:p>0,4357447</text:p>
          </table:table-cell>
          <table:table-cell office:value-type="float" office:value="1.7310078" table:style-name="ce1">
            <text:p>1,7310078</text:p>
          </table:table-cell>
          <table:table-cell office:value-type="float" office:value="10.086772" table:style-name="ce1">
            <text:p>10,086772</text:p>
          </table:table-cell>
          <table:table-cell office:value-type="float" office:value="10.243497001865277" table:formula="of:=SQRT(([.C96]*[.C96])+([.D96]*[.D96])+([.E96]*[.E96]))" table:style-name="ce2">
            <text:p>10,24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3.0809675549331241" table:formula="of:=_xll.DFT([.F96:.F453];1;[.H96];1)" table:style-name="ce1">
            <text:p>3,080967555</text:p>
          </table:table-cell>
          <table:table-cell office:value-type="float" office:value="4.046926422116699" table:formula="of:=_xll.DFT([.F96:.F453];1;[.H96];2)" table:style-name="ce1">
            <text:p>4,046926422</text:p>
          </table:table-cell>
          <table:table-cell office:value-type="float" office:value="10.332311763311111" table:style-name="ce1">
            <text:p>10,33231176</text:p>
          </table:table-cell>
          <table:table-cell table:number-columns-repeated="16373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.4772224" table:style-name="ce1">
            <text:p>1,4772224</text:p>
          </table:table-cell>
          <table:table-cell office:value-type="float" office:value="1.0342951" table:style-name="ce1">
            <text:p>1,0342951</text:p>
          </table:table-cell>
          <table:table-cell office:value-type="float" office:value="8.9998044999999998" table:style-name="ce1">
            <text:p>8,9998045</text:p>
          </table:table-cell>
          <table:table-cell office:value-type="float" office:value="9.1786945374146747" table:formula="of:=SQRT(([.C97]*[.C97])+([.D97]*[.D97])+([.E97]*[.E97]))" table:style-name="ce2">
            <text:p>9,18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18.543974080014628" table:formula="of:=_xll.DFT([.F97:.F454];1;[.H97];1)" table:style-name="ce1">
            <text:p>18,54397408</text:p>
          </table:table-cell>
          <table:table-cell office:value-type="float" office:value="-5.7519915097122593E-2" table:formula="of:=_xll.DFT([.F97:.F454];1;[.H97];2)" table:style-name="ce1">
            <text:p>-0,057519915</text:p>
          </table:table-cell>
          <table:table-cell office:value-type="float" office:value="7.1832733234874322" table:style-name="ce1">
            <text:p>7,183273323</text:p>
          </table:table-cell>
          <table:table-cell table:number-columns-repeated="16373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1.2174516" table:style-name="ce1">
            <text:p>1,2174516</text:p>
          </table:table-cell>
          <table:table-cell office:value-type="float" office:value="1.5921441000000001" table:style-name="ce1">
            <text:p>1,5921441</text:p>
          </table:table-cell>
          <table:table-cell office:value-type="float" office:value="8.8022819999999999" table:style-name="ce1">
            <text:p>8,802282</text:p>
          </table:table-cell>
          <table:table-cell office:value-type="float" office:value="9.0275843746282085" table:formula="of:=SQRT(([.C98]*[.C98])+([.D98]*[.D98])+([.E98]*[.E98]))" table:style-name="ce2">
            <text:p>9,0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71.791530864292554" table:formula="of:=_xll.DFT([.F98:.F455];1;[.H98];1)" table:style-name="ce1">
            <text:p>71,79153086</text:p>
          </table:table-cell>
          <table:table-cell office:value-type="float" office:value="2.2436994841752171" table:formula="of:=_xll.DFT([.F98:.F455];1;[.H98];2)" table:style-name="ce1">
            <text:p>2,243699484</text:p>
          </table:table-cell>
          <table:table-cell office:value-type="float" office:value="6.9838226274902508" table:style-name="ce1">
            <text:p>6,983822627</text:p>
          </table:table-cell>
          <table:table-cell table:number-columns-repeated="16373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0.65840549999999998" table:style-name="ce1">
            <text:p>0,6584055</text:p>
          </table:table-cell>
          <table:table-cell office:value-type="float" office:value="1.8207903999999999" table:style-name="ce1">
            <text:p>1,8207904</text:p>
          </table:table-cell>
          <table:table-cell office:value-type="float" office:value="9.4523089999999996" table:style-name="ce1">
            <text:p>9,452309</text:p>
          </table:table-cell>
          <table:table-cell office:value-type="float" office:value="9.6485709260306205" table:formula="of:=SQRT(([.C99]*[.C99])+([.D99]*[.D99])+([.E99]*[.E99]))" table:style-name="ce2">
            <text:p>9,65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49.963493694469882" table:formula="of:=_xll.DFT([.F99:.F456];1;[.H99];1)" table:style-name="ce1">
            <text:p>49,96349369</text:p>
          </table:table-cell>
          <table:table-cell office:value-type="float" office:value="1.2378612993686726" table:formula="of:=_xll.DFT([.F99:.F456];1;[.H99];2)" table:style-name="ce1">
            <text:p>1,237861299</text:p>
          </table:table-cell>
          <table:table-cell office:value-type="float" office:value="8.4825737565067598" table:style-name="ce1">
            <text:p>8,482573757</text:p>
          </table:table-cell>
          <table:table-cell table:number-columns-repeated="16373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2.633622E-2" table:style-name="ce1">
            <text:p>0,02633622</text:p>
          </table:table-cell>
          <table:table-cell office:value-type="float" office:value="2.27928" table:style-name="ce1">
            <text:p>2,27928</text:p>
          </table:table-cell>
          <table:table-cell office:value-type="float" office:value="9.5528650000000006" table:style-name="ce1">
            <text:p>9,552865</text:p>
          </table:table-cell>
          <table:table-cell office:value-type="float" office:value="9.8210508919926127" table:formula="of:=SQRT(([.C100]*[.C100])+([.D100]*[.D100])+([.E100]*[.E100]))" table:style-name="ce2">
            <text:p>9,8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17.453181830218025" table:formula="of:=_xll.DFT([.F100:.F457];1;[.H100];1)" table:style-name="ce1">
            <text:p>17,45318183</text:p>
          </table:table-cell>
          <table:table-cell office:value-type="float" office:value="2.4930183368036323" table:formula="of:=_xll.DFT([.F100:.F457];1;[.H100];2)" table:style-name="ce1">
            <text:p>2,493018337</text:p>
          </table:table-cell>
          <table:table-cell office:value-type="float" office:value="12.824604372721188" table:style-name="ce1">
            <text:p>12,82460437</text:p>
          </table:table-cell>
          <table:table-cell table:number-columns-repeated="16373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0.65242" table:style-name="ce1">
            <text:p>0,65242</text:p>
          </table:table-cell>
          <table:table-cell office:value-type="float" office:value="0.66558810000000002" table:style-name="ce1">
            <text:p>0,6655881</text:p>
          </table:table-cell>
          <table:table-cell office:value-type="float" office:value="9.4547019999999993" table:style-name="ce1">
            <text:p>9,454702</text:p>
          </table:table-cell>
          <table:table-cell office:value-type="float" office:value="9.5005288949650382" table:formula="of:=SQRT(([.C101]*[.C101])+([.D101]*[.D101])+([.E101]*[.E101]))" table:style-name="ce2">
            <text:p>9,5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38.769025721403565" table:formula="of:=_xll.DFT([.F101:.F458];1;[.H101];1)" table:style-name="ce1">
            <text:p>38,76902572</text:p>
          </table:table-cell>
          <table:table-cell office:value-type="float" office:value="1.395443741567302" table:formula="of:=_xll.DFT([.F101:.F458];1;[.H101];2)" table:style-name="ce1">
            <text:p>1,395443742</text:p>
          </table:table-cell>
          <table:table-cell office:value-type="float" office:value="9.0221385900867208" table:style-name="ce1">
            <text:p>9,02213859</text:p>
          </table:table-cell>
          <table:table-cell table:number-columns-repeated="16373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0.39145197999999998" table:style-name="ce1">
            <text:p>0,39145198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8.3258360000000007" table:style-name="ce1">
            <text:p>8,325836</text:p>
          </table:table-cell>
          <table:table-cell office:value-type="float" office:value="8.4708393164384468" table:formula="of:=SQRT(([.C102]*[.C102])+([.D102]*[.D102])+([.E102]*[.E102]))" table:style-name="ce2">
            <text:p>8,4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36.418727582036354" table:formula="of:=_xll.DFT([.F102:.F459];1;[.H102];1)" table:style-name="ce1">
            <text:p>36,41872758</text:p>
          </table:table-cell>
          <table:table-cell office:value-type="float" office:value="3.2864803682367407" table:formula="of:=_xll.DFT([.F102:.F459];1;[.H102];2)" table:style-name="ce1">
            <text:p>3,286480368</text:p>
          </table:table-cell>
          <table:table-cell office:value-type="float" office:value="8.255156173090846" table:style-name="ce1">
            <text:p>8,255156173</text:p>
          </table:table-cell>
          <table:table-cell table:number-columns-repeated="16373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.3108255" table:style-name="ce1">
            <text:p>1,3108255</text:p>
          </table:table-cell>
          <table:table-cell office:value-type="float" office:value="1.9716251" table:style-name="ce1">
            <text:p>1,9716251</text:p>
          </table:table-cell>
          <table:table-cell office:value-type="float" office:value="10.0269165" table:style-name="ce1">
            <text:p>10,0269165</text:p>
          </table:table-cell>
          <table:table-cell office:value-type="float" office:value="10.302651286167679" table:formula="of:=SQRT(([.C103]*[.C103])+([.D103]*[.D103])+([.E103]*[.E103]))" table:style-name="ce2">
            <text:p>10,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5.215293214178416" table:formula="of:=_xll.DFT([.F103:.F460];1;[.H103];1)" table:style-name="ce1">
            <text:p>35,21529321</text:p>
          </table:table-cell>
          <table:table-cell office:value-type="float" office:value="3.6635680195778679" table:formula="of:=_xll.DFT([.F103:.F460];1;[.H103];2)" table:style-name="ce1">
            <text:p>3,66356802</text:p>
          </table:table-cell>
          <table:table-cell office:value-type="float" office:value="9.5853464472298011" table:style-name="ce1">
            <text:p>9,585346447</text:p>
          </table:table-cell>
          <table:table-cell table:number-columns-repeated="16373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.7753004999999999" table:style-name="ce1">
            <text:p>1,7753005</text:p>
          </table:table-cell>
          <table:table-cell office:value-type="float" office:value="0.40102877999999997" table:style-name="ce1">
            <text:p>0,40102878</text:p>
          </table:table-cell>
          <table:table-cell office:value-type="float" office:value="10.241198000000001" table:style-name="ce1">
            <text:p>10,241198</text:p>
          </table:table-cell>
          <table:table-cell office:value-type="float" office:value="10.401665848453918" table:formula="of:=SQRT(([.C104]*[.C104])+([.D104]*[.D104])+([.E104]*[.E104]))" table:style-name="ce2">
            <text:p>10,40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55.965786004626658" table:formula="of:=_xll.DFT([.F104:.F461];1;[.H104];1)" table:style-name="ce1">
            <text:p>55,965786</text:p>
          </table:table-cell>
          <table:table-cell office:value-type="float" office:value="3.2714193122143964" table:formula="of:=_xll.DFT([.F104:.F461];1;[.H104];2)" table:style-name="ce1">
            <text:p>3,271419312</text:p>
          </table:table-cell>
          <table:table-cell office:value-type="float" office:value="8.9443346503265708" table:style-name="ce1">
            <text:p>8,94433465</text:p>
          </table:table-cell>
          <table:table-cell table:number-columns-repeated="16373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2.1643583999999998" table:style-name="ce1">
            <text:p>2,1643584</text:p>
          </table:table-cell>
          <table:table-cell office:value-type="float" office:value="1.9752164000000001" table:style-name="ce1">
            <text:p>1,9752164</text:p>
          </table:table-cell>
          <table:table-cell office:value-type="float" office:value="7.2388687000000003" table:style-name="ce1">
            <text:p>7,2388687</text:p>
          </table:table-cell>
          <table:table-cell office:value-type="float" office:value="7.8094268141982877" table:formula="of:=SQRT(([.C105]*[.C105])+([.D105]*[.D105])+([.E105]*[.E105]))" table:style-name="ce2">
            <text:p>7,81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53.093926889466978" table:formula="of:=_xll.DFT([.F105:.F462];1;[.H105];1)" table:style-name="ce1">
            <text:p>53,09392689</text:p>
          </table:table-cell>
          <table:table-cell office:value-type="float" office:value="-1.1717344075155136" table:formula="of:=_xll.DFT([.F105:.F462];1;[.H105];2)" table:style-name="ce1">
            <text:p>-1,171734408</text:p>
          </table:table-cell>
          <table:table-cell office:value-type="float" office:value="9.1626948266535155" table:style-name="ce1">
            <text:p>9,162694827</text:p>
          </table:table-cell>
          <table:table-cell table:number-columns-repeated="16373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5.2576669999999996" table:style-name="ce1">
            <text:p>5,257667</text:p>
          </table:table-cell>
          <table:table-cell office:value-type="float" office:value="3.4404678" table:style-name="ce1">
            <text:p>3,4404678</text:p>
          </table:table-cell>
          <table:table-cell office:value-type="float" office:value="4.9380410000000001" table:style-name="ce1">
            <text:p>4,938041</text:p>
          </table:table-cell>
          <table:table-cell office:value-type="float" office:value="7.9915036059184033" table:formula="of:=SQRT(([.C106]*[.C106])+([.D106]*[.D106])+([.E106]*[.E106]))" table:style-name="ce2">
            <text:p>7,9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38.978502310610729" table:formula="of:=_xll.DFT([.F106:.F463];1;[.H106];1)" table:style-name="ce1">
            <text:p>38,97850231</text:p>
          </table:table-cell>
          <table:table-cell office:value-type="float" office:value="-0.87091201241346006" table:formula="of:=_xll.DFT([.F106:.F463];1;[.H106];2)" table:style-name="ce1">
            <text:p>-0,870912012</text:p>
          </table:table-cell>
          <table:table-cell office:value-type="float" office:value="10.391889649170244" table:style-name="ce1">
            <text:p>10,39188965</text:p>
          </table:table-cell>
          <table:table-cell table:number-columns-repeated="16373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8.1247229999999995" table:style-name="ce1">
            <text:p>8,124723</text:p>
          </table:table-cell>
          <table:table-cell office:value-type="float" office:value="3.4356794000000002" table:style-name="ce1">
            <text:p>3,4356794</text:p>
          </table:table-cell>
          <table:table-cell office:value-type="float" office:value="5.3522376999999999" table:style-name="ce1">
            <text:p>5,3522377</text:p>
          </table:table-cell>
          <table:table-cell office:value-type="float" office:value="10.318016532435614" table:formula="of:=SQRT(([.C107]*[.C107])+([.D107]*[.D107])+([.E107]*[.E107]))" table:style-name="ce2">
            <text:p>10,32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121.12925601835269" table:formula="of:=_xll.DFT([.F107:.F464];1;[.H107];1)" table:style-name="ce1">
            <text:p>121,129256</text:p>
          </table:table-cell>
          <table:table-cell office:value-type="float" office:value="0.49587645807850184" table:formula="of:=_xll.DFT([.F107:.F464];1;[.H107];2)" table:style-name="ce1">
            <text:p>0,495876458</text:p>
          </table:table-cell>
          <table:table-cell office:value-type="float" office:value="10.624611189902568" table:style-name="ce1">
            <text:p>10,62461119</text:p>
          </table:table-cell>
          <table:table-cell table:number-columns-repeated="16373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8.3880850000000002" table:style-name="ce1">
            <text:p>8,388085</text:p>
          </table:table-cell>
          <table:table-cell office:value-type="float" office:value="-3.4009635" table:style-name="ce1">
            <text:p>-3,4009635</text:p>
          </table:table-cell>
          <table:table-cell office:value-type="float" office:value="-2.5031378000000002" table:style-name="ce1">
            <text:p>-2,5031378</text:p>
          </table:table-cell>
          <table:table-cell office:value-type="float" office:value="9.3910713734560716" table:formula="of:=SQRT(([.C108]*[.C108])+([.D108]*[.D108])+([.E108]*[.E108]))" table:style-name="ce2">
            <text:p>9,39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57.803980136138541" table:formula="of:=_xll.DFT([.F108:.F465];1;[.H108];1)" table:style-name="ce1">
            <text:p>57,80398014</text:p>
          </table:table-cell>
          <table:table-cell office:value-type="float" office:value="0.57427527175210591" table:formula="of:=_xll.DFT([.F108:.F465];1;[.H108];2)" table:style-name="ce1">
            <text:p>0,574275272</text:p>
          </table:table-cell>
          <table:table-cell office:value-type="float" office:value="11.056736978757593" table:style-name="ce1">
            <text:p>11,05673698</text:p>
          </table:table-cell>
          <table:table-cell table:number-columns-repeated="16373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12.067974" table:style-name="ce1">
            <text:p>12,067974</text:p>
          </table:table-cell>
          <table:table-cell office:value-type="float" office:value="-8.2899239999999992" table:style-name="ce1">
            <text:p>-8,289924</text:p>
          </table:table-cell>
          <table:table-cell office:value-type="float" office:value="-4.3059716000000003" table:style-name="ce1">
            <text:p>-4,3059716</text:p>
          </table:table-cell>
          <table:table-cell office:value-type="float" office:value="15.261069025807418" table:formula="of:=SQRT(([.C109]*[.C109])+([.D109]*[.D109])+([.E109]*[.E109]))" table:style-name="ce2">
            <text:p>15,26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41.731615368009678" table:formula="of:=_xll.DFT([.F109:.F466];1;[.H109];1)" table:style-name="ce1">
            <text:p>41,73161537</text:p>
          </table:table-cell>
          <table:table-cell office:value-type="float" office:value="-0.11223081768304906" table:formula="of:=_xll.DFT([.F109:.F466];1;[.H109];2)" table:style-name="ce1">
            <text:p>-0,112230818</text:p>
          </table:table-cell>
          <table:table-cell office:value-type="float" office:value="9.0806328447278393" table:style-name="ce1">
            <text:p>9,080632845</text:p>
          </table:table-cell>
          <table:table-cell table:number-columns-repeated="16373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0.178948" table:style-name="ce1">
            <text:p>10,178948</text:p>
          </table:table-cell>
          <table:table-cell office:value-type="float" office:value="-9.1482449999999993" table:style-name="ce1">
            <text:p>-9,148245</text:p>
          </table:table-cell>
          <table:table-cell office:value-type="float" office:value="-1.8124107" table:style-name="ce1">
            <text:p>-1,8124107</text:p>
          </table:table-cell>
          <table:table-cell office:value-type="float" office:value="13.80529613996757" table:formula="of:=SQRT(([.C110]*[.C110])+([.D110]*[.D110])+([.E110]*[.E110]))" table:style-name="ce2">
            <text:p>13,81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27.614691419625249" table:formula="of:=_xll.DFT([.F110:.F467];1;[.H110];1)" table:style-name="ce1">
            <text:p>27,61469142</text:p>
          </table:table-cell>
          <table:table-cell office:value-type="float" office:value="0.24442996702827588" table:formula="of:=_xll.DFT([.F110:.F467];1;[.H110];2)" table:style-name="ce1">
            <text:p>0,244429967</text:p>
          </table:table-cell>
          <table:table-cell office:value-type="float" office:value="10.84556554344039" table:style-name="ce1">
            <text:p>10,84556554</text:p>
          </table:table-cell>
          <table:table-cell table:number-columns-repeated="16373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7.2508397000000002" table:style-name="ce1">
            <text:p>7,2508397</text:p>
          </table:table-cell>
          <table:table-cell office:value-type="float" office:value="-6.0884546999999998" table:style-name="ce1">
            <text:p>-6,0884547</text:p>
          </table:table-cell>
          <table:table-cell office:value-type="float" office:value="-3.2668881000000001" table:style-name="ce1">
            <text:p>-3,2668881</text:p>
          </table:table-cell>
          <table:table-cell office:value-type="float" office:value="10.015813239421441" table:formula="of:=SQRT(([.C111]*[.C111])+([.D111]*[.D111])+([.E111]*[.E111]))" table:style-name="ce2">
            <text:p>10,0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73.294196673431429" table:formula="of:=_xll.DFT([.F111:.F468];1;[.H111];1)" table:style-name="ce1">
            <text:p>73,29419667</text:p>
          </table:table-cell>
          <table:table-cell office:value-type="float" office:value="-1.2304838844593124" table:formula="of:=_xll.DFT([.F111:.F468];1;[.H111];2)" table:style-name="ce1">
            <text:p>-1,230483884</text:p>
          </table:table-cell>
          <table:table-cell office:value-type="float" office:value="10.880049052446571" table:style-name="ce1">
            <text:p>10,88004905</text:p>
          </table:table-cell>
          <table:table-cell table:number-columns-repeated="16373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5.9735329999999998" table:style-name="ce1">
            <text:p>5,973533</text:p>
          </table:table-cell>
          <table:table-cell office:value-type="float" office:value="-6.2045735999999998" table:style-name="ce1">
            <text:p>-6,2045736</text:p>
          </table:table-cell>
          <table:table-cell office:value-type="float" office:value="-1.8974047999999999" table:style-name="ce1">
            <text:p>-1,8974048</text:p>
          </table:table-cell>
          <table:table-cell office:value-type="float" office:value="8.819295608775624" table:formula="of:=SQRT(([.C112]*[.C112])+([.D112]*[.D112])+([.E112]*[.E112]))" table:style-name="ce2">
            <text:p>8,8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28.431194316858765" table:formula="of:=_xll.DFT([.F112:.F469];1;[.H112];1)" table:style-name="ce1">
            <text:p>28,43119432</text:p>
          </table:table-cell>
          <table:table-cell office:value-type="float" office:value="0.48808267596432259" table:formula="of:=_xll.DFT([.F112:.F469];1;[.H112];2)" table:style-name="ce1">
            <text:p>0,488082676</text:p>
          </table:table-cell>
          <table:table-cell office:value-type="float" office:value="10.695324616042335" table:style-name="ce1">
            <text:p>10,69532462</text:p>
          </table:table-cell>
          <table:table-cell table:number-columns-repeated="16373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8.5113869999999991" table:style-name="ce1">
            <text:p>8,511387</text:p>
          </table:table-cell>
          <table:table-cell office:value-type="float" office:value="-7.2280949999999997" table:style-name="ce1">
            <text:p>-7,228095</text:p>
          </table:table-cell>
          <table:table-cell office:value-type="float" office:value="-1.364695" table:style-name="ce1">
            <text:p>-1,364695</text:p>
          </table:table-cell>
          <table:table-cell office:value-type="float" office:value="11.24950925311051" table:formula="of:=SQRT(([.C113]*[.C113])+([.D113]*[.D113])+([.E113]*[.E113]))" table:style-name="ce2">
            <text:p>11,2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9.59929912376203" table:formula="of:=_xll.DFT([.F113:.F470];1;[.H113];1)" table:style-name="ce1">
            <text:p>39,59929912</text:p>
          </table:table-cell>
          <table:table-cell office:value-type="float" office:value="0.43141865351625203" table:formula="of:=_xll.DFT([.F113:.F470];1;[.H113];2)" table:style-name="ce1">
            <text:p>0,431418654</text:p>
          </table:table-cell>
          <table:table-cell office:value-type="float" office:value="10.878181102428325" table:style-name="ce1">
            <text:p>10,8781811</text:p>
          </table:table-cell>
          <table:table-cell table:number-columns-repeated="16373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8.0241670000000003" table:style-name="ce1">
            <text:p>8,024167</text:p>
          </table:table-cell>
          <table:table-cell office:value-type="float" office:value="-5.3259014999999996" table:style-name="ce1">
            <text:p>-5,3259015</text:p>
          </table:table-cell>
          <table:table-cell office:value-type="float" office:value="-2.1679496999999999" table:style-name="ce1">
            <text:p>-2,1679497</text:p>
          </table:table-cell>
          <table:table-cell office:value-type="float" office:value="9.8718027094002103" table:formula="of:=SQRT(([.C114]*[.C114])+([.D114]*[.D114])+([.E114]*[.E114]))" table:style-name="ce2">
            <text:p>9,87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44.418401269774762" table:formula="of:=_xll.DFT([.F114:.F471];1;[.H114];1)" table:style-name="ce1">
            <text:p>44,41840127</text:p>
          </table:table-cell>
          <table:table-cell office:value-type="float" office:value="0.33911626703355136" table:formula="of:=_xll.DFT([.F114:.F471];1;[.H114];2)" table:style-name="ce1">
            <text:p>0,339116267</text:p>
          </table:table-cell>
          <table:table-cell office:value-type="float" office:value="9.7461321035374588" table:style-name="ce1">
            <text:p>9,746132104</text:p>
          </table:table-cell>
          <table:table-cell table:number-columns-repeated="16373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6.8964980000000002" table:style-name="ce1">
            <text:p>6,896498</text:p>
          </table:table-cell>
          <table:table-cell office:value-type="float" office:value="-6.0573300000000003" table:style-name="ce1">
            <text:p>-6,05733</text:p>
          </table:table-cell>
          <table:table-cell office:value-type="float" office:value="-2.1200657000000001" table:style-name="ce1">
            <text:p>-2,1200657</text:p>
          </table:table-cell>
          <table:table-cell office:value-type="float" office:value="9.420594989979163" table:formula="of:=SQRT(([.C115]*[.C115])+([.D115]*[.D115])+([.E115]*[.E115]))" table:style-name="ce2">
            <text:p>9,42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35.467827287893378" table:formula="of:=_xll.DFT([.F115:.F472];1;[.H115];1)" table:style-name="ce1">
            <text:p>35,46782729</text:p>
          </table:table-cell>
          <table:table-cell office:value-type="float" office:value="3.3772817344180392" table:formula="of:=_xll.DFT([.F115:.F472];1;[.H115];2)" table:style-name="ce1">
            <text:p>3,377281734</text:p>
          </table:table-cell>
          <table:table-cell office:value-type="float" office:value="11.915892206068573" table:style-name="ce1">
            <text:p>11,91589221</text:p>
          </table:table-cell>
          <table:table-cell table:number-columns-repeated="16373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7.4830775000000003" table:style-name="ce1">
            <text:p>7,4830775</text:p>
          </table:table-cell>
          <table:table-cell office:value-type="float" office:value="-6.7217209999999996" table:style-name="ce1">
            <text:p>-6,721721</text:p>
          </table:table-cell>
          <table:table-cell office:value-type="float" office:value="-1.8614918" table:style-name="ce1">
            <text:p>-1,8614918</text:p>
          </table:table-cell>
          <table:table-cell office:value-type="float" office:value="10.229522657207152" table:formula="of:=SQRT(([.C116]*[.C116])+([.D116]*[.D116])+([.E116]*[.E116]))" table:style-name="ce2">
            <text:p>10,2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7.040770059308286" table:formula="of:=_xll.DFT([.F116:.F473];1;[.H116];1)" table:style-name="ce1">
            <text:p>47,04077006</text:p>
          </table:table-cell>
          <table:table-cell office:value-type="float" office:value="2.9439465634748458" table:formula="of:=_xll.DFT([.F116:.F473];1;[.H116];2)" table:style-name="ce1">
            <text:p>2,943946563</text:p>
          </table:table-cell>
          <table:table-cell office:value-type="float" office:value="14.737371927538291" table:style-name="ce1">
            <text:p>14,73737193</text:p>
          </table:table-cell>
          <table:table-cell table:number-columns-repeated="16373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7.3310456000000004" table:style-name="ce1">
            <text:p>7,3310456</text:p>
          </table:table-cell>
          <table:table-cell office:value-type="float" office:value="-4.5968669999999996" table:style-name="ce1">
            <text:p>-4,596867</text:p>
          </table:table-cell>
          <table:table-cell office:value-type="float" office:value="-1.0666169000000001" table:style-name="ce1">
            <text:p>-1,0666169</text:p>
          </table:table-cell>
          <table:table-cell office:value-type="float" office:value="8.7185484695753086" table:formula="of:=SQRT(([.C117]*[.C117])+([.D117]*[.D117])+([.E117]*[.E117]))" table:style-name="ce2">
            <text:p>8,7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43.055995290945255" table:formula="of:=_xll.DFT([.F117:.F474];1;[.H117];1)" table:style-name="ce1">
            <text:p>43,05599529</text:p>
          </table:table-cell>
          <table:table-cell office:value-type="float" office:value="3.2563542063693798" table:formula="of:=_xll.DFT([.F117:.F474];1;[.H117];2)" table:style-name="ce1">
            <text:p>3,256354206</text:p>
          </table:table-cell>
          <table:table-cell office:value-type="float" office:value="12.23780582905145" table:style-name="ce1">
            <text:p>12,23780583</text:p>
          </table:table-cell>
          <table:table-cell table:number-columns-repeated="16373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8.1127529999999997" table:style-name="ce1">
            <text:p>8,112753</text:p>
          </table:table-cell>
          <table:table-cell office:value-type="float" office:value="-5.6503160000000001" table:style-name="ce1">
            <text:p>-5,650316</text:p>
          </table:table-cell>
          <table:table-cell office:value-type="float" office:value="-3.0514100000000002" table:style-name="ce1">
            <text:p>-3,05141</text:p>
          </table:table-cell>
          <table:table-cell office:value-type="float" office:value="10.346687157103235" table:formula="of:=SQRT(([.C118]*[.C118])+([.D118]*[.D118])+([.E118]*[.E118]))" table:style-name="ce2">
            <text:p>10,3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45.938968906400355" table:formula="of:=_xll.DFT([.F118:.F475];1;[.H118];1)" table:style-name="ce1">
            <text:p>45,93896891</text:p>
          </table:table-cell>
          <table:table-cell office:value-type="float" office:value="4.2248469847181553" table:formula="of:=_xll.DFT([.F118:.F475];1;[.H118];2)" table:style-name="ce1">
            <text:p>4,224846985</text:p>
          </table:table-cell>
          <table:table-cell office:value-type="float" office:value="10.150957040856991" table:style-name="ce1">
            <text:p>10,15095704</text:p>
          </table:table-cell>
          <table:table-cell table:number-columns-repeated="16373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10.526108000000001" table:style-name="ce1">
            <text:p>10,526108</text:p>
          </table:table-cell>
          <table:table-cell office:value-type="float" office:value="-5.1846436999999996" table:style-name="ce1">
            <text:p>-5,1846437</text:p>
          </table:table-cell>
          <table:table-cell office:value-type="float" office:value="-0.27892450000000002" table:style-name="ce1">
            <text:p>-0,2789245</text:p>
          </table:table-cell>
          <table:table-cell office:value-type="float" office:value="11.737004677527992" table:formula="of:=SQRT(([.C119]*[.C119])+([.D119]*[.D119])+([.E119]*[.E119]))" table:style-name="ce2">
            <text:p>11,74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42.573046925337316" table:formula="of:=_xll.DFT([.F119:.F476];1;[.H119];1)" table:style-name="ce1">
            <text:p>42,57304693</text:p>
          </table:table-cell>
          <table:table-cell office:value-type="float" office:value="-0.80256614528546422" table:formula="of:=_xll.DFT([.F119:.F476];1;[.H119];2)" table:style-name="ce1">
            <text:p>-0,802566145</text:p>
          </table:table-cell>
          <table:table-cell office:value-type="float" office:value="10.40603676297569" table:style-name="ce1">
            <text:p>10,40603676</text:p>
          </table:table-cell>
          <table:table-cell table:number-columns-repeated="16373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3.0801406" table:style-name="ce1">
            <text:p>3,0801406</text:p>
          </table:table-cell>
          <table:table-cell office:value-type="float" office:value="-2.837129" table:style-name="ce1">
            <text:p>-2,837129</text:p>
          </table:table-cell>
          <table:table-cell office:value-type="float" office:value="-1.5873557" table:style-name="ce1">
            <text:p>-1,5873557</text:p>
          </table:table-cell>
          <table:table-cell office:value-type="float" office:value="4.4784221771436261" table:formula="of:=SQRT(([.C120]*[.C120])+([.D120]*[.D120])+([.E120]*[.E120]))" table:style-name="ce2">
            <text:p>4,4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45.52840611131905" table:formula="of:=_xll.DFT([.F120:.F477];1;[.H120];1)" table:style-name="ce1">
            <text:p>45,52840611</text:p>
          </table:table-cell>
          <table:table-cell office:value-type="float" office:value="-6.1512061661828189E-2" table:formula="of:=_xll.DFT([.F120:.F477];1;[.H120];2)" table:style-name="ce1">
            <text:p>-0,061512062</text:p>
          </table:table-cell>
          <table:table-cell office:value-type="float" office:value="10.231859830239785" table:style-name="ce1">
            <text:p>10,23185983</text:p>
          </table:table-cell>
          <table:table-cell table:number-columns-repeated="16373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5.4599770000000003" table:style-name="ce1">
            <text:p>5,459977</text:p>
          </table:table-cell>
          <table:table-cell office:value-type="float" office:value="-6.8402342999999997" table:style-name="ce1">
            <text:p>-6,8402343</text:p>
          </table:table-cell>
          <table:table-cell office:value-type="float" office:value="4.7812210000000004" table:style-name="ce1">
            <text:p>4,781221</text:p>
          </table:table-cell>
          <table:table-cell office:value-type="float" office:value="9.9729749007137531" table:formula="of:=SQRT(([.C121]*[.C121])+([.D121]*[.D121])+([.E121]*[.E121]))" table:style-name="ce2">
            <text:p>9,9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8.6917696684122063" table:formula="of:=_xll.DFT([.F121:.F478];1;[.H121];1)" table:style-name="ce1">
            <text:p>8,691769668</text:p>
          </table:table-cell>
          <table:table-cell office:value-type="float" office:value="4.4859486296249802" table:formula="of:=_xll.DFT([.F121:.F478];1;[.H121];2)" table:style-name="ce1">
            <text:p>4,48594863</text:p>
          </table:table-cell>
          <table:table-cell office:value-type="float" office:value="10.614901201591175" table:style-name="ce1">
            <text:p>10,6149012</text:p>
          </table:table-cell>
          <table:table-cell table:number-columns-repeated="16373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.3187189999999998" table:style-name="ce1">
            <text:p>5,318719</text:p>
          </table:table-cell>
          <table:table-cell office:value-type="float" office:value="-3.8331170000000001" table:style-name="ce1">
            <text:p>-3,833117</text:p>
          </table:table-cell>
          <table:table-cell office:value-type="float" office:value="1.7741034" table:style-name="ce1">
            <text:p>1,7741034</text:p>
          </table:table-cell>
          <table:table-cell office:value-type="float" office:value="6.7918333762351351" table:formula="of:=SQRT(([.C122]*[.C122])+([.D122]*[.D122])+([.E122]*[.E122]))" table:style-name="ce2">
            <text:p>6,7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47.083406853941725" table:formula="of:=_xll.DFT([.F122:.F479];1;[.H122];1)" table:style-name="ce1">
            <text:p>47,08340685</text:p>
          </table:table-cell>
          <table:table-cell office:value-type="float" office:value="-1.1220873293295373" table:formula="of:=_xll.DFT([.F122:.F479];1;[.H122];2)" table:style-name="ce1">
            <text:p>-1,122087329</text:p>
          </table:table-cell>
          <table:table-cell office:value-type="float" office:value="10.823614013856758" table:style-name="ce1">
            <text:p>10,82361401</text:p>
          </table:table-cell>
          <table:table-cell table:number-columns-repeated="16373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8.7041210000000007" table:style-name="ce1">
            <text:p>8,704121</text:p>
          </table:table-cell>
          <table:table-cell office:value-type="float" office:value="-11.663354" table:style-name="ce1">
            <text:p>-11,663354</text:p>
          </table:table-cell>
          <table:table-cell office:value-type="float" office:value="-4.7812210000000004" table:style-name="ce1">
            <text:p>-4,781221</text:p>
          </table:table-cell>
          <table:table-cell office:value-type="float" office:value="15.31847326474796" table:formula="of:=SQRT(([.C123]*[.C123])+([.D123]*[.D123])+([.E123]*[.E123]))" table:style-name="ce2">
            <text:p>15,3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53.304725565561981" table:formula="of:=_xll.DFT([.F123:.F480];1;[.H123];1)" table:style-name="ce1">
            <text:p>53,30472557</text:p>
          </table:table-cell>
          <table:table-cell office:value-type="float" office:value="4.6948834405972821" table:formula="of:=_xll.DFT([.F123:.F480];1;[.H123];2)" table:style-name="ce1">
            <text:p>4,694883441</text:p>
          </table:table-cell>
          <table:table-cell office:value-type="float" office:value="13.707693284011143" table:style-name="ce1">
            <text:p>13,70769328</text:p>
          </table:table-cell>
          <table:table-cell table:number-columns-repeated="16373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float" office:value="9.7072909999999997" table:style-name="ce1">
            <text:p>9,707291</text:p>
          </table:table-cell>
          <table:table-cell office:value-type="float" office:value="-10.105926" table:style-name="ce1">
            <text:p>-10,105926</text:p>
          </table:table-cell>
          <table:table-cell office:value-type="float" office:value="-0.43454759999999998" table:style-name="ce1">
            <text:p>-0,4345476</text:p>
          </table:table-cell>
          <table:table-cell office:value-type="float" office:value="14.01963161045335" table:formula="of:=SQRT(([.C124]*[.C124])+([.D124]*[.D124])+([.E124]*[.E124]))" table:style-name="ce2">
            <text:p>14,0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12.114978632869269" table:formula="of:=_xll.DFT([.F124:.F481];1;[.H124];1)" table:style-name="ce1">
            <text:p>12,11497863</text:p>
          </table:table-cell>
          <table:table-cell office:value-type="float" office:value="2.724501278702335" table:formula="of:=_xll.DFT([.F124:.F481];1;[.H124];2)" table:style-name="ce1">
            <text:p>2,724501279</text:p>
          </table:table-cell>
          <table:table-cell office:value-type="float" office:value="10.190951476813227" table:style-name="ce1">
            <text:p>10,19095148</text:p>
          </table:table-cell>
          <table:table-cell table:number-columns-repeated="16373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0.28969840000000002" table:style-name="ce1">
            <text:p>0,2896984</text:p>
          </table:table-cell>
          <table:table-cell office:value-type="float" office:value="-8.8848830000000003" table:style-name="ce1">
            <text:p>-8,884883</text:p>
          </table:table-cell>
          <table:table-cell office:value-type="float" office:value="1.4664485" table:style-name="ce1">
            <text:p>1,4664485</text:p>
          </table:table-cell>
          <table:table-cell office:value-type="float" office:value="9.0097470713557666" table:formula="of:=SQRT(([.C125]*[.C125])+([.D125]*[.D125])+([.E125]*[.E125]))" table:style-name="ce2">
            <text:p>9,01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1.310190188774673" table:formula="of:=_xll.DFT([.F125:.F482];1;[.H125];1)" table:style-name="ce1">
            <text:p>11,31019019</text:p>
          </table:table-cell>
          <table:table-cell office:value-type="float" office:value="-9.3290411908686838E-2" table:formula="of:=_xll.DFT([.F125:.F482];1;[.H125];2)" table:style-name="ce1">
            <text:p>-0,093290412</text:p>
          </table:table-cell>
          <table:table-cell office:value-type="float" office:value="7.2657268884218036" table:style-name="ce1">
            <text:p>7,265726888</text:p>
          </table:table-cell>
          <table:table-cell table:number-columns-repeated="16373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3.0621839" table:style-name="ce1">
            <text:p>3,0621839</text:p>
          </table:table-cell>
          <table:table-cell office:value-type="float" office:value="-10.126276000000001" table:style-name="ce1">
            <text:p>-10,126276</text:p>
          </table:table-cell>
          <table:table-cell office:value-type="float" office:value="-0.50876783999999997" table:style-name="ce1">
            <text:p>-0,50876784</text:p>
          </table:table-cell>
          <table:table-cell office:value-type="float" office:value="10.591377652629212" table:formula="of:=SQRT(([.C126]*[.C126])+([.D126]*[.D126])+([.E126]*[.E126]))" table:style-name="ce2">
            <text:p>10,59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12.040767965159048" table:formula="of:=_xll.DFT([.F126:.F483];1;[.H126];1)" table:style-name="ce1">
            <text:p>12,04076797</text:p>
          </table:table-cell>
          <table:table-cell office:value-type="float" office:value="0.78404011877502888" table:formula="of:=_xll.DFT([.F126:.F483];1;[.H126];2)" table:style-name="ce1">
            <text:p>0,784040119</text:p>
          </table:table-cell>
          <table:table-cell office:value-type="float" office:value="11.586896946303082" table:style-name="ce1">
            <text:p>11,58689695</text:p>
          </table:table-cell>
          <table:table-cell table:number-columns-repeated="16373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float" office:value="-4.8374844000000001" table:style-name="ce1">
            <text:p>-4,8374844</text:p>
          </table:table-cell>
          <table:table-cell office:value-type="float" office:value="-13.725958" table:style-name="ce1">
            <text:p>-13,725958</text:p>
          </table:table-cell>
          <table:table-cell office:value-type="float" office:value="-4.0701429999999997E-2" table:style-name="ce1">
            <text:p>-0,04070143</text:p>
          </table:table-cell>
          <table:table-cell office:value-type="float" office:value="14.553516239878643" table:formula="of:=SQRT(([.C127]*[.C127])+([.D127]*[.D127])+([.E127]*[.E127]))" table:style-name="ce2">
            <text:p>14,5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5.645274991135473" table:formula="of:=_xll.DFT([.F127:.F484];1;[.H127];1)" table:style-name="ce1">
            <text:p>45,64527499</text:p>
          </table:table-cell>
          <table:table-cell office:value-type="float" office:value="-0.54196198280633112" table:formula="of:=_xll.DFT([.F127:.F484];1;[.H127];2)" table:style-name="ce1">
            <text:p>-0,541961983</text:p>
          </table:table-cell>
          <table:table-cell office:value-type="float" office:value="11.779041256049679" table:style-name="ce1">
            <text:p>11,77904126</text:p>
          </table:table-cell>
          <table:table-cell table:number-columns-repeated="16373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4.819528" table:style-name="ce1">
            <text:p>4,819528</text:p>
          </table:table-cell>
          <table:table-cell office:value-type="float" office:value="-11.335348" table:style-name="ce1">
            <text:p>-11,335348</text:p>
          </table:table-cell>
          <table:table-cell office:value-type="float" office:value="-0.22984336" table:style-name="ce1">
            <text:p>-0,22984336</text:p>
          </table:table-cell>
          <table:table-cell office:value-type="float" office:value="12.319528903088141" table:formula="of:=SQRT(([.C128]*[.C128])+([.D128]*[.D128])+([.E128]*[.E128]))" table:style-name="ce2">
            <text:p>12,32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50.847982808313255" table:formula="of:=_xll.DFT([.F128:.F485];1;[.H128];1)" table:style-name="ce1">
            <text:p>50,84798281</text:p>
          </table:table-cell>
          <table:table-cell office:value-type="float" office:value="-0.95104992702217894" table:formula="of:=_xll.DFT([.F128:.F485];1;[.H128];2)" table:style-name="ce1">
            <text:p>-0,951049927</text:p>
          </table:table-cell>
          <table:table-cell office:value-type="float" office:value="10.536741729402845" table:style-name="ce1">
            <text:p>10,53674173</text:p>
          </table:table-cell>
          <table:table-cell table:number-columns-repeated="16373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11.560403000000001" table:style-name="ce1">
            <text:p>11,560403</text:p>
          </table:table-cell>
          <table:table-cell office:value-type="float" office:value="-10.222044" table:style-name="ce1">
            <text:p>-10,222044</text:p>
          </table:table-cell>
          <table:table-cell office:value-type="float" office:value="1.1959038" table:style-name="ce1">
            <text:p>1,1959038</text:p>
          </table:table-cell>
          <table:table-cell office:value-type="float" office:value="15.477832114324004" table:formula="of:=SQRT(([.C129]*[.C129])+([.D129]*[.D129])+([.E129]*[.E129]))" table:style-name="ce2">
            <text:p>15,48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67.025624642180475" table:formula="of:=_xll.DFT([.F129:.F486];1;[.H129];1)" table:style-name="ce1">
            <text:p>67,02562464</text:p>
          </table:table-cell>
          <table:table-cell office:value-type="float" office:value="-0.21529254367623882" table:formula="of:=_xll.DFT([.F129:.F486];1;[.H129];2)" table:style-name="ce1">
            <text:p>-0,215292544</text:p>
          </table:table-cell>
          <table:table-cell office:value-type="float" office:value="10.471977997640575" table:style-name="ce1">
            <text:p>10,471978</text:p>
          </table:table-cell>
          <table:table-cell table:number-columns-repeated="16373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5.3330840000000004" table:style-name="ce1">
            <text:p>5,333084</text:p>
          </table:table-cell>
          <table:table-cell office:value-type="float" office:value="-6.7205243000000001" table:style-name="ce1">
            <text:p>-6,7205243</text:p>
          </table:table-cell>
          <table:table-cell office:value-type="float" office:value="-5.626374E-2" table:style-name="ce1">
            <text:p>-0,05626374</text:p>
          </table:table-cell>
          <table:table-cell office:value-type="float" office:value="8.5796501925419602" table:formula="of:=SQRT(([.C130]*[.C130])+([.D130]*[.D130])+([.E130]*[.E130]))" table:style-name="ce2">
            <text:p>8,58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34.636163379683531" table:formula="of:=_xll.DFT([.F130:.F487];1;[.H130];1)" table:style-name="ce1">
            <text:p>34,63616338</text:p>
          </table:table-cell>
          <table:table-cell office:value-type="float" office:value="1.9146391749949554" table:formula="of:=_xll.DFT([.F130:.F487];1;[.H130];2)" table:style-name="ce1">
            <text:p>1,914639175</text:p>
          </table:table-cell>
          <table:table-cell office:value-type="float" office:value="11.979342659063667" table:style-name="ce1">
            <text:p>11,97934266</text:p>
          </table:table-cell>
          <table:table-cell table:number-columns-repeated="16373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11.441890000000001" table:style-name="ce1">
            <text:p>11,44189</text:p>
          </table:table-cell>
          <table:table-cell office:value-type="float" office:value="0.66917939999999998" table:style-name="ce1">
            <text:p>0,6691794</text:p>
          </table:table-cell>
          <table:table-cell office:value-type="float" office:value="-0.3866636" table:style-name="ce1">
            <text:p>-0,3866636</text:p>
          </table:table-cell>
          <table:table-cell office:value-type="float" office:value="11.467962180834455" table:formula="of:=SQRT(([.C131]*[.C131])+([.D131]*[.D131])+([.E131]*[.E131]))" table:style-name="ce2">
            <text:p>11,47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39.049025619925644" table:formula="of:=_xll.DFT([.F131:.F488];1;[.H131];1)" table:style-name="ce1">
            <text:p>39,04902562</text:p>
          </table:table-cell>
          <table:table-cell office:value-type="float" office:value="2.7280440962229826" table:formula="of:=_xll.DFT([.F131:.F488];1;[.H131];2)" table:style-name="ce1">
            <text:p>2,728044096</text:p>
          </table:table-cell>
          <table:table-cell office:value-type="float" office:value="7.9590291297155078" table:style-name="ce1">
            <text:p>7,95902913</text:p>
          </table:table-cell>
          <table:table-cell table:number-columns-repeated="16373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8.6346880000000006" table:style-name="ce1">
            <text:p>8,634688</text:p>
          </table:table-cell>
          <table:table-cell office:value-type="float" office:value="-4.0928880000000003" table:style-name="ce1">
            <text:p>-4,092888</text:p>
          </table:table-cell>
          <table:table-cell office:value-type="float" office:value="1.0869675999999999" table:style-name="ce1">
            <text:p>1,0869676</text:p>
          </table:table-cell>
          <table:table-cell office:value-type="float" office:value="9.6172276463301927" table:formula="of:=SQRT(([.C132]*[.C132])+([.D132]*[.D132])+([.E132]*[.E132]))" table:style-name="ce2">
            <text:p>9,6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25.848599931097056" table:formula="of:=_xll.DFT([.F132:.F489];1;[.H132];1)" table:style-name="ce1">
            <text:p>25,84859993</text:p>
          </table:table-cell>
          <table:table-cell office:value-type="float" office:value="3.5605159423227768" table:formula="of:=_xll.DFT([.F132:.F489];1;[.H132];2)" table:style-name="ce1">
            <text:p>3,560515942</text:p>
          </table:table-cell>
          <table:table-cell office:value-type="float" office:value="8.978399177199492" table:style-name="ce1">
            <text:p>8,978399177</text:p>
          </table:table-cell>
          <table:table-cell table:number-columns-repeated="16373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float" office:value="6.9707184" table:style-name="ce1">
            <text:p>6,9707184</text:p>
          </table:table-cell>
          <table:table-cell office:value-type="float" office:value="-5.2684407000000002" table:style-name="ce1">
            <text:p>-5,2684407</text:p>
          </table:table-cell>
          <table:table-cell office:value-type="float" office:value="-0.75177930000000004" table:style-name="ce1">
            <text:p>-0,7517793</text:p>
          </table:table-cell>
          <table:table-cell office:value-type="float" office:value="8.769980304277972" table:formula="of:=SQRT(([.C133]*[.C133])+([.D133]*[.D133])+([.E133]*[.E133]))" table:style-name="ce2">
            <text:p>8,77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20.477545510529101" table:formula="of:=_xll.DFT([.F133:.F490];1;[.H133];1)" table:style-name="ce1">
            <text:p>20,47754551</text:p>
          </table:table-cell>
          <table:table-cell office:value-type="float" office:value="1.2067235622276431" table:formula="of:=_xll.DFT([.F133:.F490];1;[.H133];2)" table:style-name="ce1">
            <text:p>1,206723562</text:p>
          </table:table-cell>
          <table:table-cell office:value-type="float" office:value="10.178712214339045" table:style-name="ce1">
            <text:p>10,17871221</text:p>
          </table:table-cell>
          <table:table-cell table:number-columns-repeated="16373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9.775525" table:style-name="ce1">
            <text:p>9,775525</text:p>
          </table:table-cell>
          <table:table-cell office:value-type="float" office:value="-3.2225955000000002" table:style-name="ce1">
            <text:p>-3,2225955</text:p>
          </table:table-cell>
          <table:table-cell office:value-type="float" office:value="-5.6790466000000004" table:style-name="ce1">
            <text:p>-5,6790466</text:p>
          </table:table-cell>
          <table:table-cell office:value-type="float" office:value="11.755746725207073" table:formula="of:=SQRT(([.C134]*[.C134])+([.D134]*[.D134])+([.E134]*[.E134]))" table:style-name="ce2">
            <text:p>11,76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8.5274247151943818" table:formula="of:=_xll.DFT([.F134:.F491];1;[.H134];1)" table:style-name="ce1">
            <text:p>8,527424715</text:p>
          </table:table-cell>
          <table:table-cell office:value-type="float" office:value="4.3616161283998389" table:formula="of:=_xll.DFT([.F134:.F491];1;[.H134];2)" table:style-name="ce1">
            <text:p>4,361616128</text:p>
          </table:table-cell>
          <table:table-cell office:value-type="float" office:value="8.8447362059636898" table:style-name="ce1">
            <text:p>8,844736206</text:p>
          </table:table-cell>
          <table:table-cell table:number-columns-repeated="16373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float" office:value="8.3677349999999997" table:style-name="ce1">
            <text:p>8,367735</text:p>
          </table:table-cell>
          <table:table-cell office:value-type="float" office:value="-8.8525609999999997" table:style-name="ce1">
            <text:p>-8,852561</text:p>
          </table:table-cell>
          <table:table-cell office:value-type="float" office:value="-2.9628245999999998" table:style-name="ce1">
            <text:p>-2,9628246</text:p>
          </table:table-cell>
          <table:table-cell office:value-type="float" office:value="12.536552751825804" table:formula="of:=SQRT(([.C135]*[.C135])+([.D135]*[.D135])+([.E135]*[.E135]))" table:style-name="ce2">
            <text:p>12,5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10.520118747176996" table:formula="of:=_xll.DFT([.F135:.F492];1;[.H135];1)" table:style-name="ce1">
            <text:p>10,52011875</text:p>
          </table:table-cell>
          <table:table-cell office:value-type="float" office:value="1.3568706448240668" table:formula="of:=_xll.DFT([.F135:.F492];1;[.H135];2)" table:style-name="ce1">
            <text:p>1,356870645</text:p>
          </table:table-cell>
          <table:table-cell office:value-type="float" office:value="7.6615670754526111" table:style-name="ce1">
            <text:p>7,661567075</text:p>
          </table:table-cell>
          <table:table-cell table:number-columns-repeated="16373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3" table:style-name="ce1">
            <text:p>3</text:p>
          </table:table-cell>
          <table:table-cell office:value-type="float" office:value="8.2731639999999995" table:style-name="ce1">
            <text:p>8,273164</text:p>
          </table:table-cell>
          <table:table-cell office:value-type="float" office:value="-4.8530470000000001" table:style-name="ce1">
            <text:p>-4,853047</text:p>
          </table:table-cell>
          <table:table-cell office:value-type="float" office:value="-0.71347210000000005" table:style-name="ce1">
            <text:p>-0,7134721</text:p>
          </table:table-cell>
          <table:table-cell office:value-type="float" office:value="9.6180221559623895" table:formula="of:=SQRT(([.C136]*[.C136])+([.D136]*[.D136])+([.E136]*[.E136]))" table:style-name="ce2">
            <text:p>9,62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36.286205620954249" table:formula="of:=_xll.DFT([.F136:.F493];1;[.H136];1)" table:style-name="ce1">
            <text:p>36,28620562</text:p>
          </table:table-cell>
          <table:table-cell office:value-type="float" office:value="2.0467929141987162" table:formula="of:=_xll.DFT([.F136:.F493];1;[.H136];2)" table:style-name="ce1">
            <text:p>2,046792914</text:p>
          </table:table-cell>
          <table:table-cell office:value-type="float" office:value="7.9591024596712208" table:style-name="ce1">
            <text:p>7,95910246</text:p>
          </table:table-cell>
          <table:table-cell table:number-columns-repeated="16373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float" office:value="7.3621699999999999" table:style-name="ce1">
            <text:p>7,36217</text:p>
          </table:table-cell>
          <table:table-cell office:value-type="float" office:value="-3.0885202999999999" table:style-name="ce1">
            <text:p>-3,0885203</text:p>
          </table:table-cell>
          <table:table-cell office:value-type="float" office:value="-2.3702597999999999" table:style-name="ce1">
            <text:p>-2,3702598</text:p>
          </table:table-cell>
          <table:table-cell office:value-type="float" office:value="8.3281832515806311" table:formula="of:=SQRT(([.C137]*[.C137])+([.D137]*[.D137])+([.E137]*[.E137]))" table:style-name="ce2">
            <text:p>8,3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2.135995071365288" table:formula="of:=_xll.DFT([.F137:.F494];1;[.H137];1)" table:style-name="ce1">
            <text:p>12,13599507</text:p>
          </table:table-cell>
          <table:table-cell office:value-type="float" office:value="-0.21441125773827049" table:formula="of:=_xll.DFT([.F137:.F494];1;[.H137];2)" table:style-name="ce1">
            <text:p>-0,214411258</text:p>
          </table:table-cell>
          <table:table-cell office:value-type="float" office:value="8.8052017586768212" table:style-name="ce1">
            <text:p>8,805201759</text:p>
          </table:table-cell>
          <table:table-cell table:number-columns-repeated="16373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10.06283" table:style-name="ce1">
            <text:p>10,06283</text:p>
          </table:table-cell>
          <table:table-cell office:value-type="float" office:value="-3.0394389999999998" table:style-name="ce1">
            <text:p>-3,039439</text:p>
          </table:table-cell>
          <table:table-cell office:value-type="float" office:value="-3.5290531999999999" table:style-name="ce1">
            <text:p>-3,5290532</text:p>
          </table:table-cell>
          <table:table-cell office:value-type="float" office:value="11.088415284974278" table:formula="of:=SQRT(([.C138]*[.C138])+([.D138]*[.D138])+([.E138]*[.E138]))" table:style-name="ce2">
            <text:p>11,09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46.889548591115989" table:formula="of:=_xll.DFT([.F138:.F495];1;[.H138];1)" table:style-name="ce1">
            <text:p>46,88954859</text:p>
          </table:table-cell>
          <table:table-cell office:value-type="float" office:value="1.1834295724734478" table:formula="of:=_xll.DFT([.F138:.F495];1;[.H138];2)" table:style-name="ce1">
            <text:p>1,183429572</text:p>
          </table:table-cell>
          <table:table-cell office:value-type="float" office:value="7.5920245911120725" table:style-name="ce1">
            <text:p>7,592024591</text:p>
          </table:table-cell>
          <table:table-cell table:number-columns-repeated="16373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3" table:style-name="ce1">
            <text:p>3</text:p>
          </table:table-cell>
          <table:table-cell office:value-type="float" office:value="7.2280949999999997" table:style-name="ce1">
            <text:p>7,228095</text:p>
          </table:table-cell>
          <table:table-cell office:value-type="float" office:value="-5.9495909999999999" table:style-name="ce1">
            <text:p>-5,949591</text:p>
          </table:table-cell>
          <table:table-cell office:value-type="float" office:value="0.45729252999999997" table:style-name="ce1">
            <text:p>0,45729253</text:p>
          </table:table-cell>
          <table:table-cell office:value-type="float" office:value="9.3729454737718285" table:formula="of:=SQRT(([.C139]*[.C139])+([.D139]*[.D139])+([.E139]*[.E139]))" table:style-name="ce2">
            <text:p>9,37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61.756106399435048" table:formula="of:=_xll.DFT([.F139:.F496];1;[.H139];1)" table:style-name="ce1">
            <text:p>61,7561064</text:p>
          </table:table-cell>
          <table:table-cell office:value-type="float" office:value="1.7267932943907229" table:formula="of:=_xll.DFT([.F139:.F496];1;[.H139];2)" table:style-name="ce1">
            <text:p>1,726793294</text:p>
          </table:table-cell>
          <table:table-cell office:value-type="float" office:value="6.5868233494453143" table:style-name="ce1">
            <text:p>6,586823349</text:p>
          </table:table-cell>
          <table:table-cell table:number-columns-repeated="16373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float" office:value="5.3031569999999997" table:style-name="ce1">
            <text:p>5,303157</text:p>
          </table:table-cell>
          <table:table-cell office:value-type="float" office:value="-4.2940006000000004" table:style-name="ce1">
            <text:p>-4,2940006</text:p>
          </table:table-cell>
          <table:table-cell office:value-type="float" office:value="-2.6958709999999999" table:style-name="ce1">
            <text:p>-2,695871</text:p>
          </table:table-cell>
          <table:table-cell office:value-type="float" office:value="7.3368682534232788" table:formula="of:=SQRT(([.C140]*[.C140])+([.D140]*[.D140])+([.E140]*[.E140]))" table:style-name="ce2">
            <text:p>7,3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19.897562874060828" table:formula="of:=_xll.DFT([.F140:.F497];1;[.H140];1)" table:style-name="ce1">
            <text:p>19,89756287</text:p>
          </table:table-cell>
          <table:table-cell office:value-type="float" office:value="-0.95238224086664658" table:formula="of:=_xll.DFT([.F140:.F497];1;[.H140];2)" table:style-name="ce1">
            <text:p>-0,952382241</text:p>
          </table:table-cell>
          <table:table-cell office:value-type="float" office:value="9.4227406000109557" table:style-name="ce1">
            <text:p>9,4227406</text:p>
          </table:table-cell>
          <table:table-cell table:number-columns-repeated="16373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3" table:style-name="ce1">
            <text:p>3</text:p>
          </table:table-cell>
          <table:table-cell office:value-type="float" office:value="12.087128" table:style-name="ce1">
            <text:p>12,087128</text:p>
          </table:table-cell>
          <table:table-cell office:value-type="float" office:value="-4.819528" table:style-name="ce1">
            <text:p>-4,819528</text:p>
          </table:table-cell>
          <table:table-cell office:value-type="float" office:value="-6.3506200000000002" table:style-name="ce1">
            <text:p>-6,35062</text:p>
          </table:table-cell>
          <table:table-cell office:value-type="float" office:value="14.479533411528426" table:formula="of:=SQRT(([.C141]*[.C141])+([.D141]*[.D141])+([.E141]*[.E141]))" table:style-name="ce2">
            <text:p>14,4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8.325817500149267" table:formula="of:=_xll.DFT([.F141:.F498];1;[.H141];1)" table:style-name="ce1">
            <text:p>28,3258175</text:p>
          </table:table-cell>
          <table:table-cell office:value-type="float" office:value="0.75038417274756664" table:formula="of:=_xll.DFT([.F141:.F498];1;[.H141];2)" table:style-name="ce1">
            <text:p>0,750384173</text:p>
          </table:table-cell>
          <table:table-cell office:value-type="float" office:value="12.495148879108058" table:style-name="ce1">
            <text:p>12,49514888</text:p>
          </table:table-cell>
          <table:table-cell table:number-columns-repeated="16373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2.6503812999999998" table:style-name="ce1">
            <text:p>2,6503813</text:p>
          </table:table-cell>
          <table:table-cell office:value-type="float" office:value="-1.4209588" table:style-name="ce1">
            <text:p>-1,4209588</text:p>
          </table:table-cell>
          <table:table-cell office:value-type="float" office:value="-0.80325466000000001" table:style-name="ce1">
            <text:p>-0,80325466</text:p>
          </table:table-cell>
          <table:table-cell office:value-type="float" office:value="3.112693848662095" table:formula="of:=SQRT(([.C142]*[.C142])+([.D142]*[.D142])+([.E142]*[.E142]))" table:style-name="ce2">
            <text:p>3,1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4.038853382443463" table:formula="of:=_xll.DFT([.F142:.F499];1;[.H142];1)" table:style-name="ce1">
            <text:p>14,03885338</text:p>
          </table:table-cell>
          <table:table-cell office:value-type="float" office:value="-0.7576905147096108" table:formula="of:=_xll.DFT([.F142:.F499];1;[.H142];2)" table:style-name="ce1">
            <text:p>-0,757690515</text:p>
          </table:table-cell>
          <table:table-cell office:value-type="float" office:value="11.601023475001924" table:style-name="ce1">
            <text:p>11,60102348</text:p>
          </table:table-cell>
          <table:table-cell table:number-columns-repeated="16373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9.9574850000000001" table:style-name="ce1">
            <text:p>9,957485</text:p>
          </table:table-cell>
          <table:table-cell office:value-type="float" office:value="-3.9983168" table:style-name="ce1">
            <text:p>-3,9983168</text:p>
          </table:table-cell>
          <table:table-cell office:value-type="float" office:value="-1.9381063000000001" table:style-name="ce1">
            <text:p>-1,9381063</text:p>
          </table:table-cell>
          <table:table-cell office:value-type="float" office:value="10.903866322937334" table:formula="of:=SQRT(([.C143]*[.C143])+([.D143]*[.D143])+([.E143]*[.E143]))" table:style-name="ce2">
            <text:p>10,90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45.806899750022119" table:formula="of:=_xll.DFT([.F143:.F500];1;[.H143];1)" table:style-name="ce1">
            <text:p>45,80689975</text:p>
          </table:table-cell>
          <table:table-cell office:value-type="float" office:value="1.089399750473069E-2" table:formula="of:=_xll.DFT([.F143:.F500];1;[.H143];2)" table:style-name="ce1">
            <text:p>0,010893998</text:p>
          </table:table-cell>
          <table:table-cell office:value-type="float" office:value="11.300443548715201" table:style-name="ce1">
            <text:p>11,30044355</text:p>
          </table:table-cell>
          <table:table-cell table:number-columns-repeated="16373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3" table:style-name="ce1">
            <text:p>3</text:p>
          </table:table-cell>
          <table:table-cell office:value-type="float" office:value="8.259995" table:style-name="ce1">
            <text:p>8,259995</text:p>
          </table:table-cell>
          <table:table-cell office:value-type="float" office:value="-2.9532478000000002" table:style-name="ce1">
            <text:p>-2,9532478</text:p>
          </table:table-cell>
          <table:table-cell office:value-type="float" office:value="-1.4604630000000001" table:style-name="ce1">
            <text:p>-1,460463</text:p>
          </table:table-cell>
          <table:table-cell office:value-type="float" office:value="8.8928140733177834" table:formula="of:=SQRT(([.C144]*[.C144])+([.D144]*[.D144])+([.E144]*[.E144]))" table:style-name="ce2">
            <text:p>8,8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67.206128576772471" table:formula="of:=_xll.DFT([.F144:.F501];1;[.H144];1)" table:style-name="ce1">
            <text:p>67,20612858</text:p>
          </table:table-cell>
          <table:table-cell office:value-type="float" office:value="0.26676703524227868" table:formula="of:=_xll.DFT([.F144:.F501];1;[.H144];2)" table:style-name="ce1">
            <text:p>0,266767035</text:p>
          </table:table-cell>
          <table:table-cell office:value-type="float" office:value="8.4811583811879014" table:style-name="ce1">
            <text:p>8,481158381</text:p>
          </table:table-cell>
          <table:table-cell table:number-columns-repeated="16373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3" table:style-name="ce1">
            <text:p>3</text:p>
          </table:table-cell>
          <table:table-cell office:value-type="float" office:value="11.476604999999999" table:style-name="ce1">
            <text:p>11,476605</text:p>
          </table:table-cell>
          <table:table-cell office:value-type="float" office:value="-3.3913867" table:style-name="ce1">
            <text:p>-3,3913867</text:p>
          </table:table-cell>
          <table:table-cell office:value-type="float" office:value="1.1887212" table:style-name="ce1">
            <text:p>1,1887212</text:p>
          </table:table-cell>
          <table:table-cell office:value-type="float" office:value="12.026097628336938" table:formula="of:=SQRT(([.C145]*[.C145])+([.D145]*[.D145])+([.E145]*[.E145]))" table:style-name="ce2">
            <text:p>12,03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52.182571868902521" table:formula="of:=_xll.DFT([.F145:.F502];1;[.H145];1)" table:style-name="ce1">
            <text:p>52,18257187</text:p>
          </table:table-cell>
          <table:table-cell office:value-type="float" office:value="1.6744824099264064" table:formula="of:=_xll.DFT([.F145:.F502];1;[.H145];2)" table:style-name="ce1">
            <text:p>1,67448241</text:p>
          </table:table-cell>
          <table:table-cell office:value-type="float" office:value="9.485226852676508" table:style-name="ce1">
            <text:p>9,485226853</text:p>
          </table:table-cell>
          <table:table-cell table:number-columns-repeated="16373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9.7958765000000003" table:style-name="ce1">
            <text:p>9,7958765</text:p>
          </table:table-cell>
          <table:table-cell office:value-type="float" office:value="-2.4588451" table:style-name="ce1">
            <text:p>-2,4588451</text:p>
          </table:table-cell>
          <table:table-cell office:value-type="float" office:value="-2.4732102999999999" table:style-name="ce1">
            <text:p>-2,4732103</text:p>
          </table:table-cell>
          <table:table-cell office:value-type="float" office:value="10.398167377815783" table:formula="of:=SQRT(([.C146]*[.C146])+([.D146]*[.D146])+([.E146]*[.E146]))" table:style-name="ce2">
            <text:p>10,40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27.145444409219856" table:formula="of:=_xll.DFT([.F146:.F503];1;[.H146];1)" table:style-name="ce1">
            <text:p>27,14544441</text:p>
          </table:table-cell>
          <table:table-cell office:value-type="float" office:value="3.840966592822463" table:formula="of:=_xll.DFT([.F146:.F503];1;[.H146];2)" table:style-name="ce1">
            <text:p>3,840966593</text:p>
          </table:table-cell>
          <table:table-cell office:value-type="float" office:value="8.7427815235203639" table:style-name="ce1">
            <text:p>8,742781524</text:p>
          </table:table-cell>
          <table:table-cell table:number-columns-repeated="16373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3.8450880000000001" table:style-name="ce1">
            <text:p>3,845088</text:p>
          </table:table-cell>
          <table:table-cell office:value-type="float" office:value="-2.3594859000000001" table:style-name="ce1">
            <text:p>-2,3594859</text:p>
          </table:table-cell>
          <table:table-cell office:value-type="float" office:value="-3.5290531999999999" table:style-name="ce1">
            <text:p>-3,5290532</text:p>
          </table:table-cell>
          <table:table-cell office:value-type="float" office:value="5.7276602490435007" table:formula="of:=SQRT(([.C147]*[.C147])+([.D147]*[.D147])+([.E147]*[.E147]))" table:style-name="ce2">
            <text:p>5,7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78.713307393800136" table:formula="of:=_xll.DFT([.F147:.F504];1;[.H147];1)" table:style-name="ce1">
            <text:p>78,71330739</text:p>
          </table:table-cell>
          <table:table-cell office:value-type="float" office:value="-0.67627819110705101" table:formula="of:=_xll.DFT([.F147:.F504];1;[.H147];2)" table:style-name="ce1">
            <text:p>-0,676278191</text:p>
          </table:table-cell>
          <table:table-cell office:value-type="float" office:value="10.563298448067245" table:style-name="ce1">
            <text:p>10,56329845</text:p>
          </table:table-cell>
          <table:table-cell table:number-columns-repeated="16373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3" table:style-name="ce1">
            <text:p>3</text:p>
          </table:table-cell>
          <table:table-cell office:value-type="float" office:value="7.2280949999999997" table:style-name="ce1">
            <text:p>7,228095</text:p>
          </table:table-cell>
          <table:table-cell office:value-type="float" office:value="-0.49440265" table:style-name="ce1">
            <text:p>-0,49440265</text:p>
          </table:table-cell>
          <table:table-cell office:value-type="float" office:value="-7.4435729999999998" table:style-name="ce1">
            <text:p>-7,443573</text:p>
          </table:table-cell>
          <table:table-cell office:value-type="float" office:value="10.387327390415738" table:formula="of:=SQRT(([.C148]*[.C148])+([.D148]*[.D148])+([.E148]*[.E148]))" table:style-name="ce2">
            <text:p>10,39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53.290869436552839" table:formula="of:=_xll.DFT([.F148:.F505];1;[.H148];1)" table:style-name="ce1">
            <text:p>53,29086944</text:p>
          </table:table-cell>
          <table:table-cell office:value-type="float" office:value="0.23575545218074723" table:formula="of:=_xll.DFT([.F148:.F505];1;[.H148];2)" table:style-name="ce1">
            <text:p>0,235755452</text:p>
          </table:table-cell>
          <table:table-cell office:value-type="float" office:value="13.554266651895054" table:style-name="ce1">
            <text:p>13,55426665</text:p>
          </table:table-cell>
          <table:table-cell table:number-columns-repeated="16373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float" office:value="6.5792659999999996" table:style-name="ce1">
            <text:p>6,579266</text:p>
          </table:table-cell>
          <table:table-cell office:value-type="float" office:value="-1.9919758000000001" table:style-name="ce1">
            <text:p>-1,9919758</text:p>
          </table:table-cell>
          <table:table-cell office:value-type="float" office:value="1.2725181999999999" table:style-name="ce1">
            <text:p>1,2725182</text:p>
          </table:table-cell>
          <table:table-cell office:value-type="float" office:value="6.9909950118615356" table:formula="of:=SQRT(([.C149]*[.C149])+([.D149]*[.D149])+([.E149]*[.E149]))" table:style-name="ce2">
            <text:p>6,99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36.091147870008989" table:formula="of:=_xll.DFT([.F149:.F506];1;[.H149];1)" table:style-name="ce1">
            <text:p>36,09114787</text:p>
          </table:table-cell>
          <table:table-cell office:value-type="float" office:value="1.1294385206691344" table:formula="of:=_xll.DFT([.F149:.F506];1;[.H149];2)" table:style-name="ce1">
            <text:p>1,129438521</text:p>
          </table:table-cell>
          <table:table-cell office:value-type="float" office:value="9.6510348105889623" table:style-name="ce1">
            <text:p>9,651034811</text:p>
          </table:table-cell>
          <table:table-cell table:number-columns-repeated="16373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float" office:value="9.3601310000000009" table:style-name="ce1">
            <text:p>9,360131</text:p>
          </table:table-cell>
          <table:table-cell office:value-type="float" office:value="-2.3654714000000001" table:style-name="ce1">
            <text:p>-2,3654714</text:p>
          </table:table-cell>
          <table:table-cell office:value-type="float" office:value="-0.67755909999999997" table:style-name="ce1">
            <text:p>-0,6775591</text:p>
          </table:table-cell>
          <table:table-cell office:value-type="float" office:value="9.6781503199408814" table:formula="of:=SQRT(([.C150]*[.C150])+([.D150]*[.D150])+([.E150]*[.E150]))" table:style-name="ce2">
            <text:p>9,6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21.762339454713068" table:formula="of:=_xll.DFT([.F150:.F507];1;[.H150];1)" table:style-name="ce1">
            <text:p>21,76233945</text:p>
          </table:table-cell>
          <table:table-cell office:value-type="float" office:value="4.3911895831888579" table:formula="of:=_xll.DFT([.F150:.F507];1;[.H150];2)" table:style-name="ce1">
            <text:p>4,391189583</text:p>
          </table:table-cell>
          <table:table-cell office:value-type="float" office:value="11.788716482518829" table:style-name="ce1">
            <text:p>11,78871648</text:p>
          </table:table-cell>
          <table:table-cell table:number-columns-repeated="16373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float" office:value="9.9371340000000004" table:style-name="ce1">
            <text:p>9,937134</text:p>
          </table:table-cell>
          <table:table-cell office:value-type="float" office:value="-1.8806453999999999" table:style-name="ce1">
            <text:p>-1,8806454</text:p>
          </table:table-cell>
          <table:table-cell office:value-type="float" office:value="-1.2569558999999999" table:style-name="ce1">
            <text:p>-1,2569559</text:p>
          </table:table-cell>
          <table:table-cell office:value-type="float" office:value="10.191339332445073" table:formula="of:=SQRT(([.C151]*[.C151])+([.D151]*[.D151])+([.E151]*[.E151]))" table:style-name="ce2">
            <text:p>10,19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60.091519904483569" table:formula="of:=_xll.DFT([.F151:.F508];1;[.H151];1)" table:style-name="ce1">
            <text:p>60,0915199</text:p>
          </table:table-cell>
          <table:table-cell office:value-type="float" office:value="4.4982468296092213" table:formula="of:=_xll.DFT([.F151:.F508];1;[.H151];2)" table:style-name="ce1">
            <text:p>4,49824683</text:p>
          </table:table-cell>
          <table:table-cell office:value-type="float" office:value="11.291859512792072" table:style-name="ce1">
            <text:p>11,29185951</text:p>
          </table:table-cell>
          <table:table-cell table:number-columns-repeated="16373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9.1709899999999998" table:style-name="ce1">
            <text:p>9,17099</text:p>
          </table:table-cell>
          <table:table-cell office:value-type="float" office:value="-5.9747304999999997" table:style-name="ce1">
            <text:p>-5,9747305</text:p>
          </table:table-cell>
          <table:table-cell office:value-type="float" office:value="2.0111294000000002" table:style-name="ce1">
            <text:p>2,0111294</text:p>
          </table:table-cell>
          <table:table-cell office:value-type="float" office:value="11.128751214366982" table:formula="of:=SQRT(([.C152]*[.C152])+([.D152]*[.D152])+([.E152]*[.E152]))" table:style-name="ce2">
            <text:p>11,13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43.314872067812338" table:formula="of:=_xll.DFT([.F152:.F509];1;[.H152];1)" table:style-name="ce1">
            <text:p>43,31487207</text:p>
          </table:table-cell>
          <table:table-cell office:value-type="float" office:value="-0.89610523980228984" table:formula="of:=_xll.DFT([.F152:.F509];1;[.H152];2)" table:style-name="ce1">
            <text:p>-0,89610524</text:p>
          </table:table-cell>
          <table:table-cell office:value-type="float" office:value="10.914101252598938" table:style-name="ce1">
            <text:p>10,91410125</text:p>
          </table:table-cell>
          <table:table-cell table:number-columns-repeated="16373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float" office:value="5.1882352999999997" table:style-name="ce1">
            <text:p>5,1882353</text:p>
          </table:table-cell>
          <table:table-cell office:value-type="float" office:value="-5.7915739999999998" table:style-name="ce1">
            <text:p>-5,791574</text:p>
          </table:table-cell>
          <table:table-cell office:value-type="float" office:value="-3.0669724999999999" table:style-name="ce1">
            <text:p>-3,0669725</text:p>
          </table:table-cell>
          <table:table-cell office:value-type="float" office:value="8.3586144331102119" table:formula="of:=SQRT(([.C153]*[.C153])+([.D153]*[.D153])+([.E153]*[.E153]))" table:style-name="ce2">
            <text:p>8,3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1.558639049854385" table:formula="of:=_xll.DFT([.F153:.F510];1;[.H153];1)" table:style-name="ce1">
            <text:p>31,55863905</text:p>
          </table:table-cell>
          <table:table-cell office:value-type="float" office:value="1.5299784882008498" table:formula="of:=_xll.DFT([.F153:.F510];1;[.H153];2)" table:style-name="ce1">
            <text:p>1,529978488</text:p>
          </table:table-cell>
          <table:table-cell office:value-type="float" office:value="9.4038557435664192" table:style-name="ce1">
            <text:p>9,403855744</text:p>
          </table:table-cell>
          <table:table-cell table:number-columns-repeated="16373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float" office:value="7.5525092999999996" table:style-name="ce1">
            <text:p>7,5525093</text:p>
          </table:table-cell>
          <table:table-cell office:value-type="float" office:value="-4.4232880000000003" table:style-name="ce1">
            <text:p>-4,423288</text:p>
          </table:table-cell>
          <table:table-cell office:value-type="float" office:value="-6.0621185000000004" table:style-name="ce1">
            <text:p>-6,0621185</text:p>
          </table:table-cell>
          <table:table-cell office:value-type="float" office:value="10.646837754261719" table:formula="of:=SQRT(([.C154]*[.C154])+([.D154]*[.D154])+([.E154]*[.E154]))" table:style-name="ce2">
            <text:p>10,6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55.448804611964029" table:formula="of:=_xll.DFT([.F154:.F511];1;[.H154];1)" table:style-name="ce1">
            <text:p>55,44880461</text:p>
          </table:table-cell>
          <table:table-cell office:value-type="float" office:value="1.9101756489731405" table:formula="of:=_xll.DFT([.F154:.F511];1;[.H154];2)" table:style-name="ce1">
            <text:p>1,910175649</text:p>
          </table:table-cell>
          <table:table-cell office:value-type="float" office:value="10.901370489334807" table:style-name="ce1">
            <text:p>10,90137049</text:p>
          </table:table-cell>
          <table:table-cell table:number-columns-repeated="16373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float" office:value="7.7787613999999996" table:style-name="ce1">
            <text:p>7,7787614</text:p>
          </table:table-cell>
          <table:table-cell office:value-type="float" office:value="-7.8194629999999998" table:style-name="ce1">
            <text:p>-7,819463</text:p>
          </table:table-cell>
          <table:table-cell office:value-type="float" office:value="-0.97444010000000003" table:style-name="ce1">
            <text:p>-0,9744401</text:p>
          </table:table-cell>
          <table:table-cell office:value-type="float" office:value="11.072608727620921" table:formula="of:=SQRT(([.C155]*[.C155])+([.D155]*[.D155])+([.E155]*[.E155]))" table:style-name="ce2">
            <text:p>11,0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37.711369515451381" table:formula="of:=_xll.DFT([.F155:.F512];1;[.H155];1)" table:style-name="ce1">
            <text:p>37,71136952</text:p>
          </table:table-cell>
          <table:table-cell office:value-type="float" office:value="1.2725213590318858" table:formula="of:=_xll.DFT([.F155:.F512];1;[.H155];2)" table:style-name="ce1">
            <text:p>1,272521359</text:p>
          </table:table-cell>
          <table:table-cell office:value-type="float" office:value="9.2678239231290664" table:style-name="ce1">
            <text:p>9,267823923</text:p>
          </table:table-cell>
          <table:table-cell table:number-columns-repeated="16373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float" office:value="6.9826893999999999" table:style-name="ce1">
            <text:p>6,9826894</text:p>
          </table:table-cell>
          <table:table-cell office:value-type="float" office:value="-3.9228995000000002" table:style-name="ce1">
            <text:p>-3,9228995</text:p>
          </table:table-cell>
          <table:table-cell office:value-type="float" office:value="-2.432509" table:style-name="ce1">
            <text:p>-2,432509</text:p>
          </table:table-cell>
          <table:table-cell office:value-type="float" office:value="8.3704355788127067" table:formula="of:=SQRT(([.C156]*[.C156])+([.D156]*[.D156])+([.E156]*[.E156]))" table:style-name="ce2">
            <text:p>8,37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25.351986250056825" table:formula="of:=_xll.DFT([.F156:.F513];1;[.H156];1)" table:style-name="ce1">
            <text:p>25,35198625</text:p>
          </table:table-cell>
          <table:table-cell office:value-type="float" office:value="2.2509180547101968" table:formula="of:=_xll.DFT([.F156:.F513];1;[.H156];2)" table:style-name="ce1">
            <text:p>2,250918055</text:p>
          </table:table-cell>
          <table:table-cell office:value-type="float" office:value="11.73430573407547" table:style-name="ce1">
            <text:p>11,73430573</text:p>
          </table:table-cell>
          <table:table-cell table:number-columns-repeated="16373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float" office:value="7.6841903" table:style-name="ce1">
            <text:p>7,6841903</text:p>
          </table:table-cell>
          <table:table-cell office:value-type="float" office:value="-2.72939" table:style-name="ce1">
            <text:p>-2,72939</text:p>
          </table:table-cell>
          <table:table-cell office:value-type="float" office:value="-3.0334534999999998" table:style-name="ce1">
            <text:p>-3,0334535</text:p>
          </table:table-cell>
          <table:table-cell office:value-type="float" office:value="8.7004707042421767" table:formula="of:=SQRT(([.C157]*[.C157])+([.D157]*[.D157])+([.E157]*[.E157]))" table:style-name="ce2">
            <text:p>8,70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4.469280083718703" table:formula="of:=_xll.DFT([.F157:.F514];1;[.H157];1)" table:style-name="ce1">
            <text:p>14,46928008</text:p>
          </table:table-cell>
          <table:table-cell office:value-type="float" office:value="-0.68043667405445774" table:formula="of:=_xll.DFT([.F157:.F514];1;[.H157];2)" table:style-name="ce1">
            <text:p>-0,680436674</text:p>
          </table:table-cell>
          <table:table-cell office:value-type="float" office:value="11.502582847330713" table:style-name="ce1">
            <text:p>11,50258285</text:p>
          </table:table-cell>
          <table:table-cell table:number-columns-repeated="16373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10.563218000000001" table:style-name="ce1">
            <text:p>10,563218</text:p>
          </table:table-cell>
          <table:table-cell office:value-type="float" office:value="-2.8514943000000001" table:style-name="ce1">
            <text:p>-2,8514943</text:p>
          </table:table-cell>
          <table:table-cell office:value-type="float" office:value="-3.8845923" table:style-name="ce1">
            <text:p>-3,8845923</text:p>
          </table:table-cell>
          <table:table-cell office:value-type="float" office:value="11.610454409525744" table:formula="of:=SQRT(([.C158]*[.C158])+([.D158]*[.D158])+([.E158]*[.E158]))" table:style-name="ce2">
            <text:p>11,61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15.758694327792281" table:formula="of:=_xll.DFT([.F158:.F515];1;[.H158];1)" table:style-name="ce1">
            <text:p>15,75869433</text:p>
          </table:table-cell>
          <table:table-cell office:value-type="float" office:value="2.4992948153849373" table:formula="of:=_xll.DFT([.F158:.F515];1;[.H158];2)" table:style-name="ce1">
            <text:p>2,499294815</text:p>
          </table:table-cell>
          <table:table-cell office:value-type="float" office:value="9.5209066937164675" table:style-name="ce1">
            <text:p>9,520906694</text:p>
          </table:table-cell>
          <table:table-cell table:number-columns-repeated="16373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float" office:value="9.5373020000000004" table:style-name="ce1">
            <text:p>9,537302</text:p>
          </table:table-cell>
          <table:table-cell office:value-type="float" office:value="-8.5664540000000002" table:style-name="ce1">
            <text:p>-8,566454</text:p>
          </table:table-cell>
          <table:table-cell office:value-type="float" office:value="-1.9991584" table:style-name="ce1">
            <text:p>-1,9991584</text:p>
          </table:table-cell>
          <table:table-cell office:value-type="float" office:value="12.97462515379965" table:formula="of:=SQRT(([.C159]*[.C159])+([.D159]*[.D159])+([.E159]*[.E159]))" table:style-name="ce2">
            <text:p>12,97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6.767691546434087" table:formula="of:=_xll.DFT([.F159:.F516];1;[.H159];1)" table:style-name="ce1">
            <text:p>16,76769155</text:p>
          </table:table-cell>
          <table:table-cell office:value-type="float" office:value="-0.68520045381108063" table:formula="of:=_xll.DFT([.F159:.F516];1;[.H159];2)" table:style-name="ce1">
            <text:p>-0,685200454</text:p>
          </table:table-cell>
          <table:table-cell office:value-type="float" office:value="9.3482202648218991" table:style-name="ce1">
            <text:p>9,348220265</text:p>
          </table:table-cell>
          <table:table-cell table:number-columns-repeated="16373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3" table:style-name="ce1">
            <text:p>3</text:p>
          </table:table-cell>
          <table:table-cell office:value-type="float" office:value="7.7296800000000001" table:style-name="ce1">
            <text:p>7,72968</text:p>
          </table:table-cell>
          <table:table-cell office:value-type="float" office:value="-4.3742064999999997" table:style-name="ce1">
            <text:p>-4,3742065</text:p>
          </table:table-cell>
          <table:table-cell office:value-type="float" office:value="-3.8522706000000002" table:style-name="ce1">
            <text:p>-3,8522706</text:p>
          </table:table-cell>
          <table:table-cell office:value-type="float" office:value="9.6809929337163876" table:formula="of:=SQRT(([.C160]*[.C160])+([.D160]*[.D160])+([.E160]*[.E160]))" table:style-name="ce2">
            <text:p>9,68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50.567217989582872" table:formula="of:=_xll.DFT([.F160:.F517];1;[.H160];1)" table:style-name="ce1">
            <text:p>50,56721799</text:p>
          </table:table-cell>
          <table:table-cell office:value-type="float" office:value="1.1276209517845119" table:formula="of:=_xll.DFT([.F160:.F517];1;[.H160];2)" table:style-name="ce1">
            <text:p>1,127620952</text:p>
          </table:table-cell>
          <table:table-cell office:value-type="float" office:value="10.256000645828017" table:style-name="ce1">
            <text:p>10,25600065</text:p>
          </table:table-cell>
          <table:table-cell table:number-columns-repeated="16373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float" office:value="8.3306249999999995" table:style-name="ce1">
            <text:p>8,330625</text:p>
          </table:table-cell>
          <table:table-cell office:value-type="float" office:value="-3.0502129" table:style-name="ce1">
            <text:p>-3,0502129</text:p>
          </table:table-cell>
          <table:table-cell office:value-type="float" office:value="-4.4795512999999998" table:style-name="ce1">
            <text:p>-4,4795513</text:p>
          </table:table-cell>
          <table:table-cell office:value-type="float" office:value="9.9382841313419448" table:formula="of:=SQRT(([.C161]*[.C161])+([.D161]*[.D161])+([.E161]*[.E161]))" table:style-name="ce2">
            <text:p>9,94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53.166506059879616" table:formula="of:=_xll.DFT([.F161:.F518];1;[.H161];1)" table:style-name="ce1">
            <text:p>53,16650606</text:p>
          </table:table-cell>
          <table:table-cell office:value-type="float" office:value="2.479581108272872" table:formula="of:=_xll.DFT([.F161:.F518];1;[.H161];2)" table:style-name="ce1">
            <text:p>2,479581108</text:p>
          </table:table-cell>
          <table:table-cell office:value-type="float" office:value="9.3546758341975949" table:style-name="ce1">
            <text:p>9,354675834</text:p>
          </table:table-cell>
          <table:table-cell table:number-columns-repeated="16373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3.312958999999999" table:style-name="ce1">
            <text:p>13,312959</text:p>
          </table:table-cell>
          <table:table-cell office:value-type="float" office:value="-10.121487999999999" table:style-name="ce1">
            <text:p>-10,121488</text:p>
          </table:table-cell>
          <table:table-cell office:value-type="float" office:value="-1.1073183" table:style-name="ce1">
            <text:p>-1,1073183</text:p>
          </table:table-cell>
          <table:table-cell office:value-type="float" office:value="16.760237184698191" table:formula="of:=SQRT(([.C162]*[.C162])+([.D162]*[.D162])+([.E162]*[.E162]))" table:style-name="ce2">
            <text:p>16,76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31.228422709792223" table:formula="of:=_xll.DFT([.F162:.F519];1;[.H162];1)" table:style-name="ce1">
            <text:p>31,22842271</text:p>
          </table:table-cell>
          <table:table-cell office:value-type="float" office:value="4.0786730888699827" table:formula="of:=_xll.DFT([.F162:.F519];1;[.H162];2)" table:style-name="ce1">
            <text:p>4,078673089</text:p>
          </table:table-cell>
          <table:table-cell office:value-type="float" office:value="10.627851967670612" table:style-name="ce1">
            <text:p>10,62785197</text:p>
          </table:table-cell>
          <table:table-cell table:number-columns-repeated="16373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7.8769235999999996" table:style-name="ce1">
            <text:p>7,8769236</text:p>
          </table:table-cell>
          <table:table-cell office:value-type="float" office:value="-2.8694508000000001" table:style-name="ce1">
            <text:p>-2,8694508</text:p>
          </table:table-cell>
          <table:table-cell office:value-type="float" office:value="-2.7724855000000002" table:style-name="ce1">
            <text:p>-2,7724855</text:p>
          </table:table-cell>
          <table:table-cell office:value-type="float" office:value="8.8298555560987424" table:formula="of:=SQRT(([.C163]*[.C163])+([.D163]*[.D163])+([.E163]*[.E163]))" table:style-name="ce2">
            <text:p>8,8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3.804075162264255" table:formula="of:=_xll.DFT([.F163:.F520];1;[.H163];1)" table:style-name="ce1">
            <text:p>13,80407516</text:p>
          </table:table-cell>
          <table:table-cell office:value-type="float" office:value="1.8109183431439382E-2" table:formula="of:=_xll.DFT([.F163:.F520];1;[.H163];2)" table:style-name="ce1">
            <text:p>0,018109183</text:p>
          </table:table-cell>
          <table:table-cell office:value-type="float" office:value="11.5924374734688" table:style-name="ce1">
            <text:p>11,59243747</text:p>
          </table:table-cell>
          <table:table-cell table:number-columns-repeated="16373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float" office:value="7.7081322999999999" table:style-name="ce1">
            <text:p>7,7081323</text:p>
          </table:table-cell>
          <table:table-cell office:value-type="float" office:value="-2.6372132000000001" table:style-name="ce1">
            <text:p>-2,6372132</text:p>
          </table:table-cell>
          <table:table-cell office:value-type="float" office:value="-2.336741" table:style-name="ce1">
            <text:p>-2,336741</text:p>
          </table:table-cell>
          <table:table-cell office:value-type="float" office:value="8.4752908810045291" table:formula="of:=SQRT(([.C164]*[.C164])+([.D164]*[.D164])+([.E164]*[.E164]))" table:style-name="ce2">
            <text:p>8,4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50.06735544164043" table:formula="of:=_xll.DFT([.F164:.F521];1;[.H164];1)" table:style-name="ce1">
            <text:p>50,06735544</text:p>
          </table:table-cell>
          <table:table-cell office:value-type="float" office:value="1.41027519343801" table:formula="of:=_xll.DFT([.F164:.F521];1;[.H164];2)" table:style-name="ce1">
            <text:p>1,410275193</text:p>
          </table:table-cell>
          <table:table-cell office:value-type="float" office:value="12.553068896036654" table:style-name="ce1">
            <text:p>12,5530689</text:p>
          </table:table-cell>
          <table:table-cell table:number-columns-repeated="16373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float" office:value="11.694478" table:style-name="ce1">
            <text:p>11,694478</text:p>
          </table:table-cell>
          <table:table-cell office:value-type="float" office:value="-1.3227964999999999" table:style-name="ce1">
            <text:p>-1,3227965</text:p>
          </table:table-cell>
          <table:table-cell office:value-type="float" office:value="-3.9097314000000001" table:style-name="ce1">
            <text:p>-3,9097314</text:p>
          </table:table-cell>
          <table:table-cell office:value-type="float" office:value="12.401475956233686" table:formula="of:=SQRT(([.C165]*[.C165])+([.D165]*[.D165])+([.E165]*[.E165]))" table:style-name="ce2">
            <text:p>12,40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80.573206383501784" table:formula="of:=_xll.DFT([.F165:.F522];1;[.H165];1)" table:style-name="ce1">
            <text:p>80,57320638</text:p>
          </table:table-cell>
          <table:table-cell office:value-type="float" office:value="4.008398355498044" table:formula="of:=_xll.DFT([.F165:.F522];1;[.H165];2)" table:style-name="ce1">
            <text:p>4,008398355</text:p>
          </table:table-cell>
          <table:table-cell office:value-type="float" office:value="10.767636098473677" table:style-name="ce1">
            <text:p>10,7676361</text:p>
          </table:table-cell>
          <table:table-cell table:number-columns-repeated="16373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float" office:value="7.8912887999999999" table:style-name="ce1">
            <text:p>7,8912888</text:p>
          </table:table-cell>
          <table:table-cell office:value-type="float" office:value="-7.5237790000000002" table:style-name="ce1">
            <text:p>-7,523779</text:p>
          </table:table-cell>
          <table:table-cell office:value-type="float" office:value="-2.2912509999999999" table:style-name="ce1">
            <text:p>-2,291251</text:p>
          </table:table-cell>
          <table:table-cell office:value-type="float" office:value="11.141342850430886" table:formula="of:=SQRT(([.C166]*[.C166])+([.D166]*[.D166])+([.E166]*[.E166]))" table:style-name="ce2">
            <text:p>11,1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54.265550624326465" table:formula="of:=_xll.DFT([.F166:.F523];1;[.H166];1)" table:style-name="ce1">
            <text:p>54,26555062</text:p>
          </table:table-cell>
          <table:table-cell office:value-type="float" office:value="-1.0483350447024662" table:formula="of:=_xll.DFT([.F166:.F523];1;[.H166];2)" table:style-name="ce1">
            <text:p>-1,048335045</text:p>
          </table:table-cell>
          <table:table-cell office:value-type="float" office:value="11.017816858872832" table:style-name="ce1">
            <text:p>11,01781686</text:p>
          </table:table-cell>
          <table:table-cell table:number-columns-repeated="16373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float" office:value="6.9874780000000003" table:style-name="ce1">
            <text:p>6,987478</text:p>
          </table:table-cell>
          <table:table-cell office:value-type="float" office:value="-5.4144873999999996" table:style-name="ce1">
            <text:p>-5,4144874</text:p>
          </table:table-cell>
          <table:table-cell office:value-type="float" office:value="-2.6970681999999999" table:style-name="ce1">
            <text:p>-2,6970682</text:p>
          </table:table-cell>
          <table:table-cell office:value-type="float" office:value="9.2420614302597013" table:formula="of:=SQRT(([.C167]*[.C167])+([.D167]*[.D167])+([.E167]*[.E167]))" table:style-name="ce2">
            <text:p>9,2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0.73622615487422" table:formula="of:=_xll.DFT([.F167:.F524];1;[.H167];1)" table:style-name="ce1">
            <text:p>10,73622615</text:p>
          </table:table-cell>
          <table:table-cell office:value-type="float" office:value="1.6399646437404252" table:formula="of:=_xll.DFT([.F167:.F524];1;[.H167];2)" table:style-name="ce1">
            <text:p>1,639964644</text:p>
          </table:table-cell>
          <table:table-cell office:value-type="float" office:value="9.5062070786131248" table:style-name="ce1">
            <text:p>9,506207079</text:p>
          </table:table-cell>
          <table:table-cell table:number-columns-repeated="16373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float" office:value="7.7476370000000001" table:style-name="ce1">
            <text:p>7,747637</text:p>
          </table:table-cell>
          <table:table-cell office:value-type="float" office:value="-3.5170821999999999" table:style-name="ce1">
            <text:p>-3,5170822</text:p>
          </table:table-cell>
          <table:table-cell office:value-type="float" office:value="-7.9942393000000003" table:style-name="ce1">
            <text:p>-7,9942393</text:p>
          </table:table-cell>
          <table:table-cell office:value-type="float" office:value="11.67491363012979" table:formula="of:=SQRT(([.C168]*[.C168])+([.D168]*[.D168])+([.E168]*[.E168]))" table:style-name="ce2">
            <text:p>11,67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23.773962009848955" table:formula="of:=_xll.DFT([.F168:.F525];1;[.H168];1)" table:style-name="ce1">
            <text:p>23,77396201</text:p>
          </table:table-cell>
          <table:table-cell office:value-type="float" office:value="4.2382981827981316" table:formula="of:=_xll.DFT([.F168:.F525];1;[.H168];2)" table:style-name="ce1">
            <text:p>4,238298183</text:p>
          </table:table-cell>
          <table:table-cell office:value-type="float" office:value="12.142724941415397" table:style-name="ce1">
            <text:p>12,14272494</text:p>
          </table:table-cell>
          <table:table-cell table:number-columns-repeated="16373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float" office:value="12.944251" table:style-name="ce1">
            <text:p>12,944251</text:p>
          </table:table-cell>
          <table:table-cell office:value-type="float" office:value="-14.725536999999999" table:style-name="ce1">
            <text:p>-14,725537</text:p>
          </table:table-cell>
          <table:table-cell office:value-type="float" office:value="0.69790980000000002" table:style-name="ce1">
            <text:p>0,6979098</text:p>
          </table:table-cell>
          <table:table-cell office:value-type="float" office:value="19.618413594842629" table:formula="of:=SQRT(([.C169]*[.C169])+([.D169]*[.D169])+([.E169]*[.E169]))" table:style-name="ce2">
            <text:p>19,6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27.25475408650896" table:formula="of:=_xll.DFT([.F169:.F526];1;[.H169];1)" table:style-name="ce1">
            <text:p>27,25475409</text:p>
          </table:table-cell>
          <table:table-cell office:value-type="float" office:value="0.29111383710763794" table:formula="of:=_xll.DFT([.F169:.F526];1;[.H169];2)" table:style-name="ce1">
            <text:p>0,291113837</text:p>
          </table:table-cell>
          <table:table-cell office:value-type="float" office:value="10.751016707841242" table:style-name="ce1">
            <text:p>10,75101671</text:p>
          </table:table-cell>
          <table:table-cell table:number-columns-repeated="16373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7.3825209999999997" table:style-name="ce1">
            <text:p>7,382521</text:p>
          </table:table-cell>
          <table:table-cell office:value-type="float" office:value="-2.2206220000000001" table:style-name="ce1">
            <text:p>-2,220622</text:p>
          </table:table-cell>
          <table:table-cell office:value-type="float" office:value="-0.95289230000000003" table:style-name="ce1">
            <text:p>-0,9528923</text:p>
          </table:table-cell>
          <table:table-cell office:value-type="float" office:value="7.7679329372571368" table:formula="of:=SQRT(([.C170]*[.C170])+([.D170]*[.D170])+([.E170]*[.E170]))" table:style-name="ce2">
            <text:p>7,77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12.970862539678933" table:formula="of:=_xll.DFT([.F170:.F527];1;[.H170];1)" table:style-name="ce1">
            <text:p>12,97086254</text:p>
          </table:table-cell>
          <table:table-cell office:value-type="float" office:value="-1.3392164109878475" table:formula="of:=_xll.DFT([.F170:.F527];1;[.H170];2)" table:style-name="ce1">
            <text:p>-1,339216411</text:p>
          </table:table-cell>
          <table:table-cell office:value-type="float" office:value="9.7685962967786839" table:style-name="ce1">
            <text:p>9,768596297</text:p>
          </table:table-cell>
          <table:table-cell table:number-columns-repeated="16373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3" table:style-name="ce1">
            <text:p>3</text:p>
          </table:table-cell>
          <table:table-cell office:value-type="float" office:value="8.2851350000000004" table:style-name="ce1">
            <text:p>8,285135</text:p>
          </table:table-cell>
          <table:table-cell office:value-type="float" office:value="-1.5514427" table:style-name="ce1">
            <text:p>-1,5514427</text:p>
          </table:table-cell>
          <table:table-cell office:value-type="float" office:value="-1.4736311" table:style-name="ce1">
            <text:p>-1,4736311</text:p>
          </table:table-cell>
          <table:table-cell office:value-type="float" office:value="8.5569869135400403" table:formula="of:=SQRT(([.C171]*[.C171])+([.D171]*[.D171])+([.E171]*[.E171]))" table:style-name="ce2">
            <text:p>8,5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6.4104119182815031" table:formula="of:=_xll.DFT([.F171:.F528];1;[.H171];1)" table:style-name="ce1">
            <text:p>6,410411918</text:p>
          </table:table-cell>
          <table:table-cell office:value-type="float" office:value="0.24833170932295554" table:formula="of:=_xll.DFT([.F171:.F528];1;[.H171];2)" table:style-name="ce1">
            <text:p>0,248331709</text:p>
          </table:table-cell>
          <table:table-cell office:value-type="float" office:value="10.673143867440057" table:style-name="ce1">
            <text:p>10,67314387</text:p>
          </table:table-cell>
          <table:table-cell table:number-columns-repeated="16373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float" office:value="10.449493" table:style-name="ce1">
            <text:p>10,449493</text:p>
          </table:table-cell>
          <table:table-cell office:value-type="float" office:value="-2.2709001999999998" table:style-name="ce1">
            <text:p>-2,2709002</text:p>
          </table:table-cell>
          <table:table-cell office:value-type="float" office:value="-2.7676970000000001" table:style-name="ce1">
            <text:p>-2,767697</text:p>
          </table:table-cell>
          <table:table-cell office:value-type="float" office:value="11.045770156907034" table:formula="of:=SQRT(([.C172]*[.C172])+([.D172]*[.D172])+([.E172]*[.E172]))" table:style-name="ce2">
            <text:p>11,05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37.571673031976871" table:formula="of:=_xll.DFT([.F172:.F529];1;[.H172];1)" table:style-name="ce1">
            <text:p>37,57167303</text:p>
          </table:table-cell>
          <table:table-cell office:value-type="float" office:value="1.3115679794928383" table:formula="of:=_xll.DFT([.F172:.F529];1;[.H172];2)" table:style-name="ce1">
            <text:p>1,311567979</text:p>
          </table:table-cell>
          <table:table-cell office:value-type="float" office:value="10.071423330022723" table:style-name="ce1">
            <text:p>10,07142333</text:p>
          </table:table-cell>
          <table:table-cell table:number-columns-repeated="16373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float" office:value="7.0006456000000004" table:style-name="ce1">
            <text:p>7,0006456</text:p>
          </table:table-cell>
          <table:table-cell office:value-type="float" office:value="-6.2009825999999997" table:style-name="ce1">
            <text:p>-6,2009826</text:p>
          </table:table-cell>
          <table:table-cell office:value-type="float" office:value="-2.4061727999999998" table:style-name="ce1">
            <text:p>-2,4061728</text:p>
          </table:table-cell>
          <table:table-cell office:value-type="float" office:value="9.6566501213289264" table:formula="of:=SQRT(([.C173]*[.C173])+([.D173]*[.D173])+([.E173]*[.E173]))" table:style-name="ce2">
            <text:p>9,6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4.428942380634306" table:formula="of:=_xll.DFT([.F173:.F530];1;[.H173];1)" table:style-name="ce1">
            <text:p>14,42894238</text:p>
          </table:table-cell>
          <table:table-cell office:value-type="float" office:value="2.1642554541885817" table:formula="of:=_xll.DFT([.F173:.F530];1;[.H173];2)" table:style-name="ce1">
            <text:p>2,164255454</text:p>
          </table:table-cell>
          <table:table-cell office:value-type="float" office:value="8.0881949145822194" table:style-name="ce1">
            <text:p>8,088194915</text:p>
          </table:table-cell>
          <table:table-cell table:number-columns-repeated="16373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3" table:style-name="ce1">
            <text:p>3</text:p>
          </table:table-cell>
          <table:table-cell office:value-type="float" office:value="6.2321070000000001" table:style-name="ce1">
            <text:p>6,232107</text:p>
          </table:table-cell>
          <table:table-cell office:value-type="float" office:value="-4.4759602999999997" table:style-name="ce1">
            <text:p>-4,4759603</text:p>
          </table:table-cell>
          <table:table-cell office:value-type="float" office:value="-2.9436710000000001" table:style-name="ce1">
            <text:p>-2,943671</text:p>
          </table:table-cell>
          <table:table-cell office:value-type="float" office:value="8.2181857622510641" table:formula="of:=SQRT(([.C174]*[.C174])+([.D174]*[.D174])+([.E174]*[.E174]))" table:style-name="ce2">
            <text:p>8,2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2.5299902739701925" table:formula="of:=_xll.DFT([.F174:.F531];1;[.H174];1)" table:style-name="ce1">
            <text:p>2,529990274</text:p>
          </table:table-cell>
          <table:table-cell office:value-type="float" office:value="-1.5680222502009189" table:formula="of:=_xll.DFT([.F174:.F531];1;[.H174];2)" table:style-name="ce1">
            <text:p>-1,56802225</text:p>
          </table:table-cell>
          <table:table-cell office:value-type="float" office:value="12.640215302835333" table:style-name="ce1">
            <text:p>12,6402153</text:p>
          </table:table-cell>
          <table:table-cell table:number-columns-repeated="16373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3" table:style-name="ce1">
            <text:p>3</text:p>
          </table:table-cell>
          <table:table-cell office:value-type="float" office:value="9.9981860000000005" table:style-name="ce1">
            <text:p>9,998186</text:p>
          </table:table-cell>
          <table:table-cell office:value-type="float" office:value="-6.1674639999999998" table:style-name="ce1">
            <text:p>-6,167464</text:p>
          </table:table-cell>
          <table:table-cell office:value-type="float" office:value="-6.3230867000000002" table:style-name="ce1">
            <text:p>-6,3230867</text:p>
          </table:table-cell>
          <table:table-cell office:value-type="float" office:value="13.341017985806364" table:formula="of:=SQRT(([.C175]*[.C175])+([.D175]*[.D175])+([.E175]*[.E175]))" table:style-name="ce2">
            <text:p>13,3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2.8870568366338727" table:formula="of:=_xll.DFT([.F175:.F532];1;[.H175];1)" table:style-name="ce1">
            <text:p>2,887056837</text:p>
          </table:table-cell>
          <table:table-cell office:value-type="float" office:value="-0.4422262598167549" table:formula="of:=_xll.DFT([.F175:.F532];1;[.H175];2)" table:style-name="ce1">
            <text:p>-0,44222626</text:p>
          </table:table-cell>
          <table:table-cell office:value-type="float" office:value="11.434860385266372" table:style-name="ce1">
            <text:p>11,43486039</text:p>
          </table:table-cell>
          <table:table-cell table:number-columns-repeated="16373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4.4795512999999998" table:style-name="ce1">
            <text:p>4,4795513</text:p>
          </table:table-cell>
          <table:table-cell office:value-type="float" office:value="-3.8654386999999999" table:style-name="ce1">
            <text:p>-3,8654387</text:p>
          </table:table-cell>
          <table:table-cell office:value-type="float" office:value="-1.5717934" table:style-name="ce1">
            <text:p>-1,5717934</text:p>
          </table:table-cell>
          <table:table-cell office:value-type="float" office:value="6.1219711437634974" table:formula="of:=SQRT(([.C176]*[.C176])+([.D176]*[.D176])+([.E176]*[.E176]))" table:style-name="ce2">
            <text:p>6,12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14.822366021978816" table:formula="of:=_xll.DFT([.F176:.F533];1;[.H176];1)" table:style-name="ce1">
            <text:p>14,82236602</text:p>
          </table:table-cell>
          <table:table-cell office:value-type="float" office:value="-0.22680909550266154" table:formula="of:=_xll.DFT([.F176:.F533];1;[.H176];2)" table:style-name="ce1">
            <text:p>-0,226809096</text:p>
          </table:table-cell>
          <table:table-cell office:value-type="float" office:value="10.580023210013952" table:style-name="ce1">
            <text:p>10,58002321</text:p>
          </table:table-cell>
          <table:table-cell table:number-columns-repeated="16373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3" table:style-name="ce1">
            <text:p>3</text:p>
          </table:table-cell>
          <table:table-cell office:value-type="float" office:value="9.4475200000000008" table:style-name="ce1">
            <text:p>9,44752</text:p>
          </table:table-cell>
          <table:table-cell office:value-type="float" office:value="-5.2002062999999996" table:style-name="ce1">
            <text:p>-5,2002063</text:p>
          </table:table-cell>
          <table:table-cell office:value-type="float" office:value="-3.0466215999999999" table:style-name="ce1">
            <text:p>-3,0466216</text:p>
          </table:table-cell>
          <table:table-cell office:value-type="float" office:value="11.206234108144727" table:formula="of:=SQRT(([.C177]*[.C177])+([.D177]*[.D177])+([.E177]*[.E177]))" table:style-name="ce2">
            <text:p>11,2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41.559698835153341" table:formula="of:=_xll.DFT([.F177:.F534];1;[.H177];1)" table:style-name="ce1">
            <text:p>41,55969884</text:p>
          </table:table-cell>
          <table:table-cell office:value-type="float" office:value="0.17025831188249738" table:formula="of:=_xll.DFT([.F177:.F534];1;[.H177];2)" table:style-name="ce1">
            <text:p>0,170258312</text:p>
          </table:table-cell>
          <table:table-cell office:value-type="float" office:value="10.237710637390011" table:style-name="ce1">
            <text:p>10,23771064</text:p>
          </table:table-cell>
          <table:table-cell table:number-columns-repeated="16373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3" table:style-name="ce1">
            <text:p>3</text:p>
          </table:table-cell>
          <table:table-cell office:value-type="float" office:value="6.5565214000000003" table:style-name="ce1">
            <text:p>6,5565214</text:p>
          </table:table-cell>
          <table:table-cell office:value-type="float" office:value="-4.5717280000000002" table:style-name="ce1">
            <text:p>-4,571728</text:p>
          </table:table-cell>
          <table:table-cell office:value-type="float" office:value="-2.3846250000000002" table:style-name="ce1">
            <text:p>-2,384625</text:p>
          </table:table-cell>
          <table:table-cell office:value-type="float" office:value="8.3411693523910042" table:formula="of:=SQRT(([.C178]*[.C178])+([.D178]*[.D178])+([.E178]*[.E178]))" table:style-name="ce2">
            <text:p>8,34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22.69035625310336" table:formula="of:=_xll.DFT([.F178:.F535];1;[.H178];1)" table:style-name="ce1">
            <text:p>22,69035625</text:p>
          </table:table-cell>
          <table:table-cell office:value-type="float" office:value="1.9512419856462218" table:formula="of:=_xll.DFT([.F178:.F535];1;[.H178];2)" table:style-name="ce1">
            <text:p>1,951241986</text:p>
          </table:table-cell>
          <table:table-cell office:value-type="float" office:value="10.962993979552463" table:style-name="ce1">
            <text:p>10,96299398</text:p>
          </table:table-cell>
          <table:table-cell table:number-columns-repeated="16373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3" table:style-name="ce1">
            <text:p>3</text:p>
          </table:table-cell>
          <table:table-cell office:value-type="float" office:value="10.620679000000001" table:style-name="ce1">
            <text:p>10,620679</text:p>
          </table:table-cell>
          <table:table-cell office:value-type="float" office:value="-4.1156325000000002" table:style-name="ce1">
            <text:p>-4,1156325</text:p>
          </table:table-cell>
          <table:table-cell office:value-type="float" office:value="-1.6208745" table:style-name="ce1">
            <text:p>-1,6208745</text:p>
          </table:table-cell>
          <table:table-cell office:value-type="float" office:value="11.504976637996599" table:formula="of:=SQRT(([.C179]*[.C179])+([.D179]*[.D179])+([.E179]*[.E179]))" table:style-name="ce2">
            <text:p>11,50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2.506330423763993" table:formula="of:=_xll.DFT([.F179:.F536];1;[.H179];1)" table:style-name="ce1">
            <text:p>12,50633042</text:p>
          </table:table-cell>
          <table:table-cell office:value-type="float" office:value="2.1900959302292669" table:formula="of:=_xll.DFT([.F179:.F536];1;[.H179];2)" table:style-name="ce1">
            <text:p>2,19009593</text:p>
          </table:table-cell>
          <table:table-cell office:value-type="float" office:value="12.494086097894151" table:style-name="ce1">
            <text:p>12,4940861</text:p>
          </table:table-cell>
          <table:table-cell table:number-columns-repeated="16373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3" table:style-name="ce1">
            <text:p>3</text:p>
          </table:table-cell>
          <table:table-cell office:value-type="float" office:value="10.699687000000001" table:style-name="ce1">
            <text:p>10,699687</text:p>
          </table:table-cell>
          <table:table-cell office:value-type="float" office:value="-4.7393219999999996" table:style-name="ce1">
            <text:p>-4,739322</text:p>
          </table:table-cell>
          <table:table-cell office:value-type="float" office:value="-3.2010477000000002" table:style-name="ce1">
            <text:p>-3,2010477</text:p>
          </table:table-cell>
          <table:table-cell office:value-type="float" office:value="12.13223727493525" table:formula="of:=SQRT(([.C180]*[.C180])+([.D180]*[.D180])+([.E180]*[.E180]))" table:style-name="ce2">
            <text:p>12,13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30.236665030104916" table:formula="of:=_xll.DFT([.F180:.F537];1;[.H180];1)" table:style-name="ce1">
            <text:p>30,23666503</text:p>
          </table:table-cell>
          <table:table-cell office:value-type="float" office:value="-0.34280946056274331" table:formula="of:=_xll.DFT([.F180:.F537];1;[.H180];2)" table:style-name="ce1">
            <text:p>-0,342809461</text:p>
          </table:table-cell>
          <table:table-cell office:value-type="float" office:value="10.392258088706697" table:style-name="ce1">
            <text:p>10,39225809</text:p>
          </table:table-cell>
          <table:table-cell table:number-columns-repeated="16373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float" office:value="5.6275709999999997" table:style-name="ce1">
            <text:p>5,627571</text:p>
          </table:table-cell>
          <table:table-cell office:value-type="float" office:value="-4.7129859999999999" table:style-name="ce1">
            <text:p>-4,712986</text:p>
          </table:table-cell>
          <table:table-cell office:value-type="float" office:value="-4.3251249999999999" table:style-name="ce1">
            <text:p>-4,325125</text:p>
          </table:table-cell>
          <table:table-cell office:value-type="float" office:value="8.5198884183926964" table:formula="of:=SQRT(([.C181]*[.C181])+([.D181]*[.D181])+([.E181]*[.E181]))" table:style-name="ce2">
            <text:p>8,52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53.586143434861718" table:formula="of:=_xll.DFT([.F181:.F538];1;[.H181];1)" table:style-name="ce1">
            <text:p>53,58614343</text:p>
          </table:table-cell>
          <table:table-cell office:value-type="float" office:value="0.80934667254393633" table:formula="of:=_xll.DFT([.F181:.F538];1;[.H181];2)" table:style-name="ce1">
            <text:p>0,809346673</text:p>
          </table:table-cell>
          <table:table-cell office:value-type="float" office:value="7.3019611913419125" table:style-name="ce1">
            <text:p>7,301961191</text:p>
          </table:table-cell>
          <table:table-cell table:number-columns-repeated="16373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6.5565214000000003" table:style-name="ce1">
            <text:p>6,5565214</text:p>
          </table:table-cell>
          <table:table-cell office:value-type="float" office:value="-3.4596214000000001" table:style-name="ce1">
            <text:p>-3,4596214</text:p>
          </table:table-cell>
          <table:table-cell office:value-type="float" office:value="-4.3502644999999998" table:style-name="ce1">
            <text:p>-4,3502645</text:p>
          </table:table-cell>
          <table:table-cell office:value-type="float" office:value="8.5954496287254329" table:formula="of:=SQRT(([.C182]*[.C182])+([.D182]*[.D182])+([.E182]*[.E182]))" table:style-name="ce2">
            <text:p>8,60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41.035745132087158" table:formula="of:=_xll.DFT([.F182:.F539];1;[.H182];1)" table:style-name="ce1">
            <text:p>41,03574513</text:p>
          </table:table-cell>
          <table:table-cell office:value-type="float" office:value="3.1415927410125732" table:formula="of:=_xll.DFT([.F182:.F539];1;[.H182];2)" table:style-name="ce1">
            <text:p>3,141592741</text:p>
          </table:table-cell>
          <table:table-cell office:value-type="float" office:value="10.217717393787437" table:style-name="ce1">
            <text:p>10,21771739</text:p>
          </table:table-cell>
          <table:table-cell table:number-columns-repeated="16373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3" table:style-name="ce1">
            <text:p>3</text:p>
          </table:table-cell>
          <table:table-cell office:value-type="float" office:value="10.036493" table:style-name="ce1">
            <text:p>10,036493</text:p>
          </table:table-cell>
          <table:table-cell office:value-type="float" office:value="-7.7392570000000003" table:style-name="ce1">
            <text:p>-7,739257</text:p>
          </table:table-cell>
          <table:table-cell office:value-type="float" office:value="-5.5641246000000004" table:style-name="ce1">
            <text:p>-5,5641246</text:p>
          </table:table-cell>
          <table:table-cell office:value-type="float" office:value="13.841487391730094" table:formula="of:=SQRT(([.C183]*[.C183])+([.D183]*[.D183])+([.E183]*[.E183]))" table:style-name="ce2">
            <text:p>13,8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51.555774619054652" table:formula="of:=_xll.DFT([.F183:.F540];1;[.H183];1)" table:style-name="ce1">
            <text:p>51,55577462</text:p>
          </table:table-cell>
          <table:table-cell office:value-type="float" office:value="-0.81450049070172315" table:formula="of:=_xll.DFT([.F183:.F540];1;[.H183];2)" table:style-name="ce1">
            <text:p>-0,814500491</text:p>
          </table:table-cell>
          <table:table-cell office:value-type="float" office:value="10.662668497783809" table:style-name="ce1">
            <text:p>10,6626685</text:p>
          </table:table-cell>
          <table:table-cell table:number-columns-repeated="16373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3" table:style-name="ce1">
            <text:p>3</text:p>
          </table:table-cell>
          <table:table-cell office:value-type="float" office:value="10.336966" table:style-name="ce1">
            <text:p>10,336966</text:p>
          </table:table-cell>
          <table:table-cell office:value-type="float" office:value="-6.9719151999999998" table:style-name="ce1">
            <text:p>-6,9719152</text:p>
          </table:table-cell>
          <table:table-cell office:value-type="float" office:value="-0.48482585" table:style-name="ce1">
            <text:p>-0,48482585</text:p>
          </table:table-cell>
          <table:table-cell office:value-type="float" office:value="12.477801238438415" table:formula="of:=SQRT(([.C184]*[.C184])+([.D184]*[.D184])+([.E184]*[.E184]))" table:style-name="ce2">
            <text:p>12,48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31.887816933330235" table:formula="of:=_xll.DFT([.F184:.F541];1;[.H184];1)" table:style-name="ce1">
            <text:p>31,88781693</text:p>
          </table:table-cell>
          <table:table-cell office:value-type="float" office:value="0.44534071623859939" table:formula="of:=_xll.DFT([.F184:.F541];1;[.H184];2)" table:style-name="ce1">
            <text:p>0,445340716</text:p>
          </table:table-cell>
          <table:table-cell office:value-type="float" office:value="8.0153630880774625" table:style-name="ce1">
            <text:p>8,015363088</text:p>
          </table:table-cell>
          <table:table-cell table:number-columns-repeated="16373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3" table:style-name="ce1">
            <text:p>3</text:p>
          </table:table-cell>
          <table:table-cell office:value-type="float" office:value="10.380061" table:style-name="ce1">
            <text:p>10,380061</text:p>
          </table:table-cell>
          <table:table-cell office:value-type="float" office:value="-2.6324247999999999" table:style-name="ce1">
            <text:p>-2,6324248</text:p>
          </table:table-cell>
          <table:table-cell office:value-type="float" office:value="-0.50517654000000001" table:style-name="ce1">
            <text:p>-0,50517654</text:p>
          </table:table-cell>
          <table:table-cell office:value-type="float" office:value="10.720565751299807" table:formula="of:=SQRT(([.C185]*[.C185])+([.D185]*[.D185])+([.E185]*[.E185]))" table:style-name="ce2">
            <text:p>10,72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1.751689306357617" table:formula="of:=_xll.DFT([.F185:.F542];1;[.H185];1)" table:style-name="ce1">
            <text:p>11,75168931</text:p>
          </table:table-cell>
          <table:table-cell office:value-type="float" office:value="4.5354552736153648" table:formula="of:=_xll.DFT([.F185:.F542];1;[.H185];2)" table:style-name="ce1">
            <text:p>4,535455274</text:p>
          </table:table-cell>
          <table:table-cell office:value-type="float" office:value="8.4774310942876756" table:style-name="ce1">
            <text:p>8,477431094</text:p>
          </table:table-cell>
          <table:table-cell table:number-columns-repeated="16373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3" table:style-name="ce1">
            <text:p>3</text:p>
          </table:table-cell>
          <table:table-cell office:value-type="float" office:value="9.3242189999999994" table:style-name="ce1">
            <text:p>9,324219</text:p>
          </table:table-cell>
          <table:table-cell office:value-type="float" office:value="-1.8710686000000001" table:style-name="ce1">
            <text:p>-1,8710686</text:p>
          </table:table-cell>
          <table:table-cell office:value-type="float" office:value="-1.9285295" table:style-name="ce1">
            <text:p>-1,9285295</text:p>
          </table:table-cell>
          <table:table-cell office:value-type="float" office:value="9.7036685690638258" table:formula="of:=SQRT(([.C186]*[.C186])+([.D186]*[.D186])+([.E186]*[.E186]))" table:style-name="ce2">
            <text:p>9,70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22.597111918718394" table:formula="of:=_xll.DFT([.F186:.F543];1;[.H186];1)" table:style-name="ce1">
            <text:p>22,59711192</text:p>
          </table:table-cell>
          <table:table-cell office:value-type="float" office:value="-1.3105550123463021" table:formula="of:=_xll.DFT([.F186:.F543];1;[.H186];2)" table:style-name="ce1">
            <text:p>-1,310555012</text:p>
          </table:table-cell>
          <table:table-cell office:value-type="float" office:value="12.38260507949497" table:style-name="ce1">
            <text:p>12,38260508</text:p>
          </table:table-cell>
          <table:table-cell table:number-columns-repeated="16373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3" table:style-name="ce1">
            <text:p>3</text:p>
          </table:table-cell>
          <table:table-cell office:value-type="float" office:value="11.371261000000001" table:style-name="ce1">
            <text:p>11,371261</text:p>
          </table:table-cell>
          <table:table-cell office:value-type="float" office:value="-4.2856209999999999" table:style-name="ce1">
            <text:p>-4,285621</text:p>
          </table:table-cell>
          <table:table-cell office:value-type="float" office:value="-0.51595044000000001" table:style-name="ce1">
            <text:p>-0,51595044</text:p>
          </table:table-cell>
          <table:table-cell office:value-type="float" office:value="12.162990131636965" table:formula="of:=SQRT(([.C187]*[.C187])+([.D187]*[.D187])+([.E187]*[.E187]))" table:style-name="ce2">
            <text:p>12,16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38.651064527616668" table:formula="of:=_xll.DFT([.F187:.F544];1;[.H187];1)" table:style-name="ce1">
            <text:p>38,65106453</text:p>
          </table:table-cell>
          <table:table-cell office:value-type="float" office:value="0.7300864833731936" table:formula="of:=_xll.DFT([.F187:.F544];1;[.H187];2)" table:style-name="ce1">
            <text:p>0,730086483</text:p>
          </table:table-cell>
          <table:table-cell office:value-type="float" office:value="12.068958572695736" table:style-name="ce1">
            <text:p>12,06895857</text:p>
          </table:table-cell>
          <table:table-cell table:number-columns-repeated="16373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3" table:style-name="ce1">
            <text:p>3</text:p>
          </table:table-cell>
          <table:table-cell office:value-type="float" office:value="9.8006650000000004" table:style-name="ce1">
            <text:p>9,800665</text:p>
          </table:table-cell>
          <table:table-cell office:value-type="float" office:value="-3.9851486999999999" table:style-name="ce1">
            <text:p>-3,9851487</text:p>
          </table:table-cell>
          <table:table-cell office:value-type="float" office:value="-2.1212627999999998" table:style-name="ce1">
            <text:p>-2,1212628</text:p>
          </table:table-cell>
          <table:table-cell office:value-type="float" office:value="10.790468037578377" table:formula="of:=SQRT(([.C188]*[.C188])+([.D188]*[.D188])+([.E188]*[.E188]))" table:style-name="ce2">
            <text:p>10,79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9.890109977916463" table:formula="of:=_xll.DFT([.F188:.F545];1;[.H188];1)" table:style-name="ce1">
            <text:p>19,89010998</text:p>
          </table:table-cell>
          <table:table-cell office:value-type="float" office:value="1.2707873113788" table:formula="of:=_xll.DFT([.F188:.F545];1;[.H188];2)" table:style-name="ce1">
            <text:p>1,270787311</text:p>
          </table:table-cell>
          <table:table-cell office:value-type="float" office:value="10.365214647963324" table:style-name="ce1">
            <text:p>10,36521465</text:p>
          </table:table-cell>
          <table:table-cell table:number-columns-repeated="16373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3" table:style-name="ce1">
            <text:p>3</text:p>
          </table:table-cell>
          <table:table-cell office:value-type="float" office:value="4.9320554999999997" table:style-name="ce1">
            <text:p>4,9320555</text:p>
          </table:table-cell>
          <table:table-cell office:value-type="float" office:value="-1.5466542999999999" table:style-name="ce1">
            <text:p>-1,5466543</text:p>
          </table:table-cell>
          <table:table-cell office:value-type="float" office:value="-3.1974564000000001" table:style-name="ce1">
            <text:p>-3,1974564</text:p>
          </table:table-cell>
          <table:table-cell office:value-type="float" office:value="6.077913984969654" table:formula="of:=SQRT(([.C189]*[.C189])+([.D189]*[.D189])+([.E189]*[.E189]))" table:style-name="ce2">
            <text:p>6,08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7.7391338752163472" table:formula="of:=_xll.DFT([.F189:.F546];1;[.H189];1)" table:style-name="ce1">
            <text:p>7,739133875</text:p>
          </table:table-cell>
          <table:table-cell office:value-type="float" office:value="4.1429348076720141" table:formula="of:=_xll.DFT([.F189:.F546];1;[.H189];2)" table:style-name="ce1">
            <text:p>4,142934808</text:p>
          </table:table-cell>
          <table:table-cell office:value-type="float" office:value="9.5441301356198096" table:style-name="ce1">
            <text:p>9,544130136</text:p>
          </table:table-cell>
          <table:table-cell table:number-columns-repeated="16373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3" table:style-name="ce1">
            <text:p>3</text:p>
          </table:table-cell>
          <table:table-cell office:value-type="float" office:value="8.0971899999999994" table:style-name="ce1">
            <text:p>8,09719</text:p>
          </table:table-cell>
          <table:table-cell office:value-type="float" office:value="-3.3925838000000001" table:style-name="ce1">
            <text:p>-3,3925838</text:p>
          </table:table-cell>
          <table:table-cell office:value-type="float" office:value="-6.0657100000000002" table:style-name="ce1">
            <text:p>-6,06571</text:p>
          </table:table-cell>
          <table:table-cell office:value-type="float" office:value="10.670845727505503" table:formula="of:=SQRT(([.C190]*[.C190])+([.D190]*[.D190])+([.E190]*[.E190]))" table:style-name="ce2">
            <text:p>10,67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9.7848640204626918" table:formula="of:=_xll.DFT([.F190:.F547];1;[.H190];1)" table:style-name="ce1">
            <text:p>9,78486402</text:p>
          </table:table-cell>
          <table:table-cell office:value-type="float" office:value="2.1728414448391984" table:formula="of:=_xll.DFT([.F190:.F547];1;[.H190];2)" table:style-name="ce1">
            <text:p>2,172841445</text:p>
          </table:table-cell>
          <table:table-cell office:value-type="float" office:value="12.312043670417054" table:style-name="ce1">
            <text:p>12,31204367</text:p>
          </table:table-cell>
          <table:table-cell table:number-columns-repeated="16373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3" table:style-name="ce1">
            <text:p>3</text:p>
          </table:table-cell>
          <table:table-cell office:value-type="float" office:value="11.183316" table:style-name="ce1">
            <text:p>11,183316</text:p>
          </table:table-cell>
          <table:table-cell office:value-type="float" office:value="-1.9213469000000001" table:style-name="ce1">
            <text:p>-1,9213469</text:p>
          </table:table-cell>
          <table:table-cell office:value-type="float" office:value="0.30047232000000001" table:style-name="ce1">
            <text:p>0,30047232</text:p>
          </table:table-cell>
          <table:table-cell office:value-type="float" office:value="11.351141540879569" table:formula="of:=SQRT(([.C191]*[.C191])+([.D191]*[.D191])+([.E191]*[.E191]))" table:style-name="ce2">
            <text:p>11,35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8.706434983128482" table:formula="of:=_xll.DFT([.F191:.F548];1;[.H191];1)" table:style-name="ce1">
            <text:p>18,70643498</text:p>
          </table:table-cell>
          <table:table-cell office:value-type="float" office:value="7.6357273100394737E-2" table:formula="of:=_xll.DFT([.F191:.F548];1;[.H191];2)" table:style-name="ce1">
            <text:p>0,076357273</text:p>
          </table:table-cell>
          <table:table-cell office:value-type="float" office:value="8.262549468440719" table:style-name="ce1">
            <text:p>8,262549468</text:p>
          </table:table-cell>
          <table:table-cell table:number-columns-repeated="16373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float" office:value="9.4056219999999993" table:style-name="ce1">
            <text:p>9,405622</text:p>
          </table:table-cell>
          <table:table-cell office:value-type="float" office:value="-2.5258826999999999" table:style-name="ce1">
            <text:p>-2,5258827</text:p>
          </table:table-cell>
          <table:table-cell office:value-type="float" office:value="-1.4006080000000001" table:style-name="ce1">
            <text:p>-1,400608</text:p>
          </table:table-cell>
          <table:table-cell office:value-type="float" office:value="9.8390808204174878" table:formula="of:=SQRT(([.C192]*[.C192])+([.D192]*[.D192])+([.E192]*[.E192]))" table:style-name="ce2">
            <text:p>9,84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44.729672449522361" table:formula="of:=_xll.DFT([.F192:.F549];1;[.H192];1)" table:style-name="ce1">
            <text:p>44,72967245</text:p>
          </table:table-cell>
          <table:table-cell office:value-type="float" office:value="2.2312296125718429" table:formula="of:=_xll.DFT([.F192:.F549];1;[.H192];2)" table:style-name="ce1">
            <text:p>2,231229613</text:p>
          </table:table-cell>
          <table:table-cell office:value-type="float" office:value="9.2993803289589323" table:style-name="ce1">
            <text:p>9,299380329</text:p>
          </table:table-cell>
          <table:table-cell table:number-columns-repeated="16373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8.1785929999999993" table:style-name="ce1">
            <text:p>8,178593</text:p>
          </table:table-cell>
          <table:table-cell office:value-type="float" office:value="-2.0638017999999998" table:style-name="ce1">
            <text:p>-2,0638018</text:p>
          </table:table-cell>
          <table:table-cell office:value-type="float" office:value="-2.2349872999999998" table:style-name="ce1">
            <text:p>-2,2349873</text:p>
          </table:table-cell>
          <table:table-cell office:value-type="float" office:value="8.7260431789267194" table:formula="of:=SQRT(([.C193]*[.C193])+([.D193]*[.D193])+([.E193]*[.E193]))" table:style-name="ce2">
            <text:p>8,73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7.7753501663163771" table:formula="of:=_xll.DFT([.F193:.F550];1;[.H193];1)" table:style-name="ce1">
            <text:p>7,775350166</text:p>
          </table:table-cell>
          <table:table-cell office:value-type="float" office:value="-1.0454863571082449" table:formula="of:=_xll.DFT([.F193:.F550];1;[.H193];2)" table:style-name="ce1">
            <text:p>-1,045486357</text:p>
          </table:table-cell>
          <table:table-cell office:value-type="float" office:value="10.648206986982634" table:style-name="ce1">
            <text:p>10,64820699</text:p>
          </table:table-cell>
          <table:table-cell table:number-columns-repeated="16373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3" table:style-name="ce1">
            <text:p>3</text:p>
          </table:table-cell>
          <table:table-cell office:value-type="float" office:value="10.353725000000001" table:style-name="ce1">
            <text:p>10,353725</text:p>
          </table:table-cell>
          <table:table-cell office:value-type="float" office:value="-2.4576479999999998" table:style-name="ce1">
            <text:p>-2,457648</text:p>
          </table:table-cell>
          <table:table-cell office:value-type="float" office:value="-3.7624879999999998" table:style-name="ce1">
            <text:p>-3,762488</text:p>
          </table:table-cell>
          <table:table-cell office:value-type="float" office:value="11.286982369866315" table:formula="of:=SQRT(([.C194]*[.C194])+([.D194]*[.D194])+([.E194]*[.E194]))" table:style-name="ce2">
            <text:p>11,2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4.2695125692596578" table:formula="of:=_xll.DFT([.F194:.F551];1;[.H194];1)" table:style-name="ce1">
            <text:p>4,269512569</text:p>
          </table:table-cell>
          <table:table-cell office:value-type="float" office:value="-0.58730829358659131" table:formula="of:=_xll.DFT([.F194:.F551];1;[.H194];2)" table:style-name="ce1">
            <text:p>-0,587308294</text:p>
          </table:table-cell>
          <table:table-cell office:value-type="float" office:value="10.864220993309077" table:style-name="ce1">
            <text:p>10,86422099</text:p>
          </table:table-cell>
          <table:table-cell table:number-columns-repeated="16373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3" table:style-name="ce1">
            <text:p>3</text:p>
          </table:table-cell>
          <table:table-cell office:value-type="float" office:value="7.9068512999999996" table:style-name="ce1">
            <text:p>7,9068513</text:p>
          </table:table-cell>
          <table:table-cell office:value-type="float" office:value="-6.5804634000000002" table:style-name="ce1">
            <text:p>-6,5804634</text:p>
          </table:table-cell>
          <table:table-cell office:value-type="float" office:value="-1.42455" table:style-name="ce1">
            <text:p>-1,42455</text:p>
          </table:table-cell>
          <table:table-cell office:value-type="float" office:value="10.3850921392904" table:formula="of:=SQRT(([.C195]*[.C195])+([.D195]*[.D195])+([.E195]*[.E195]))" table:style-name="ce2">
            <text:p>10,39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21.167809494982478" table:formula="of:=_xll.DFT([.F195:.F552];1;[.H195];1)" table:style-name="ce1">
            <text:p>21,16780949</text:p>
          </table:table-cell>
          <table:table-cell office:value-type="float" office:value="-0.2466438997603515" table:formula="of:=_xll.DFT([.F195:.F552];1;[.H195];2)" table:style-name="ce1">
            <text:p>-0,2466439</text:p>
          </table:table-cell>
          <table:table-cell office:value-type="float" office:value="9.145878898509352" table:style-name="ce1">
            <text:p>9,145878899</text:p>
          </table:table-cell>
          <table:table-cell table:number-columns-repeated="16373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3" table:style-name="ce1">
            <text:p>3</text:p>
          </table:table-cell>
          <table:table-cell office:value-type="float" office:value="5.1978119999999999" table:style-name="ce1">
            <text:p>5,197812</text:p>
          </table:table-cell>
          <table:table-cell office:value-type="float" office:value="-4.3251249999999999" table:style-name="ce1">
            <text:p>-4,325125</text:p>
          </table:table-cell>
          <table:table-cell office:value-type="float" office:value="-3.2142157999999998" table:style-name="ce1">
            <text:p>-3,2142158</text:p>
          </table:table-cell>
          <table:table-cell office:value-type="float" office:value="7.4869980006634593" table:formula="of:=SQRT(([.C196]*[.C196])+([.D196]*[.D196])+([.E196]*[.E196]))" table:style-name="ce2">
            <text:p>7,49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5.237656665153343" table:formula="of:=_xll.DFT([.F196:.F553];1;[.H196];1)" table:style-name="ce1">
            <text:p>15,23765667</text:p>
          </table:table-cell>
          <table:table-cell office:value-type="float" office:value="2.806863886144745" table:formula="of:=_xll.DFT([.F196:.F553];1;[.H196];2)" table:style-name="ce1">
            <text:p>2,806863886</text:p>
          </table:table-cell>
          <table:table-cell office:value-type="float" office:value="8.7464761181138009" table:style-name="ce1">
            <text:p>8,746476118</text:p>
          </table:table-cell>
          <table:table-cell table:number-columns-repeated="16373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11.959038" table:style-name="ce1">
            <text:p>11,959038</text:p>
          </table:table-cell>
          <table:table-cell office:value-type="float" office:value="-5.0170500000000002" table:style-name="ce1">
            <text:p>-5,01705</text:p>
          </table:table-cell>
          <table:table-cell office:value-type="float" office:value="-7.2556279999999997" table:style-name="ce1">
            <text:p>-7,255628</text:p>
          </table:table-cell>
          <table:table-cell office:value-type="float" office:value="14.860468305619712" table:formula="of:=SQRT(([.C197]*[.C197])+([.D197]*[.D197])+([.E197]*[.E197]))" table:style-name="ce2">
            <text:p>14,86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0.91421315854962504" table:formula="of:=_xll.DFT([.F197:.F554];1;[.H197];1)" table:style-name="ce1">
            <text:p>0,914213159</text:p>
          </table:table-cell>
          <table:table-cell office:value-type="float" office:value="-0.87186546044639901" table:formula="of:=_xll.DFT([.F197:.F554];1;[.H197];2)" table:style-name="ce1">
            <text:p>-0,87186546</text:p>
          </table:table-cell>
          <table:table-cell office:value-type="float" office:value="11.213555958326596" table:style-name="ce1">
            <text:p>11,21355596</text:p>
          </table:table-cell>
          <table:table-cell table:number-columns-repeated="16373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3" table:style-name="ce1">
            <text:p>3</text:p>
          </table:table-cell>
          <table:table-cell office:value-type="float" office:value="3.8079779999999999" table:style-name="ce1">
            <text:p>3,807978</text:p>
          </table:table-cell>
          <table:table-cell office:value-type="float" office:value="-1.2689269000000001" table:style-name="ce1">
            <text:p>-1,2689269</text:p>
          </table:table-cell>
          <table:table-cell office:value-type="float" office:value="-1.6316484" table:style-name="ce1">
            <text:p>-1,6316484</text:p>
          </table:table-cell>
          <table:table-cell office:value-type="float" office:value="4.3327991445773444" table:formula="of:=SQRT(([.C198]*[.C198])+([.D198]*[.D198])+([.E198]*[.E198]))" table:style-name="ce2">
            <text:p>4,33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41.049374339504077" table:formula="of:=_xll.DFT([.F198:.F555];1;[.H198];1)" table:style-name="ce1">
            <text:p>41,04937434</text:p>
          </table:table-cell>
          <table:table-cell office:value-type="float" office:value="3.7877955540514057" table:formula="of:=_xll.DFT([.F198:.F555];1;[.H198];2)" table:style-name="ce1">
            <text:p>3,787795554</text:p>
          </table:table-cell>
          <table:table-cell office:value-type="float" office:value="7.2410990050702129" table:style-name="ce1">
            <text:p>7,241099005</text:p>
          </table:table-cell>
          <table:table-cell table:number-columns-repeated="16373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3" table:style-name="ce1">
            <text:p>3</text:p>
          </table:table-cell>
          <table:table-cell office:value-type="float" office:value="8.1486649999999994" table:style-name="ce1">
            <text:p>8,148665</text:p>
          </table:table-cell>
          <table:table-cell office:value-type="float" office:value="-2.7186159999999999" table:style-name="ce1">
            <text:p>-2,718616</text:p>
          </table:table-cell>
          <table:table-cell office:value-type="float" office:value="-2.6312277000000002" table:style-name="ce1">
            <text:p>-2,6312277</text:p>
          </table:table-cell>
          <table:table-cell office:value-type="float" office:value="8.9841512368686391" table:formula="of:=SQRT(([.C199]*[.C199])+([.D199]*[.D199])+([.E199]*[.E199]))" table:style-name="ce2">
            <text:p>8,9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77.166177242010718" table:formula="of:=_xll.DFT([.F199:.F556];1;[.H199];1)" table:style-name="ce1">
            <text:p>77,16617724</text:p>
          </table:table-cell>
          <table:table-cell office:value-type="float" office:value="-0.25824319434672627" table:formula="of:=_xll.DFT([.F199:.F556];1;[.H199];2)" table:style-name="ce1">
            <text:p>-0,258243194</text:p>
          </table:table-cell>
          <table:table-cell office:value-type="float" office:value="9.2514193800416571" table:style-name="ce1">
            <text:p>9,25141938</text:p>
          </table:table-cell>
          <table:table-cell table:number-columns-repeated="16373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float" office:value="12.957419" table:style-name="ce1">
            <text:p>12,957419</text:p>
          </table:table-cell>
          <table:table-cell office:value-type="float" office:value="-1.5945383" table:style-name="ce1">
            <text:p>-1,5945383</text:p>
          </table:table-cell>
          <table:table-cell office:value-type="float" office:value="-0.67995329999999998" table:style-name="ce1">
            <text:p>-0,6799533</text:p>
          </table:table-cell>
          <table:table-cell office:value-type="float" office:value="13.072857224872791" table:formula="of:=SQRT(([.C200]*[.C200])+([.D200]*[.D200])+([.E200]*[.E200]))" table:style-name="ce2">
            <text:p>13,07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47.118143440502685" table:formula="of:=_xll.DFT([.F200:.F557];1;[.H200];1)" table:style-name="ce1">
            <text:p>47,11814344</text:p>
          </table:table-cell>
          <table:table-cell office:value-type="float" office:value="3.6241200270084049" table:formula="of:=_xll.DFT([.F200:.F557];1;[.H200];2)" table:style-name="ce1">
            <text:p>3,624120027</text:p>
          </table:table-cell>
          <table:table-cell office:value-type="float" office:value="9.1637626061368866" table:style-name="ce1">
            <text:p>9,163762606</text:p>
          </table:table-cell>
          <table:table-cell table:number-columns-repeated="16373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3" table:style-name="ce1">
            <text:p>3</text:p>
          </table:table-cell>
          <table:table-cell office:value-type="float" office:value="10.635044000000001" table:style-name="ce1">
            <text:p>10,635044</text:p>
          </table:table-cell>
          <table:table-cell office:value-type="float" office:value="-0.87508070000000004" table:style-name="ce1">
            <text:p>-0,8750807</text:p>
          </table:table-cell>
          <table:table-cell office:value-type="float" office:value="-1.5873557" table:style-name="ce1">
            <text:p>-1,5873557</text:p>
          </table:table-cell>
          <table:table-cell office:value-type="float" office:value="10.788402348437463" table:formula="of:=SQRT(([.C201]*[.C201])+([.D201]*[.D201])+([.E201]*[.E201]))" table:style-name="ce2">
            <text:p>10,79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15.746769571460202" table:formula="of:=_xll.DFT([.F201:.F558];1;[.H201];1)" table:style-name="ce1">
            <text:p>15,74676957</text:p>
          </table:table-cell>
          <table:table-cell office:value-type="float" office:value="-2.6652753634137678E-3" table:formula="of:=_xll.DFT([.F201:.F558];1;[.H201];2)" table:style-name="ce1">
            <text:p>-0,002665275</text:p>
          </table:table-cell>
          <table:table-cell office:value-type="float" office:value="7.8671344428018974" table:style-name="ce1">
            <text:p>7,867134443</text:p>
          </table:table-cell>
          <table:table-cell table:number-columns-repeated="16373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5.5365915000000001" table:style-name="ce1">
            <text:p>5,5365915</text:p>
          </table:table-cell>
          <table:table-cell office:value-type="float" office:value="-3.9959226000000001" table:style-name="ce1">
            <text:p>-3,9959226</text:p>
          </table:table-cell>
          <table:table-cell office:value-type="float" office:value="-2.8107926999999999" table:style-name="ce1">
            <text:p>-2,8107927</text:p>
          </table:table-cell>
          <table:table-cell office:value-type="float" office:value="7.3838877608910272" table:formula="of:=SQRT(([.C202]*[.C202])+([.D202]*[.D202])+([.E202]*[.E202]))" table:style-name="ce2">
            <text:p>7,38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34.593275431097105" table:formula="of:=_xll.DFT([.F202:.F559];1;[.H202];1)" table:style-name="ce1">
            <text:p>34,59327543</text:p>
          </table:table-cell>
          <table:table-cell office:value-type="float" office:value="3.8391481721138754" table:formula="of:=_xll.DFT([.F202:.F559];1;[.H202];2)" table:style-name="ce1">
            <text:p>3,839148172</text:p>
          </table:table-cell>
          <table:table-cell office:value-type="float" office:value="9.2399131783675212" table:style-name="ce1">
            <text:p>9,239913178</text:p>
          </table:table-cell>
          <table:table-cell table:number-columns-repeated="16373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office:value-type="float" office:value="8.7029230000000002" table:style-name="ce1">
            <text:p>8,702923</text:p>
          </table:table-cell>
          <table:table-cell office:value-type="float" office:value="-1.1528080999999999" table:style-name="ce1">
            <text:p>-1,1528081</text:p>
          </table:table-cell>
          <table:table-cell office:value-type="float" office:value="-6.1255649999999999" table:style-name="ce1">
            <text:p>-6,125565</text:p>
          </table:table-cell>
          <table:table-cell office:value-type="float" office:value="10.704783128516878" table:formula="of:=SQRT(([.C203]*[.C203])+([.D203]*[.D203])+([.E203]*[.E203]))" table:style-name="ce2">
            <text:p>10,7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44.831979775682058" table:formula="of:=_xll.DFT([.F203:.F560];1;[.H203];1)" table:style-name="ce1">
            <text:p>44,83197978</text:p>
          </table:table-cell>
          <table:table-cell office:value-type="float" office:value="0.51531153841683508" table:formula="of:=_xll.DFT([.F203:.F560];1;[.H203];2)" table:style-name="ce1">
            <text:p>0,515311538</text:p>
          </table:table-cell>
          <table:table-cell office:value-type="float" office:value="12.248881778434285" table:style-name="ce1">
            <text:p>12,24888178</text:p>
          </table:table-cell>
          <table:table-cell table:number-columns-repeated="16373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float" office:value="5.6682724999999996" table:style-name="ce1">
            <text:p>5,6682725</text:p>
          </table:table-cell>
          <table:table-cell office:value-type="float" office:value="-5.4168816" table:style-name="ce1">
            <text:p>-5,4168816</text:p>
          </table:table-cell>
          <table:table-cell office:value-type="float" office:value="-2.6599580999999999" table:style-name="ce1">
            <text:p>-2,6599581</text:p>
          </table:table-cell>
          <table:table-cell office:value-type="float" office:value="8.2793294714264398" table:formula="of:=SQRT(([.C204]*[.C204])+([.D204]*[.D204])+([.E204]*[.E204]))" table:style-name="ce2">
            <text:p>8,28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46.367499484370384" table:formula="of:=_xll.DFT([.F204:.F561];1;[.H204];1)" table:style-name="ce1">
            <text:p>46,36749948</text:p>
          </table:table-cell>
          <table:table-cell office:value-type="float" office:value="3.0155034190562731" table:formula="of:=_xll.DFT([.F204:.F561];1;[.H204];2)" table:style-name="ce1">
            <text:p>3,015503419</text:p>
          </table:table-cell>
          <table:table-cell office:value-type="float" office:value="12.69966197152034" table:style-name="ce1">
            <text:p>12,69966197</text:p>
          </table:table-cell>
          <table:table-cell table:number-columns-repeated="16373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9.1757779999999993" table:style-name="ce1">
            <text:p>9,175778</text:p>
          </table:table-cell>
          <table:table-cell office:value-type="float" office:value="-4.5836990000000002" table:style-name="ce1">
            <text:p>-4,583699</text:p>
          </table:table-cell>
          <table:table-cell office:value-type="float" office:value="-2.6755203999999999" table:style-name="ce1">
            <text:p>-2,6755204</text:p>
          </table:table-cell>
          <table:table-cell office:value-type="float" office:value="10.600170179704719" table:formula="of:=SQRT(([.C205]*[.C205])+([.D205]*[.D205])+([.E205]*[.E205]))" table:style-name="ce2">
            <text:p>10,60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24.852803483573709" table:formula="of:=_xll.DFT([.F205:.F562];1;[.H205];1)" table:style-name="ce1">
            <text:p>24,85280348</text:p>
          </table:table-cell>
          <table:table-cell office:value-type="float" office:value="-0.26471417566178507" table:formula="of:=_xll.DFT([.F205:.F562];1;[.H205];2)" table:style-name="ce1">
            <text:p>-0,264714176</text:p>
          </table:table-cell>
          <table:table-cell office:value-type="float" office:value="9.9684060073863474" table:style-name="ce1">
            <text:p>9,968406007</text:p>
          </table:table-cell>
          <table:table-cell table:number-columns-repeated="16373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float" office:value="8.3090770000000003" table:style-name="ce1">
            <text:p>8,309077</text:p>
          </table:table-cell>
          <table:table-cell office:value-type="float" office:value="-2.7928362" table:style-name="ce1">
            <text:p>-2,7928362</text:p>
          </table:table-cell>
          <table:table-cell office:value-type="float" office:value="-2.9472622999999998" table:style-name="ce1">
            <text:p>-2,9472623</text:p>
          </table:table-cell>
          <table:table-cell office:value-type="float" office:value="9.2480835688785135" table:formula="of:=SQRT(([.C206]*[.C206])+([.D206]*[.D206])+([.E206]*[.E206]))" table:style-name="ce2">
            <text:p>9,25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16.354759091722276" table:formula="of:=_xll.DFT([.F206:.F563];1;[.H206];1)" table:style-name="ce1">
            <text:p>16,35475909</text:p>
          </table:table-cell>
          <table:table-cell office:value-type="float" office:value="4.188986383742578" table:formula="of:=_xll.DFT([.F206:.F563];1;[.H206];2)" table:style-name="ce1">
            <text:p>4,188986384</text:p>
          </table:table-cell>
          <table:table-cell office:value-type="float" office:value="11.331044694807451" table:style-name="ce1">
            <text:p>11,33104469</text:p>
          </table:table-cell>
          <table:table-cell table:number-columns-repeated="16373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float" office:value="9.6953200000000006" table:style-name="ce1">
            <text:p>9,69532</text:p>
          </table:table-cell>
          <table:table-cell office:value-type="float" office:value="-4.4256820000000001" table:style-name="ce1">
            <text:p>-4,425682</text:p>
          </table:table-cell>
          <table:table-cell office:value-type="float" office:value="-3.726575" table:style-name="ce1">
            <text:p>-3,726575</text:p>
          </table:table-cell>
          <table:table-cell office:value-type="float" office:value="11.290405320366006" table:formula="of:=SQRT(([.C207]*[.C207])+([.D207]*[.D207])+([.E207]*[.E207]))" table:style-name="ce2">
            <text:p>11,29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8.1997809621409488" table:formula="of:=_xll.DFT([.F207:.F564];1;[.H207];1)" table:style-name="ce1">
            <text:p>8,199780962</text:p>
          </table:table-cell>
          <table:table-cell office:value-type="float" office:value="2.4630826811127267" table:formula="of:=_xll.DFT([.F207:.F564];1;[.H207];2)" table:style-name="ce1">
            <text:p>2,463082681</text:p>
          </table:table-cell>
          <table:table-cell office:value-type="float" office:value="10.137555493118983" table:style-name="ce1">
            <text:p>10,13755549</text:p>
          </table:table-cell>
          <table:table-cell table:number-columns-repeated="16373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8.3270330000000001" table:style-name="ce1">
            <text:p>8,327033</text:p>
          </table:table-cell>
          <table:table-cell office:value-type="float" office:value="-6.3530139999999999" table:style-name="ce1">
            <text:p>-6,353014</text:p>
          </table:table-cell>
          <table:table-cell office:value-type="float" office:value="-2.4971523000000002" table:style-name="ce1">
            <text:p>-2,4971523</text:p>
          </table:table-cell>
          <table:table-cell office:value-type="float" office:value="10.767359707777961" table:formula="of:=SQRT(([.C208]*[.C208])+([.D208]*[.D208])+([.E208]*[.E208]))" table:style-name="ce2">
            <text:p>10,77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8.8789805961681516" table:formula="of:=_xll.DFT([.F208:.F565];1;[.H208];1)" table:style-name="ce1">
            <text:p>8,878980596</text:p>
          </table:table-cell>
          <table:table-cell office:value-type="float" office:value="3.1809876080489707" table:formula="of:=_xll.DFT([.F208:.F565];1;[.H208];2)" table:style-name="ce1">
            <text:p>3,180987608</text:p>
          </table:table-cell>
          <table:table-cell office:value-type="float" office:value="11.620506148057137" table:style-name="ce1">
            <text:p>11,62050615</text:p>
          </table:table-cell>
          <table:table-cell table:number-columns-repeated="16373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float" office:value="6.0956372999999999" table:style-name="ce1">
            <text:p>6,0956373</text:p>
          </table:table-cell>
          <table:table-cell office:value-type="float" office:value="-6.1483100000000004" table:style-name="ce1">
            <text:p>-6,14831</text:p>
          </table:table-cell>
          <table:table-cell office:value-type="float" office:value="-3.1723173" table:style-name="ce1">
            <text:p>-3,1723173</text:p>
          </table:table-cell>
          <table:table-cell office:value-type="float" office:value="9.2207432998175687" table:formula="of:=SQRT(([.C209]*[.C209])+([.D209]*[.D209])+([.E209]*[.E209]))" table:style-name="ce2">
            <text:p>9,22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33.655392780916436" table:formula="of:=_xll.DFT([.F209:.F566];1;[.H209];1)" table:style-name="ce1">
            <text:p>33,65539278</text:p>
          </table:table-cell>
          <table:table-cell office:value-type="float" office:value="-1.1996763805856567" table:formula="of:=_xll.DFT([.F209:.F566];1;[.H209];2)" table:style-name="ce1">
            <text:p>-1,199676381</text:p>
          </table:table-cell>
          <table:table-cell office:value-type="float" office:value="8.0008868770039623" table:style-name="ce1">
            <text:p>8,000886877</text:p>
          </table:table-cell>
          <table:table-cell table:number-columns-repeated="16373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3" table:style-name="ce1">
            <text:p>3</text:p>
          </table:table-cell>
          <table:table-cell office:value-type="float" office:value="11.265916000000001" table:style-name="ce1">
            <text:p>11,265916</text:p>
          </table:table-cell>
          <table:table-cell office:value-type="float" office:value="-5.0206410000000004" table:style-name="ce1">
            <text:p>-5,020641</text:p>
          </table:table-cell>
          <table:table-cell office:value-type="float" office:value="-6.4344172000000004" table:style-name="ce1">
            <text:p>-6,4344172</text:p>
          </table:table-cell>
          <table:table-cell office:value-type="float" office:value="13.911485329525128" table:formula="of:=SQRT(([.C210]*[.C210])+([.D210]*[.D210])+([.E210]*[.E210]))" table:style-name="ce2">
            <text:p>13,91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62.994986163268685" table:formula="of:=_xll.DFT([.F210:.F567];1;[.H210];1)" table:style-name="ce1">
            <text:p>62,99498616</text:p>
          </table:table-cell>
          <table:table-cell office:value-type="float" office:value="0.61216312919335203" table:formula="of:=_xll.DFT([.F210:.F567];1;[.H210];2)" table:style-name="ce1">
            <text:p>0,612163129</text:p>
          </table:table-cell>
          <table:table-cell office:value-type="float" office:value="8.7491802263507932" table:style-name="ce1">
            <text:p>8,749180226</text:p>
          </table:table-cell>
          <table:table-cell table:number-columns-repeated="16373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1.7118542000000001" table:style-name="ce1">
            <text:p>1,7118542</text:p>
          </table:table-cell>
          <table:table-cell office:value-type="float" office:value="-1.9416975999999999" table:style-name="ce1">
            <text:p>-1,9416976</text:p>
          </table:table-cell>
          <table:table-cell office:value-type="float" office:value="-1.7046716" table:style-name="ce1">
            <text:p>-1,7046716</text:p>
          </table:table-cell>
          <table:table-cell office:value-type="float" office:value="3.0994418264826264" table:formula="of:=SQRT(([.C211]*[.C211])+([.D211]*[.D211])+([.E211]*[.E211]))" table:style-name="ce2">
            <text:p>3,10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17.90846798085494" table:formula="of:=_xll.DFT([.F211:.F568];1;[.H211];1)" table:style-name="ce1">
            <text:p>17,90846798</text:p>
          </table:table-cell>
          <table:table-cell office:value-type="float" office:value="3.0870646241105293" table:formula="of:=_xll.DFT([.F211:.F568];1;[.H211];2)" table:style-name="ce1">
            <text:p>3,087064624</text:p>
          </table:table-cell>
          <table:table-cell office:value-type="float" office:value="6.1339510256990435" table:style-name="ce1">
            <text:p>6,133951026</text:p>
          </table:table-cell>
          <table:table-cell table:number-columns-repeated="16373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float" office:value="9.6258879999999998" table:style-name="ce1">
            <text:p>9,625888</text:p>
          </table:table-cell>
          <table:table-cell office:value-type="float" office:value="-4.3131539999999999" table:style-name="ce1">
            <text:p>-4,313154</text:p>
          </table:table-cell>
          <table:table-cell office:value-type="float" office:value="-2.3822307999999999" table:style-name="ce1">
            <text:p>-2,3822308</text:p>
          </table:table-cell>
          <table:table-cell office:value-type="float" office:value="10.813696907197308" table:formula="of:=SQRT(([.C212]*[.C212])+([.D212]*[.D212])+([.E212]*[.E212]))" table:style-name="ce2">
            <text:p>10,81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28.381368403271384" table:formula="of:=_xll.DFT([.F212:.F569];1;[.H212];1)" table:style-name="ce1">
            <text:p>28,3813684</text:p>
          </table:table-cell>
          <table:table-cell office:value-type="float" office:value="1.4662718171789662" table:formula="of:=_xll.DFT([.F212:.F569];1;[.H212];2)" table:style-name="ce1">
            <text:p>1,466271817</text:p>
          </table:table-cell>
          <table:table-cell office:value-type="float" office:value="7.9741834045018951" table:style-name="ce1">
            <text:p>7,974183405</text:p>
          </table:table-cell>
          <table:table-cell table:number-columns-repeated="16373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float" office:value="7.3597760000000001" table:style-name="ce1">
            <text:p>7,359776</text:p>
          </table:table-cell>
          <table:table-cell office:value-type="float" office:value="-2.9245174" table:style-name="ce1">
            <text:p>-2,9245174</text:p>
          </table:table-cell>
          <table:table-cell office:value-type="float" office:value="-3.8893806999999998" table:style-name="ce1">
            <text:p>-3,8893807</text:p>
          </table:table-cell>
          <table:table-cell office:value-type="float" office:value="8.8230599580084039" table:formula="of:=SQRT(([.C213]*[.C213])+([.D213]*[.D213])+([.E213]*[.E213]))" table:style-name="ce2">
            <text:p>8,82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44.62860890797301" table:formula="of:=_xll.DFT([.F213:.F570];1;[.H213];1)" table:style-name="ce1">
            <text:p>44,62860891</text:p>
          </table:table-cell>
          <table:table-cell office:value-type="float" office:value="3.9771814292121346" table:formula="of:=_xll.DFT([.F213:.F570];1;[.H213];2)" table:style-name="ce1">
            <text:p>3,977181429</text:p>
          </table:table-cell>
          <table:table-cell office:value-type="float" office:value="12.993246200217211" table:style-name="ce1">
            <text:p>12,9932462</text:p>
          </table:table-cell>
          <table:table-cell table:number-columns-repeated="16373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float" office:value="10.523713000000001" table:style-name="ce1">
            <text:p>10,523713</text:p>
          </table:table-cell>
          <table:table-cell office:value-type="float" office:value="-1.9632453999999999" table:style-name="ce1">
            <text:p>-1,9632454</text:p>
          </table:table-cell>
          <table:table-cell office:value-type="float" office:value="-4.3490669999999998" table:style-name="ce1">
            <text:p>-4,349067</text:p>
          </table:table-cell>
          <table:table-cell office:value-type="float" office:value="11.554966532945008" table:formula="of:=SQRT(([.C214]*[.C214])+([.D214]*[.D214])+([.E214]*[.E214]))" table:style-name="ce2">
            <text:p>11,55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25.135176441158606" table:formula="of:=_xll.DFT([.F214:.F571];1;[.H214];1)" table:style-name="ce1">
            <text:p>25,13517644</text:p>
          </table:table-cell>
          <table:table-cell office:value-type="float" office:value="-0.33416066907470421" table:formula="of:=_xll.DFT([.F214:.F571];1;[.H214];2)" table:style-name="ce1">
            <text:p>-0,334160669</text:p>
          </table:table-cell>
          <table:table-cell office:value-type="float" office:value="10.267501741180268" table:style-name="ce1">
            <text:p>10,26750174</text:p>
          </table:table-cell>
          <table:table-cell table:number-columns-repeated="16373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7.3789296000000002" table:style-name="ce1">
            <text:p>7,3789296</text:p>
          </table:table-cell>
          <table:table-cell office:value-type="float" office:value="-3.6044706999999998" table:style-name="ce1">
            <text:p>-3,6044707</text:p>
          </table:table-cell>
          <table:table-cell office:value-type="float" office:value="-0.83318219999999998" table:style-name="ce1">
            <text:p>-0,8331822</text:p>
          </table:table-cell>
          <table:table-cell office:value-type="float" office:value="8.2543929908450266" table:formula="of:=SQRT(([.C215]*[.C215])+([.D215]*[.D215])+([.E215]*[.E215]))" table:style-name="ce2">
            <text:p>8,25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33.029303221576178" table:formula="of:=_xll.DFT([.F215:.F572];1;[.H215];1)" table:style-name="ce1">
            <text:p>33,02930322</text:p>
          </table:table-cell>
          <table:table-cell office:value-type="float" office:value="-0.17935664690417163" table:formula="of:=_xll.DFT([.F215:.F572];1;[.H215];2)" table:style-name="ce1">
            <text:p>-0,179356647</text:p>
          </table:table-cell>
          <table:table-cell office:value-type="float" office:value="9.4218055539259122" table:style-name="ce1">
            <text:p>9,421805554</text:p>
          </table:table-cell>
          <table:table-cell table:number-columns-repeated="16373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4.4184995000000002" table:style-name="ce1">
            <text:p>4,4184995</text:p>
          </table:table-cell>
          <table:table-cell office:value-type="float" office:value="-4.2760444" table:style-name="ce1">
            <text:p>-4,2760444</text:p>
          </table:table-cell>
          <table:table-cell office:value-type="float" office:value="-2.4756045000000002" table:style-name="ce1">
            <text:p>-2,4756045</text:p>
          </table:table-cell>
          <table:table-cell office:value-type="float" office:value="6.6284471169868944" table:formula="of:=SQRT(([.C216]*[.C216])+([.D216]*[.D216])+([.E216]*[.E216]))" table:style-name="ce2">
            <text:p>6,6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33.078094134116057" table:formula="of:=_xll.DFT([.F216:.F573];1;[.H216];1)" table:style-name="ce1">
            <text:p>33,07809413</text:p>
          </table:table-cell>
          <table:table-cell office:value-type="float" office:value="3.0599223033249587" table:formula="of:=_xll.DFT([.F216:.F573];1;[.H216];2)" table:style-name="ce1">
            <text:p>3,059922303</text:p>
          </table:table-cell>
          <table:table-cell office:value-type="float" office:value="7.9164926590203644" table:style-name="ce1">
            <text:p>7,916492659</text:p>
          </table:table-cell>
          <table:table-cell table:number-columns-repeated="16373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12.474988" table:style-name="ce1">
            <text:p>12,474988</text:p>
          </table:table-cell>
          <table:table-cell office:value-type="float" office:value="-5.0864815999999999" table:style-name="ce1">
            <text:p>-5,0864816</text:p>
          </table:table-cell>
          <table:table-cell office:value-type="float" office:value="-11.852494999999999" table:style-name="ce1">
            <text:p>-11,852495</text:p>
          </table:table-cell>
          <table:table-cell office:value-type="float" office:value="17.943780493315995" table:formula="of:=SQRT(([.C217]*[.C217])+([.D217]*[.D217])+([.E217]*[.E217]))" table:style-name="ce2">
            <text:p>17,94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45.844628232358765" table:formula="of:=_xll.DFT([.F217:.F574];1;[.H217];1)" table:style-name="ce1">
            <text:p>45,84462823</text:p>
          </table:table-cell>
          <table:table-cell office:value-type="float" office:value="-0.663065062945422" table:formula="of:=_xll.DFT([.F217:.F574];1;[.H217];2)" table:style-name="ce1">
            <text:p>-0,663065063</text:p>
          </table:table-cell>
          <table:table-cell office:value-type="float" office:value="10.395198002259058" table:style-name="ce1">
            <text:p>10,395198</text:p>
          </table:table-cell>
          <table:table-cell table:number-columns-repeated="16373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float" office:value="6.2943562999999996" table:style-name="ce1">
            <text:p>6,2943563</text:p>
          </table:table-cell>
          <table:table-cell office:value-type="float" office:value="-3.3530796" table:style-name="ce1">
            <text:p>-3,3530796</text:p>
          </table:table-cell>
          <table:table-cell office:value-type="float" office:value="-0.87986909999999996" table:style-name="ce1">
            <text:p>-0,8798691</text:p>
          </table:table-cell>
          <table:table-cell office:value-type="float" office:value="7.1858356277068189" table:formula="of:=SQRT(([.C218]*[.C218])+([.D218]*[.D218])+([.E218]*[.E218]))" table:style-name="ce2">
            <text:p>7,19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27.961748285859414" table:formula="of:=_xll.DFT([.F218:.F575];1;[.H218];1)" table:style-name="ce1">
            <text:p>27,96174829</text:p>
          </table:table-cell>
          <table:table-cell office:value-type="float" office:value="1.3871811863684063" table:formula="of:=_xll.DFT([.F218:.F575];1;[.H218];2)" table:style-name="ce1">
            <text:p>1,387181186</text:p>
          </table:table-cell>
          <table:table-cell office:value-type="float" office:value="11.104338479296414" table:style-name="ce1">
            <text:p>11,10433848</text:p>
          </table:table-cell>
          <table:table-cell table:number-columns-repeated="16373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float" office:value="8.7005289999999995" table:style-name="ce1">
            <text:p>8,700529</text:p>
          </table:table-cell>
          <table:table-cell office:value-type="float" office:value="-3.2381576999999999" table:style-name="ce1">
            <text:p>-3,2381577</text:p>
          </table:table-cell>
          <table:table-cell office:value-type="float" office:value="-1.4053963" table:style-name="ce1">
            <text:p>-1,4053963</text:p>
          </table:table-cell>
          <table:table-cell office:value-type="float" office:value="9.3893561509809587" table:formula="of:=SQRT(([.C219]*[.C219])+([.D219]*[.D219])+([.E219]*[.E219]))" table:style-name="ce2">
            <text:p>9,3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10.112083894851988" table:formula="of:=_xll.DFT([.F219:.F576];1;[.H219];1)" table:style-name="ce1">
            <text:p>10,11208389</text:p>
          </table:table-cell>
          <table:table-cell office:value-type="float" office:value="3.8680772780727946" table:formula="of:=_xll.DFT([.F219:.F576];1;[.H219];2)" table:style-name="ce1">
            <text:p>3,868077278</text:p>
          </table:table-cell>
          <table:table-cell office:value-type="float" office:value="10.266205510854601" table:style-name="ce1">
            <text:p>10,26620551</text:p>
          </table:table-cell>
          <table:table-cell table:number-columns-repeated="16373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8.6969379999999994" table:style-name="ce1">
            <text:p>8,696938</text:p>
          </table:table-cell>
          <table:table-cell office:value-type="float" office:value="-3.1711201999999998" table:style-name="ce1">
            <text:p>-3,1711202</text:p>
          </table:table-cell>
          <table:table-cell office:value-type="float" office:value="-1.1180922" table:style-name="ce1">
            <text:p>-1,1180922</text:p>
          </table:table-cell>
          <table:table-cell office:value-type="float" office:value="9.3243157425300041" table:formula="of:=SQRT(([.C220]*[.C220])+([.D220]*[.D220])+([.E220]*[.E220]))" table:style-name="ce2">
            <text:p>9,32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22.196897601436504" table:formula="of:=_xll.DFT([.F220:.F577];1;[.H220];1)" table:style-name="ce1">
            <text:p>22,1968976</text:p>
          </table:table-cell>
          <table:table-cell office:value-type="float" office:value="3.5366600699484281E-2" table:formula="of:=_xll.DFT([.F220:.F577];1;[.H220];2)" table:style-name="ce1">
            <text:p>0,035366601</text:p>
          </table:table-cell>
          <table:table-cell office:value-type="float" office:value="10.613324631404009" table:style-name="ce1">
            <text:p>10,61332463</text:p>
          </table:table-cell>
          <table:table-cell table:number-columns-repeated="16373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10.141838" table:style-name="ce1">
            <text:p>10,141838</text:p>
          </table:table-cell>
          <table:table-cell office:value-type="float" office:value="-1.3575124000000001" table:style-name="ce1">
            <text:p>-1,3575124</text:p>
          </table:table-cell>
          <table:table-cell office:value-type="float" office:value="-2.2744916E-2" table:style-name="ce1">
            <text:p>-0,022744916</text:p>
          </table:table-cell>
          <table:table-cell office:value-type="float" office:value="10.232313290043539" table:formula="of:=SQRT(([.C221]*[.C221])+([.D221]*[.D221])+([.E221]*[.E221]))" table:style-name="ce2">
            <text:p>10,23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52.567427321179011" table:formula="of:=_xll.DFT([.F221:.F578];1;[.H221];1)" table:style-name="ce1">
            <text:p>52,56742732</text:p>
          </table:table-cell>
          <table:table-cell office:value-type="float" office:value="2.5022328755532399" table:formula="of:=_xll.DFT([.F221:.F578];1;[.H221];2)" table:style-name="ce1">
            <text:p>2,502232876</text:p>
          </table:table-cell>
          <table:table-cell office:value-type="float" office:value="10.207842461728786" table:style-name="ce1">
            <text:p>10,20784246</text:p>
          </table:table-cell>
          <table:table-cell table:number-columns-repeated="16373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.201273" table:style-name="ce1">
            <text:p>11,201273</text:p>
          </table:table-cell>
          <table:table-cell office:value-type="float" office:value="-2.1547815000000001E-2" table:style-name="ce1">
            <text:p>-0,021547815</text:p>
          </table:table-cell>
          <table:table-cell office:value-type="float" office:value="-4.0761285000000003" table:style-name="ce1">
            <text:p>-4,0761285</text:p>
          </table:table-cell>
          <table:table-cell office:value-type="float" office:value="11.9198911352987" table:formula="of:=SQRT(([.C222]*[.C222])+([.D222]*[.D222])+([.E222]*[.E222]))" table:style-name="ce2">
            <text:p>11,92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40.316146044105778" table:formula="of:=_xll.DFT([.F222:.F579];1;[.H222];1)" table:style-name="ce1">
            <text:p>40,31614604</text:p>
          </table:table-cell>
          <table:table-cell office:value-type="float" office:value="-4.7667371387244396E-2" table:formula="of:=_xll.DFT([.F222:.F579];1;[.H222];2)" table:style-name="ce1">
            <text:p>-0,047667371</text:p>
          </table:table-cell>
          <table:table-cell office:value-type="float" office:value="9.5350594097530124" table:style-name="ce1">
            <text:p>9,53505941</text:p>
          </table:table-cell>
          <table:table-cell table:number-columns-repeated="16373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float" office:value="4.7129859999999999" table:style-name="ce1">
            <text:p>4,712986</text:p>
          </table:table-cell>
          <table:table-cell office:value-type="float" office:value="-3.4727895000000002" table:style-name="ce1">
            <text:p>-3,4727895</text:p>
          </table:table-cell>
          <table:table-cell office:value-type="float" office:value="-4.1790789999999998" table:style-name="ce1">
            <text:p>-4,179079</text:p>
          </table:table-cell>
          <table:table-cell office:value-type="float" office:value="7.1928579324040074" table:formula="of:=SQRT(([.C223]*[.C223])+([.D223]*[.D223])+([.E223]*[.E223]))" table:style-name="ce2">
            <text:p>7,1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0.017182432001485" table:formula="of:=_xll.DFT([.F223:.F580];1;[.H223];1)" table:style-name="ce1">
            <text:p>10,01718243</text:p>
          </table:table-cell>
          <table:table-cell office:value-type="float" office:value="1.1570246634018844" table:formula="of:=_xll.DFT([.F223:.F580];1;[.H223];2)" table:style-name="ce1">
            <text:p>1,157024663</text:p>
          </table:table-cell>
          <table:table-cell office:value-type="float" office:value="12.665554794648802" table:style-name="ce1">
            <text:p>12,66555479</text:p>
          </table:table-cell>
          <table:table-cell table:number-columns-repeated="16373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5.3845596000000002" table:style-name="ce1">
            <text:p>5,3845596</text:p>
          </table:table-cell>
          <table:table-cell office:value-type="float" office:value="-0.55904609999999999" table:style-name="ce1">
            <text:p>-0,5590461</text:p>
          </table:table-cell>
          <table:table-cell office:value-type="float" office:value="-6.1842230000000002" table:style-name="ce1">
            <text:p>-6,184223</text:p>
          </table:table-cell>
          <table:table-cell office:value-type="float" office:value="8.2189189521254171" table:formula="of:=SQRT(([.C224]*[.C224])+([.D224]*[.D224])+([.E224]*[.E224]))" table:style-name="ce2">
            <text:p>8,2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25.807234400761423" table:formula="of:=_xll.DFT([.F224:.F581];1;[.H224];1)" table:style-name="ce1">
            <text:p>25,8072344</text:p>
          </table:table-cell>
          <table:table-cell office:value-type="float" office:value="-1.1815180794131308" table:formula="of:=_xll.DFT([.F224:.F581];1;[.H224];2)" table:style-name="ce1">
            <text:p>-1,181518079</text:p>
          </table:table-cell>
          <table:table-cell office:value-type="float" office:value="9.1043323258678832" table:style-name="ce1">
            <text:p>9,104332326</text:p>
          </table:table-cell>
          <table:table-cell table:number-columns-repeated="16373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float" office:value="11.6908865" table:style-name="ce1">
            <text:p>11,6908865</text:p>
          </table:table-cell>
          <table:table-cell office:value-type="float" office:value="-4.6112323000000002" table:style-name="ce1">
            <text:p>-4,6112323</text:p>
          </table:table-cell>
          <table:table-cell office:value-type="float" office:value="2.5031378000000002" table:style-name="ce1">
            <text:p>2,5031378</text:p>
          </table:table-cell>
          <table:table-cell office:value-type="float" office:value="12.814288483026843" table:formula="of:=SQRT(([.C225]*[.C225])+([.D225]*[.D225])+([.E225]*[.E225]))" table:style-name="ce2">
            <text:p>12,8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33.809793396566583" table:formula="of:=_xll.DFT([.F225:.F582];1;[.H225];1)" table:style-name="ce1">
            <text:p>33,8097934</text:p>
          </table:table-cell>
          <table:table-cell office:value-type="float" office:value="0.51871578279420794" table:formula="of:=_xll.DFT([.F225:.F582];1;[.H225];2)" table:style-name="ce1">
            <text:p>0,518715783</text:p>
          </table:table-cell>
          <table:table-cell office:value-type="float" office:value="8.3742720869435434" table:style-name="ce1">
            <text:p>8,374272087</text:p>
          </table:table-cell>
          <table:table-cell table:number-columns-repeated="16373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float" office:value="8.2995000000000001" table:style-name="ce1">
            <text:p>8,2995</text:p>
          </table:table-cell>
          <table:table-cell office:value-type="float" office:value="-1.4544775000000001" table:style-name="ce1">
            <text:p>-1,4544775</text:p>
          </table:table-cell>
          <table:table-cell office:value-type="float" office:value="-1.5442601" table:style-name="ce1">
            <text:p>-1,5442601</text:p>
          </table:table-cell>
          <table:table-cell office:value-type="float" office:value="8.5663261848039784" table:formula="of:=SQRT(([.C226]*[.C226])+([.D226]*[.D226])+([.E226]*[.E226]))" table:style-name="ce2">
            <text:p>8,57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49.109964168430096" table:formula="of:=_xll.DFT([.F226:.F583];1;[.H226];1)" table:style-name="ce1">
            <text:p>49,10996417</text:p>
          </table:table-cell>
          <table:table-cell office:value-type="float" office:value="3.2439915832170207" table:formula="of:=_xll.DFT([.F226:.F583];1;[.H226];2)" table:style-name="ce1">
            <text:p>3,243991583</text:p>
          </table:table-cell>
          <table:table-cell office:value-type="float" office:value="9.8028627000841961" table:style-name="ce1">
            <text:p>9,8028627</text:p>
          </table:table-cell>
          <table:table-cell table:number-columns-repeated="16373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float" office:value="11.233594" table:style-name="ce1">
            <text:p>11,233594</text:p>
          </table:table-cell>
          <table:table-cell office:value-type="float" office:value="-0.27772740000000001" table:style-name="ce1">
            <text:p>-0,2777274</text:p>
          </table:table-cell>
          <table:table-cell office:value-type="float" office:value="-2.0781670000000001" table:style-name="ce1">
            <text:p>-2,078167</text:p>
          </table:table-cell>
          <table:table-cell office:value-type="float" office:value="11.427578253743693" table:formula="of:=SQRT(([.C227]*[.C227])+([.D227]*[.D227])+([.E227]*[.E227]))" table:style-name="ce2">
            <text:p>11,43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40.354567341160198" table:formula="of:=_xll.DFT([.F227:.F584];1;[.H227];1)" table:style-name="ce1">
            <text:p>40,35456734</text:p>
          </table:table-cell>
          <table:table-cell office:value-type="float" office:value="1.4607987266936564" table:formula="of:=_xll.DFT([.F227:.F584];1;[.H227];2)" table:style-name="ce1">
            <text:p>1,460798727</text:p>
          </table:table-cell>
          <table:table-cell office:value-type="float" office:value="10.49013198459356" table:style-name="ce1">
            <text:p>10,49013198</text:p>
          </table:table-cell>
          <table:table-cell table:number-columns-repeated="16373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float" office:value="8.9195989999999998" table:style-name="ce1">
            <text:p>8,919599</text:p>
          </table:table-cell>
          <table:table-cell office:value-type="float" office:value="-6.4547676999999997" table:style-name="ce1">
            <text:p>-6,4547677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11.060997849099364" table:formula="of:=SQRT(([.C228]*[.C228])+([.D228]*[.D228])+([.E228]*[.E228]))" table:style-name="ce2">
            <text:p>11,06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0.392767433255578" table:formula="of:=_xll.DFT([.F228:.F585];1;[.H228];1)" table:style-name="ce1">
            <text:p>10,39276743</text:p>
          </table:table-cell>
          <table:table-cell office:value-type="float" office:value="1.2092198880023344" table:formula="of:=_xll.DFT([.F228:.F585];1;[.H228];2)" table:style-name="ce1">
            <text:p>1,209219888</text:p>
          </table:table-cell>
          <table:table-cell office:value-type="float" office:value="10.720292683847035" table:style-name="ce1">
            <text:p>10,72029268</text:p>
          </table:table-cell>
          <table:table-cell table:number-columns-repeated="16373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float" office:value="5.9483943000000004" table:style-name="ce1">
            <text:p>5,9483943</text:p>
          </table:table-cell>
          <table:table-cell office:value-type="float" office:value="-5.1906295" table:style-name="ce1">
            <text:p>-5,1906295</text:p>
          </table:table-cell>
          <table:table-cell office:value-type="float" office:value="-2.1811178" table:style-name="ce1">
            <text:p>-2,1811178</text:p>
          </table:table-cell>
          <table:table-cell office:value-type="float" office:value="8.1904398057747532" table:formula="of:=SQRT(([.C229]*[.C229])+([.D229]*[.D229])+([.E229]*[.E229]))" table:style-name="ce2">
            <text:p>8,19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42.850741658752405" table:formula="of:=_xll.DFT([.F229:.F586];1;[.H229];1)" table:style-name="ce1">
            <text:p>42,85074166</text:p>
          </table:table-cell>
          <table:table-cell office:value-type="float" office:value="-0.85765286287698039" table:formula="of:=_xll.DFT([.F229:.F586];1;[.H229];2)" table:style-name="ce1">
            <text:p>-0,857652863</text:p>
          </table:table-cell>
          <table:table-cell office:value-type="float" office:value="10.300859998416604" table:style-name="ce1">
            <text:p>10,30086</text:p>
          </table:table-cell>
          <table:table-cell table:number-columns-repeated="16373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float" office:value="11.245564999999999" table:style-name="ce1">
            <text:p>11,245565</text:p>
          </table:table-cell>
          <table:table-cell office:value-type="float" office:value="-3.7409400000000002" table:style-name="ce1">
            <text:p>-3,74094</text:p>
          </table:table-cell>
          <table:table-cell office:value-type="float" office:value="-3.9109284999999998" table:style-name="ce1">
            <text:p>-3,9109285</text:p>
          </table:table-cell>
          <table:table-cell office:value-type="float" office:value="12.480093188151169" table:formula="of:=SQRT(([.C230]*[.C230])+([.D230]*[.D230])+([.E230]*[.E230]))" table:style-name="ce2">
            <text:p>12,48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29.415461191774043" table:formula="of:=_xll.DFT([.F230:.F587];1;[.H230];1)" table:style-name="ce1">
            <text:p>29,41546119</text:p>
          </table:table-cell>
          <table:table-cell office:value-type="float" office:value="3.494278530421616" table:formula="of:=_xll.DFT([.F230:.F587];1;[.H230];2)" table:style-name="ce1">
            <text:p>3,49427853</text:p>
          </table:table-cell>
          <table:table-cell office:value-type="float" office:value="10.416044821401554" table:style-name="ce1">
            <text:p>10,41604482</text:p>
          </table:table-cell>
          <table:table-cell table:number-columns-repeated="16373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8.4575180000000003" table:style-name="ce1">
            <text:p>8,457518</text:p>
          </table:table-cell>
          <table:table-cell office:value-type="float" office:value="-7.8709382999999997" table:style-name="ce1">
            <text:p>-7,8709383</text:p>
          </table:table-cell>
          <table:table-cell office:value-type="float" office:value="-1.3084313000000001" table:style-name="ce1">
            <text:p>-1,3084313</text:p>
          </table:table-cell>
          <table:table-cell office:value-type="float" office:value="11.62726420571712" table:formula="of:=SQRT(([.C231]*[.C231])+([.D231]*[.D231])+([.E231]*[.E231]))" table:style-name="ce2">
            <text:p>11,63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40.764690632047106" table:formula="of:=_xll.DFT([.F231:.F588];1;[.H231];1)" table:style-name="ce1">
            <text:p>40,76469063</text:p>
          </table:table-cell>
          <table:table-cell office:value-type="float" office:value="1.4717158972423277" table:formula="of:=_xll.DFT([.F231:.F588];1;[.H231];2)" table:style-name="ce1">
            <text:p>1,471715897</text:p>
          </table:table-cell>
          <table:table-cell office:value-type="float" office:value="5.901835642778444" table:style-name="ce1">
            <text:p>5,901835643</text:p>
          </table:table-cell>
          <table:table-cell table:number-columns-repeated="16373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float" office:value="7.9152307999999998" table:style-name="ce1">
            <text:p>7,9152308</text:p>
          </table:table-cell>
          <table:table-cell office:value-type="float" office:value="-3.2202012999999998" table:style-name="ce1">
            <text:p>-3,2202013</text:p>
          </table:table-cell>
          <table:table-cell office:value-type="float" office:value="-2.079364" table:style-name="ce1">
            <text:p>-2,079364</text:p>
          </table:table-cell>
          <table:table-cell office:value-type="float" office:value="8.7945625061333388" table:formula="of:=SQRT(([.C232]*[.C232])+([.D232]*[.D232])+([.E232]*[.E232]))" table:style-name="ce2">
            <text:p>8,79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11.986451830724665" table:formula="of:=_xll.DFT([.F232:.F589];1;[.H232];1)" table:style-name="ce1">
            <text:p>11,98645183</text:p>
          </table:table-cell>
          <table:table-cell office:value-type="float" office:value="4.0706157717841513" table:formula="of:=_xll.DFT([.F232:.F589];1;[.H232];2)" table:style-name="ce1">
            <text:p>4,070615772</text:p>
          </table:table-cell>
          <table:table-cell office:value-type="float" office:value="11.350739738689269" table:style-name="ce1">
            <text:p>11,35073974</text:p>
          </table:table-cell>
          <table:table-cell table:number-columns-repeated="16373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7.3442135000000004" table:style-name="ce1">
            <text:p>7,3442135</text:p>
          </table:table-cell>
          <table:table-cell office:value-type="float" office:value="-2.5198971999999999" table:style-name="ce1">
            <text:p>-2,5198972</text:p>
          </table:table-cell>
          <table:table-cell office:value-type="float" office:value="-2.8957869999999999" table:style-name="ce1">
            <text:p>-2,895787</text:p>
          </table:table-cell>
          <table:table-cell office:value-type="float" office:value="8.2869135497795003" table:formula="of:=SQRT(([.C233]*[.C233])+([.D233]*[.D233])+([.E233]*[.E233]))" table:style-name="ce2">
            <text:p>8,29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2.664829117483258" table:formula="of:=_xll.DFT([.F233:.F590];1;[.H233];1)" table:style-name="ce1">
            <text:p>12,66482912</text:p>
          </table:table-cell>
          <table:table-cell office:value-type="float" office:value="2.4927939204300191" table:formula="of:=_xll.DFT([.F233:.F590];1;[.H233];2)" table:style-name="ce1">
            <text:p>2,49279392</text:p>
          </table:table-cell>
          <table:table-cell office:value-type="float" office:value="8.9192182405207685" table:style-name="ce1">
            <text:p>8,919218241</text:p>
          </table:table-cell>
          <table:table-cell table:number-columns-repeated="16373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3" table:style-name="ce1">
            <text:p>3</text:p>
          </table:table-cell>
          <table:table-cell office:value-type="float" office:value="11.676520999999999" table:style-name="ce1">
            <text:p>11,676521</text:p>
          </table:table-cell>
          <table:table-cell office:value-type="float" office:value="-4.6279916999999999" table:style-name="ce1">
            <text:p>-4,6279917</text:p>
          </table:table-cell>
          <table:table-cell office:value-type="float" office:value="-2.4181436999999999" table:style-name="ce1">
            <text:p>-2,4181437</text:p>
          </table:table-cell>
          <table:table-cell office:value-type="float" office:value="12.790890070380543" table:formula="of:=SQRT(([.C234]*[.C234])+([.D234]*[.D234])+([.E234]*[.E234]))" table:style-name="ce2">
            <text:p>12,7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8.825610274555093" table:formula="of:=_xll.DFT([.F234:.F591];1;[.H234];1)" table:style-name="ce1">
            <text:p>18,82561027</text:p>
          </table:table-cell>
          <table:table-cell office:value-type="float" office:value="2.1007757299767036" table:formula="of:=_xll.DFT([.F234:.F591];1;[.H234];2)" table:style-name="ce1">
            <text:p>2,10077573</text:p>
          </table:table-cell>
          <table:table-cell office:value-type="float" office:value="14.882439573285838" table:style-name="ce1">
            <text:p>14,88243957</text:p>
          </table:table-cell>
          <table:table-cell table:number-columns-repeated="16373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3" table:style-name="ce1">
            <text:p>3</text:p>
          </table:table-cell>
          <table:table-cell office:value-type="float" office:value="10.163385999999999" table:style-name="ce1">
            <text:p>10,163386</text:p>
          </table:table-cell>
          <table:table-cell office:value-type="float" office:value="-1.6436194" table:style-name="ce1">
            <text:p>-1,6436194</text:p>
          </table:table-cell>
          <table:table-cell office:value-type="float" office:value="-1.3886369999999999" table:style-name="ce1">
            <text:p>-1,388637</text:p>
          </table:table-cell>
          <table:table-cell office:value-type="float" office:value="10.388657874567885" table:formula="of:=SQRT(([.C235]*[.C235])+([.D235]*[.D235])+([.E235]*[.E235]))" table:style-name="ce2">
            <text:p>10,39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47.008934503705269" table:formula="of:=_xll.DFT([.F235:.F592];1;[.H235];1)" table:style-name="ce1">
            <text:p>47,0089345</text:p>
          </table:table-cell>
          <table:table-cell office:value-type="float" office:value="-0.72017976133705108" table:formula="of:=_xll.DFT([.F235:.F592];1;[.H235];2)" table:style-name="ce1">
            <text:p>-0,720179761</text:p>
          </table:table-cell>
          <table:table-cell office:value-type="float" office:value="10.27591761267225" table:style-name="ce1">
            <text:p>10,27591761</text:p>
          </table:table-cell>
          <table:table-cell table:number-columns-repeated="16373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float" office:value="4.3502644999999998" table:style-name="ce1">
            <text:p>4,3502645</text:p>
          </table:table-cell>
          <table:table-cell office:value-type="float" office:value="-3.4440591" table:style-name="ce1">
            <text:p>-3,4440591</text:p>
          </table:table-cell>
          <table:table-cell office:value-type="float" office:value="-2.6551697000000001" table:style-name="ce1">
            <text:p>-2,6551697</text:p>
          </table:table-cell>
          <table:table-cell office:value-type="float" office:value="6.1511194460887477" table:formula="of:=SQRT(([.C236]*[.C236])+([.D236]*[.D236])+([.E236]*[.E236]))" table:style-name="ce2">
            <text:p>6,15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4.099282134010187" table:formula="of:=_xll.DFT([.F236:.F593];1;[.H236];1)" table:style-name="ce1">
            <text:p>14,09928213</text:p>
          </table:table-cell>
          <table:table-cell office:value-type="float" office:value="3.4927027495085579" table:formula="of:=_xll.DFT([.F236:.F593];1;[.H236];2)" table:style-name="ce1">
            <text:p>3,49270275</text:p>
          </table:table-cell>
          <table:table-cell office:value-type="float" office:value="11.328092635345429" table:style-name="ce1">
            <text:p>11,32809264</text:p>
          </table:table-cell>
          <table:table-cell table:number-columns-repeated="16373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3" table:style-name="ce1">
            <text:p>3</text:p>
          </table:table-cell>
          <table:table-cell office:value-type="float" office:value="9.8952360000000006" table:style-name="ce1">
            <text:p>9,895236</text:p>
          </table:table-cell>
          <table:table-cell office:value-type="float" office:value="-4.6639049999999997" table:style-name="ce1">
            <text:p>-4,663905</text:p>
          </table:table-cell>
          <table:table-cell office:value-type="float" office:value="-9.3697079999999993" table:style-name="ce1">
            <text:p>-9,369708</text:p>
          </table:table-cell>
          <table:table-cell office:value-type="float" office:value="14.403441718908192" table:formula="of:=SQRT(([.C237]*[.C237])+([.D237]*[.D237])+([.E237]*[.E237]))" table:style-name="ce2">
            <text:p>14,40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45.156632134258508" table:formula="of:=_xll.DFT([.F237:.F594];1;[.H237];1)" table:style-name="ce1">
            <text:p>45,15663213</text:p>
          </table:table-cell>
          <table:table-cell office:value-type="float" office:value="-0.50871102457663475" table:formula="of:=_xll.DFT([.F237:.F594];1;[.H237];2)" table:style-name="ce1">
            <text:p>-0,508711025</text:p>
          </table:table-cell>
          <table:table-cell office:value-type="float" office:value="12.577375168443147" table:style-name="ce1">
            <text:p>12,57737517</text:p>
          </table:table-cell>
          <table:table-cell table:number-columns-repeated="16373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5.5365915000000001" table:style-name="ce1">
            <text:p>5,5365915</text:p>
          </table:table-cell>
          <table:table-cell office:value-type="float" office:value="-1.6819267" table:style-name="ce1">
            <text:p>-1,6819267</text:p>
          </table:table-cell>
          <table:table-cell office:value-type="float" office:value="-0.79966336000000005" table:style-name="ce1">
            <text:p>-0,79966336</text:p>
          </table:table-cell>
          <table:table-cell office:value-type="float" office:value="5.8414197205278473" table:formula="of:=SQRT(([.C238]*[.C238])+([.D238]*[.D238])+([.E238]*[.E238]))" table:style-name="ce2">
            <text:p>5,84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6.589208754198143" table:formula="of:=_xll.DFT([.F238:.F595];1;[.H238];1)" table:style-name="ce1">
            <text:p>16,58920875</text:p>
          </table:table-cell>
          <table:table-cell office:value-type="float" office:value="2.3421489616533169" table:formula="of:=_xll.DFT([.F238:.F595];1;[.H238];2)" table:style-name="ce1">
            <text:p>2,342148962</text:p>
          </table:table-cell>
          <table:table-cell office:value-type="float" office:value="9.2913366149827663" table:style-name="ce1">
            <text:p>9,291336615</text:p>
          </table:table-cell>
          <table:table-cell table:number-columns-repeated="16373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float" office:value="9.0417020000000008" table:style-name="ce1">
            <text:p>9,041702</text:p>
          </table:table-cell>
          <table:table-cell office:value-type="float" office:value="-2.4372973" table:style-name="ce1">
            <text:p>-2,4372973</text:p>
          </table:table-cell>
          <table:table-cell office:value-type="float" office:value="-1.4269442999999999" table:style-name="ce1">
            <text:p>-1,4269443</text:p>
          </table:table-cell>
          <table:table-cell office:value-type="float" office:value="9.4725373169332929" table:formula="of:=SQRT(([.C239]*[.C239])+([.D239]*[.D239])+([.E239]*[.E239]))" table:style-name="ce2">
            <text:p>9,47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2.2076005501569318" table:formula="of:=_xll.DFT([.F239:.F596];1;[.H239];1)" table:style-name="ce1">
            <text:p>2,20760055</text:p>
          </table:table-cell>
          <table:table-cell office:value-type="float" office:value="3.4167407958238845" table:formula="of:=_xll.DFT([.F239:.F596];1;[.H239];2)" table:style-name="ce1">
            <text:p>3,416740796</text:p>
          </table:table-cell>
          <table:table-cell office:value-type="float" office:value="12.489594657606895" table:style-name="ce1">
            <text:p>12,48959466</text:p>
          </table:table-cell>
          <table:table-cell table:number-columns-repeated="16373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float" office:value="8.2432370000000006" table:style-name="ce1">
            <text:p>8,243237</text:p>
          </table:table-cell>
          <table:table-cell office:value-type="float" office:value="-3.1507695" table:style-name="ce1">
            <text:p>-3,1507695</text:p>
          </table:table-cell>
          <table:table-cell office:value-type="float" office:value="-1.8076223" table:style-name="ce1">
            <text:p>-1,8076223</text:p>
          </table:table-cell>
          <table:table-cell office:value-type="float" office:value="9.0080965281105065" table:formula="of:=SQRT(([.C240]*[.C240])+([.D240]*[.D240])+([.E240]*[.E240]))" table:style-name="ce2">
            <text:p>9,0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44.688269286879709" table:formula="of:=_xll.DFT([.F240:.F597];1;[.H240];1)" table:style-name="ce1">
            <text:p>44,68826929</text:p>
          </table:table-cell>
          <table:table-cell office:value-type="float" office:value="2.1113621225072716" table:formula="of:=_xll.DFT([.F240:.F597];1;[.H240];2)" table:style-name="ce1">
            <text:p>2,111362123</text:p>
          </table:table-cell>
          <table:table-cell office:value-type="float" office:value="10.52638785848618" table:style-name="ce1">
            <text:p>10,52638786</text:p>
          </table:table-cell>
          <table:table-cell table:number-columns-repeated="16373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13.071144" table:style-name="ce1">
            <text:p>13,071144</text:p>
          </table:table-cell>
          <table:table-cell office:value-type="float" office:value="-2.7413609999999999" table:style-name="ce1">
            <text:p>-2,741361</text:p>
          </table:table-cell>
          <table:table-cell office:value-type="float" office:value="-1.4137762" table:style-name="ce1">
            <text:p>-1,4137762</text:p>
          </table:table-cell>
          <table:table-cell office:value-type="float" office:value="13.430138820754737" table:formula="of:=SQRT(([.C241]*[.C241])+([.D241]*[.D241])+([.E241]*[.E241]))" table:style-name="ce2">
            <text:p>13,4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28.678887526679578" table:formula="of:=_xll.DFT([.F241:.F598];1;[.H241];1)" table:style-name="ce1">
            <text:p>28,67888753</text:p>
          </table:table-cell>
          <table:table-cell office:value-type="float" office:value="-0.75568030914820639" table:formula="of:=_xll.DFT([.F241:.F598];1;[.H241];2)" table:style-name="ce1">
            <text:p>-0,755680309</text:p>
          </table:table-cell>
          <table:table-cell office:value-type="float" office:value="8.8302504225660421" table:style-name="ce1">
            <text:p>8,830250423</text:p>
          </table:table-cell>
          <table:table-cell table:number-columns-repeated="16373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float" office:value="10.127473" table:style-name="ce1">
            <text:p>10,127473</text:p>
          </table:table-cell>
          <table:table-cell office:value-type="float" office:value="-3.8630445" table:style-name="ce1">
            <text:p>-3,8630445</text:p>
          </table:table-cell>
          <table:table-cell office:value-type="float" office:value="-2.3151929999999998" table:style-name="ce1">
            <text:p>-2,315193</text:p>
          </table:table-cell>
          <table:table-cell office:value-type="float" office:value="11.083724139564204" table:formula="of:=SQRT(([.C242]*[.C242])+([.D242]*[.D242])+([.E242]*[.E242]))" table:style-name="ce2">
            <text:p>11,0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52.276331858280109" table:formula="of:=_xll.DFT([.F242:.F599];1;[.H242];1)" table:style-name="ce1">
            <text:p>52,27633186</text:p>
          </table:table-cell>
          <table:table-cell office:value-type="float" office:value="0.84553395861258662" table:formula="of:=_xll.DFT([.F242:.F599];1;[.H242];2)" table:style-name="ce1">
            <text:p>0,845533959</text:p>
          </table:table-cell>
          <table:table-cell office:value-type="float" office:value="7.2624910264175275" table:style-name="ce1">
            <text:p>7,262491026</text:p>
          </table:table-cell>
          <table:table-cell table:number-columns-repeated="16373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float" office:value="15.679626000000001" table:style-name="ce1">
            <text:p>15,679626</text:p>
          </table:table-cell>
          <table:table-cell office:value-type="float" office:value="1.2892777" table:style-name="ce1">
            <text:p>1,2892777</text:p>
          </table:table-cell>
          <table:table-cell office:value-type="float" office:value="-1.7561469000000001" table:style-name="ce1">
            <text:p>-1,7561469</text:p>
          </table:table-cell>
          <table:table-cell office:value-type="float" office:value="15.830254591192553" table:formula="of:=SQRT(([.C243]*[.C243])+([.D243]*[.D243])+([.E243]*[.E243]))" table:style-name="ce2">
            <text:p>15,83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36.052161567425031" table:formula="of:=_xll.DFT([.F243:.F600];1;[.H243];1)" table:style-name="ce1">
            <text:p>36,05216157</text:p>
          </table:table-cell>
          <table:table-cell office:value-type="float" office:value="-0.16857739363369964" table:formula="of:=_xll.DFT([.F243:.F600];1;[.H243];2)" table:style-name="ce1">
            <text:p>-0,168577394</text:p>
          </table:table-cell>
          <table:table-cell office:value-type="float" office:value="10.95984649377556" table:style-name="ce1">
            <text:p>10,95984649</text:p>
          </table:table-cell>
          <table:table-cell table:number-columns-repeated="16373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float" office:value="10.323798" table:style-name="ce1">
            <text:p>10,323798</text:p>
          </table:table-cell>
          <table:table-cell office:value-type="float" office:value="-2.4456769999999999" table:style-name="ce1">
            <text:p>-2,445677</text:p>
          </table:table-cell>
          <table:table-cell office:value-type="float" office:value="-6.2991447000000003" table:style-name="ce1">
            <text:p>-6,2991447</text:p>
          </table:table-cell>
          <table:table-cell office:value-type="float" office:value="12.338612769864815" table:formula="of:=SQRT(([.C244]*[.C244])+([.D244]*[.D244])+([.E244]*[.E244]))" table:style-name="ce2">
            <text:p>12,34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8.1728415215167622" table:formula="of:=_xll.DFT([.F244:.F601];1;[.H244];1)" table:style-name="ce1">
            <text:p>8,172841522</text:p>
          </table:table-cell>
          <table:table-cell office:value-type="float" office:value="3.4810273181176403" table:formula="of:=_xll.DFT([.F244:.F601];1;[.H244];2)" table:style-name="ce1">
            <text:p>3,481027318</text:p>
          </table:table-cell>
          <table:table-cell office:value-type="float" office:value="7.8234145127339652" table:style-name="ce1">
            <text:p>7,823414513</text:p>
          </table:table-cell>
          <table:table-cell table:number-columns-repeated="16373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float" office:value="6.5649009999999999" table:style-name="ce1">
            <text:p>6,564901</text:p>
          </table:table-cell>
          <table:table-cell office:value-type="float" office:value="-0.16400281999999999" table:style-name="ce1">
            <text:p>-0,16400282</text:p>
          </table:table-cell>
          <table:table-cell office:value-type="float" office:value="1.435324" table:style-name="ce1">
            <text:p>1,435324</text:p>
          </table:table-cell>
          <table:table-cell office:value-type="float" office:value="6.7219771681957496" table:formula="of:=SQRT(([.C245]*[.C245])+([.D245]*[.D245])+([.E245]*[.E245]))" table:style-name="ce2">
            <text:p>6,7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19.636113202554615" table:formula="of:=_xll.DFT([.F245:.F602];1;[.H245];1)" table:style-name="ce1">
            <text:p>19,6361132</text:p>
          </table:table-cell>
          <table:table-cell office:value-type="float" office:value="-0.58981296082638457" table:formula="of:=_xll.DFT([.F245:.F602];1;[.H245];2)" table:style-name="ce1">
            <text:p>-0,589812961</text:p>
          </table:table-cell>
          <table:table-cell office:value-type="float" office:value="13.765737254033292" table:style-name="ce1">
            <text:p>13,76573725</text:p>
          </table:table-cell>
          <table:table-cell table:number-columns-repeated="16373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3" table:style-name="ce1">
            <text:p>3</text:p>
          </table:table-cell>
          <table:table-cell office:value-type="float" office:value="5.9124812999999996" table:style-name="ce1">
            <text:p>5,9124813</text:p>
          </table:table-cell>
          <table:table-cell office:value-type="float" office:value="-1.5837644" table:style-name="ce1">
            <text:p>-1,5837644</text:p>
          </table:table-cell>
          <table:table-cell office:value-type="float" office:value="6.5613099999999998" table:style-name="ce1">
            <text:p>6,56131</text:p>
          </table:table-cell>
          <table:table-cell office:value-type="float" office:value="8.9731005629969989" table:formula="of:=SQRT(([.C246]*[.C246])+([.D246]*[.D246])+([.E246]*[.E246]))" table:style-name="ce2">
            <text:p>8,97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21.968515773702951" table:formula="of:=_xll.DFT([.F246:.F603];1;[.H246];1)" table:style-name="ce1">
            <text:p>21,96851577</text:p>
          </table:table-cell>
          <table:table-cell office:value-type="float" office:value="3.8271455016806986" table:formula="of:=_xll.DFT([.F246:.F603];1;[.H246];2)" table:style-name="ce1">
            <text:p>3,827145502</text:p>
          </table:table-cell>
          <table:table-cell office:value-type="float" office:value="7.4376737381063105" table:style-name="ce1">
            <text:p>7,437673738</text:p>
          </table:table-cell>
          <table:table-cell table:number-columns-repeated="16373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6.3769565000000004" table:style-name="ce1">
            <text:p>6,3769565</text:p>
          </table:table-cell>
          <table:table-cell office:value-type="float" office:value="-2.3726539999999998" table:style-name="ce1">
            <text:p>-2,372654</text:p>
          </table:table-cell>
          <table:table-cell office:value-type="float" office:value="8.7316529999999997" table:style-name="ce1">
            <text:p>8,731653</text:p>
          </table:table-cell>
          <table:table-cell office:value-type="float" office:value="11.06963528392048" table:formula="of:=SQRT(([.C247]*[.C247])+([.D247]*[.D247])+([.E247]*[.E247]))" table:style-name="ce2">
            <text:p>11,07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2.657156017286466" table:formula="of:=_xll.DFT([.F247:.F604];1;[.H247];1)" table:style-name="ce1">
            <text:p>12,65715602</text:p>
          </table:table-cell>
          <table:table-cell office:value-type="float" office:value="2.1003831391212184" table:formula="of:=_xll.DFT([.F247:.F604];1;[.H247];2)" table:style-name="ce1">
            <text:p>2,100383139</text:p>
          </table:table-cell>
          <table:table-cell office:value-type="float" office:value="11.335744076483159" table:style-name="ce1">
            <text:p>11,33574408</text:p>
          </table:table-cell>
          <table:table-cell table:number-columns-repeated="16373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2.3630772000000002" table:style-name="ce1">
            <text:p>2,3630772</text:p>
          </table:table-cell>
          <table:table-cell office:value-type="float" office:value="-4.6184149999999997" table:style-name="ce1">
            <text:p>-4,618415</text:p>
          </table:table-cell>
          <table:table-cell office:value-type="float" office:value="12.929886" table:style-name="ce1">
            <text:p>12,929886</text:p>
          </table:table-cell>
          <table:table-cell office:value-type="float" office:value="13.931828413326832" table:formula="of:=SQRT(([.C248]*[.C248])+([.D248]*[.D248])+([.E248]*[.E248]))" table:style-name="ce2">
            <text:p>13,93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44.103139453438295" table:formula="of:=_xll.DFT([.F248:.F605];1;[.H248];1)" table:style-name="ce1">
            <text:p>44,10313945</text:p>
          </table:table-cell>
          <table:table-cell office:value-type="float" office:value="-1.2011279092829941" table:formula="of:=_xll.DFT([.F248:.F605];1;[.H248];2)" table:style-name="ce1">
            <text:p>-1,201127909</text:p>
          </table:table-cell>
          <table:table-cell office:value-type="float" office:value="11.975848572313158" table:style-name="ce1">
            <text:p>11,97584857</text:p>
          </table:table-cell>
          <table:table-cell table:number-columns-repeated="16373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3" table:style-name="ce1">
            <text:p>3</text:p>
          </table:table-cell>
          <table:table-cell office:value-type="float" office:value="-0.39743748000000001" table:style-name="ce1">
            <text:p>-0,39743748</text:p>
          </table:table-cell>
          <table:table-cell office:value-type="float" office:value="-6.9024834999999998" table:style-name="ce1">
            <text:p>-6,9024835</text:p>
          </table:table-cell>
          <table:table-cell office:value-type="float" office:value="6.528988" table:style-name="ce1">
            <text:p>6,528988</text:p>
          </table:table-cell>
          <table:table-cell office:value-type="float" office:value="9.5094647232336378" table:formula="of:=SQRT(([.C249]*[.C249])+([.D249]*[.D249])+([.E249]*[.E249]))" table:style-name="ce2">
            <text:p>9,5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65.709443596354902" table:formula="of:=_xll.DFT([.F249:.F606];1;[.H249];1)" table:style-name="ce1">
            <text:p>65,7094436</text:p>
          </table:table-cell>
          <table:table-cell office:value-type="float" office:value="3.4995838200289646" table:formula="of:=_xll.DFT([.F249:.F606];1;[.H249];2)" table:style-name="ce1">
            <text:p>3,49958382</text:p>
          </table:table-cell>
          <table:table-cell office:value-type="float" office:value="7.1687170290541582" table:style-name="ce1">
            <text:p>7,168717029</text:p>
          </table:table-cell>
          <table:table-cell table:number-columns-repeated="16373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3" table:style-name="ce1">
            <text:p>3</text:p>
          </table:table-cell>
          <table:table-cell office:value-type="float" office:value="0.87148939999999997" table:style-name="ce1">
            <text:p>0,8714894</text:p>
          </table:table-cell>
          <table:table-cell office:value-type="float" office:value="-5.7233390000000002" table:style-name="ce1">
            <text:p>-5,723339</text:p>
          </table:table-cell>
          <table:table-cell office:value-type="float" office:value="3.3351229999999998" table:style-name="ce1">
            <text:p>3,335123</text:p>
          </table:table-cell>
          <table:table-cell office:value-type="float" office:value="6.6812535132535089" table:formula="of:=SQRT(([.C250]*[.C250])+([.D250]*[.D250])+([.E250]*[.E250]))" table:style-name="ce2">
            <text:p>6,68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41.208389768327578" table:formula="of:=_xll.DFT([.F250:.F607];1;[.H250];1)" table:style-name="ce1">
            <text:p>41,20838977</text:p>
          </table:table-cell>
          <table:table-cell office:value-type="float" office:value="4.0910652737590807" table:formula="of:=_xll.DFT([.F250:.F607];1;[.H250];2)" table:style-name="ce1">
            <text:p>4,091065274</text:p>
          </table:table-cell>
          <table:table-cell office:value-type="float" office:value="12.575671630441914" table:style-name="ce1">
            <text:p>12,57567163</text:p>
          </table:table-cell>
          <table:table-cell table:number-columns-repeated="16373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3" table:style-name="ce1">
            <text:p>3</text:p>
          </table:table-cell>
          <table:table-cell office:value-type="float" office:value="7.9631147000000002" table:style-name="ce1">
            <text:p>7,9631147</text:p>
          </table:table-cell>
          <table:table-cell office:value-type="float" office:value="-5.0816929999999996" table:style-name="ce1">
            <text:p>-5,081693</text:p>
          </table:table-cell>
          <table:table-cell office:value-type="float" office:value="7.9714947" table:style-name="ce1">
            <text:p>7,9714947</text:p>
          </table:table-cell>
          <table:table-cell office:value-type="float" office:value="12.360401580196866" table:formula="of:=SQRT(([.C251]*[.C251])+([.D251]*[.D251])+([.E251]*[.E251]))" table:style-name="ce2">
            <text:p>12,36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34.357898588262728" table:formula="of:=_xll.DFT([.F251:.F608];1;[.H251];1)" table:style-name="ce1">
            <text:p>34,35789859</text:p>
          </table:table-cell>
          <table:table-cell office:value-type="float" office:value="2.6926720729159399" table:formula="of:=_xll.DFT([.F251:.F608];1;[.H251];2)" table:style-name="ce1">
            <text:p>2,692672073</text:p>
          </table:table-cell>
          <table:table-cell office:value-type="float" office:value="12.642480563871812" table:style-name="ce1">
            <text:p>12,64248056</text:p>
          </table:table-cell>
          <table:table-cell table:number-columns-repeated="16373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float" office:value="1.2210429" table:style-name="ce1">
            <text:p>1,2210429</text:p>
          </table:table-cell>
          <table:table-cell office:value-type="float" office:value="-8.0971899999999994" table:style-name="ce1">
            <text:p>-8,09719</text:p>
          </table:table-cell>
          <table:table-cell office:value-type="float" office:value="2.8874073" table:style-name="ce1">
            <text:p>2,8874073</text:p>
          </table:table-cell>
          <table:table-cell office:value-type="float" office:value="8.6828884926522978" table:formula="of:=SQRT(([.C252]*[.C252])+([.D252]*[.D252])+([.E252]*[.E252]))" table:style-name="ce2">
            <text:p>8,68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32.735899149700273" table:formula="of:=_xll.DFT([.F252:.F609];1;[.H252];1)" table:style-name="ce1">
            <text:p>32,73589915</text:p>
          </table:table-cell>
          <table:table-cell office:value-type="float" office:value="0.43587416781222199" table:formula="of:=_xll.DFT([.F252:.F609];1;[.H252];2)" table:style-name="ce1">
            <text:p>0,435874168</text:p>
          </table:table-cell>
          <table:table-cell office:value-type="float" office:value="13.171283998079742" table:style-name="ce1">
            <text:p>13,171284</text:p>
          </table:table-cell>
          <table:table-cell table:number-columns-repeated="16373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4.0414123999999996" table:style-name="ce1">
            <text:p>4,0414124</text:p>
          </table:table-cell>
          <table:table-cell office:value-type="float" office:value="-6.5744777000000001" table:style-name="ce1">
            <text:p>-6,5744777</text:p>
          </table:table-cell>
          <table:table-cell office:value-type="float" office:value="5.2875943000000003" table:style-name="ce1">
            <text:p>5,2875943</text:p>
          </table:table-cell>
          <table:table-cell office:value-type="float" office:value="9.3549679152877658" table:formula="of:=SQRT(([.C253]*[.C253])+([.D253]*[.D253])+([.E253]*[.E253]))" table:style-name="ce2">
            <text:p>9,3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35.061039588725734" table:formula="of:=_xll.DFT([.F253:.F610];1;[.H253];1)" table:style-name="ce1">
            <text:p>35,06103959</text:p>
          </table:table-cell>
          <table:table-cell office:value-type="float" office:value="3.0023642338908227" table:formula="of:=_xll.DFT([.F253:.F610];1;[.H253];2)" table:style-name="ce1">
            <text:p>3,002364234</text:p>
          </table:table-cell>
          <table:table-cell office:value-type="float" office:value="10.373976009516511" table:style-name="ce1">
            <text:p>10,37397601</text:p>
          </table:table-cell>
          <table:table-cell table:number-columns-repeated="16373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3" table:style-name="ce1">
            <text:p>3</text:p>
          </table:table-cell>
          <table:table-cell office:value-type="float" office:value="4.2640734" table:style-name="ce1">
            <text:p>4,2640734</text:p>
          </table:table-cell>
          <table:table-cell office:value-type="float" office:value="-7.9942393000000003" table:style-name="ce1">
            <text:p>-7,9942393</text:p>
          </table:table-cell>
          <table:table-cell office:value-type="float" office:value="3.7241806999999998" table:style-name="ce1">
            <text:p>3,7241807</text:p>
          </table:table-cell>
          <table:table-cell office:value-type="float" office:value="9.795902502194707" table:formula="of:=SQRT(([.C254]*[.C254])+([.D254]*[.D254])+([.E254]*[.E254]))" table:style-name="ce2">
            <text:p>9,80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44.073500374683753" table:formula="of:=_xll.DFT([.F254:.F611];1;[.H254];1)" table:style-name="ce1">
            <text:p>44,07350037</text:p>
          </table:table-cell>
          <table:table-cell office:value-type="float" office:value="4.5864727862125312" table:formula="of:=_xll.DFT([.F254:.F611];1;[.H254];2)" table:style-name="ce1">
            <text:p>4,586472786</text:p>
          </table:table-cell>
          <table:table-cell office:value-type="float" office:value="9.6815860841510286" table:style-name="ce1">
            <text:p>9,681586084</text:p>
          </table:table-cell>
          <table:table-cell table:number-columns-repeated="16373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float" office:value="6.9755070000000003" table:style-name="ce1">
            <text:p>6,975507</text:p>
          </table:table-cell>
          <table:table-cell office:value-type="float" office:value="-8.9435409999999997" table:style-name="ce1">
            <text:p>-8,943541</text:p>
          </table:table-cell>
          <table:table-cell office:value-type="float" office:value="5.8610059999999997" table:style-name="ce1">
            <text:p>5,861006</text:p>
          </table:table-cell>
          <table:table-cell office:value-type="float" office:value="12.766989263634789" table:formula="of:=SQRT(([.C255]*[.C255])+([.D255]*[.D255])+([.E255]*[.E255]))" table:style-name="ce2">
            <text:p>12,77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24.579644395658065" table:formula="of:=_xll.DFT([.F255:.F612];1;[.H255];1)" table:style-name="ce1">
            <text:p>24,5796444</text:p>
          </table:table-cell>
          <table:table-cell office:value-type="float" office:value="4.5374047628941003" table:formula="of:=_xll.DFT([.F255:.F612];1;[.H255];2)" table:style-name="ce1">
            <text:p>4,537404763</text:p>
          </table:table-cell>
          <table:table-cell office:value-type="float" office:value="8.9135098277972773" table:style-name="ce1">
            <text:p>8,913509828</text:p>
          </table:table-cell>
          <table:table-cell table:number-columns-repeated="16373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3" table:style-name="ce1">
            <text:p>3</text:p>
          </table:table-cell>
          <table:table-cell office:value-type="float" office:value="3.5314473999999998" table:style-name="ce1">
            <text:p>3,5314474</text:p>
          </table:table-cell>
          <table:table-cell office:value-type="float" office:value="-9.0105780000000006" table:style-name="ce1">
            <text:p>-9,010578</text:p>
          </table:table-cell>
          <table:table-cell office:value-type="float" office:value="2.1619641999999999" table:style-name="ce1">
            <text:p>2,1619642</text:p>
          </table:table-cell>
          <table:table-cell office:value-type="float" office:value="9.916437154297526" table:formula="of:=SQRT(([.C256]*[.C256])+([.D256]*[.D256])+([.E256]*[.E256]))" table:style-name="ce2">
            <text:p>9,92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35.598899351237634" table:formula="of:=_xll.DFT([.F256:.F613];1;[.H256];1)" table:style-name="ce1">
            <text:p>35,59889935</text:p>
          </table:table-cell>
          <table:table-cell office:value-type="float" office:value="2.6006869538561364" table:formula="of:=_xll.DFT([.F256:.F613];1;[.H256];2)" table:style-name="ce1">
            <text:p>2,600686954</text:p>
          </table:table-cell>
          <table:table-cell office:value-type="float" office:value="7.3347290918107779" table:style-name="ce1">
            <text:p>7,334729092</text:p>
          </table:table-cell>
          <table:table-cell table:number-columns-repeated="16373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float" office:value="5.4156839999999997" table:style-name="ce1">
            <text:p>5,415684</text:p>
          </table:table-cell>
          <table:table-cell office:value-type="float" office:value="-8.750807" table:style-name="ce1">
            <text:p>-8,750807</text:p>
          </table:table-cell>
          <table:table-cell office:value-type="float" office:value="5.9076930000000001" table:style-name="ce1">
            <text:p>5,907693</text:p>
          </table:table-cell>
          <table:table-cell office:value-type="float" office:value="11.86621645350168" table:formula="of:=SQRT(([.C257]*[.C257])+([.D257]*[.D257])+([.E257]*[.E257]))" table:style-name="ce2">
            <text:p>11,87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87.979403065279186" table:formula="of:=_xll.DFT([.F257:.F614];1;[.H257];1)" table:style-name="ce1">
            <text:p>87,97940307</text:p>
          </table:table-cell>
          <table:table-cell office:value-type="float" office:value="1.8477221278974771" table:formula="of:=_xll.DFT([.F257:.F614];1;[.H257];2)" table:style-name="ce1">
            <text:p>1,847722128</text:p>
          </table:table-cell>
          <table:table-cell office:value-type="float" office:value="11.16754338285091" table:style-name="ce1">
            <text:p>11,16754338</text:p>
          </table:table-cell>
          <table:table-cell table:number-columns-repeated="16373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3" table:style-name="ce1">
            <text:p>3</text:p>
          </table:table-cell>
          <table:table-cell office:value-type="float" office:value="6.2452750000000004" table:style-name="ce1">
            <text:p>6,245275</text:p>
          </table:table-cell>
          <table:table-cell office:value-type="float" office:value="-8.8537579999999991" table:style-name="ce1">
            <text:p>-8,853758</text:p>
          </table:table-cell>
          <table:table-cell office:value-type="float" office:value="3.6643257" table:style-name="ce1">
            <text:p>3,6643257</text:p>
          </table:table-cell>
          <table:table-cell office:value-type="float" office:value="11.437647196161871" table:formula="of:=SQRT(([.C258]*[.C258])+([.D258]*[.D258])+([.E258]*[.E258]))" table:style-name="ce2">
            <text:p>11,44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5.9861331217244453" table:formula="of:=_xll.DFT([.F258:.F615];1;[.H258];1)" table:style-name="ce1">
            <text:p>5,986133122</text:p>
          </table:table-cell>
          <table:table-cell office:value-type="float" office:value="-0.98664400169702504" table:formula="of:=_xll.DFT([.F258:.F615];1;[.H258];2)" table:style-name="ce1">
            <text:p>-0,986644002</text:p>
          </table:table-cell>
          <table:table-cell office:value-type="float" office:value="10.495732616251333" table:style-name="ce1">
            <text:p>10,49573262</text:p>
          </table:table-cell>
          <table:table-cell table:number-columns-repeated="16373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3.4715924" table:style-name="ce1">
            <text:p>3,4715924</text:p>
          </table:table-cell>
          <table:table-cell office:value-type="float" office:value="-9.3182334999999998" table:style-name="ce1">
            <text:p>-9,3182335</text:p>
          </table:table-cell>
          <table:table-cell office:value-type="float" office:value="-0.67755909999999997" table:style-name="ce1">
            <text:p>-0,6775591</text:p>
          </table:table-cell>
          <table:table-cell office:value-type="float" office:value="9.9669712393611736" table:formula="of:=SQRT(([.C259]*[.C259])+([.D259]*[.D259])+([.E259]*[.E259]))" table:style-name="ce2">
            <text:p>9,9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26.217287792882985" table:formula="of:=_xll.DFT([.F259:.F616];1;[.H259];1)" table:style-name="ce1">
            <text:p>26,21728779</text:p>
          </table:table-cell>
          <table:table-cell office:value-type="float" office:value="0.80843306724487296" table:formula="of:=_xll.DFT([.F259:.F616];1;[.H259];2)" table:style-name="ce1">
            <text:p>0,808433067</text:p>
          </table:table-cell>
          <table:table-cell office:value-type="float" office:value="11.124921855323979" table:style-name="ce1">
            <text:p>11,12492186</text:p>
          </table:table-cell>
          <table:table-cell table:number-columns-repeated="16373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3" table:style-name="ce1">
            <text:p>3</text:p>
          </table:table-cell>
          <table:table-cell office:value-type="float" office:value="2.0769698999999999" table:style-name="ce1">
            <text:p>2,0769699</text:p>
          </table:table-cell>
          <table:table-cell office:value-type="float" office:value="-9.9048130000000008" table:style-name="ce1">
            <text:p>-9,904813</text:p>
          </table:table-cell>
          <table:table-cell office:value-type="float" office:value="1.1755530999999999" table:style-name="ce1">
            <text:p>1,1755531</text:p>
          </table:table-cell>
          <table:table-cell office:value-type="float" office:value="10.188280012906723" table:formula="of:=SQRT(([.C260]*[.C260])+([.D260]*[.D260])+([.E260]*[.E260]))" table:style-name="ce2">
            <text:p>10,1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43.741199350832083" table:formula="of:=_xll.DFT([.F260:.F617];1;[.H260];1)" table:style-name="ce1">
            <text:p>43,74119935</text:p>
          </table:table-cell>
          <table:table-cell office:value-type="float" office:value="4.0827177450855725" table:formula="of:=_xll.DFT([.F260:.F617];1;[.H260];2)" table:style-name="ce1">
            <text:p>4,082717745</text:p>
          </table:table-cell>
          <table:table-cell office:value-type="float" office:value="8.9240636913234859" table:style-name="ce1">
            <text:p>8,924063691</text:p>
          </table:table-cell>
          <table:table-cell table:number-columns-repeated="16373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3" table:style-name="ce1">
            <text:p>3</text:p>
          </table:table-cell>
          <table:table-cell office:value-type="float" office:value="2.7976245999999998" table:style-name="ce1">
            <text:p>2,7976246</text:p>
          </table:table-cell>
          <table:table-cell office:value-type="float" office:value="-12.218807999999999" table:style-name="ce1">
            <text:p>-12,218808</text:p>
          </table:table-cell>
          <table:table-cell office:value-type="float" office:value="1.3970165999999999" table:style-name="ce1">
            <text:p>1,3970166</text:p>
          </table:table-cell>
          <table:table-cell office:value-type="float" office:value="12.612597976787523" table:formula="of:=SQRT(([.C261]*[.C261])+([.D261]*[.D261])+([.E261]*[.E261]))" table:style-name="ce2">
            <text:p>12,6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7.051166341692753" table:formula="of:=_xll.DFT([.F261:.F618];1;[.H261];1)" table:style-name="ce1">
            <text:p>17,05116634</text:p>
          </table:table-cell>
          <table:table-cell office:value-type="float" office:value="4.0309460903107253" table:formula="of:=_xll.DFT([.F261:.F618];1;[.H261];2)" table:style-name="ce1">
            <text:p>4,03094609</text:p>
          </table:table-cell>
          <table:table-cell office:value-type="float" office:value="11.371797178149437" table:style-name="ce1">
            <text:p>11,37179718</text:p>
          </table:table-cell>
          <table:table-cell table:number-columns-repeated="16373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1.5239092999999999" table:style-name="ce1">
            <text:p>1,5239093</text:p>
          </table:table-cell>
          <table:table-cell office:value-type="float" office:value="-9.5588499999999996" table:style-name="ce1">
            <text:p>-9,55885</text:p>
          </table:table-cell>
          <table:table-cell office:value-type="float" office:value="-1.3922281999999999" table:style-name="ce1">
            <text:p>-1,3922282</text:p>
          </table:table-cell>
          <table:table-cell office:value-type="float" office:value="9.7791723697868065" table:formula="of:=SQRT(([.C262]*[.C262])+([.D262]*[.D262])+([.E262]*[.E262]))" table:style-name="ce2">
            <text:p>9,78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21.491237016478408" table:formula="of:=_xll.DFT([.F262:.F619];1;[.H262];1)" table:style-name="ce1">
            <text:p>21,49123702</text:p>
          </table:table-cell>
          <table:table-cell office:value-type="float" office:value="2.2775939305929591" table:formula="of:=_xll.DFT([.F262:.F619];1;[.H262];2)" table:style-name="ce1">
            <text:p>2,277593931</text:p>
          </table:table-cell>
          <table:table-cell office:value-type="float" office:value="6.0482539894711502" table:style-name="ce1">
            <text:p>6,048253989</text:p>
          </table:table-cell>
          <table:table-cell table:number-columns-repeated="16373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float" office:value="-1.6065092999999999" table:style-name="ce1">
            <text:p>-1,6065093</text:p>
          </table:table-cell>
          <table:table-cell office:value-type="float" office:value="-10.923545000000001" table:style-name="ce1">
            <text:p>-10,923545</text:p>
          </table:table-cell>
          <table:table-cell office:value-type="float" office:value="-2.9604303999999999" table:style-name="ce1">
            <text:p>-2,9604304</text:p>
          </table:table-cell>
          <table:table-cell office:value-type="float" office:value="11.431047880717482" table:formula="of:=SQRT(([.C263]*[.C263])+([.D263]*[.D263])+([.E263]*[.E263]))" table:style-name="ce2">
            <text:p>11,43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22.035899105851403" table:formula="of:=_xll.DFT([.F263:.F620];1;[.H263];1)" table:style-name="ce1">
            <text:p>22,03589911</text:p>
          </table:table-cell>
          <table:table-cell office:value-type="float" office:value="3.1138513924534115" table:formula="of:=_xll.DFT([.F263:.F620];1;[.H263];2)" table:style-name="ce1">
            <text:p>3,113851392</text:p>
          </table:table-cell>
          <table:table-cell office:value-type="float" office:value="13.885718000731584" table:style-name="ce1">
            <text:p>13,885718</text:p>
          </table:table-cell>
          <table:table-cell table:number-columns-repeated="16373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3" table:style-name="ce1">
            <text:p>3</text:p>
          </table:table-cell>
          <table:table-cell office:value-type="float" office:value="0.65242" table:style-name="ce1">
            <text:p>0,65242</text:p>
          </table:table-cell>
          <table:table-cell office:value-type="float" office:value="-8.6993320000000001" table:style-name="ce1">
            <text:p>-8,699332</text:p>
          </table:table-cell>
          <table:table-cell office:value-type="float" office:value="-0.97204590000000002" table:style-name="ce1">
            <text:p>-0,9720459</text:p>
          </table:table-cell>
          <table:table-cell office:value-type="float" office:value="8.7777504142195113" table:formula="of:=SQRT(([.C264]*[.C264])+([.D264]*[.D264])+([.E264]*[.E264]))" table:style-name="ce2">
            <text:p>8,7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59.141492217623835" table:formula="of:=_xll.DFT([.F264:.F621];1;[.H264];1)" table:style-name="ce1">
            <text:p>59,14149222</text:p>
          </table:table-cell>
          <table:table-cell office:value-type="float" office:value="-0.71341417451893452" table:formula="of:=_xll.DFT([.F264:.F621];1;[.H264];2)" table:style-name="ce1">
            <text:p>-0,713414175</text:p>
          </table:table-cell>
          <table:table-cell office:value-type="float" office:value="7.7441777779548913" table:style-name="ce1">
            <text:p>7,744177778</text:p>
          </table:table-cell>
          <table:table-cell table:number-columns-repeated="16373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3" table:style-name="ce1">
            <text:p>3</text:p>
          </table:table-cell>
          <table:table-cell office:value-type="float" office:value="-2.1308395999999998" table:style-name="ce1">
            <text:p>-2,1308396</text:p>
          </table:table-cell>
          <table:table-cell office:value-type="float" office:value="-10.087968999999999" table:style-name="ce1">
            <text:p>-10,087969</text:p>
          </table:table-cell>
          <table:table-cell office:value-type="float" office:value="5.0852839999999997" table:style-name="ce1">
            <text:p>5,085284</text:p>
          </table:table-cell>
          <table:table-cell office:value-type="float" office:value="11.496421587021986" table:formula="of:=SQRT(([.C265]*[.C265])+([.D265]*[.D265])+([.E265]*[.E265]))" table:style-name="ce2">
            <text:p>11,50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35.241284109878876" table:formula="of:=_xll.DFT([.F265:.F622];1;[.H265];1)" table:style-name="ce1">
            <text:p>35,24128411</text:p>
          </table:table-cell>
          <table:table-cell office:value-type="float" office:value="4.6033119867714545" table:formula="of:=_xll.DFT([.F265:.F622];1;[.H265];2)" table:style-name="ce1">
            <text:p>4,603311987</text:p>
          </table:table-cell>
          <table:table-cell office:value-type="float" office:value="14.599603614441037" table:style-name="ce1">
            <text:p>14,59960361</text:p>
          </table:table-cell>
          <table:table-cell table:number-columns-repeated="16373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3" table:style-name="ce1">
            <text:p>3</text:p>
          </table:table-cell>
          <table:table-cell office:value-type="float" office:value="-1.436521E-2" table:style-name="ce1">
            <text:p>-0,01436521</text:p>
          </table:table-cell>
          <table:table-cell office:value-type="float" office:value="-6.1028200000000004" table:style-name="ce1">
            <text:p>-6,10282</text:p>
          </table:table-cell>
          <table:table-cell office:value-type="float" office:value="-0.70628950000000001" table:style-name="ce1">
            <text:p>-0,7062895</text:p>
          </table:table-cell>
          <table:table-cell office:value-type="float" office:value="6.1435708809672409" table:formula="of:=SQRT(([.C266]*[.C266])+([.D266]*[.D266])+([.E266]*[.E266]))" table:style-name="ce2">
            <text:p>6,14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43.120439558813949" table:formula="of:=_xll.DFT([.F266:.F623];1;[.H266];1)" table:style-name="ce1">
            <text:p>43,12043956</text:p>
          </table:table-cell>
          <table:table-cell office:value-type="float" office:value="-0.70844626543031897" table:formula="of:=_xll.DFT([.F266:.F623];1;[.H266];2)" table:style-name="ce1">
            <text:p>-0,708446265</text:p>
          </table:table-cell>
          <table:table-cell office:value-type="float" office:value="12.455901586122696" table:style-name="ce1">
            <text:p>12,45590159</text:p>
          </table:table-cell>
          <table:table-cell table:number-columns-repeated="16373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float" office:value="3" table:style-name="ce1">
            <text:p>3</text:p>
          </table:table-cell>
          <table:table-cell office:value-type="float" office:value="-2.0111294000000002" table:style-name="ce1">
            <text:p>-2,0111294</text:p>
          </table:table-cell>
          <table:table-cell office:value-type="float" office:value="-8.1797904999999993" table:style-name="ce1">
            <text:p>-8,1797905</text:p>
          </table:table-cell>
          <table:table-cell office:value-type="float" office:value="-3.6990416000000002" table:style-name="ce1">
            <text:p>-3,6990416</text:p>
          </table:table-cell>
          <table:table-cell office:value-type="float" office:value="9.1998110222963358" table:formula="of:=SQRT(([.C267]*[.C267])+([.D267]*[.D267])+([.E267]*[.E267]))" table:style-name="ce2">
            <text:p>9,20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45.821225557876701" table:formula="of:=_xll.DFT([.F267:.F624];1;[.H267];1)" table:style-name="ce1">
            <text:p>45,82122556</text:p>
          </table:table-cell>
          <table:table-cell office:value-type="float" office:value="3.0611133429960642" table:formula="of:=_xll.DFT([.F267:.F624];1;[.H267];2)" table:style-name="ce1">
            <text:p>3,061113343</text:p>
          </table:table-cell>
          <table:table-cell office:value-type="float" office:value="9.4050572501103122" table:style-name="ce1">
            <text:p>9,40505725</text:p>
          </table:table-cell>
          <table:table-cell table:number-columns-repeated="16373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float" office:value="-1.7764975999999999" table:style-name="ce1">
            <text:p>-1,7764976</text:p>
          </table:table-cell>
          <table:table-cell office:value-type="float" office:value="-8.7184860000000004" table:style-name="ce1">
            <text:p>-8,718486</text:p>
          </table:table-cell>
          <table:table-cell office:value-type="float" office:value="-2.3343468000000001" table:style-name="ce1">
            <text:p>-2,3343468</text:p>
          </table:table-cell>
          <table:table-cell office:value-type="float" office:value="9.1987562658041995" table:formula="of:=SQRT(([.C268]*[.C268])+([.D268]*[.D268])+([.E268]*[.E268]))" table:style-name="ce2">
            <text:p>9,20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.7298137447918176" table:formula="of:=_xll.DFT([.F268:.F625];1;[.H268];1)" table:style-name="ce1">
            <text:p>7,729813745</text:p>
          </table:table-cell>
          <table:table-cell office:value-type="float" office:value="2.0576348279788625" table:formula="of:=_xll.DFT([.F268:.F625];1;[.H268];2)" table:style-name="ce1">
            <text:p>2,057634828</text:p>
          </table:table-cell>
          <table:table-cell office:value-type="float" office:value="11.487399579836993" table:style-name="ce1">
            <text:p>11,48739958</text:p>
          </table:table-cell>
          <table:table-cell table:number-columns-repeated="16373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3" table:style-name="ce1">
            <text:p>3</text:p>
          </table:table-cell>
          <table:table-cell office:value-type="float" office:value="-3.0370447999999999" table:style-name="ce1">
            <text:p>-3,0370448</text:p>
          </table:table-cell>
          <table:table-cell office:value-type="float" office:value="-11.856087" table:style-name="ce1">
            <text:p>-11,856087</text:p>
          </table:table-cell>
          <table:table-cell office:value-type="float" office:value="-2.6791117" table:style-name="ce1">
            <text:p>-2,6791117</text:p>
          </table:table-cell>
          <table:table-cell office:value-type="float" office:value="12.528690257558967" table:formula="of:=SQRT(([.C269]*[.C269])+([.D269]*[.D269])+([.E269]*[.E269]))" table:style-name="ce2">
            <text:p>12,53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26.423225709132257" table:formula="of:=_xll.DFT([.F269:.F626];1;[.H269];1)" table:style-name="ce1">
            <text:p>26,42322571</text:p>
          </table:table-cell>
          <table:table-cell office:value-type="float" office:value="0.4793516499900895" table:formula="of:=_xll.DFT([.F269:.F626];1;[.H269];2)" table:style-name="ce1">
            <text:p>0,47935165</text:p>
          </table:table-cell>
          <table:table-cell office:value-type="float" office:value="6.5259793844278731" table:style-name="ce1">
            <text:p>6,525979384</text:p>
          </table:table-cell>
          <table:table-cell table:number-columns-repeated="16373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0.67875620000000003" table:style-name="ce1">
            <text:p>0,6787562</text:p>
          </table:table-cell>
          <table:table-cell office:value-type="float" office:value="-10.262746" table:style-name="ce1">
            <text:p>-10,262746</text:p>
          </table:table-cell>
          <table:table-cell office:value-type="float" office:value="-4.4783545" table:style-name="ce1">
            <text:p>-4,4783545</text:p>
          </table:table-cell>
          <table:table-cell office:value-type="float" office:value="11.217857391998914" table:formula="of:=SQRT(([.C270]*[.C270])+([.D270]*[.D270])+([.E270]*[.E270]))" table:style-name="ce2">
            <text:p>11,22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40.311465975284285" table:formula="of:=_xll.DFT([.F270:.F627];1;[.H270];1)" table:style-name="ce1">
            <text:p>40,31146598</text:p>
          </table:table-cell>
          <table:table-cell office:value-type="float" office:value="-1.080027707980747" table:formula="of:=_xll.DFT([.F270:.F627];1;[.H270];2)" table:style-name="ce1">
            <text:p>-1,080027708</text:p>
          </table:table-cell>
          <table:table-cell office:value-type="float" office:value="10.917424840929884" table:style-name="ce1">
            <text:p>10,91742484</text:p>
          </table:table-cell>
          <table:table-cell table:number-columns-repeated="16373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float" office:value="3" table:style-name="ce1">
            <text:p>3</text:p>
          </table:table-cell>
          <table:table-cell office:value-type="float" office:value="1.3263878" table:style-name="ce1">
            <text:p>1,3263878</text:p>
          </table:table-cell>
          <table:table-cell office:value-type="float" office:value="-9.2523929999999996" table:style-name="ce1">
            <text:p>-9,252393</text:p>
          </table:table-cell>
          <table:table-cell office:value-type="float" office:value="-4.7644615000000003" table:style-name="ce1">
            <text:p>-4,7644615</text:p>
          </table:table-cell>
          <table:table-cell office:value-type="float" office:value="10.491242738942804" table:formula="of:=SQRT(([.C271]*[.C271])+([.D271]*[.D271])+([.E271]*[.E271]))" table:style-name="ce2">
            <text:p>10,49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19.187312110998558" table:formula="of:=_xll.DFT([.F271:.F628];1;[.H271];1)" table:style-name="ce1">
            <text:p>19,18731211</text:p>
          </table:table-cell>
          <table:table-cell office:value-type="float" office:value="3.4376206556823732" table:formula="of:=_xll.DFT([.F271:.F628];1;[.H271];2)" table:style-name="ce1">
            <text:p>3,437620656</text:p>
          </table:table-cell>
          <table:table-cell office:value-type="float" office:value="10.281989748791576" table:style-name="ce1">
            <text:p>10,28198975</text:p>
          </table:table-cell>
          <table:table-cell table:number-columns-repeated="16373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-3.7241806999999998" table:style-name="ce1">
            <text:p>-3,7241807</text:p>
          </table:table-cell>
          <table:table-cell office:value-type="float" office:value="-11.341333000000001" table:style-name="ce1">
            <text:p>-11,341333</text:p>
          </table:table-cell>
          <table:table-cell office:value-type="float" office:value="-1.6280570999999999" table:style-name="ce1">
            <text:p>-1,6280571</text:p>
          </table:table-cell>
          <table:table-cell office:value-type="float" office:value="12.047652303415878" table:formula="of:=SQRT(([.C272]*[.C272])+([.D272]*[.D272])+([.E272]*[.E272]))" table:style-name="ce2">
            <text:p>12,05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17.946480362369819" table:formula="of:=_xll.DFT([.F272:.F629];1;[.H272];1)" table:style-name="ce1">
            <text:p>17,94648036</text:p>
          </table:table-cell>
          <table:table-cell office:value-type="float" office:value="3.8458483576500333" table:formula="of:=_xll.DFT([.F272:.F629];1;[.H272];2)" table:style-name="ce1">
            <text:p>3,845848358</text:p>
          </table:table-cell>
          <table:table-cell office:value-type="float" office:value="11.746102019371738" table:style-name="ce1">
            <text:p>11,74610202</text:p>
          </table:table-cell>
          <table:table-cell table:number-columns-repeated="16373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float" office:value="1.0151414999999999" table:style-name="ce1">
            <text:p>1,0151415</text:p>
          </table:table-cell>
          <table:table-cell office:value-type="float" office:value="-10.556035" table:style-name="ce1">
            <text:p>-10,556035</text:p>
          </table:table-cell>
          <table:table-cell office:value-type="float" office:value="-8.6131410000000006" table:style-name="ce1">
            <text:p>-8,613141</text:p>
          </table:table-cell>
          <table:table-cell office:value-type="float" office:value="13.661866090403912" table:formula="of:=SQRT(([.C273]*[.C273])+([.D273]*[.D273])+([.E273]*[.E273]))" table:style-name="ce2">
            <text:p>13,66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0.843102725429537" table:formula="of:=_xll.DFT([.F273:.F630];1;[.H273];1)" table:style-name="ce1">
            <text:p>10,84310273</text:p>
          </table:table-cell>
          <table:table-cell office:value-type="float" office:value="2.6286551688363371" table:formula="of:=_xll.DFT([.F273:.F630];1;[.H273];2)" table:style-name="ce1">
            <text:p>2,628655169</text:p>
          </table:table-cell>
          <table:table-cell office:value-type="float" office:value="15.559203906327342" table:style-name="ce1">
            <text:p>15,55920391</text:p>
          </table:table-cell>
          <table:table-cell table:number-columns-repeated="16373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3" table:style-name="ce1">
            <text:p>3</text:p>
          </table:table-cell>
          <table:table-cell office:value-type="float" office:value="-2.9077579999999998" table:style-name="ce1">
            <text:p>-2,907758</text:p>
          </table:table-cell>
          <table:table-cell office:value-type="float" office:value="-9.3553429999999995" table:style-name="ce1">
            <text:p>-9,355343</text:p>
          </table:table-cell>
          <table:table-cell office:value-type="float" office:value="-3.0262709000000001" table:style-name="ce1">
            <text:p>-3,0262709</text:p>
          </table:table-cell>
          <table:table-cell office:value-type="float" office:value="10.253575707742144" table:formula="of:=SQRT(([.C274]*[.C274])+([.D274]*[.D274])+([.E274]*[.E274]))" table:style-name="ce2">
            <text:p>10,2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4.8688372306495076" table:formula="of:=_xll.DFT([.F274:.F631];1;[.H274];1)" table:style-name="ce1">
            <text:p>4,868837231</text:p>
          </table:table-cell>
          <table:table-cell office:value-type="float" office:value="0.53539768917185271" table:formula="of:=_xll.DFT([.F274:.F631];1;[.H274];2)" table:style-name="ce1">
            <text:p>0,535397689</text:p>
          </table:table-cell>
          <table:table-cell office:value-type="float" office:value="10.421195112408874" table:style-name="ce1">
            <text:p>10,42119511</text:p>
          </table:table-cell>
          <table:table-cell table:number-columns-repeated="16373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-1.9512744" table:style-name="ce1">
            <text:p>-1,9512744</text:p>
          </table:table-cell>
          <table:table-cell office:value-type="float" office:value="-8.0457140000000003" table:style-name="ce1">
            <text:p>-8,045714</text:p>
          </table:table-cell>
          <table:table-cell office:value-type="float" office:value="-3.98874" table:style-name="ce1">
            <text:p>-3,98874</text:p>
          </table:table-cell>
          <table:table-cell office:value-type="float" office:value="9.1897242799493917" table:formula="of:=SQRT(([.C275]*[.C275])+([.D275]*[.D275])+([.E275]*[.E275]))" table:style-name="ce2">
            <text:p>9,19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27.981589839504032" table:formula="of:=_xll.DFT([.F275:.F632];1;[.H275];1)" table:style-name="ce1">
            <text:p>27,98158984</text:p>
          </table:table-cell>
          <table:table-cell office:value-type="float" office:value="1.9687252123525616" table:formula="of:=_xll.DFT([.F275:.F632];1;[.H275];2)" table:style-name="ce1">
            <text:p>1,968725212</text:p>
          </table:table-cell>
          <table:table-cell office:value-type="float" office:value="13.349291056863246" table:style-name="ce1">
            <text:p>13,34929106</text:p>
          </table:table-cell>
          <table:table-cell table:number-columns-repeated="16373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3" table:style-name="ce1">
            <text:p>3</text:p>
          </table:table-cell>
          <table:table-cell office:value-type="float" office:value="-2.1571758000000001" table:style-name="ce1">
            <text:p>-2,1571758</text:p>
          </table:table-cell>
          <table:table-cell office:value-type="float" office:value="-9.5648359999999997" table:style-name="ce1">
            <text:p>-9,564836</text:p>
          </table:table-cell>
          <table:table-cell office:value-type="float" office:value="-2.882619" table:style-name="ce1">
            <text:p>-2,882619</text:p>
          </table:table-cell>
          <table:table-cell office:value-type="float" office:value="10.220028739595728" table:formula="of:=SQRT(([.C276]*[.C276])+([.D276]*[.D276])+([.E276]*[.E276]))" table:style-name="ce2">
            <text:p>10,22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41.138477493472955" table:formula="of:=_xll.DFT([.F276:.F633];1;[.H276];1)" table:style-name="ce1">
            <text:p>41,13847749</text:p>
          </table:table-cell>
          <table:table-cell office:value-type="float" office:value="3.6026096551276288" table:formula="of:=_xll.DFT([.F276:.F633];1;[.H276];2)" table:style-name="ce1">
            <text:p>3,602609655</text:p>
          </table:table-cell>
          <table:table-cell office:value-type="float" office:value="8.2734729709562309" table:style-name="ce1">
            <text:p>8,273472971</text:p>
          </table:table-cell>
          <table:table-cell table:number-columns-repeated="16373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float" office:value="3" table:style-name="ce1">
            <text:p>3</text:p>
          </table:table-cell>
          <table:table-cell office:value-type="float" office:value="-3.1543608000000001" table:style-name="ce1">
            <text:p>-3,1543608</text:p>
          </table:table-cell>
          <table:table-cell office:value-type="float" office:value="-8.7723549999999992" table:style-name="ce1">
            <text:p>-8,772355</text:p>
          </table:table-cell>
          <table:table-cell office:value-type="float" office:value="-2.956839" table:style-name="ce1">
            <text:p>-2,956839</text:p>
          </table:table-cell>
          <table:table-cell office:value-type="float" office:value="9.7799335976540558" table:formula="of:=SQRT(([.C277]*[.C277])+([.D277]*[.D277])+([.E277]*[.E277]))" table:style-name="ce2">
            <text:p>9,78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31.0126688155617" table:formula="of:=_xll.DFT([.F277:.F634];1;[.H277];1)" table:style-name="ce1">
            <text:p>31,01266882</text:p>
          </table:table-cell>
          <table:table-cell office:value-type="float" office:value="-0.99733083946451728" table:formula="of:=_xll.DFT([.F277:.F634];1;[.H277];2)" table:style-name="ce1">
            <text:p>-0,997330839</text:p>
          </table:table-cell>
          <table:table-cell office:value-type="float" office:value="8.9933539116384331" table:style-name="ce1">
            <text:p>8,993353912</text:p>
          </table:table-cell>
          <table:table-cell table:number-columns-repeated="16373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3" table:style-name="ce1">
            <text:p>3</text:p>
          </table:table-cell>
          <table:table-cell office:value-type="float" office:value="-1.0414777" table:style-name="ce1">
            <text:p>-1,0414777</text:p>
          </table:table-cell>
          <table:table-cell office:value-type="float" office:value="-10.676943" table:style-name="ce1">
            <text:p>-10,676943</text:p>
          </table:table-cell>
          <table:table-cell office:value-type="float" office:value="-3.4500446" table:style-name="ce1">
            <text:p>-3,4500446</text:p>
          </table:table-cell>
          <table:table-cell office:value-type="float" office:value="11.2687441787821" table:formula="of:=SQRT(([.C278]*[.C278])+([.D278]*[.D278])+([.E278]*[.E278]))" table:style-name="ce2">
            <text:p>11,27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23.882911670342764" table:formula="of:=_xll.DFT([.F278:.F635];1;[.H278];1)" table:style-name="ce1">
            <text:p>23,88291167</text:p>
          </table:table-cell>
          <table:table-cell office:value-type="float" office:value="2.7445739441380272" table:formula="of:=_xll.DFT([.F278:.F635];1;[.H278];2)" table:style-name="ce1">
            <text:p>2,744573944</text:p>
          </table:table-cell>
          <table:table-cell office:value-type="float" office:value="7.9268868160954389" table:style-name="ce1">
            <text:p>7,926886816</text:p>
          </table:table-cell>
          <table:table-cell table:number-columns-repeated="16373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3" table:style-name="ce1">
            <text:p>3</text:p>
          </table:table-cell>
          <table:table-cell office:value-type="float" office:value="-0.24899697000000001" table:style-name="ce1">
            <text:p>-0,24899697</text:p>
          </table:table-cell>
          <table:table-cell office:value-type="float" office:value="-10.657788999999999" table:style-name="ce1">
            <text:p>-10,657789</text:p>
          </table:table-cell>
          <table:table-cell office:value-type="float" office:value="-2.8730419999999999" table:style-name="ce1">
            <text:p>-2,873042</text:p>
          </table:table-cell>
          <table:table-cell office:value-type="float" office:value="11.041052313677088" table:formula="of:=SQRT(([.C279]*[.C279])+([.D279]*[.D279])+([.E279]*[.E279]))" table:style-name="ce2">
            <text:p>11,04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9.9993927388961534" table:formula="of:=_xll.DFT([.F279:.F636];1;[.H279];1)" table:style-name="ce1">
            <text:p>9,999392739</text:p>
          </table:table-cell>
          <table:table-cell office:value-type="float" office:value="0.74471521776770855" table:formula="of:=_xll.DFT([.F279:.F636];1;[.H279];2)" table:style-name="ce1">
            <text:p>0,744715218</text:p>
          </table:table-cell>
          <table:table-cell office:value-type="float" office:value="11.777633302180933" table:style-name="ce1">
            <text:p>11,7776333</text:p>
          </table:table-cell>
          <table:table-cell table:number-columns-repeated="16373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-0.24779987000000001" table:style-name="ce1">
            <text:p>-0,24779987</text:p>
          </table:table-cell>
          <table:table-cell office:value-type="float" office:value="-9.0488850000000003" table:style-name="ce1">
            <text:p>-9,048885</text:p>
          </table:table-cell>
          <table:table-cell office:value-type="float" office:value="-1.3730747000000001" table:style-name="ce1">
            <text:p>-1,3730747</text:p>
          </table:table-cell>
          <table:table-cell office:value-type="float" office:value="9.155821025477568" table:formula="of:=SQRT(([.C280]*[.C280])+([.D280]*[.D280])+([.E280]*[.E280]))" table:style-name="ce2">
            <text:p>9,16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24.854812854138135" table:formula="of:=_xll.DFT([.F280:.F637];1;[.H280];1)" table:style-name="ce1">
            <text:p>24,85481285</text:p>
          </table:table-cell>
          <table:table-cell office:value-type="float" office:value="4.1740041690193799" table:formula="of:=_xll.DFT([.F280:.F637];1;[.H280];2)" table:style-name="ce1">
            <text:p>4,174004169</text:p>
          </table:table-cell>
          <table:table-cell office:value-type="float" office:value="9.5100168281554165" table:style-name="ce1">
            <text:p>9,510016828</text:p>
          </table:table-cell>
          <table:table-cell table:number-columns-repeated="16373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3" table:style-name="ce1">
            <text:p>3</text:p>
          </table:table-cell>
          <table:table-cell office:value-type="float" office:value="-6.8234749999999997E-2" table:style-name="ce1">
            <text:p>-0,06823475</text:p>
          </table:table-cell>
          <table:table-cell office:value-type="float" office:value="-11.987768000000001" table:style-name="ce1">
            <text:p>-11,987768</text:p>
          </table:table-cell>
          <table:table-cell office:value-type="float" office:value="0.59136783999999998" table:style-name="ce1">
            <text:p>0,59136784</text:p>
          </table:table-cell>
          <table:table-cell office:value-type="float" office:value="12.002539461510546" table:formula="of:=SQRT(([.C281]*[.C281])+([.D281]*[.D281])+([.E281]*[.E281]))" table:style-name="ce2">
            <text:p>12,00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11.389915606718198" table:formula="of:=_xll.DFT([.F281:.F638];1;[.H281];1)" table:style-name="ce1">
            <text:p>11,38991561</text:p>
          </table:table-cell>
          <table:table-cell office:value-type="float" office:value="2.457368454396609" table:formula="of:=_xll.DFT([.F281:.F638];1;[.H281];2)" table:style-name="ce1">
            <text:p>2,457368454</text:p>
          </table:table-cell>
          <table:table-cell office:value-type="float" office:value="11.281150792826201" table:style-name="ce1">
            <text:p>11,28115079</text:p>
          </table:table-cell>
          <table:table-cell table:number-columns-repeated="16373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0.6631939" table:style-name="ce1">
            <text:p>0,6631939</text:p>
          </table:table-cell>
          <table:table-cell office:value-type="float" office:value="-9.6582100000000004" table:style-name="ce1">
            <text:p>-9,65821</text:p>
          </table:table-cell>
          <table:table-cell office:value-type="float" office:value="-2.621651" table:style-name="ce1">
            <text:p>-2,621651</text:p>
          </table:table-cell>
          <table:table-cell office:value-type="float" office:value="10.029651066657216" table:formula="of:=SQRT(([.C282]*[.C282])+([.D282]*[.D282])+([.E282]*[.E282]))" table:style-name="ce2">
            <text:p>10,0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8.858060983757916" table:formula="of:=_xll.DFT([.F282:.F639];1;[.H282];1)" table:style-name="ce1">
            <text:p>18,85806098</text:p>
          </table:table-cell>
          <table:table-cell office:value-type="float" office:value="4.0911119111094543" table:formula="of:=_xll.DFT([.F282:.F639];1;[.H282];2)" table:style-name="ce1">
            <text:p>4,091111911</text:p>
          </table:table-cell>
          <table:table-cell office:value-type="float" office:value="12.468274163948092" table:style-name="ce1">
            <text:p>12,46827416</text:p>
          </table:table-cell>
          <table:table-cell table:number-columns-repeated="16373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-4.1898530000000003E-2" table:style-name="ce1">
            <text:p>-0,04189853</text:p>
          </table:table-cell>
          <table:table-cell office:value-type="float" office:value="-9.5432880000000004" table:style-name="ce1">
            <text:p>-9,543288</text:p>
          </table:table-cell>
          <table:table-cell office:value-type="float" office:value="-3.4452562000000002" table:style-name="ce1">
            <text:p>-3,4452562</text:p>
          </table:table-cell>
          <table:table-cell office:value-type="float" office:value="10.146225486425907" table:formula="of:=SQRT(([.C283]*[.C283])+([.D283]*[.D283])+([.E283]*[.E283]))" table:style-name="ce2">
            <text:p>10,15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52.051408901619205" table:formula="of:=_xll.DFT([.F283:.F640];1;[.H283];1)" table:style-name="ce1">
            <text:p>52,0514089</text:p>
          </table:table-cell>
          <table:table-cell office:value-type="float" office:value="0.32088102007125435" table:formula="of:=_xll.DFT([.F283:.F640];1;[.H283];2)" table:style-name="ce1">
            <text:p>0,32088102</text:p>
          </table:table-cell>
          <table:table-cell office:value-type="float" office:value="13.236025747509613" table:style-name="ce1">
            <text:p>13,23602575</text:p>
          </table:table-cell>
          <table:table-cell table:number-columns-repeated="16373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float" office:value="-0.58538234" table:style-name="ce1">
            <text:p>-0,58538234</text:p>
          </table:table-cell>
          <table:table-cell office:value-type="float" office:value="-9.7635550000000002" table:style-name="ce1">
            <text:p>-9,763555</text:p>
          </table:table-cell>
          <table:table-cell office:value-type="float" office:value="-1.1360486999999999" table:style-name="ce1">
            <text:p>-1,1360487</text:p>
          </table:table-cell>
          <table:table-cell office:value-type="float" office:value="9.8468413905566976" table:formula="of:=SQRT(([.C284]*[.C284])+([.D284]*[.D284])+([.E284]*[.E284]))" table:style-name="ce2">
            <text:p>9,8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16.087549140661821" table:formula="of:=_xll.DFT([.F284:.F641];1;[.H284];1)" table:style-name="ce1">
            <text:p>16,08754914</text:p>
          </table:table-cell>
          <table:table-cell office:value-type="float" office:value="2.8058305780887185" table:formula="of:=_xll.DFT([.F284:.F641];1;[.H284];2)" table:style-name="ce1">
            <text:p>2,805830578</text:p>
          </table:table-cell>
          <table:table-cell office:value-type="float" office:value="5.5804078069721896" table:style-name="ce1">
            <text:p>5,580407807</text:p>
          </table:table-cell>
          <table:table-cell table:number-columns-repeated="16373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float" office:value="-1.614889" table:style-name="ce1">
            <text:p>-1,614889</text:p>
          </table:table-cell>
          <table:table-cell office:value-type="float" office:value="-8.5484969999999993" table:style-name="ce1">
            <text:p>-8,548497</text:p>
          </table:table-cell>
          <table:table-cell office:value-type="float" office:value="-3.4572272000000002" table:style-name="ce1">
            <text:p>-3,4572272</text:p>
          </table:table-cell>
          <table:table-cell office:value-type="float" office:value="9.3614682263921534" table:formula="of:=SQRT(([.C285]*[.C285])+([.D285]*[.D285])+([.E285]*[.E285]))" table:style-name="ce2">
            <text:p>9,36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33.172363460420925" table:formula="of:=_xll.DFT([.F285:.F642];1;[.H285];1)" table:style-name="ce1">
            <text:p>33,17236346</text:p>
          </table:table-cell>
          <table:table-cell office:value-type="float" office:value="-0.59037025646627639" table:formula="of:=_xll.DFT([.F285:.F642];1;[.H285];2)" table:style-name="ce1">
            <text:p>-0,590370256</text:p>
          </table:table-cell>
          <table:table-cell office:value-type="float" office:value="13.723269719090995" table:style-name="ce1">
            <text:p>13,72326972</text:p>
          </table:table-cell>
          <table:table-cell table:number-columns-repeated="16373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float" office:value="-3.5087025000000001" table:style-name="ce1">
            <text:p>-3,5087025</text:p>
          </table:table-cell>
          <table:table-cell office:value-type="float" office:value="-10.545261" table:style-name="ce1">
            <text:p>-10,545261</text:p>
          </table:table-cell>
          <table:table-cell office:value-type="float" office:value="-1.8387469000000001" table:style-name="ce1">
            <text:p>-1,8387469</text:p>
          </table:table-cell>
          <table:table-cell office:value-type="float" office:value="11.26474646647171" table:formula="of:=SQRT(([.C286]*[.C286])+([.D286]*[.D286])+([.E286]*[.E286]))" table:style-name="ce2">
            <text:p>11,26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7.6777209575420757" table:formula="of:=_xll.DFT([.F286:.F643];1;[.H286];1)" table:style-name="ce1">
            <text:p>7,677720958</text:p>
          </table:table-cell>
          <table:table-cell office:value-type="float" office:value="2.8030140798120096" table:formula="of:=_xll.DFT([.F286:.F643];1;[.H286];2)" table:style-name="ce1">
            <text:p>2,80301408</text:p>
          </table:table-cell>
          <table:table-cell office:value-type="float" office:value="5.9245196924546866" table:style-name="ce1">
            <text:p>5,924519692</text:p>
          </table:table-cell>
          <table:table-cell table:number-columns-repeated="16373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0.93852705000000003" table:style-name="ce1">
            <text:p>0,93852705</text:p>
          </table:table-cell>
          <table:table-cell office:value-type="float" office:value="-7.2245035" table:style-name="ce1">
            <text:p>-7,2245035</text:p>
          </table:table-cell>
          <table:table-cell office:value-type="float" office:value="9.5768064E-2" table:style-name="ce1">
            <text:p>0,095768064</text:p>
          </table:table-cell>
          <table:table-cell office:value-type="float" office:value="7.2858393728640669" table:formula="of:=SQRT(([.C287]*[.C287])+([.D287]*[.D287])+([.E287]*[.E287]))" table:style-name="ce2">
            <text:p>7,29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4.5095816811370515" table:formula="of:=_xll.DFT([.F287:.F644];1;[.H287];1)" table:style-name="ce1">
            <text:p>4,509581681</text:p>
          </table:table-cell>
          <table:table-cell office:value-type="float" office:value="-0.69314289118492067" table:formula="of:=_xll.DFT([.F287:.F644];1;[.H287];2)" table:style-name="ce1">
            <text:p>-0,693142891</text:p>
          </table:table-cell>
          <table:table-cell office:value-type="float" office:value="7.9917976817699872" table:style-name="ce1">
            <text:p>7,991797682</text:p>
          </table:table-cell>
          <table:table-cell table:number-columns-repeated="16373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3" table:style-name="ce1">
            <text:p>3</text:p>
          </table:table-cell>
          <table:table-cell office:value-type="float" office:value="-0.72065469999999998" table:style-name="ce1">
            <text:p>-0,7206547</text:p>
          </table:table-cell>
          <table:table-cell office:value-type="float" office:value="-11.113884000000001" table:style-name="ce1">
            <text:p>-11,113884</text:p>
          </table:table-cell>
          <table:table-cell office:value-type="float" office:value="8.2695720000000001" table:style-name="ce1">
            <text:p>8,269572</text:p>
          </table:table-cell>
          <table:table-cell office:value-type="float" office:value="13.871682732288541" table:formula="of:=SQRT(([.C288]*[.C288])+([.D288]*[.D288])+([.E288]*[.E288]))" table:style-name="ce2">
            <text:p>13,87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28.146608469067093" table:formula="of:=_xll.DFT([.F288:.F645];1;[.H288];1)" table:style-name="ce1">
            <text:p>28,14660847</text:p>
          </table:table-cell>
          <table:table-cell office:value-type="float" office:value="0.91399942829936631" table:formula="of:=_xll.DFT([.F288:.F645];1;[.H288];2)" table:style-name="ce1">
            <text:p>0,913999428</text:p>
          </table:table-cell>
          <table:table-cell office:value-type="float" office:value="13.178291995616656" table:style-name="ce1">
            <text:p>13,178292</text:p>
          </table:table-cell>
          <table:table-cell table:number-columns-repeated="16373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3.9923313" table:style-name="ce1">
            <text:p>3,9923313</text:p>
          </table:table-cell>
          <table:table-cell office:value-type="float" office:value="-14.128183999999999" table:style-name="ce1">
            <text:p>-14,128184</text:p>
          </table:table-cell>
          <table:table-cell office:value-type="float" office:value="-7.3777328000000004" table:style-name="ce1">
            <text:p>-7,3777328</text:p>
          </table:table-cell>
          <table:table-cell office:value-type="float" office:value="16.430923090776474" table:formula="of:=SQRT(([.C289]*[.C289])+([.D289]*[.D289])+([.E289]*[.E289]))" table:style-name="ce2">
            <text:p>16,43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20.038568993835252" table:formula="of:=_xll.DFT([.F289:.F646];1;[.H289];1)" table:style-name="ce1">
            <text:p>20,03856899</text:p>
          </table:table-cell>
          <table:table-cell office:value-type="float" office:value="-1.3564785472111123" table:formula="of:=_xll.DFT([.F289:.F646];1;[.H289];2)" table:style-name="ce1">
            <text:p>-1,356478547</text:p>
          </table:table-cell>
          <table:table-cell office:value-type="float" office:value="8.8860162497974411" table:style-name="ce1">
            <text:p>8,88601625</text:p>
          </table:table-cell>
          <table:table-cell table:number-columns-repeated="16373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float" office:value="-1.1312603000000001" table:style-name="ce1">
            <text:p>-1,1312603</text:p>
          </table:table-cell>
          <table:table-cell office:value-type="float" office:value="-7.6015905999999998" table:style-name="ce1">
            <text:p>-7,6015906</text:p>
          </table:table-cell>
          <table:table-cell office:value-type="float" office:value="-1.1635819999999999" table:style-name="ce1">
            <text:p>-1,163582</text:p>
          </table:table-cell>
          <table:table-cell office:value-type="float" office:value="7.7728921636086294" table:formula="of:=SQRT(([.C290]*[.C290])+([.D290]*[.D290])+([.E290]*[.E290]))" table:style-name="ce2">
            <text:p>7,7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17.942911698287109" table:formula="of:=_xll.DFT([.F290:.F647];1;[.H290];1)" table:style-name="ce1">
            <text:p>17,9429117</text:p>
          </table:table-cell>
          <table:table-cell office:value-type="float" office:value="0.89139958417028542" table:formula="of:=_xll.DFT([.F290:.F647];1;[.H290];2)" table:style-name="ce1">
            <text:p>0,891399584</text:p>
          </table:table-cell>
          <table:table-cell office:value-type="float" office:value="14.933422508139182" table:style-name="ce1">
            <text:p>14,93342251</text:p>
          </table:table-cell>
          <table:table-cell table:number-columns-repeated="16373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float" office:value="-1.4712369999999999" table:style-name="ce1">
            <text:p>-1,471237</text:p>
          </table:table-cell>
          <table:table-cell office:value-type="float" office:value="-12.026075000000001" table:style-name="ce1">
            <text:p>-12,026075</text:p>
          </table:table-cell>
          <table:table-cell office:value-type="float" office:value="2.1547815000000001E-2" table:style-name="ce1">
            <text:p>0,021547815</text:p>
          </table:table-cell>
          <table:table-cell office:value-type="float" office:value="12.115753485612245" table:formula="of:=SQRT(([.C291]*[.C291])+([.D291]*[.D291])+([.E291]*[.E291]))" table:style-name="ce2">
            <text:p>12,12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25.740055760733455" table:formula="of:=_xll.DFT([.F291:.F648];1;[.H291];1)" table:style-name="ce1">
            <text:p>25,74005576</text:p>
          </table:table-cell>
          <table:table-cell office:value-type="float" office:value="2.8775470602224935" table:formula="of:=_xll.DFT([.F291:.F648];1;[.H291];2)" table:style-name="ce1">
            <text:p>2,87754706</text:p>
          </table:table-cell>
          <table:table-cell office:value-type="float" office:value="10.826404571866913" table:style-name="ce1">
            <text:p>10,82640457</text:p>
          </table:table-cell>
          <table:table-cell table:number-columns-repeated="16373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2.9891608000000001" table:style-name="ce1">
            <text:p>2,9891608</text:p>
          </table:table-cell>
          <table:table-cell office:value-type="float" office:value="-10.316615000000001" table:style-name="ce1">
            <text:p>-10,316615</text:p>
          </table:table-cell>
          <table:table-cell office:value-type="float" office:value="-5.8825535999999996" table:style-name="ce1">
            <text:p>-5,8825536</text:p>
          </table:table-cell>
          <table:table-cell office:value-type="float" office:value="12.246308186688534" table:formula="of:=SQRT(([.C292]*[.C292])+([.D292]*[.D292])+([.E292]*[.E292]))" table:style-name="ce2">
            <text:p>12,25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35.082282322921884" table:formula="of:=_xll.DFT([.F292:.F649];1;[.H292];1)" table:style-name="ce1">
            <text:p>35,08228232</text:p>
          </table:table-cell>
          <table:table-cell office:value-type="float" office:value="0.59879757106662723" table:formula="of:=_xll.DFT([.F292:.F649];1;[.H292];2)" table:style-name="ce1">
            <text:p>0,598797571</text:p>
          </table:table-cell>
          <table:table-cell office:value-type="float" office:value="10.334950187230655" table:style-name="ce1">
            <text:p>10,33495019</text:p>
          </table:table-cell>
          <table:table-cell table:number-columns-repeated="16373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float" office:value="0.93613285000000002" table:style-name="ce1">
            <text:p>0,93613285</text:p>
          </table:table-cell>
          <table:table-cell office:value-type="float" office:value="-7.4028716000000001" table:style-name="ce1">
            <text:p>-7,4028716</text:p>
          </table:table-cell>
          <table:table-cell office:value-type="float" office:value="-0.27653030000000001" table:style-name="ce1">
            <text:p>-0,2765303</text:p>
          </table:table-cell>
          <table:table-cell office:value-type="float" office:value="7.4669486167881036" table:formula="of:=SQRT(([.C293]*[.C293])+([.D293]*[.D293])+([.E293]*[.E293]))" table:style-name="ce2">
            <text:p>7,47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16.833550942153678" table:formula="of:=_xll.DFT([.F293:.F650];1;[.H293];1)" table:style-name="ce1">
            <text:p>16,83355094</text:p>
          </table:table-cell>
          <table:table-cell office:value-type="float" office:value="3.260342027608949" table:formula="of:=_xll.DFT([.F293:.F650];1;[.H293];2)" table:style-name="ce1">
            <text:p>3,260342028</text:p>
          </table:table-cell>
          <table:table-cell office:value-type="float" office:value="14.442641047311881" table:style-name="ce1">
            <text:p>14,44264105</text:p>
          </table:table-cell>
          <table:table-cell table:number-columns-repeated="16373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3" table:style-name="ce1">
            <text:p>3</text:p>
          </table:table-cell>
          <table:table-cell office:value-type="float" office:value="-1.5897498999999999" table:style-name="ce1">
            <text:p>-1,5897499</text:p>
          </table:table-cell>
          <table:table-cell office:value-type="float" office:value="-13.801375" table:style-name="ce1">
            <text:p>-13,801375</text:p>
          </table:table-cell>
          <table:table-cell office:value-type="float" office:value="2.7892450000000002" table:style-name="ce1">
            <text:p>2,789245</text:p>
          </table:table-cell>
          <table:table-cell office:value-type="float" office:value="14.169867476628003" table:formula="of:=SQRT(([.C294]*[.C294])+([.D294]*[.D294])+([.E294]*[.E294]))" table:style-name="ce2">
            <text:p>14,1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22.517885570820987" table:formula="of:=_xll.DFT([.F294:.F651];1;[.H294];1)" table:style-name="ce1">
            <text:p>22,51788557</text:p>
          </table:table-cell>
          <table:table-cell office:value-type="float" office:value="-0.6718448993284043" table:formula="of:=_xll.DFT([.F294:.F651];1;[.H294];2)" table:style-name="ce1">
            <text:p>-0,671844899</text:p>
          </table:table-cell>
          <table:table-cell office:value-type="float" office:value="7.6264057336553179" table:style-name="ce1">
            <text:p>7,626405734</text:p>
          </table:table-cell>
          <table:table-cell table:number-columns-repeated="16373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float" office:value="3.2884359999999999" table:style-name="ce1">
            <text:p>3,288436</text:p>
          </table:table-cell>
          <table:table-cell office:value-type="float" office:value="-4.8674119999999998" table:style-name="ce1">
            <text:p>-4,867412</text:p>
          </table:table-cell>
          <table:table-cell office:value-type="float" office:value="-2.8898014999999999" table:style-name="ce1">
            <text:p>-2,8898015</text:p>
          </table:table-cell>
          <table:table-cell office:value-type="float" office:value="6.5464848287643838" table:formula="of:=SQRT(([.C295]*[.C295])+([.D295]*[.D295])+([.E295]*[.E295]))" table:style-name="ce2">
            <text:p>6,55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46.465467941109239" table:formula="of:=_xll.DFT([.F295:.F652];1;[.H295];1)" table:style-name="ce1">
            <text:p>46,46546794</text:p>
          </table:table-cell>
          <table:table-cell office:value-type="float" office:value="2.8437681192438271" table:formula="of:=_xll.DFT([.F295:.F652];1;[.H295];2)" table:style-name="ce1">
            <text:p>2,843768119</text:p>
          </table:table-cell>
          <table:table-cell office:value-type="float" office:value="9.1980525085214087" table:style-name="ce1">
            <text:p>9,198052509</text:p>
          </table:table-cell>
          <table:table-cell table:number-columns-repeated="16373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0.27054479999999997" table:style-name="ce1">
            <text:p>0,2705448</text:p>
          </table:table-cell>
          <table:table-cell office:value-type="float" office:value="-9.2404209999999996" table:style-name="ce1">
            <text:p>-9,240421</text:p>
          </table:table-cell>
          <table:table-cell office:value-type="float" office:value="-1.6041151" table:style-name="ce1">
            <text:p>-1,6041151</text:p>
          </table:table-cell>
          <table:table-cell office:value-type="float" office:value="9.3825241806294351" table:formula="of:=SQRT(([.C296]*[.C296])+([.D296]*[.D296])+([.E296]*[.E296]))" table:style-name="ce2">
            <text:p>9,38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38.090477040816708" table:formula="of:=_xll.DFT([.F296:.F653];1;[.H296];1)" table:style-name="ce1">
            <text:p>38,09047704</text:p>
          </table:table-cell>
          <table:table-cell office:value-type="float" office:value="0.21833103168932427" table:formula="of:=_xll.DFT([.F296:.F653];1;[.H296];2)" table:style-name="ce1">
            <text:p>0,218331032</text:p>
          </table:table-cell>
          <table:table-cell office:value-type="float" office:value="8.7219950331335188" table:style-name="ce1">
            <text:p>8,721995033</text:p>
          </table:table-cell>
          <table:table-cell table:number-columns-repeated="16373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office:value-type="float" office:value="0.13886370000000001" table:style-name="ce1">
            <text:p>0,1388637</text:p>
          </table:table-cell>
          <table:table-cell office:value-type="float" office:value="-8.77834" table:style-name="ce1">
            <text:p>-8,77834</text:p>
          </table:table-cell>
          <table:table-cell office:value-type="float" office:value="-0.37110125999999999" table:style-name="ce1">
            <text:p>-0,37110126</text:p>
          </table:table-cell>
          <table:table-cell office:value-type="float" office:value="8.787277873605186" table:formula="of:=SQRT(([.C297]*[.C297])+([.D297]*[.D297])+([.E297]*[.E297]))" table:style-name="ce2">
            <text:p>8,79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20.8750870341485" table:formula="of:=_xll.DFT([.F297:.F654];1;[.H297];1)" table:style-name="ce1">
            <text:p>20,87508703</text:p>
          </table:table-cell>
          <table:table-cell office:value-type="float" office:value="3.3331993809737033" table:formula="of:=_xll.DFT([.F297:.F654];1;[.H297];2)" table:style-name="ce1">
            <text:p>3,333199381</text:p>
          </table:table-cell>
          <table:table-cell office:value-type="float" office:value="10.84899524314705" table:style-name="ce1">
            <text:p>10,84899524</text:p>
          </table:table-cell>
          <table:table-cell table:number-columns-repeated="16373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-9.2787284999999997" table:style-name="ce1">
            <text:p>-9,2787285</text:p>
          </table:table-cell>
          <table:table-cell office:value-type="float" office:value="-2.0159178" table:style-name="ce1">
            <text:p>-2,0159178</text:p>
          </table:table-cell>
          <table:table-cell office:value-type="float" office:value="9.5011516275678911" table:formula="of:=SQRT(([.C298]*[.C298])+([.D298]*[.D298])+([.E298]*[.E298]))" table:style-name="ce2">
            <text:p>9,50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46.712670404576208" table:formula="of:=_xll.DFT([.F298:.F655];1;[.H298];1)" table:style-name="ce1">
            <text:p>46,7126704</text:p>
          </table:table-cell>
          <table:table-cell office:value-type="float" office:value="-0.74206444748207512" table:formula="of:=_xll.DFT([.F298:.F655];1;[.H298];2)" table:style-name="ce1">
            <text:p>-0,742064447</text:p>
          </table:table-cell>
          <table:table-cell office:value-type="float" office:value="8.074128833996399" table:style-name="ce1">
            <text:p>8,074128834</text:p>
          </table:table-cell>
          <table:table-cell table:number-columns-repeated="16373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-2.0661960000000001" table:style-name="ce1">
            <text:p>-2,066196</text:p>
          </table:table-cell>
          <table:table-cell office:value-type="float" office:value="-9.5313169999999996" table:style-name="ce1">
            <text:p>-9,531317</text:p>
          </table:table-cell>
          <table:table-cell office:value-type="float" office:value="1.2449848999999999" table:style-name="ce1">
            <text:p>1,2449849</text:p>
          </table:table-cell>
          <table:table-cell office:value-type="float" office:value="9.8318440318250069" table:formula="of:=SQRT(([.C299]*[.C299])+([.D299]*[.D299])+([.E299]*[.E299]))" table:style-name="ce2">
            <text:p>9,83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31.726065996570547" table:formula="of:=_xll.DFT([.F299:.F656];1;[.H299];1)" table:style-name="ce1">
            <text:p>31,726066</text:p>
          </table:table-cell>
          <table:table-cell office:value-type="float" office:value="3.0194065282355633" table:formula="of:=_xll.DFT([.F299:.F656];1;[.H299];2)" table:style-name="ce1">
            <text:p>3,019406528</text:p>
          </table:table-cell>
          <table:table-cell office:value-type="float" office:value="9.9831288213463001" table:style-name="ce1">
            <text:p>9,983128821</text:p>
          </table:table-cell>
          <table:table-cell table:number-columns-repeated="16373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-0.98760820000000005" table:style-name="ce1">
            <text:p>-0,9876082</text:p>
          </table:table-cell>
          <table:table-cell office:value-type="float" office:value="-6.7444663" table:style-name="ce1">
            <text:p>-6,7444663</text:p>
          </table:table-cell>
          <table:table-cell office:value-type="float" office:value="-6.0238113000000002" table:style-name="ce1">
            <text:p>-6,0238113</text:p>
          </table:table-cell>
          <table:table-cell office:value-type="float" office:value="9.0966751182259245" table:formula="of:=SQRT(([.C300]*[.C300])+([.D300]*[.D300])+([.E300]*[.E300]))" table:style-name="ce2">
            <text:p>9,10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24.760018451176467" table:formula="of:=_xll.DFT([.F300:.F657];1;[.H300];1)" table:style-name="ce1">
            <text:p>24,76001845</text:p>
          </table:table-cell>
          <table:table-cell office:value-type="float" office:value="0.22980907568667591" table:formula="of:=_xll.DFT([.F300:.F657];1;[.H300];2)" table:style-name="ce1">
            <text:p>0,229809076</text:p>
          </table:table-cell>
          <table:table-cell office:value-type="float" office:value="15.981049925961486" table:style-name="ce1">
            <text:p>15,98104993</text:p>
          </table:table-cell>
          <table:table-cell table:number-columns-repeated="16373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3.0681696000000001" table:style-name="ce1">
            <text:p>3,0681696</text:p>
          </table:table-cell>
          <table:table-cell office:value-type="float" office:value="-11.358093" table:style-name="ce1">
            <text:p>-11,358093</text:p>
          </table:table-cell>
          <table:table-cell office:value-type="float" office:value="3.8259344" table:style-name="ce1">
            <text:p>3,8259344</text:p>
          </table:table-cell>
          <table:table-cell office:value-type="float" office:value="12.371649660579488" table:formula="of:=SQRT(([.C301]*[.C301])+([.D301]*[.D301])+([.E301]*[.E301]))" table:style-name="ce2">
            <text:p>12,37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24.321372573014251" table:formula="of:=_xll.DFT([.F301:.F658];1;[.H301];1)" table:style-name="ce1">
            <text:p>24,32137257</text:p>
          </table:table-cell>
          <table:table-cell office:value-type="float" office:value="3.7937793431580791" table:formula="of:=_xll.DFT([.F301:.F658];1;[.H301];2)" table:style-name="ce1">
            <text:p>3,793779343</text:p>
          </table:table-cell>
          <table:table-cell office:value-type="float" office:value="8.5423393576986637" table:style-name="ce1">
            <text:p>8,542339358</text:p>
          </table:table-cell>
          <table:table-cell table:number-columns-repeated="16373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-1.1252747999999999" table:style-name="ce1">
            <text:p>-1,1252748</text:p>
          </table:table-cell>
          <table:table-cell office:value-type="float" office:value="-7.4926542999999999" table:style-name="ce1">
            <text:p>-7,4926543</text:p>
          </table:table-cell>
          <table:table-cell office:value-type="float" office:value="-4.3478703000000003" table:style-name="ce1">
            <text:p>-4,3478703</text:p>
          </table:table-cell>
          <table:table-cell office:value-type="float" office:value="8.7355645484676963" table:formula="of:=SQRT(([.C302]*[.C302])+([.D302]*[.D302])+([.E302]*[.E302]))" table:style-name="ce2">
            <text:p>8,74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26.943897158013083" table:formula="of:=_xll.DFT([.F302:.F659];1;[.H302];1)" table:style-name="ce1">
            <text:p>26,94389716</text:p>
          </table:table-cell>
          <table:table-cell office:value-type="float" office:value="0.95983413954758356" table:formula="of:=_xll.DFT([.F302:.F659];1;[.H302];2)" table:style-name="ce1">
            <text:p>0,95983414</text:p>
          </table:table-cell>
          <table:table-cell office:value-type="float" office:value="12.268192788665585" table:style-name="ce1">
            <text:p>12,26819279</text:p>
          </table:table-cell>
          <table:table-cell table:number-columns-repeated="16373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-1.9716251" table:style-name="ce1">
            <text:p>-1,9716251</text:p>
          </table:table-cell>
          <table:table-cell office:value-type="float" office:value="-8.723274" table:style-name="ce1">
            <text:p>-8,723274</text:p>
          </table:table-cell>
          <table:table-cell office:value-type="float" office:value="-7.3861119999999998" table:style-name="ce1">
            <text:p>-7,386112</text:p>
          </table:table-cell>
          <table:table-cell office:value-type="float" office:value="11.599028635647471" table:formula="of:=SQRT(([.C303]*[.C303])+([.D303]*[.D303])+([.E303]*[.E303]))" table:style-name="ce2">
            <text:p>11,6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18.78625689492927" table:formula="of:=_xll.DFT([.F303:.F660];1;[.H303];1)" table:style-name="ce1">
            <text:p>18,78625689</text:p>
          </table:table-cell>
          <table:table-cell office:value-type="float" office:value="4.2810673651757085" table:formula="of:=_xll.DFT([.F303:.F660];1;[.H303];2)" table:style-name="ce1">
            <text:p>4,281067365</text:p>
          </table:table-cell>
          <table:table-cell office:value-type="float" office:value="14.119750912236556" table:style-name="ce1">
            <text:p>14,11975091</text:p>
          </table:table-cell>
          <table:table-cell table:number-columns-repeated="16373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-0.43694179999999999" table:style-name="ce1">
            <text:p>-0,4369418</text:p>
          </table:table-cell>
          <table:table-cell office:value-type="float" office:value="-10.649409" table:style-name="ce1">
            <text:p>-10,649409</text:p>
          </table:table-cell>
          <table:table-cell office:value-type="float" office:value="-0.60214173999999998" table:style-name="ce1">
            <text:p>-0,60214174</text:p>
          </table:table-cell>
          <table:table-cell office:value-type="float" office:value="10.675364390076737" table:formula="of:=SQRT(([.C304]*[.C304])+([.D304]*[.D304])+([.E304]*[.E304]))" table:style-name="ce2">
            <text:p>10,68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31.277783045894722" table:formula="of:=_xll.DFT([.F304:.F661];1;[.H304];1)" table:style-name="ce1">
            <text:p>31,27778305</text:p>
          </table:table-cell>
          <table:table-cell office:value-type="float" office:value="1.3263219022858834" table:formula="of:=_xll.DFT([.F304:.F661];1;[.H304];2)" table:style-name="ce1">
            <text:p>1,326321902</text:p>
          </table:table-cell>
          <table:table-cell office:value-type="float" office:value="10.037095628164058" table:style-name="ce1">
            <text:p>10,03709563</text:p>
          </table:table-cell>
          <table:table-cell table:number-columns-repeated="16373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3" table:style-name="ce1">
            <text:p>3</text:p>
          </table:table-cell>
          <table:table-cell office:value-type="float" office:value="-1.7322048999999999" table:style-name="ce1">
            <text:p>-1,7322049</text:p>
          </table:table-cell>
          <table:table-cell office:value-type="float" office:value="-6.4248405000000002" table:style-name="ce1">
            <text:p>-6,4248405</text:p>
          </table:table-cell>
          <table:table-cell office:value-type="float" office:value="-9.5720189999999992" table:style-name="ce1">
            <text:p>-9,572019</text:p>
          </table:table-cell>
          <table:table-cell office:value-type="float" office:value="11.657729496020451" table:formula="of:=SQRT(([.C305]*[.C305])+([.D305]*[.D305])+([.E305]*[.E305]))" table:style-name="ce2">
            <text:p>11,66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38.162899729560898" table:formula="of:=_xll.DFT([.F305:.F662];1;[.H305];1)" table:style-name="ce1">
            <text:p>38,16289973</text:p>
          </table:table-cell>
          <table:table-cell office:value-type="float" office:value="-0.85704370901590543" table:formula="of:=_xll.DFT([.F305:.F662];1;[.H305];2)" table:style-name="ce1">
            <text:p>-0,857043709</text:p>
          </table:table-cell>
          <table:table-cell office:value-type="float" office:value="8.2088546648709215" table:style-name="ce1">
            <text:p>8,208854665</text:p>
          </table:table-cell>
          <table:table-cell table:number-columns-repeated="16373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3" table:style-name="ce1">
            <text:p>3</text:p>
          </table:table-cell>
          <table:table-cell office:value-type="float" office:value="-1.780089" table:style-name="ce1">
            <text:p>-1,780089</text:p>
          </table:table-cell>
          <table:table-cell office:value-type="float" office:value="-10.226832" table:style-name="ce1">
            <text:p>-10,226832</text:p>
          </table:table-cell>
          <table:table-cell office:value-type="float" office:value="-1.2378023" table:style-name="ce1">
            <text:p>-1,2378023</text:p>
          </table:table-cell>
          <table:table-cell office:value-type="float" office:value="10.454136221516835" table:formula="of:=SQRT(([.C306]*[.C306])+([.D306]*[.D306])+([.E306]*[.E306]))" table:style-name="ce2">
            <text:p>10,45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28.116634962086327" table:formula="of:=_xll.DFT([.F306:.F663];1;[.H306];1)" table:style-name="ce1">
            <text:p>28,11663496</text:p>
          </table:table-cell>
          <table:table-cell office:value-type="float" office:value="2.6439920870226876" table:formula="of:=_xll.DFT([.F306:.F663];1;[.H306];2)" table:style-name="ce1">
            <text:p>2,643992087</text:p>
          </table:table-cell>
          <table:table-cell office:value-type="float" office:value="8.3149194271236606" table:style-name="ce1">
            <text:p>8,314919427</text:p>
          </table:table-cell>
          <table:table-cell table:number-columns-repeated="16373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3" table:style-name="ce1">
            <text:p>3</text:p>
          </table:table-cell>
          <table:table-cell office:value-type="float" office:value="-4.4699745000000002" table:style-name="ce1">
            <text:p>-4,4699745</text:p>
          </table:table-cell>
          <table:table-cell office:value-type="float" office:value="-10.424355" table:style-name="ce1">
            <text:p>-10,424355</text:p>
          </table:table-cell>
          <table:table-cell office:value-type="float" office:value="-0.41419689999999998" table:style-name="ce1">
            <text:p>-0,4141969</text:p>
          </table:table-cell>
          <table:table-cell office:value-type="float" office:value="11.349863799563625" table:formula="of:=SQRT(([.C307]*[.C307])+([.D307]*[.D307])+([.E307]*[.E307]))" table:style-name="ce2">
            <text:p>11,35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29.467471984808888" table:formula="of:=_xll.DFT([.F307:.F664];1;[.H307];1)" table:style-name="ce1">
            <text:p>29,46747198</text:p>
          </table:table-cell>
          <table:table-cell office:value-type="float" office:value="0.80588215963554977" table:formula="of:=_xll.DFT([.F307:.F664];1;[.H307];2)" table:style-name="ce1">
            <text:p>0,80588216</text:p>
          </table:table-cell>
          <table:table-cell office:value-type="float" office:value="10.305718797409355" table:style-name="ce1">
            <text:p>10,3057188</text:p>
          </table:table-cell>
          <table:table-cell table:number-columns-repeated="16373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-4.4879312999999996" table:style-name="ce1">
            <text:p>-4,4879313</text:p>
          </table:table-cell>
          <table:table-cell office:value-type="float" office:value="-6.4511766000000001" table:style-name="ce1">
            <text:p>-6,4511766</text:p>
          </table:table-cell>
          <table:table-cell office:value-type="float" office:value="-3.5553895999999998" table:style-name="ce1">
            <text:p>-3,5553896</text:p>
          </table:table-cell>
          <table:table-cell office:value-type="float" office:value="8.6255435820413897" table:formula="of:=SQRT(([.C308]*[.C308])+([.D308]*[.D308])+([.E308]*[.E308]))" table:style-name="ce2">
            <text:p>8,63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22.298313941526455" table:formula="of:=_xll.DFT([.F308:.F665];1;[.H308];1)" table:style-name="ce1">
            <text:p>22,29831394</text:p>
          </table:table-cell>
          <table:table-cell office:value-type="float" office:value="4.1461911702316385" table:formula="of:=_xll.DFT([.F308:.F665];1;[.H308];2)" table:style-name="ce1">
            <text:p>4,14619117</text:p>
          </table:table-cell>
          <table:table-cell office:value-type="float" office:value="6.3649266930474928" table:style-name="ce1">
            <text:p>6,364926693</text:p>
          </table:table-cell>
          <table:table-cell table:number-columns-repeated="16373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float" office:value="-6.3817449999999996" table:style-name="ce1">
            <text:p>-6,381745</text:p>
          </table:table-cell>
          <table:table-cell office:value-type="float" office:value="-5.401319" table:style-name="ce1">
            <text:p>-5,401319</text:p>
          </table:table-cell>
          <table:table-cell office:value-type="float" office:value="-6.7755910000000004" table:style-name="ce1">
            <text:p>-6,775591</text:p>
          </table:table-cell>
          <table:table-cell office:value-type="float" office:value="10.761484543689452" table:formula="of:=SQRT(([.C309]*[.C309])+([.D309]*[.D309])+([.E309]*[.E309]))" table:style-name="ce2">
            <text:p>10,76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28.263185315355265" table:formula="of:=_xll.DFT([.F309:.F666];1;[.H309];1)" table:style-name="ce1">
            <text:p>28,26318532</text:p>
          </table:table-cell>
          <table:table-cell office:value-type="float" office:value="1.8016981947469766" table:formula="of:=_xll.DFT([.F309:.F666];1;[.H309];2)" table:style-name="ce1">
            <text:p>1,801698195</text:p>
          </table:table-cell>
          <table:table-cell office:value-type="float" office:value="7.6728153211430472" table:style-name="ce1">
            <text:p>7,672815321</text:p>
          </table:table-cell>
          <table:table-cell table:number-columns-repeated="16373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float" office:value="-3.0633810000000001" table:style-name="ce1">
            <text:p>-3,063381</text:p>
          </table:table-cell>
          <table:table-cell office:value-type="float" office:value="-6.8474170000000001" table:style-name="ce1">
            <text:p>-6,847417</text:p>
          </table:table-cell>
          <table:table-cell office:value-type="float" office:value="-2.0446482000000001" table:style-name="ce1">
            <text:p>-2,0446482</text:p>
          </table:table-cell>
          <table:table-cell office:value-type="float" office:value="7.775089001729385" table:formula="of:=SQRT(([.C310]*[.C310])+([.D310]*[.D310])+([.E310]*[.E310]))" table:style-name="ce2">
            <text:p>7,78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27.284595399284125" table:formula="of:=_xll.DFT([.F310:.F667];1;[.H310];1)" table:style-name="ce1">
            <text:p>27,2845954</text:p>
          </table:table-cell>
          <table:table-cell office:value-type="float" office:value="-0.85127195042321535" table:formula="of:=_xll.DFT([.F310:.F667];1;[.H310];2)" table:style-name="ce1">
            <text:p>-0,85127195</text:p>
          </table:table-cell>
          <table:table-cell office:value-type="float" office:value="11.431006761732528" table:style-name="ce1">
            <text:p>11,43100676</text:p>
          </table:table-cell>
          <table:table-cell table:number-columns-repeated="16373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float" office:value="3" table:style-name="ce1">
            <text:p>3</text:p>
          </table:table-cell>
          <table:table-cell office:value-type="float" office:value="-4.4771570000000001" table:style-name="ce1">
            <text:p>-4,477157</text:p>
          </table:table-cell>
          <table:table-cell office:value-type="float" office:value="-6.9551559999999997" table:style-name="ce1">
            <text:p>-6,955156</text:p>
          </table:table-cell>
          <table:table-cell office:value-type="float" office:value="6.0920462999999998" table:style-name="ce1">
            <text:p>6,0920463</text:p>
          </table:table-cell>
          <table:table-cell office:value-type="float" office:value="10.272884595298864" table:formula="of:=SQRT(([.C311]*[.C311])+([.D311]*[.D311])+([.E311]*[.E311]))" table:style-name="ce2">
            <text:p>10,27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23.999115742124395" table:formula="of:=_xll.DFT([.F311:.F668];1;[.H311];1)" table:style-name="ce1">
            <text:p>23,99911574</text:p>
          </table:table-cell>
          <table:table-cell office:value-type="float" office:value="3.4341217368074006" table:formula="of:=_xll.DFT([.F311:.F668];1;[.H311];2)" table:style-name="ce1">
            <text:p>3,434121737</text:p>
          </table:table-cell>
          <table:table-cell office:value-type="float" office:value="9.4079689962633459" table:style-name="ce1">
            <text:p>9,407968996</text:p>
          </table:table-cell>
          <table:table-cell table:number-columns-repeated="16373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-3.7756560000000001" table:style-name="ce1">
            <text:p>-3,775656</text:p>
          </table:table-cell>
          <table:table-cell office:value-type="float" office:value="-8.3976620000000004" table:style-name="ce1">
            <text:p>-8,397662</text:p>
          </table:table-cell>
          <table:table-cell office:value-type="float" office:value="8.6706020000000006" table:style-name="ce1">
            <text:p>8,670602</text:p>
          </table:table-cell>
          <table:table-cell office:value-type="float" office:value="12.647357207692998" table:formula="of:=SQRT(([.C312]*[.C312])+([.D312]*[.D312])+([.E312]*[.E312]))" table:style-name="ce2">
            <text:p>12,65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29.82212550411635" table:formula="of:=_xll.DFT([.F312:.F669];1;[.H312];1)" table:style-name="ce1">
            <text:p>29,8221255</text:p>
          </table:table-cell>
          <table:table-cell office:value-type="float" office:value="0.88658145480012307" table:formula="of:=_xll.DFT([.F312:.F669];1;[.H312];2)" table:style-name="ce1">
            <text:p>0,886581455</text:p>
          </table:table-cell>
          <table:table-cell office:value-type="float" office:value="9.4438474102677272" table:style-name="ce1">
            <text:p>9,44384741</text:p>
          </table:table-cell>
          <table:table-cell table:number-columns-repeated="16373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3" table:style-name="ce1">
            <text:p>3</text:p>
          </table:table-cell>
          <table:table-cell office:value-type="float" office:value="-4.2161894000000002" table:style-name="ce1">
            <text:p>-4,2161894</text:p>
          </table:table-cell>
          <table:table-cell office:value-type="float" office:value="-2.9185319999999999" table:style-name="ce1">
            <text:p>-2,918532</text:p>
          </table:table-cell>
          <table:table-cell office:value-type="float" office:value="6.6522893999999999" table:style-name="ce1">
            <text:p>6,6522894</text:p>
          </table:table-cell>
          <table:table-cell office:value-type="float" office:value="8.3992283189022032" table:formula="of:=SQRT(([.C313]*[.C313])+([.D313]*[.D313])+([.E313]*[.E313]))" table:style-name="ce2">
            <text:p>8,40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29.582924654127517" table:formula="of:=_xll.DFT([.F313:.F670];1;[.H313];1)" table:style-name="ce1">
            <text:p>29,58292465</text:p>
          </table:table-cell>
          <table:table-cell office:value-type="float" office:value="-0.76346423342443337" table:formula="of:=_xll.DFT([.F313:.F670];1;[.H313];2)" table:style-name="ce1">
            <text:p>-0,763464233</text:p>
          </table:table-cell>
          <table:table-cell office:value-type="float" office:value="14.277183535669954" table:style-name="ce1">
            <text:p>14,27718354</text:p>
          </table:table-cell>
          <table:table-cell table:number-columns-repeated="16373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3" table:style-name="ce1">
            <text:p>3</text:p>
          </table:table-cell>
          <table:table-cell office:value-type="float" office:value="1.7334020000000001" table:style-name="ce1">
            <text:p>1,733402</text:p>
          </table:table-cell>
          <table:table-cell office:value-type="float" office:value="-1.9045875000000001" table:style-name="ce1">
            <text:p>-1,9045875</text:p>
          </table:table-cell>
          <table:table-cell office:value-type="float" office:value="11.235989" table:style-name="ce1">
            <text:p>11,235989</text:p>
          </table:table-cell>
          <table:table-cell office:value-type="float" office:value="11.527340753481752" table:formula="of:=SQRT(([.C314]*[.C314])+([.D314]*[.D314])+([.E314]*[.E314]))" table:style-name="ce2">
            <text:p>11,53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26.520471032380293" table:formula="of:=_xll.DFT([.F314:.F671];1;[.H314];1)" table:style-name="ce1">
            <text:p>26,52047103</text:p>
          </table:table-cell>
          <table:table-cell office:value-type="float" office:value="3.915560295876285" table:formula="of:=_xll.DFT([.F314:.F671];1;[.H314];2)" table:style-name="ce1">
            <text:p>3,915560296</text:p>
          </table:table-cell>
          <table:table-cell office:value-type="float" office:value="10.804790229446176" table:style-name="ce1">
            <text:p>10,80479023</text:p>
          </table:table-cell>
          <table:table-cell table:number-columns-repeated="16373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float" office:value="3.8199489999999998" table:style-name="ce1">
            <text:p>3,819949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9.8389720000000001" table:style-name="ce1">
            <text:p>9,838972</text:p>
          </table:table-cell>
          <table:table-cell office:value-type="float" office:value="10.607534181674904" table:formula="of:=SQRT(([.C315]*[.C315])+([.D315]*[.D315])+([.E315]*[.E315]))" table:style-name="ce2">
            <text:p>10,61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28.333161549393267" table:formula="of:=_xll.DFT([.F315:.F672];1;[.H315];1)" table:style-name="ce1">
            <text:p>28,33316155</text:p>
          </table:table-cell>
          <table:table-cell office:value-type="float" office:value="1.1168667567036799" table:formula="of:=_xll.DFT([.F315:.F672];1;[.H315];2)" table:style-name="ce1">
            <text:p>1,116866757</text:p>
          </table:table-cell>
          <table:table-cell office:value-type="float" office:value="7.4070776113261445" table:style-name="ce1">
            <text:p>7,407077611</text:p>
          </table:table-cell>
          <table:table-cell table:number-columns-repeated="16373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5.3175220000000003" table:style-name="ce1">
            <text:p>5,317522</text:p>
          </table:table-cell>
          <table:table-cell office:value-type="float" office:value="-2.3271639999999998" table:style-name="ce1">
            <text:p>-2,327164</text:p>
          </table:table-cell>
          <table:table-cell office:value-type="float" office:value="7.5561004000000001" table:style-name="ce1">
            <text:p>7,5561004</text:p>
          </table:table-cell>
          <table:table-cell office:value-type="float" office:value="9.5281890072699635" table:formula="of:=SQRT(([.C316]*[.C316])+([.D316]*[.D316])+([.E316]*[.E316]))" table:style-name="ce2">
            <text:p>9,53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19.535200614849579" table:formula="of:=_xll.DFT([.F316:.F673];1;[.H316];1)" table:style-name="ce1">
            <text:p>19,53520061</text:p>
          </table:table-cell>
          <table:table-cell office:value-type="float" office:value="-0.53883607478597151" table:formula="of:=_xll.DFT([.F316:.F673];1;[.H316];2)" table:style-name="ce1">
            <text:p>-0,538836075</text:p>
          </table:table-cell>
          <table:table-cell office:value-type="float" office:value="16.304364926329473" table:style-name="ce1">
            <text:p>16,30436493</text:p>
          </table:table-cell>
          <table:table-cell table:number-columns-repeated="16373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3" table:style-name="ce1">
            <text:p>3</text:p>
          </table:table-cell>
          <table:table-cell office:value-type="float" office:value="3.0406360000000001" table:style-name="ce1">
            <text:p>3,040636</text:p>
          </table:table-cell>
          <table:table-cell office:value-type="float" office:value="-2.0446482000000001" table:style-name="ce1">
            <text:p>-2,0446482</text:p>
          </table:table-cell>
          <table:table-cell office:value-type="float" office:value="8.8118590000000001" table:style-name="ce1">
            <text:p>8,811859</text:p>
          </table:table-cell>
          <table:table-cell office:value-type="float" office:value="9.5433176926129963" table:formula="of:=SQRT(([.C317]*[.C317])+([.D317]*[.D317])+([.E317]*[.E317]))" table:style-name="ce2">
            <text:p>9,54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30.04223664992055" table:formula="of:=_xll.DFT([.F317:.F674];1;[.H317];1)" table:style-name="ce1">
            <text:p>30,04223665</text:p>
          </table:table-cell>
          <table:table-cell office:value-type="float" office:value="3.756654515117793" table:formula="of:=_xll.DFT([.F317:.F674];1;[.H317];2)" table:style-name="ce1">
            <text:p>3,756654515</text:p>
          </table:table-cell>
          <table:table-cell office:value-type="float" office:value="12.811906369083493" table:style-name="ce1">
            <text:p>12,81190637</text:p>
          </table:table-cell>
          <table:table-cell table:number-columns-repeated="16373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float" office:value="3.0274679999999998" table:style-name="ce1">
            <text:p>3,027468</text:p>
          </table:table-cell>
          <table:table-cell office:value-type="float" office:value="-0.29089549999999997" table:style-name="ce1">
            <text:p>-0,2908955</text:p>
          </table:table-cell>
          <table:table-cell office:value-type="float" office:value="8.1390890000000002" table:style-name="ce1">
            <text:p>8,139089</text:p>
          </table:table-cell>
          <table:table-cell office:value-type="float" office:value="8.6887831387867696" table:formula="of:=SQRT(([.C318]*[.C318])+([.D318]*[.D318])+([.E318]*[.E318]))" table:style-name="ce2">
            <text:p>8,69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30.005913643016964" table:formula="of:=_xll.DFT([.F318:.F675];1;[.H318];1)" table:style-name="ce1">
            <text:p>30,00591364</text:p>
          </table:table-cell>
          <table:table-cell office:value-type="float" office:value="2.5429622597107802" table:formula="of:=_xll.DFT([.F318:.F675];1;[.H318];2)" table:style-name="ce1">
            <text:p>2,54296226</text:p>
          </table:table-cell>
          <table:table-cell office:value-type="float" office:value="5.7157875492081285" table:style-name="ce1">
            <text:p>5,715787549</text:p>
          </table:table-cell>
          <table:table-cell table:number-columns-repeated="16373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3" table:style-name="ce1">
            <text:p>3</text:p>
          </table:table-cell>
          <table:table-cell office:value-type="float" office:value="1.6531962" table:style-name="ce1">
            <text:p>1,6531962</text:p>
          </table:table-cell>
          <table:table-cell office:value-type="float" office:value="-1.6627730999999999" table:style-name="ce1">
            <text:p>-1,6627731</text:p>
          </table:table-cell>
          <table:table-cell office:value-type="float" office:value="9.0608559999999994" table:style-name="ce1">
            <text:p>9,060856</text:p>
          </table:table-cell>
          <table:table-cell office:value-type="float" office:value="9.3593260179627276" table:formula="of:=SQRT(([.C319]*[.C319])+([.D319]*[.D319])+([.E319]*[.E319]))" table:style-name="ce2">
            <text:p>9,36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19.936804807865474" table:formula="of:=_xll.DFT([.F319:.F676];1;[.H319];1)" table:style-name="ce1">
            <text:p>19,93680481</text:p>
          </table:table-cell>
          <table:table-cell office:value-type="float" office:value="0.67824252342339442" table:formula="of:=_xll.DFT([.F319:.F676];1;[.H319];2)" table:style-name="ce1">
            <text:p>0,678242523</text:p>
          </table:table-cell>
          <table:table-cell office:value-type="float" office:value="9.2220514859609217" table:style-name="ce1">
            <text:p>9,222051486</text:p>
          </table:table-cell>
          <table:table-cell table:number-columns-repeated="16373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0.94690675000000002" table:style-name="ce1">
            <text:p>0,94690675</text:p>
          </table:table-cell>
          <table:table-cell office:value-type="float" office:value="-1.0127473" table:style-name="ce1">
            <text:p>-1,0127473</text:p>
          </table:table-cell>
          <table:table-cell office:value-type="float" office:value="10.092757000000001" table:style-name="ce1">
            <text:p>10,092757</text:p>
          </table:table-cell>
          <table:table-cell office:value-type="float" office:value="10.187543047658835" table:formula="of:=SQRT(([.C320]*[.C320])+([.D320]*[.D320])+([.E320]*[.E320]))" table:style-name="ce2">
            <text:p>10,19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30.055030167459378" table:formula="of:=_xll.DFT([.F320:.F677];1;[.H320];1)" table:style-name="ce1">
            <text:p>30,05503017</text:p>
          </table:table-cell>
          <table:table-cell office:value-type="float" office:value="-0.76007689811911383" table:formula="of:=_xll.DFT([.F320:.F677];1;[.H320];2)" table:style-name="ce1">
            <text:p>-0,760076898</text:p>
          </table:table-cell>
          <table:table-cell office:value-type="float" office:value="7.9577148589543256" table:style-name="ce1">
            <text:p>7,957714859</text:p>
          </table:table-cell>
          <table:table-cell table:number-columns-repeated="16373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float" office:value="3" table:style-name="ce1">
            <text:p>3</text:p>
          </table:table-cell>
          <table:table-cell office:value-type="float" office:value="-0.73980829999999997" table:style-name="ce1">
            <text:p>-0,7398083</text:p>
          </table:table-cell>
          <table:table-cell office:value-type="float" office:value="0.55545480000000003" table:style-name="ce1">
            <text:p>0,5554548</text:p>
          </table:table-cell>
          <table:table-cell office:value-type="float" office:value="10.86369" table:style-name="ce1">
            <text:p>10,86369</text:p>
          </table:table-cell>
          <table:table-cell office:value-type="float" office:value="10.903009069595967" table:formula="of:=SQRT(([.C321]*[.C321])+([.D321]*[.D321])+([.E321]*[.E321]))" table:style-name="ce2">
            <text:p>10,90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23.51635409550779" table:formula="of:=_xll.DFT([.F321:.F678];1;[.H321];1)" table:style-name="ce1">
            <text:p>23,5163541</text:p>
          </table:table-cell>
          <table:table-cell office:value-type="float" office:value="3.3006495546492003" table:formula="of:=_xll.DFT([.F321:.F678];1;[.H321];2)" table:style-name="ce1">
            <text:p>3,300649555</text:p>
          </table:table-cell>
          <table:table-cell office:value-type="float" office:value="11.031026767775018" table:style-name="ce1">
            <text:p>11,03102677</text:p>
          </table:table-cell>
          <table:table-cell table:number-columns-repeated="16373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-0.36511576000000001" table:style-name="ce1">
            <text:p>-0,36511576</text:p>
          </table:table-cell>
          <table:table-cell office:value-type="float" office:value="1.0247183" table:style-name="ce1">
            <text:p>1,0247183</text:p>
          </table:table-cell>
          <table:table-cell office:value-type="float" office:value="6.9671269999999996" table:style-name="ce1">
            <text:p>6,967127</text:p>
          </table:table-cell>
          <table:table-cell office:value-type="float" office:value="7.0515399556894138" table:formula="of:=SQRT(([.C322]*[.C322])+([.D322]*[.D322])+([.E322]*[.E322]))" table:style-name="ce2">
            <text:p>7,0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35.763689838729086" table:formula="of:=_xll.DFT([.F322:.F679];1;[.H322];1)" table:style-name="ce1">
            <text:p>35,76368984</text:p>
          </table:table-cell>
          <table:table-cell office:value-type="float" office:value="2.3074875767788172" table:formula="of:=_xll.DFT([.F322:.F679];1;[.H322];2)" table:style-name="ce1">
            <text:p>2,307487577</text:p>
          </table:table-cell>
          <table:table-cell office:value-type="float" office:value="6.1289492485376202" table:style-name="ce1">
            <text:p>6,128949249</text:p>
          </table:table-cell>
          <table:table-cell table:number-columns-repeated="16373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float" office:value="3" table:style-name="ce1">
            <text:p>3</text:p>
          </table:table-cell>
          <table:table-cell office:value-type="float" office:value="-0.70988079999999998" table:style-name="ce1">
            <text:p>-0,7098808</text:p>
          </table:table-cell>
          <table:table-cell office:value-type="float" office:value="1.4987702000000001" table:style-name="ce1">
            <text:p>1,4987702</text:p>
          </table:table-cell>
          <table:table-cell office:value-type="float" office:value="9.4235779999999991" table:style-name="ce1">
            <text:p>9,423578</text:p>
          </table:table-cell>
          <table:table-cell office:value-type="float" office:value="9.5683888499945837" table:formula="of:=SQRT(([.C323]*[.C323])+([.D323]*[.D323])+([.E323]*[.E323]))" table:style-name="ce2">
            <text:p>9,57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43.414395358330353" table:formula="of:=_xll.DFT([.F323:.F680];1;[.H323];1)" table:style-name="ce1">
            <text:p>43,41439536</text:p>
          </table:table-cell>
          <table:table-cell office:value-type="float" office:value="0.86604963978137306" table:formula="of:=_xll.DFT([.F323:.F680];1;[.H323];2)" table:style-name="ce1">
            <text:p>0,86604964</text:p>
          </table:table-cell>
          <table:table-cell office:value-type="float" office:value="7.2108504078806961" table:style-name="ce1">
            <text:p>7,210850408</text:p>
          </table:table-cell>
          <table:table-cell table:number-columns-repeated="16373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3" table:style-name="ce1">
            <text:p>3</text:p>
          </table:table-cell>
          <table:table-cell office:value-type="float" office:value="-1.8926164000000001" table:style-name="ce1">
            <text:p>-1,8926164</text:p>
          </table:table-cell>
          <table:table-cell office:value-type="float" office:value="0.96486329999999998" table:style-name="ce1">
            <text:p>0,9648633</text:p>
          </table:table-cell>
          <table:table-cell office:value-type="float" office:value="8.5951839999999997" table:style-name="ce1">
            <text:p>8,595184</text:p>
          </table:table-cell>
          <table:table-cell office:value-type="float" office:value="8.8538209841340159" table:formula="of:=SQRT(([.C324]*[.C324])+([.D324]*[.D324])+([.E324]*[.E324]))" table:style-name="ce2">
            <text:p>8,85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33.197666292545129" table:formula="of:=_xll.DFT([.F324:.F681];1;[.H324];1)" table:style-name="ce1">
            <text:p>33,19766629</text:p>
          </table:table-cell>
          <table:table-cell office:value-type="float" office:value="-0.92086619226258459" table:formula="of:=_xll.DFT([.F324:.F681];1;[.H324];2)" table:style-name="ce1">
            <text:p>-0,920866192</text:p>
          </table:table-cell>
          <table:table-cell office:value-type="float" office:value="6.7141978459355087" table:style-name="ce1">
            <text:p>6,714197846</text:p>
          </table:table-cell>
          <table:table-cell table:number-columns-repeated="16373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float" office:value="-4.3550529999999998" table:style-name="ce1">
            <text:p>-4,355053</text:p>
          </table:table-cell>
          <table:table-cell office:value-type="float" office:value="1.2042835000000001" table:style-name="ce1">
            <text:p>1,2042835</text:p>
          </table:table-cell>
          <table:table-cell office:value-type="float" office:value="4.9428295999999996" table:style-name="ce1">
            <text:p>4,9428296</text:p>
          </table:table-cell>
          <table:table-cell office:value-type="float" office:value="6.6968910574846143" table:formula="of:=SQRT(([.C325]*[.C325])+([.D325]*[.D325])+([.E325]*[.E325]))" table:style-name="ce2">
            <text:p>6,70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41.435687115269182" table:formula="of:=_xll.DFT([.F325:.F682];1;[.H325];1)" table:style-name="ce1">
            <text:p>41,43568712</text:p>
          </table:table-cell>
          <table:table-cell office:value-type="float" office:value="4.576343566764983" table:formula="of:=_xll.DFT([.F325:.F682];1;[.H325];2)" table:style-name="ce1">
            <text:p>4,576343567</text:p>
          </table:table-cell>
          <table:table-cell office:value-type="float" office:value="9.9676090579255128" table:style-name="ce1">
            <text:p>9,967609058</text:p>
          </table:table-cell>
          <table:table-cell table:number-columns-repeated="16373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3" table:style-name="ce1">
            <text:p>3</text:p>
          </table:table-cell>
          <table:table-cell office:value-type="float" office:value="-3.4476504000000001" table:style-name="ce1">
            <text:p>-3,4476504</text:p>
          </table:table-cell>
          <table:table-cell office:value-type="float" office:value="2.7736825999999999" table:style-name="ce1">
            <text:p>2,7736826</text:p>
          </table:table-cell>
          <table:table-cell office:value-type="float" office:value="9.8018619999999999" table:style-name="ce1">
            <text:p>9,801862</text:p>
          </table:table-cell>
          <table:table-cell office:value-type="float" office:value="10.754352937913415" table:formula="of:=SQRT(([.C326]*[.C326])+([.D326]*[.D326])+([.E326]*[.E326]))" table:style-name="ce2">
            <text:p>10,75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31.553971082850303" table:formula="of:=_xll.DFT([.F326:.F683];1;[.H326];1)" table:style-name="ce1">
            <text:p>31,55397108</text:p>
          </table:table-cell>
          <table:table-cell office:value-type="float" office:value="3.0976201658359099" table:formula="of:=_xll.DFT([.F326:.F683];1;[.H326];2)" table:style-name="ce1">
            <text:p>3,097620166</text:p>
          </table:table-cell>
          <table:table-cell office:value-type="float" office:value="7.6622938424052043" table:style-name="ce1">
            <text:p>7,662293842</text:p>
          </table:table-cell>
          <table:table-cell table:number-columns-repeated="16373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-2.6731262" table:style-name="ce1">
            <text:p>-2,6731262</text:p>
          </table:table-cell>
          <table:table-cell office:value-type="float" office:value="2.4983493999999999" table:style-name="ce1">
            <text:p>2,4983494</text:p>
          </table:table-cell>
          <table:table-cell office:value-type="float" office:value="10.226832" table:style-name="ce1">
            <text:p>10,226832</text:p>
          </table:table-cell>
          <table:table-cell office:value-type="float" office:value="10.861650250391548" table:formula="of:=SQRT(([.C327]*[.C327])+([.D327]*[.D327])+([.E327]*[.E327]))" table:style-name="ce2">
            <text:p>10,86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32.361512388754527" table:formula="of:=_xll.DFT([.F327:.F684];1;[.H327];1)" table:style-name="ce1">
            <text:p>32,36151239</text:p>
          </table:table-cell>
          <table:table-cell office:value-type="float" office:value="2.2586947636350918" table:formula="of:=_xll.DFT([.F327:.F684];1;[.H327];2)" table:style-name="ce1">
            <text:p>2,258694764</text:p>
          </table:table-cell>
          <table:table-cell office:value-type="float" office:value="9.6749552511495942" table:style-name="ce1">
            <text:p>9,674955251</text:p>
          </table:table-cell>
          <table:table-cell table:number-columns-repeated="16373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float" office:value="-1.70946" table:style-name="ce1">
            <text:p>-1,70946</text:p>
          </table:table-cell>
          <table:table-cell office:value-type="float" office:value="-0.36990415999999998" table:style-name="ce1">
            <text:p>-0,36990416</text:p>
          </table:table-cell>
          <table:table-cell office:value-type="float" office:value="9.1985229999999998" table:style-name="ce1">
            <text:p>9,198523</text:p>
          </table:table-cell>
          <table:table-cell office:value-type="float" office:value="9.3633278251225551" table:formula="of:=SQRT(([.C328]*[.C328])+([.D328]*[.D328])+([.E328]*[.E328]))" table:style-name="ce2">
            <text:p>9,36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20.047458481318074" table:formula="of:=_xll.DFT([.F328:.F685];1;[.H328];1)" table:style-name="ce1">
            <text:p>20,04745848</text:p>
          </table:table-cell>
          <table:table-cell office:value-type="float" office:value="1.091335466273277" table:formula="of:=_xll.DFT([.F328:.F685];1;[.H328];2)" table:style-name="ce1">
            <text:p>1,091335466</text:p>
          </table:table-cell>
          <table:table-cell office:value-type="float" office:value="9.1958999057894744" table:style-name="ce1">
            <text:p>9,195899906</text:p>
          </table:table-cell>
          <table:table-cell table:number-columns-repeated="16373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float" office:value="-2.8036099999999999" table:style-name="ce1">
            <text:p>-2,80361</text:p>
          </table:table-cell>
          <table:table-cell office:value-type="float" office:value="2.0602105000000002" table:style-name="ce1">
            <text:p>2,0602105</text:p>
          </table:table-cell>
          <table:table-cell office:value-type="float" office:value="10.041282000000001" table:style-name="ce1">
            <text:p>10,041282</text:p>
          </table:table-cell>
          <table:table-cell office:value-type="float" office:value="10.626948787866358" table:formula="of:=SQRT(([.C329]*[.C329])+([.D329]*[.D329])+([.E329]*[.E329]))" table:style-name="ce2">
            <text:p>10,63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38.972033371499997" table:formula="of:=_xll.DFT([.F329:.F686];1;[.H329];1)" table:style-name="ce1">
            <text:p>38,97203337</text:p>
          </table:table-cell>
          <table:table-cell office:value-type="float" office:value="0.10073887218057674" table:formula="of:=_xll.DFT([.F329:.F686];1;[.H329];2)" table:style-name="ce1">
            <text:p>0,100738872</text:p>
          </table:table-cell>
          <table:table-cell office:value-type="float" office:value="9.8117208325353236" table:style-name="ce1">
            <text:p>9,811720833</text:p>
          </table:table-cell>
          <table:table-cell table:number-columns-repeated="16373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float" office:value="-3.776853" table:style-name="ce1">
            <text:p>-3,776853</text:p>
          </table:table-cell>
          <table:table-cell office:value-type="float" office:value="-0.38307226" table:style-name="ce1">
            <text:p>-0,38307226</text:p>
          </table:table-cell>
          <table:table-cell office:value-type="float" office:value="9.4008330000000004" table:style-name="ce1">
            <text:p>9,400833</text:p>
          </table:table-cell>
          <table:table-cell office:value-type="float" office:value="10.138393562782987" table:formula="of:=SQRT(([.C330]*[.C330])+([.D330]*[.D330])+([.E330]*[.E330]))" table:style-name="ce2">
            <text:p>10,14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28.656131093623877" table:formula="of:=_xll.DFT([.F330:.F687];1;[.H330];1)" table:style-name="ce1">
            <text:p>28,65613109</text:p>
          </table:table-cell>
          <table:table-cell office:value-type="float" office:value="-0.92694079372438287" table:formula="of:=_xll.DFT([.F330:.F687];1;[.H330];2)" table:style-name="ce1">
            <text:p>-0,926940794</text:p>
          </table:table-cell>
          <table:table-cell office:value-type="float" office:value="11.627894800380684" table:style-name="ce1">
            <text:p>11,6278948</text:p>
          </table:table-cell>
          <table:table-cell table:number-columns-repeated="16373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3" table:style-name="ce1">
            <text:p>3</text:p>
          </table:table-cell>
          <table:table-cell office:value-type="float" office:value="-0.45729252999999997" table:style-name="ce1">
            <text:p>-0,45729253</text:p>
          </table:table-cell>
          <table:table-cell office:value-type="float" office:value="0.32321724000000002" table:style-name="ce1">
            <text:p>0,32321724</text:p>
          </table:table-cell>
          <table:table-cell office:value-type="float" office:value="9.8916445" table:style-name="ce1">
            <text:p>9,8916445</text:p>
          </table:table-cell>
          <table:table-cell office:value-type="float" office:value="9.9074828668338988" table:formula="of:=SQRT(([.C331]*[.C331])+([.D331]*[.D331])+([.E331]*[.E331]))" table:style-name="ce2">
            <text:p>9,9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33.908961480456156" table:formula="of:=_xll.DFT([.F331:.F688];1;[.H331];1)" table:style-name="ce1">
            <text:p>33,90896148</text:p>
          </table:table-cell>
          <table:table-cell office:value-type="float" office:value="4.5510472562896993" table:formula="of:=_xll.DFT([.F331:.F688];1;[.H331];2)" table:style-name="ce1">
            <text:p>4,551047256</text:p>
          </table:table-cell>
          <table:table-cell office:value-type="float" office:value="14.917514414184302" table:style-name="ce1">
            <text:p>14,91751441</text:p>
          </table:table-cell>
          <table:table-cell table:number-columns-repeated="16373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0.76255320000000004" table:style-name="ce1">
            <text:p>0,7625532</text:p>
          </table:table-cell>
          <table:table-cell office:value-type="float" office:value="-1.6077064000000001" table:style-name="ce1">
            <text:p>-1,6077064</text:p>
          </table:table-cell>
          <table:table-cell office:value-type="float" office:value="4.1228150000000001" table:style-name="ce1">
            <text:p>4,122815</text:p>
          </table:table-cell>
          <table:table-cell office:value-type="float" office:value="4.4904132076743446" table:formula="of:=SQRT(([.C332]*[.C332])+([.D332]*[.D332])+([.E332]*[.E332]))" table:style-name="ce2">
            <text:p>4,49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29.282643767859145" table:formula="of:=_xll.DFT([.F332:.F689];1;[.H332];1)" table:style-name="ce1">
            <text:p>29,28264377</text:p>
          </table:table-cell>
          <table:table-cell office:value-type="float" office:value="3.2801798228201529" table:formula="of:=_xll.DFT([.F332:.F689];1;[.H332];2)" table:style-name="ce1">
            <text:p>3,280179823</text:p>
          </table:table-cell>
          <table:table-cell office:value-type="float" office:value="11.358251094016664" table:style-name="ce1">
            <text:p>11,35825109</text:p>
          </table:table-cell>
          <table:table-cell table:number-columns-repeated="16373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float" office:value="-0.53510409999999997" table:style-name="ce1">
            <text:p>-0,5351041</text:p>
          </table:table-cell>
          <table:table-cell office:value-type="float" office:value="0.58298813999999999" table:style-name="ce1">
            <text:p>0,58298814</text:p>
          </table:table-cell>
          <table:table-cell office:value-type="float" office:value="10.784681000000001" table:style-name="ce1">
            <text:p>10,784681</text:p>
          </table:table-cell>
          <table:table-cell office:value-type="float" office:value="10.813674483771855" table:formula="of:=SQRT(([.C333]*[.C333])+([.D333]*[.D333])+([.E333]*[.E333]))" table:style-name="ce2">
            <text:p>10,8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27.957508125027903" table:formula="of:=_xll.DFT([.F333:.F690];1;[.H333];1)" table:style-name="ce1">
            <text:p>27,95750813</text:p>
          </table:table-cell>
          <table:table-cell office:value-type="float" office:value="3.061239391134853" table:formula="of:=_xll.DFT([.F333:.F690];1;[.H333];2)" table:style-name="ce1">
            <text:p>3,061239391</text:p>
          </table:table-cell>
          <table:table-cell office:value-type="float" office:value="6.818039019222879" table:style-name="ce1">
            <text:p>6,818039019</text:p>
          </table:table-cell>
          <table:table-cell table:number-columns-repeated="16373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3" table:style-name="ce1">
            <text:p>3</text:p>
          </table:table-cell>
          <table:table-cell office:value-type="float" office:value="-0.17597382" table:style-name="ce1">
            <text:p>-0,17597382</text:p>
          </table:table-cell>
          <table:table-cell office:value-type="float" office:value="-0.33518824000000003" table:style-name="ce1">
            <text:p>-0,33518824</text:p>
          </table:table-cell>
          <table:table-cell office:value-type="float" office:value="10.673351" table:style-name="ce1">
            <text:p>10,673351</text:p>
          </table:table-cell>
          <table:table-cell office:value-type="float" office:value="10.680062710993822" table:formula="of:=SQRT(([.C334]*[.C334])+([.D334]*[.D334])+([.E334]*[.E334]))" table:style-name="ce2">
            <text:p>10,68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25.566143539101443" table:formula="of:=_xll.DFT([.F334:.F691];1;[.H334];1)" table:style-name="ce1">
            <text:p>25,56614354</text:p>
          </table:table-cell>
          <table:table-cell office:value-type="float" office:value="2.3682804946571299" table:formula="of:=_xll.DFT([.F334:.F691];1;[.H334];2)" table:style-name="ce1">
            <text:p>2,368280495</text:p>
          </table:table-cell>
          <table:table-cell office:value-type="float" office:value="10.76173722919687" table:style-name="ce1">
            <text:p>10,76173723</text:p>
          </table:table-cell>
          <table:table-cell table:number-columns-repeated="16373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3" table:style-name="ce1">
            <text:p>3</text:p>
          </table:table-cell>
          <table:table-cell office:value-type="float" office:value="-0.48961424999999997" table:style-name="ce1">
            <text:p>-0,48961425</text:p>
          </table:table-cell>
          <table:table-cell office:value-type="float" office:value="1.0977414999999999" table:style-name="ce1">
            <text:p>1,0977415</text:p>
          </table:table-cell>
          <table:table-cell office:value-type="float" office:value="8.2204910000000009" table:style-name="ce1">
            <text:p>8,220491</text:p>
          </table:table-cell>
          <table:table-cell office:value-type="float" office:value="8.3079017083561073" table:formula="of:=SQRT(([.C335]*[.C335])+([.D335]*[.D335])+([.E335]*[.E335]))" table:style-name="ce2">
            <text:p>8,31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50.234088129737188" table:formula="of:=_xll.DFT([.F335:.F692];1;[.H335];1)" table:style-name="ce1">
            <text:p>50,23408813</text:p>
          </table:table-cell>
          <table:table-cell office:value-type="float" office:value="1.8254453511039235" table:formula="of:=_xll.DFT([.F335:.F692];1;[.H335];2)" table:style-name="ce1">
            <text:p>1,825445351</text:p>
          </table:table-cell>
          <table:table-cell office:value-type="float" office:value="14.411568144894886" table:style-name="ce1">
            <text:p>14,41156814</text:p>
          </table:table-cell>
          <table:table-cell table:number-columns-repeated="16373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float" office:value="-0.12330139" table:style-name="ce1">
            <text:p>-0,12330139</text:p>
          </table:table-cell>
          <table:table-cell office:value-type="float" office:value="2.8790276000000001" table:style-name="ce1">
            <text:p>2,8790276</text:p>
          </table:table-cell>
          <table:table-cell office:value-type="float" office:value="8.4491379999999996" table:style-name="ce1">
            <text:p>8,449138</text:p>
          </table:table-cell>
          <table:table-cell office:value-type="float" office:value="8.927034003373219" table:formula="of:=SQRT(([.C336]*[.C336])+([.D336]*[.D336])+([.E336]*[.E336]))" table:style-name="ce2">
            <text:p>8,93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30.698792330354387" table:formula="of:=_xll.DFT([.F336:.F693];1;[.H336];1)" table:style-name="ce1">
            <text:p>30,69879233</text:p>
          </table:table-cell>
          <table:table-cell office:value-type="float" office:value="1.8673905117204121" table:formula="of:=_xll.DFT([.F336:.F693];1;[.H336];2)" table:style-name="ce1">
            <text:p>1,867390512</text:p>
          </table:table-cell>
          <table:table-cell office:value-type="float" office:value="11.958902641935737" table:style-name="ce1">
            <text:p>11,95890264</text:p>
          </table:table-cell>
          <table:table-cell table:number-columns-repeated="16373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float" office:value="-1.5921441000000001" table:style-name="ce1">
            <text:p>-1,5921441</text:p>
          </table:table-cell>
          <table:table-cell office:value-type="float" office:value="1.9859903000000001" table:style-name="ce1">
            <text:p>1,9859903</text:p>
          </table:table-cell>
          <table:table-cell office:value-type="float" office:value="9.1434560000000005" table:style-name="ce1">
            <text:p>9,143456</text:p>
          </table:table-cell>
          <table:table-cell office:value-type="float" office:value="9.4911468185248786" table:formula="of:=SQRT(([.C337]*[.C337])+([.D337]*[.D337])+([.E337]*[.E337]))" table:style-name="ce2">
            <text:p>9,49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33.83207095537005" table:formula="of:=_xll.DFT([.F337:.F694];1;[.H337];1)" table:style-name="ce1">
            <text:p>33,83207096</text:p>
          </table:table-cell>
          <table:table-cell office:value-type="float" office:value="1.4493911626672524" table:formula="of:=_xll.DFT([.F337:.F694];1;[.H337];2)" table:style-name="ce1">
            <text:p>1,449391163</text:p>
          </table:table-cell>
          <table:table-cell office:value-type="float" office:value="7.6928794044381466" table:style-name="ce1">
            <text:p>7,692879404</text:p>
          </table:table-cell>
          <table:table-cell table:number-columns-repeated="16373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float" office:value="-2.067393" table:style-name="ce1">
            <text:p>-2,067393</text:p>
          </table:table-cell>
          <table:table-cell office:value-type="float" office:value="0.72664019999999996" table:style-name="ce1">
            <text:p>0,7266402</text:p>
          </table:table-cell>
          <table:table-cell office:value-type="float" office:value="9.9682589999999998" table:style-name="ce1">
            <text:p>9,968259</text:p>
          </table:table-cell>
          <table:table-cell office:value-type="float" office:value="10.206287634972181" table:formula="of:=SQRT(([.C338]*[.C338])+([.D338]*[.D338])+([.E338]*[.E338]))" table:style-name="ce2">
            <text:p>10,21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17.926769320473444" table:formula="of:=_xll.DFT([.F338:.F695];1;[.H338];1)" table:style-name="ce1">
            <text:p>17,92676932</text:p>
          </table:table-cell>
          <table:table-cell office:value-type="float" office:value="0.8229944396071377" table:formula="of:=_xll.DFT([.F338:.F695];1;[.H338];2)" table:style-name="ce1">
            <text:p>0,82299444</text:p>
          </table:table-cell>
          <table:table-cell office:value-type="float" office:value="13.480214942823265" table:style-name="ce1">
            <text:p>13,48021494</text:p>
          </table:table-cell>
          <table:table-cell table:number-columns-repeated="16373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3" table:style-name="ce1">
            <text:p>3</text:p>
          </table:table-cell>
          <table:table-cell office:value-type="float" office:value="-1.3826514000000001" table:style-name="ce1">
            <text:p>-1,3826514</text:p>
          </table:table-cell>
          <table:table-cell office:value-type="float" office:value="1.8327614000000001" table:style-name="ce1">
            <text:p>1,8327614</text:p>
          </table:table-cell>
          <table:table-cell office:value-type="float" office:value="8.4359690000000001" table:style-name="ce1">
            <text:p>8,435969</text:p>
          </table:table-cell>
          <table:table-cell office:value-type="float" office:value="8.7427862956961793" table:formula="of:=SQRT(([.C339]*[.C339])+([.D339]*[.D339])+([.E339]*[.E339]))" table:style-name="ce2">
            <text:p>8,74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15.887280471109266" table:formula="of:=_xll.DFT([.F339:.F696];1;[.H339];1)" table:style-name="ce1">
            <text:p>15,88728047</text:p>
          </table:table-cell>
          <table:table-cell office:value-type="float" office:value="1.1612540428242615" table:formula="of:=_xll.DFT([.F339:.F696];1;[.H339];2)" table:style-name="ce1">
            <text:p>1,161254043</text:p>
          </table:table-cell>
          <table:table-cell office:value-type="float" office:value="11.972917352782185" table:style-name="ce1">
            <text:p>11,97291735</text:p>
          </table:table-cell>
          <table:table-cell table:number-columns-repeated="16373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3" table:style-name="ce1">
            <text:p>3</text:p>
          </table:table-cell>
          <table:table-cell office:value-type="float" office:value="-1.2557588" table:style-name="ce1">
            <text:p>-1,2557588</text:p>
          </table:table-cell>
          <table:table-cell office:value-type="float" office:value="2.1308395999999998" table:style-name="ce1">
            <text:p>2,1308396</text:p>
          </table:table-cell>
          <table:table-cell office:value-type="float" office:value="10.506954" table:style-name="ce1">
            <text:p>10,506954</text:p>
          </table:table-cell>
          <table:table-cell office:value-type="float" office:value="10.794141462979889" table:formula="of:=SQRT(([.C340]*[.C340])+([.D340]*[.D340])+([.E340]*[.E340]))" table:style-name="ce2">
            <text:p>10,79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11.517329517779398" table:formula="of:=_xll.DFT([.F340:.F697];1;[.H340];1)" table:style-name="ce1">
            <text:p>11,51732952</text:p>
          </table:table-cell>
          <table:table-cell office:value-type="float" office:value="1.1647548378929933" table:formula="of:=_xll.DFT([.F340:.F697];1;[.H340];2)" table:style-name="ce1">
            <text:p>1,164754838</text:p>
          </table:table-cell>
          <table:table-cell office:value-type="float" office:value="6.3394897564703863" table:style-name="ce1">
            <text:p>6,339489756</text:p>
          </table:table-cell>
          <table:table-cell table:number-columns-repeated="16373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float" office:value="3" table:style-name="ce1">
            <text:p>3</text:p>
          </table:table-cell>
          <table:table-cell office:value-type="float" office:value="-0.11492168" table:style-name="ce1">
            <text:p>-0,11492168</text:p>
          </table:table-cell>
          <table:table-cell office:value-type="float" office:value="0.25737666999999997" table:style-name="ce1">
            <text:p>0,25737667</text:p>
          </table:table-cell>
          <table:table-cell office:value-type="float" office:value="9.7288390000000007" table:style-name="ce1">
            <text:p>9,728839</text:p>
          </table:table-cell>
          <table:table-cell office:value-type="float" office:value="9.7329213513063646" table:formula="of:=SQRT(([.C341]*[.C341])+([.D341]*[.D341])+([.E341]*[.E341]))" table:style-name="ce2">
            <text:p>9,73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9.9102288192715484" table:formula="of:=_xll.DFT([.F341:.F698];1;[.H341];1)" table:style-name="ce1">
            <text:p>9,910228819</text:p>
          </table:table-cell>
          <table:table-cell office:value-type="float" office:value="0.31450427937974373" table:formula="of:=_xll.DFT([.F341:.F698];1;[.H341];2)" table:style-name="ce1">
            <text:p>0,314504279</text:p>
          </table:table-cell>
          <table:table-cell office:value-type="float" office:value="10.40435056871797" table:style-name="ce1">
            <text:p>10,40435057</text:p>
          </table:table-cell>
          <table:table-cell table:number-columns-repeated="16373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-0.44771572999999998" table:style-name="ce1">
            <text:p>-0,44771573</text:p>
          </table:table-cell>
          <table:table-cell office:value-type="float" office:value="1.0857705" table:style-name="ce1">
            <text:p>1,0857705</text:p>
          </table:table-cell>
          <table:table-cell office:value-type="float" office:value="7.2819643000000003" table:style-name="ce1">
            <text:p>7,2819643</text:p>
          </table:table-cell>
          <table:table-cell office:value-type="float" office:value="7.3760660937951323" table:formula="of:=SQRT(([.C342]*[.C342])+([.D342]*[.D342])+([.E342]*[.E342]))" table:style-name="ce2">
            <text:p>7,38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10.189629403859087" table:formula="of:=_xll.DFT([.F342:.F699];1;[.H342];1)" table:style-name="ce1">
            <text:p>10,1896294</text:p>
          </table:table-cell>
          <table:table-cell office:value-type="float" office:value="1.0046182755443613" table:formula="of:=_xll.DFT([.F342:.F699];1;[.H342];2)" table:style-name="ce1">
            <text:p>1,004618276</text:p>
          </table:table-cell>
          <table:table-cell office:value-type="float" office:value="11.283604888461438" table:style-name="ce1">
            <text:p>11,28360489</text:p>
          </table:table-cell>
          <table:table-cell table:number-columns-repeated="16373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-0.51954173999999997" table:style-name="ce1">
            <text:p>-0,51954174</text:p>
          </table:table-cell>
          <table:table-cell office:value-type="float" office:value="1.0079589" table:style-name="ce1">
            <text:p>1,0079589</text:p>
          </table:table-cell>
          <table:table-cell office:value-type="float" office:value="9.7132760000000005" table:style-name="ce1">
            <text:p>9,713276</text:p>
          </table:table-cell>
          <table:table-cell office:value-type="float" office:value="9.7792451352784617" table:formula="of:=SQRT(([.C343]*[.C343])+([.D343]*[.D343])+([.E343]*[.E343]))" table:style-name="ce2">
            <text:p>9,78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18.876167336440947" table:formula="of:=_xll.DFT([.F343:.F700];1;[.H343];1)" table:style-name="ce1">
            <text:p>18,87616734</text:p>
          </table:table-cell>
          <table:table-cell office:value-type="float" office:value="0.86485050058068269" table:formula="of:=_xll.DFT([.F343:.F700];1;[.H343];2)" table:style-name="ce1">
            <text:p>0,864850501</text:p>
          </table:table-cell>
          <table:table-cell office:value-type="float" office:value="6.9667427481008275" table:style-name="ce1">
            <text:p>6,966742748</text:p>
          </table:table-cell>
          <table:table-cell table:number-columns-repeated="16373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3" table:style-name="ce1">
            <text:p>3</text:p>
          </table:table-cell>
          <table:table-cell office:value-type="float" office:value="-0.30765492" table:style-name="ce1">
            <text:p>-0,30765492</text:p>
          </table:table-cell>
          <table:table-cell office:value-type="float" office:value="-0.25378537000000001" table:style-name="ce1">
            <text:p>-0,25378537</text:p>
          </table:table-cell>
          <table:table-cell office:value-type="float" office:value="10.401609000000001" table:style-name="ce1">
            <text:p>10,401609</text:p>
          </table:table-cell>
          <table:table-cell office:value-type="float" office:value="10.409252055393186" table:formula="of:=SQRT(([.C344]*[.C344])+([.D344]*[.D344])+([.E344]*[.E344]))" table:style-name="ce2">
            <text:p>10,41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31.166860049590898" table:formula="of:=_xll.DFT([.F344:.F701];1;[.H344];1)" table:style-name="ce1">
            <text:p>31,16686005</text:p>
          </table:table-cell>
          <table:table-cell office:value-type="float" office:value="1.3783224132541549" table:formula="of:=_xll.DFT([.F344:.F701];1;[.H344];2)" table:style-name="ce1">
            <text:p>1,378322413</text:p>
          </table:table-cell>
          <table:table-cell office:value-type="float" office:value="5.4690041435252814" table:style-name="ce1">
            <text:p>5,469004144</text:p>
          </table:table-cell>
          <table:table-cell table:number-columns-repeated="16373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3" table:style-name="ce1">
            <text:p>3</text:p>
          </table:table-cell>
          <table:table-cell office:value-type="float" office:value="-0.78170687000000005" table:style-name="ce1">
            <text:p>-0,78170687</text:p>
          </table:table-cell>
          <table:table-cell office:value-type="float" office:value="5.1475334999999997E-2" table:style-name="ce1">
            <text:p>0,051475335</text:p>
          </table:table-cell>
          <table:table-cell office:value-type="float" office:value="9.9981860000000005" table:style-name="ce1">
            <text:p>9,998186</text:p>
          </table:table-cell>
          <table:table-cell office:value-type="float" office:value="10.028830372048107" table:formula="of:=SQRT(([.C345]*[.C345])+([.D345]*[.D345])+([.E345]*[.E345]))" table:style-name="ce2">
            <text:p>10,03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14.910614022907037" table:formula="of:=_xll.DFT([.F345:.F702];1;[.H345];1)" table:style-name="ce1">
            <text:p>14,91061402</text:p>
          </table:table-cell>
          <table:table-cell office:value-type="float" office:value="3.0277746236639134" table:formula="of:=_xll.DFT([.F345:.F702];1;[.H345];2)" table:style-name="ce1">
            <text:p>3,027774624</text:p>
          </table:table-cell>
          <table:table-cell office:value-type="float" office:value="12.581382727754828" table:style-name="ce1">
            <text:p>12,58138273</text:p>
          </table:table-cell>
          <table:table-cell table:number-columns-repeated="16373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-0.77213010000000004" table:style-name="ce1">
            <text:p>-0,7721301</text:p>
          </table:table-cell>
          <table:table-cell office:value-type="float" office:value="1.7729063" table:style-name="ce1">
            <text:p>1,7729063</text:p>
          </table:table-cell>
          <table:table-cell office:value-type="float" office:value="7.3909006000000002" table:style-name="ce1">
            <text:p>7,3909006</text:p>
          </table:table-cell>
          <table:table-cell office:value-type="float" office:value="7.6396854201587425" table:formula="of:=SQRT(([.C346]*[.C346])+([.D346]*[.D346])+([.E346]*[.E346]))" table:style-name="ce2">
            <text:p>7,6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38.604111968174891" table:formula="of:=_xll.DFT([.F346:.F703];1;[.H346];1)" table:style-name="ce1">
            <text:p>38,60411197</text:p>
          </table:table-cell>
          <table:table-cell office:value-type="float" office:value="1.6772531675933944" table:formula="of:=_xll.DFT([.F346:.F703];1;[.H346];2)" table:style-name="ce1">
            <text:p>1,677253168</text:p>
          </table:table-cell>
          <table:table-cell office:value-type="float" office:value="5.7690033352395513" table:style-name="ce1">
            <text:p>5,769003335</text:p>
          </table:table-cell>
          <table:table-cell table:number-columns-repeated="16373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float" office:value="0.65481420000000001" table:style-name="ce1">
            <text:p>0,6548142</text:p>
          </table:table-cell>
          <table:table-cell office:value-type="float" office:value="-0.25258827" table:style-name="ce1">
            <text:p>-0,25258827</text:p>
          </table:table-cell>
          <table:table-cell office:value-type="float" office:value="9.0428999999999995" table:style-name="ce1">
            <text:p>9,0429</text:p>
          </table:table-cell>
          <table:table-cell office:value-type="float" office:value="9.0700949763860379" table:formula="of:=SQRT(([.C347]*[.C347])+([.D347]*[.D347])+([.E347]*[.E347]))" table:style-name="ce2">
            <text:p>9,07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29.20536299767565" table:formula="of:=_xll.DFT([.F347:.F704];1;[.H347];1)" table:style-name="ce1">
            <text:p>29,205363</text:p>
          </table:table-cell>
          <table:table-cell office:value-type="float" office:value="2.1251667553909321" table:formula="of:=_xll.DFT([.F347:.F704];1;[.H347];2)" table:style-name="ce1">
            <text:p>2,125166755</text:p>
          </table:table-cell>
          <table:table-cell office:value-type="float" office:value="8.4896333267616058" table:style-name="ce1">
            <text:p>8,489633327</text:p>
          </table:table-cell>
          <table:table-cell table:number-columns-repeated="16373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22266077000000001" table:style-name="ce1">
            <text:p>0,22266077</text:p>
          </table:table-cell>
          <table:table-cell office:value-type="float" office:value="-1.4077904999999999" table:style-name="ce1">
            <text:p>-1,4077905</text:p>
          </table:table-cell>
          <table:table-cell office:value-type="float" office:value="10.647015" table:style-name="ce1">
            <text:p>10,647015</text:p>
          </table:table-cell>
          <table:table-cell office:value-type="float" office:value="10.741991450406774" table:formula="of:=SQRT(([.C348]*[.C348])+([.D348]*[.D348])+([.E348]*[.E348]))" table:style-name="ce2">
            <text:p>10,74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33.790873731076935" table:formula="of:=_xll.DFT([.F348:.F705];1;[.H348];1)" table:style-name="ce1">
            <text:p>33,79087373</text:p>
          </table:table-cell>
          <table:table-cell office:value-type="float" office:value="3.2078046766548383" table:formula="of:=_xll.DFT([.F348:.F705];1;[.H348];2)" table:style-name="ce1">
            <text:p>3,207804677</text:p>
          </table:table-cell>
          <table:table-cell office:value-type="float" office:value="7.7299016451992246" table:style-name="ce1">
            <text:p>7,729901645</text:p>
          </table:table-cell>
          <table:table-cell table:number-columns-repeated="16373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float" office:value="1.1180922" table:style-name="ce1">
            <text:p>1,1180922</text:p>
          </table:table-cell>
          <table:table-cell office:value-type="float" office:value="-2.4229321000000001" table:style-name="ce1">
            <text:p>-2,4229321</text:p>
          </table:table-cell>
          <table:table-cell office:value-type="float" office:value="8.6646160000000005" table:style-name="ce1">
            <text:p>8,664616</text:p>
          </table:table-cell>
          <table:table-cell office:value-type="float" office:value="9.0662175440680475" table:formula="of:=SQRT(([.C349]*[.C349])+([.D349]*[.D349])+([.E349]*[.E349]))" table:style-name="ce2">
            <text:p>9,07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18.832410792130496" table:formula="of:=_xll.DFT([.F349:.F706];1;[.H349];1)" table:style-name="ce1">
            <text:p>18,83241079</text:p>
          </table:table-cell>
          <table:table-cell office:value-type="float" office:value="3.3697783907011107" table:formula="of:=_xll.DFT([.F349:.F706];1;[.H349];2)" table:style-name="ce1">
            <text:p>3,369778391</text:p>
          </table:table-cell>
          <table:table-cell office:value-type="float" office:value="6.8472986506351248" table:style-name="ce1">
            <text:p>6,847298651</text:p>
          </table:table-cell>
          <table:table-cell table:number-columns-repeated="16373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3" table:style-name="ce1">
            <text:p>3</text:p>
          </table:table-cell>
          <table:table-cell office:value-type="float" office:value="1.3802572" table:style-name="ce1">
            <text:p>1,3802572</text:p>
          </table:table-cell>
          <table:table-cell office:value-type="float" office:value="0.17836803000000001" table:style-name="ce1">
            <text:p>0,17836803</text:p>
          </table:table-cell>
          <table:table-cell office:value-type="float" office:value="11.563993999999999" table:style-name="ce1">
            <text:p>11,563994</text:p>
          </table:table-cell>
          <table:table-cell office:value-type="float" office:value="11.6474410204265" table:formula="of:=SQRT(([.C350]*[.C350])+([.D350]*[.D350])+([.E350]*[.E350]))" table:style-name="ce2">
            <text:p>11,65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12.804921695296661" table:formula="of:=_xll.DFT([.F350:.F707];1;[.H350];1)" table:style-name="ce1">
            <text:p>12,8049217</text:p>
          </table:table-cell>
          <table:table-cell office:value-type="float" office:value="3.3991598953974878" table:formula="of:=_xll.DFT([.F350:.F707];1;[.H350];2)" table:style-name="ce1">
            <text:p>3,399159895</text:p>
          </table:table-cell>
          <table:table-cell office:value-type="float" office:value="7.5804007457060614" table:style-name="ce1">
            <text:p>7,580400746</text:p>
          </table:table-cell>
          <table:table-cell table:number-columns-repeated="16373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float" office:value="-9.2176764999999994E-2" table:style-name="ce1">
            <text:p>-0,092176765</text:p>
          </table:table-cell>
          <table:table-cell office:value-type="float" office:value="0.16759412000000001" table:style-name="ce1">
            <text:p>0,16759412</text:p>
          </table:table-cell>
          <table:table-cell office:value-type="float" office:value="9.6079310000000007" table:style-name="ce1">
            <text:p>9,607931</text:p>
          </table:table-cell>
          <table:table-cell office:value-type="float" office:value="9.6098346731785895" table:formula="of:=SQRT(([.C351]*[.C351])+([.D351]*[.D351])+([.E351]*[.E351]))" table:style-name="ce2">
            <text:p>9,61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20.612995756348237" table:formula="of:=_xll.DFT([.F351:.F708];1;[.H351];1)" table:style-name="ce1">
            <text:p>20,61299576</text:p>
          </table:table-cell>
          <table:table-cell office:value-type="float" office:value="4.3783421879895643" table:formula="of:=_xll.DFT([.F351:.F708];1;[.H351];2)" table:style-name="ce1">
            <text:p>4,378342188</text:p>
          </table:table-cell>
          <table:table-cell office:value-type="float" office:value="8.2455283618983746" table:style-name="ce1">
            <text:p>8,245528362</text:p>
          </table:table-cell>
          <table:table-cell table:number-columns-repeated="16373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-0.10534488" table:style-name="ce1">
            <text:p>-0,10534488</text:p>
          </table:table-cell>
          <table:table-cell office:value-type="float" office:value="0.15682020999999999" table:style-name="ce1">
            <text:p>0,15682021</text:p>
          </table:table-cell>
          <table:table-cell office:value-type="float" office:value="9.6294789999999999" table:style-name="ce1">
            <text:p>9,629479</text:p>
          </table:table-cell>
          <table:table-cell office:value-type="float" office:value="9.6313319916534734" table:formula="of:=SQRT(([.C352]*[.C352])+([.D352]*[.D352])+([.E352]*[.E352]))" table:style-name="ce2">
            <text:p>9,6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16.702466733784977" table:formula="of:=_xll.DFT([.F352:.F709];1;[.H352];1)" table:style-name="ce1">
            <text:p>16,70246673</text:p>
          </table:table-cell>
          <table:table-cell office:value-type="float" office:value="-0.91577117673680908" table:formula="of:=_xll.DFT([.F352:.F709];1;[.H352];2)" table:style-name="ce1">
            <text:p>-0,915771177</text:p>
          </table:table-cell>
          <table:table-cell office:value-type="float" office:value="9.0752602283231028" table:style-name="ce1">
            <text:p>9,075260228</text:p>
          </table:table-cell>
          <table:table-cell table:number-columns-repeated="16373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float" office:value="-9.6965170000000003E-2" table:style-name="ce1">
            <text:p>-0,09696517</text:p>
          </table:table-cell>
          <table:table-cell office:value-type="float" office:value="0.15203180999999999" table:style-name="ce1">
            <text:p>0,15203181</text:p>
          </table:table-cell>
          <table:table-cell office:value-type="float" office:value="9.6234940000000009" table:style-name="ce1">
            <text:p>9,623494</text:p>
          </table:table-cell>
          <table:table-cell office:value-type="float" office:value="9.6251832545401967" table:formula="of:=SQRT(([.C353]*[.C353])+([.D353]*[.D353])+([.E353]*[.E353]))" table:style-name="ce2">
            <text:p>9,6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27.108199389126934" table:formula="of:=_xll.DFT([.F353:.F710];1;[.H353];1)" table:style-name="ce1">
            <text:p>27,10819939</text:p>
          </table:table-cell>
          <table:table-cell office:value-type="float" office:value="1.3503097192673847" table:formula="of:=_xll.DFT([.F353:.F710];1;[.H353];2)" table:style-name="ce1">
            <text:p>1,350309719</text:p>
          </table:table-cell>
          <table:table-cell office:value-type="float" office:value="6.9549448613656635" table:style-name="ce1">
            <text:p>6,954944861</text:p>
          </table:table-cell>
          <table:table-cell table:number-columns-repeated="16373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3" table:style-name="ce1">
            <text:p>3</text:p>
          </table:table-cell>
          <table:table-cell office:value-type="float" office:value="-8.3797060000000007E-2" table:style-name="ce1">
            <text:p>-0,08379706</text:p>
          </table:table-cell>
          <table:table-cell office:value-type="float" office:value="7.7811554000000005E-2" table:style-name="ce1">
            <text:p>0,077811554</text:p>
          </table:table-cell>
          <table:table-cell office:value-type="float" office:value="9.4786439999999992" table:style-name="ce1">
            <text:p>9,478644</text:p>
          </table:table-cell>
          <table:table-cell office:value-type="float" office:value="9.4793337668813269" table:formula="of:=SQRT(([.C354]*[.C354])+([.D354]*[.D354])+([.E354]*[.E354]))" table:style-name="ce2">
            <text:p>9,48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35.706072654746961" table:formula="of:=_xll.DFT([.F354:.F711];1;[.H354];1)" table:style-name="ce1">
            <text:p>35,70607265</text:p>
          </table:table-cell>
          <table:table-cell office:value-type="float" office:value="2.7261252081507141" table:formula="of:=_xll.DFT([.F354:.F711];1;[.H354];2)" table:style-name="ce1">
            <text:p>2,726125208</text:p>
          </table:table-cell>
          <table:table-cell office:value-type="float" office:value="8.5693918193844905" table:style-name="ce1">
            <text:p>8,569391819</text:p>
          </table:table-cell>
          <table:table-cell table:number-columns-repeated="16373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float" office:value="-7.7811554000000005E-2" table:style-name="ce1">
            <text:p>-0,077811554</text:p>
          </table:table-cell>
          <table:table-cell office:value-type="float" office:value="0.14724340999999999" table:style-name="ce1">
            <text:p>0,14724341</text:p>
          </table:table-cell>
          <table:table-cell office:value-type="float" office:value="9.6594069999999999" table:style-name="ce1">
            <text:p>9,659407</text:p>
          </table:table-cell>
          <table:table-cell office:value-type="float" office:value="9.6608425539066367" table:formula="of:=SQRT(([.C355]*[.C355])+([.D355]*[.D355])+([.E355]*[.E355]))" table:style-name="ce2">
            <text:p>9,66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51.154267475581854" table:formula="of:=_xll.DFT([.F355:.F712];1;[.H355];1)" table:style-name="ce1">
            <text:p>51,15426748</text:p>
          </table:table-cell>
          <table:table-cell office:value-type="float" office:value="-1.3475548669844568" table:formula="of:=_xll.DFT([.F355:.F712];1;[.H355];2)" table:style-name="ce1">
            <text:p>-1,347554867</text:p>
          </table:table-cell>
          <table:table-cell office:value-type="float" office:value="6.6932665098307416" table:style-name="ce1">
            <text:p>6,69326651</text:p>
          </table:table-cell>
          <table:table-cell table:number-columns-repeated="16373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3" table:style-name="ce1">
            <text:p>3</text:p>
          </table:table-cell>
          <table:table-cell office:value-type="float" office:value="-9.6965170000000003E-2" table:style-name="ce1">
            <text:p>-0,09696517</text:p>
          </table:table-cell>
          <table:table-cell office:value-type="float" office:value="0.14963761" table:style-name="ce1">
            <text:p>0,14963761</text:p>
          </table:table-cell>
          <table:table-cell office:value-type="float" office:value="9.6402529999999995" table:style-name="ce1">
            <text:p>9,640253</text:p>
          </table:table-cell>
          <table:table-cell office:value-type="float" office:value="9.641901864390066" table:formula="of:=SQRT(([.C356]*[.C356])+([.D356]*[.D356])+([.E356]*[.E356]))" table:style-name="ce2">
            <text:p>9,64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29.540853166387322" table:formula="of:=_xll.DFT([.F356:.F713];1;[.H356];1)" table:style-name="ce1">
            <text:p>29,54085317</text:p>
          </table:table-cell>
          <table:table-cell office:value-type="float" office:value="-0.66141075761448298" table:formula="of:=_xll.DFT([.F356:.F713];1;[.H356];2)" table:style-name="ce1">
            <text:p>-0,661410758</text:p>
          </table:table-cell>
          <table:table-cell office:value-type="float" office:value="10.724662156226659" table:style-name="ce1">
            <text:p>10,72466216</text:p>
          </table:table-cell>
          <table:table-cell table:number-columns-repeated="16373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float" office:value="-0.110133275" table:style-name="ce1">
            <text:p>-0,110133275</text:p>
          </table:table-cell>
          <table:table-cell office:value-type="float" office:value="0.16160862000000001" table:style-name="ce1">
            <text:p>0,16160862</text:p>
          </table:table-cell>
          <table:table-cell office:value-type="float" office:value="9.6091289999999994" table:style-name="ce1">
            <text:p>9,609129</text:p>
          </table:table-cell>
          <table:table-cell office:value-type="float" office:value="9.6111189162844877" table:formula="of:=SQRT(([.C357]*[.C357])+([.D357]*[.D357])+([.E357]*[.E357]))" table:style-name="ce2">
            <text:p>9,61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9.8211609382942129" table:formula="of:=_xll.DFT([.F357:.F714];1;[.H357];1)" table:style-name="ce1">
            <text:p>9,821160938</text:p>
          </table:table-cell>
          <table:table-cell office:value-type="float" office:value="2.3266565253888851" table:formula="of:=_xll.DFT([.F357:.F714];1;[.H357];2)" table:style-name="ce1">
            <text:p>2,326656525</text:p>
          </table:table-cell>
          <table:table-cell office:value-type="float" office:value="9.7376473499562159" table:style-name="ce1">
            <text:p>9,73764735</text:p>
          </table:table-cell>
          <table:table-cell table:number-columns-repeated="16373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3" table:style-name="ce1">
            <text:p>3</text:p>
          </table:table-cell>
          <table:table-cell office:value-type="float" office:value="-9.4570965000000007E-2" table:style-name="ce1">
            <text:p>-0,094570965</text:p>
          </table:table-cell>
          <table:table-cell office:value-type="float" office:value="0.15562311000000001" table:style-name="ce1">
            <text:p>0,15562311</text:p>
          </table:table-cell>
          <table:table-cell office:value-type="float" office:value="9.605537" table:style-name="ce1">
            <text:p>9,605537</text:p>
          </table:table-cell>
          <table:table-cell office:value-type="float" office:value="9.6072630482440786" table:formula="of:=SQRT(([.C358]*[.C358])+([.D358]*[.D358])+([.E358]*[.E358]))" table:style-name="ce2">
            <text:p>9,61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28.11814526545669" table:formula="of:=_xll.DFT([.F358:.F715];1;[.H358];1)" table:style-name="ce1">
            <text:p>28,11814527</text:p>
          </table:table-cell>
          <table:table-cell office:value-type="float" office:value="-0.54221295495581989" table:formula="of:=_xll.DFT([.F358:.F715];1;[.H358];2)" table:style-name="ce1">
            <text:p>-0,542212955</text:p>
          </table:table-cell>
          <table:table-cell office:value-type="float" office:value="5.2502255330293366" table:style-name="ce1">
            <text:p>5,250225533</text:p>
          </table:table-cell>
          <table:table-cell table:number-columns-repeated="16373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3" table:style-name="ce1">
            <text:p>3</text:p>
          </table:table-cell>
          <table:table-cell office:value-type="float" office:value="-8.7388359999999998E-2" table:style-name="ce1">
            <text:p>-0,08738836</text:p>
          </table:table-cell>
          <table:table-cell office:value-type="float" office:value="0.17357961999999999" table:style-name="ce1">
            <text:p>0,17357962</text:p>
          </table:table-cell>
          <table:table-cell office:value-type="float" office:value="9.6079310000000007" table:style-name="ce1">
            <text:p>9,607931</text:p>
          </table:table-cell>
          <table:table-cell office:value-type="float" office:value="9.609896186260487" table:formula="of:=SQRT(([.C359]*[.C359])+([.D359]*[.D359])+([.E359]*[.E359]))" table:style-name="ce2">
            <text:p>9,6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24.355931296118541" table:formula="of:=_xll.DFT([.F359:.F716];1;[.H359];1)" table:style-name="ce1">
            <text:p>24,3559313</text:p>
          </table:table-cell>
          <table:table-cell office:value-type="float" office:value="2.2242470069037514" table:formula="of:=_xll.DFT([.F359:.F716];1;[.H359];2)" table:style-name="ce1">
            <text:p>2,224247007</text:p>
          </table:table-cell>
          <table:table-cell office:value-type="float" office:value="9.7206361929962419" table:style-name="ce1">
            <text:p>9,720636193</text:p>
          </table:table-cell>
          <table:table-cell table:number-columns-repeated="16373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3" table:style-name="ce1">
            <text:p>3</text:p>
          </table:table-cell>
          <table:table-cell office:value-type="float" office:value="-7.5417355000000005E-2" table:style-name="ce1">
            <text:p>-0,075417355</text:p>
          </table:table-cell>
          <table:table-cell office:value-type="float" office:value="0.21547815000000001" table:style-name="ce1">
            <text:p>0,21547815</text:p>
          </table:table-cell>
          <table:table-cell office:value-type="float" office:value="9.6677870000000006" table:style-name="ce1">
            <text:p>9,667787</text:p>
          </table:table-cell>
          <table:table-cell office:value-type="float" office:value="9.6704821021462841" table:formula="of:=SQRT(([.C360]*[.C360])+([.D360]*[.D360])+([.E360]*[.E360]))" table:style-name="ce2">
            <text:p>9,67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58.180995876806207" table:formula="of:=_xll.DFT([.F360:.F717];1;[.H360];1)" table:style-name="ce1">
            <text:p>58,18099588</text:p>
          </table:table-cell>
          <table:table-cell office:value-type="float" office:value="1.1804506605842746" table:formula="of:=_xll.DFT([.F360:.F717];1;[.H360];2)" table:style-name="ce1">
            <text:p>1,180450661</text:p>
          </table:table-cell>
          <table:table-cell office:value-type="float" office:value="8.579615629107348" table:style-name="ce1">
            <text:p>8,579615629</text:p>
          </table:table-cell>
          <table:table-cell table:number-columns-repeated="16373"/>
        </table:table-row>
        <table:table-row table:style-name="ro2">
          <table:table-cell table:number-columns-repeated="5" table:style-name="ce1"/>
          <table:table-cell office:value-type="float" office:value="0" table:formula="of:=SQRT(([.C361]*[.C361])+([.D361]*[.D361])+([.E361]*[.E361]))" table:style-name="ce2">
            <text:p>0,00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float" office:value="0" table:formula="of:=SQRT(([.C362]*[.C362])+([.D362]*[.D362])+([.E362]*[.E362]))" table:style-name="ce2">
            <text:p>0,00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float" office:value="0" table:formula="of:=SQRT(([.C363]*[.C363])+([.D363]*[.D363])+([.E363]*[.E363]))" table:style-name="ce2">
            <text:p>0,00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-1.4580687999999999" table:style-name="ce1">
            <text:p>-1,4580688</text:p>
          </table:table-cell>
          <table:table-cell office:value-type="float" office:value="2.1966800000000002" table:style-name="ce1">
            <text:p>2,19668</text:p>
          </table:table-cell>
          <table:table-cell office:value-type="float" office:value="9.0393089999999994" table:style-name="ce1">
            <text:p>9,039309</text:p>
          </table:table-cell>
          <table:table-cell office:value-type="float" office:value="9.4159691399990493" table:formula="of:=SQRT(([.C364]*[.C364])+([.D364]*[.D364])+([.E364]*[.E364]))" table:style-name="ce2">
            <text:p>9,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580.8034489177744" table:formula="of:=_xll.DFT([.F364:.F631];1;[.$H364];1)" table:style-name="ce1">
            <text:p>2580,803449</text:p>
          </table:table-cell>
          <table:table-cell office:value-type="float" office:value="0" table:formula="of:=_xll.DFT([.F364:.F631];1;[.H364];2)" table:style-name="ce1">
            <text:p>0</text:p>
          </table:table-cell>
          <table:table-cell table:number-columns-repeated="1637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-2.0685902" table:style-name="ce1">
            <text:p>-2,0685902</text:p>
          </table:table-cell>
          <table:table-cell office:value-type="float" office:value="2.1691468" table:style-name="ce1">
            <text:p>2,1691468</text:p>
          </table:table-cell>
          <table:table-cell office:value-type="float" office:value="9.5480769999999993" table:style-name="ce1">
            <text:p>9,548077</text:p>
          </table:table-cell>
          <table:table-cell office:value-type="float" office:value="10.007499070867569" table:formula="of:=SQRT(([.C365]*[.C365])+([.D365]*[.D365])+([.E365]*[.E365]))" table:style-name="ce2">
            <text:p>10,0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.7353152416259743" table:formula="of:=_xll.DFT([.F365:.F632];1;[.$H365];1)" table:style-name="ce1">
            <text:p>5,735315242</text:p>
          </table:table-cell>
          <table:table-cell office:value-type="float" office:value="-0.82445190042658534" table:formula="of:=_xll.DFT([.F365:.F632];1;[.H365];2)" table:style-name="ce1">
            <text:p>-0,8244519</text:p>
          </table:table-cell>
          <table:table-cell table:number-columns-repeated="16374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-1.7405846" table:style-name="ce1">
            <text:p>-1,7405846</text:p>
          </table:table-cell>
          <table:table-cell office:value-type="float" office:value="1.6352397000000001" table:style-name="ce1">
            <text:p>1,6352397</text:p>
          </table:table-cell>
          <table:table-cell office:value-type="float" office:value="9.5157550000000004" table:style-name="ce1">
            <text:p>9,515755</text:p>
          </table:table-cell>
          <table:table-cell office:value-type="float" office:value="9.8108733987468337" table:formula="of:=SQRT(([.C366]*[.C366])+([.D366]*[.D366])+([.E366]*[.E366]))" table:style-name="ce2">
            <text:p>9,8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64530887610478" table:formula="of:=_xll.DFT([.F366:.F633];1;[.$H366];1)" table:style-name="ce1">
            <text:p>1,446453089</text:p>
          </table:table-cell>
          <table:table-cell office:value-type="float" office:value="3.3191413263040994" table:formula="of:=_xll.DFT([.F366:.F633];1;[.H366];2)" table:style-name="ce1">
            <text:p>3,319141326</text:p>
          </table:table-cell>
          <table:table-cell table:number-columns-repeated="16374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-1.3623008000000001" table:style-name="ce1">
            <text:p>-1,3623008</text:p>
          </table:table-cell>
          <table:table-cell office:value-type="float" office:value="2.3762452999999999" table:style-name="ce1">
            <text:p>2,3762453</text:p>
          </table:table-cell>
          <table:table-cell office:value-type="float" office:value="9.4247750000000003" table:style-name="ce1">
            <text:p>9,424775</text:p>
          </table:table-cell>
          <table:table-cell office:value-type="float" office:value="9.8147230728165606" table:formula="of:=SQRT(([.C367]*[.C367])+([.D367]*[.D367])+([.E367]*[.E367]))" table:style-name="ce2">
            <text:p>9,8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7.2098653930878926" table:formula="of:=_xll.DFT([.F367:.F634];1;[.$H367];1)" table:style-name="ce1">
            <text:p>7,209865393</text:p>
          </table:table-cell>
          <table:table-cell office:value-type="float" office:value="-0.41701072273409817" table:formula="of:=_xll.DFT([.F367:.F634];1;[.H367];2)" table:style-name="ce1">
            <text:p>-0,417010723</text:p>
          </table:table-cell>
          <table:table-cell table:number-columns-repeated="16374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-0.58897363999999996" table:style-name="ce1">
            <text:p>-0,58897364</text:p>
          </table:table-cell>
          <table:table-cell office:value-type="float" office:value="0.57221420000000001" table:style-name="ce1">
            <text:p>0,5722142</text:p>
          </table:table-cell>
          <table:table-cell office:value-type="float" office:value="10.500969" table:style-name="ce1">
            <text:p>10,500969</text:p>
          </table:table-cell>
          <table:table-cell office:value-type="float" office:value="10.533027531448756" table:formula="of:=SQRT(([.C368]*[.C368])+([.D368]*[.D368])+([.E368]*[.E368]))" table:style-name="ce2">
            <text:p>10,53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1.845159919777629" table:formula="of:=_xll.DFT([.F368:.F635];1;[.$H368];1)" table:style-name="ce1">
            <text:p>11,84515992</text:p>
          </table:table-cell>
          <table:table-cell office:value-type="float" office:value="-0.86639600487069035" table:formula="of:=_xll.DFT([.F368:.F635];1;[.H368];2)" table:style-name="ce1">
            <text:p>-0,866396005</text:p>
          </table:table-cell>
          <table:table-cell table:number-columns-repeated="16374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style-name="ce1"/>
          <table:table-cell office:value-type="float" office:value="-0.1316811" table:style-name="ce1">
            <text:p>-0,1316811</text:p>
          </table:table-cell>
          <table:table-cell office:value-type="float" office:value="0.97683430000000004" table:style-name="ce1">
            <text:p>0,9768343</text:p>
          </table:table-cell>
          <table:table-cell office:value-type="float" office:value="9.7144739999999992" table:style-name="ce1">
            <text:p>9,714474</text:p>
          </table:table-cell>
          <table:table-cell office:value-type="float" office:value="9.7643509901288201" table:formula="of:=SQRT(([.C369]*[.C369])+([.D369]*[.D369])+([.E369]*[.E369]))" table:style-name="ce2">
            <text:p>9,76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3.7492478093320027" table:formula="of:=_xll.DFT([.F369:.F636];1;[.$H369];1)" table:style-name="ce1">
            <text:p>3,749247809</text:p>
          </table:table-cell>
          <table:table-cell office:value-type="float" office:value="-0.5329313631296958" table:formula="of:=_xll.DFT([.F369:.F636];1;[.H369];2)" table:style-name="ce1">
            <text:p>-0,532931363</text:p>
          </table:table-cell>
          <table:table-cell table:number-columns-repeated="16374"/>
        </table:table-row>
        <table:table-row table:style-name="ro2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-0.49440265" table:style-name="ce1">
            <text:p>-0,49440265</text:p>
          </table:table-cell>
          <table:table-cell office:value-type="float" office:value="1.982399" table:style-name="ce1">
            <text:p>1,982399</text:p>
          </table:table-cell>
          <table:table-cell office:value-type="float" office:value="7.6925699999999999" table:style-name="ce1">
            <text:p>7,69257</text:p>
          </table:table-cell>
          <table:table-cell office:value-type="float" office:value="7.9592696260667051" table:formula="of:=SQRT(([.C370]*[.C370])+([.D370]*[.D370])+([.E370]*[.E370]))" table:style-name="ce2">
            <text:p>7,9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.8612375215885439" table:formula="of:=_xll.DFT([.F370:.F637];1;[.$H370];1)" table:style-name="ce1">
            <text:p>5,861237522</text:p>
          </table:table-cell>
          <table:table-cell office:value-type="float" office:value="1.1785600152417124" table:formula="of:=_xll.DFT([.F370:.F637];1;[.H370];2)" table:style-name="ce1">
            <text:p>1,178560015</text:p>
          </table:table-cell>
          <table:table-cell table:number-columns-repeated="16374"/>
        </table:table-row>
        <table:table-row table:style-name="ro2">
          <table:table-cell office:value-type="float" office:value="8" table:style-name="ce1">
            <text:p>8</text:p>
          </table:table-cell>
          <table:table-cell table:style-name="ce1"/>
          <table:table-cell office:value-type="float" office:value="-0.60812723999999996" table:style-name="ce1">
            <text:p>-0,60812724</text:p>
          </table:table-cell>
          <table:table-cell office:value-type="float" office:value="2.4636334999999998" table:style-name="ce1">
            <text:p>2,4636335</text:p>
          </table:table-cell>
          <table:table-cell office:value-type="float" office:value="9.7396130000000003" table:style-name="ce1">
            <text:p>9,739613</text:p>
          </table:table-cell>
          <table:table-cell office:value-type="float" office:value="10.06475882235244" table:formula="of:=SQRT(([.C371]*[.C371])+([.D371]*[.D371])+([.E371]*[.E371]))" table:style-name="ce2">
            <text:p>10,06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.8882986541369702" table:formula="of:=_xll.DFT([.F371:.F638];1;[.$H371];1)" table:style-name="ce1">
            <text:p>4,888298654</text:p>
          </table:table-cell>
          <table:table-cell office:value-type="float" office:value="3.7333745247988266" table:formula="of:=_xll.DFT([.F371:.F638];1;[.H371];2)" table:style-name="ce1">
            <text:p>3,733374525</text:p>
          </table:table-cell>
          <table:table-cell table:number-columns-repeated="16374"/>
        </table:table-row>
        <table:table-row table:style-name="ro2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-1.3802572" table:style-name="ce1">
            <text:p>-1,3802572</text:p>
          </table:table-cell>
          <table:table-cell office:value-type="float" office:value="1.1659763000000001" table:style-name="ce1">
            <text:p>1,1659763</text:p>
          </table:table-cell>
          <table:table-cell office:value-type="float" office:value="10.208876" table:style-name="ce1">
            <text:p>10,208876</text:p>
          </table:table-cell>
          <table:table-cell office:value-type="float" office:value="10.367533933085994" table:formula="of:=SQRT(([.C372]*[.C372])+([.D372]*[.D372])+([.E372]*[.E372]))" table:style-name="ce2">
            <text:p>10,37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3.244839715739529" table:formula="of:=_xll.DFT([.F372:.F639];1;[.$H372];1)" table:style-name="ce1">
            <text:p>13,24483972</text:p>
          </table:table-cell>
          <table:table-cell office:value-type="float" office:value="4.6972177827612809" table:formula="of:=_xll.DFT([.F372:.F639];1;[.H372];2)" table:style-name="ce1">
            <text:p>4,697217783</text:p>
          </table:table-cell>
          <table:table-cell table:number-columns-repeated="16374"/>
        </table:table-row>
        <table:table-row table:style-name="ro2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-0.96725749999999999" table:style-name="ce1">
            <text:p>-0,9672575</text:p>
          </table:table-cell>
          <table:table-cell office:value-type="float" office:value="1.4796165999999999" table:style-name="ce1">
            <text:p>1,4796166</text:p>
          </table:table-cell>
          <table:table-cell office:value-type="float" office:value="8.3366109999999995" table:style-name="ce1">
            <text:p>8,336611</text:p>
          </table:table-cell>
          <table:table-cell office:value-type="float" office:value="8.5219678079433514" table:formula="of:=SQRT(([.C373]*[.C373])+([.D373]*[.D373])+([.E373]*[.E373]))" table:style-name="ce2">
            <text:p>8,5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.396666812125138" table:formula="of:=_xll.DFT([.F373:.F640];1;[.$H373];1)" table:style-name="ce1">
            <text:p>11,39666681</text:p>
          </table:table-cell>
          <table:table-cell office:value-type="float" office:value="0.76681210947043454" table:formula="of:=_xll.DFT([.F373:.F640];1;[.H373];2)" table:style-name="ce1">
            <text:p>0,766812109</text:p>
          </table:table-cell>
          <table:table-cell table:number-columns-repeated="16374"/>
        </table:table-row>
        <table:table-row table:style-name="ro2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-0.20709844999999999" table:style-name="ce1">
            <text:p>-0,20709845</text:p>
          </table:table-cell>
          <table:table-cell office:value-type="float" office:value="2.256535" table:style-name="ce1">
            <text:p>2,256535</text:p>
          </table:table-cell>
          <table:table-cell office:value-type="float" office:value="10.031705000000001" table:style-name="ce1">
            <text:p>10,031705</text:p>
          </table:table-cell>
          <table:table-cell office:value-type="float" office:value="10.284451622777095" table:formula="of:=SQRT(([.C374]*[.C374])+([.D374]*[.D374])+([.E374]*[.E374]))" table:style-name="ce2">
            <text:p>10,2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.726768074533073" table:formula="of:=_xll.DFT([.F374:.F641];1;[.$H374];1)" table:style-name="ce1">
            <text:p>12,72676807</text:p>
          </table:table-cell>
          <table:table-cell office:value-type="float" office:value="3.7176865632255747" table:formula="of:=_xll.DFT([.F374:.F641];1;[.H374];2)" table:style-name="ce1">
            <text:p>3,717686563</text:p>
          </table:table-cell>
          <table:table-cell table:number-columns-repeated="16374"/>
        </table:table-row>
        <table:table-row table:style-name="ro2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-0.29209262000000003" table:style-name="ce1">
            <text:p>-0,29209262</text:p>
          </table:table-cell>
          <table:table-cell office:value-type="float" office:value="0.94331545000000006" table:style-name="ce1">
            <text:p>0,94331545</text:p>
          </table:table-cell>
          <table:table-cell office:value-type="float" office:value="11.026496" table:style-name="ce1">
            <text:p>11,026496</text:p>
          </table:table-cell>
          <table:table-cell office:value-type="float" office:value="11.070626729091861" table:formula="of:=SQRT(([.C375]*[.C375])+([.D375]*[.D375])+([.E375]*[.E375]))" table:style-name="ce2">
            <text:p>11,07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1.685205260652914" table:formula="of:=_xll.DFT([.F375:.F642];1;[.$H375];1)" table:style-name="ce1">
            <text:p>11,68520526</text:p>
          </table:table-cell>
          <table:table-cell office:value-type="float" office:value="-1.4641827081560392" table:formula="of:=_xll.DFT([.F375:.F642];1;[.H375];2)" table:style-name="ce1">
            <text:p>-1,464182708</text:p>
          </table:table-cell>
          <table:table-cell table:number-columns-repeated="16374"/>
        </table:table-row>
        <table:table-row table:style-name="ro2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-7.7811554000000005E-2" table:style-name="ce1">
            <text:p>-0,077811554</text:p>
          </table:table-cell>
          <table:table-cell office:value-type="float" office:value="0.71107790000000004" table:style-name="ce1">
            <text:p>0,7110779</text:p>
          </table:table-cell>
          <table:table-cell office:value-type="float" office:value="9.5217399999999994" table:style-name="ce1">
            <text:p>9,52174</text:p>
          </table:table-cell>
          <table:table-cell office:value-type="float" office:value="9.5485715709421317" table:formula="of:=SQRT(([.C376]*[.C376])+([.D376]*[.D376])+([.E376]*[.E376]))" table:style-name="ce2">
            <text:p>9,55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5.215190584911358" table:formula="of:=_xll.DFT([.F376:.F643];1;[.$H376];1)" table:style-name="ce1">
            <text:p>15,21519058</text:p>
          </table:table-cell>
          <table:table-cell office:value-type="float" office:value="2.7898722112018142" table:formula="of:=_xll.DFT([.F376:.F643];1;[.H376];2)" table:style-name="ce1">
            <text:p>2,789872211</text:p>
          </table:table-cell>
          <table:table-cell table:number-columns-repeated="16374"/>
        </table:table-row>
        <table:table-row table:style-name="ro2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-0.29089549999999997" table:style-name="ce1">
            <text:p>-0,2908955</text:p>
          </table:table-cell>
          <table:table-cell office:value-type="float" office:value="2.2086510000000001" table:style-name="ce1">
            <text:p>2,208651</text:p>
          </table:table-cell>
          <table:table-cell office:value-type="float" office:value="7.9236107000000002" table:style-name="ce1">
            <text:p>7,9236107</text:p>
          </table:table-cell>
          <table:table-cell office:value-type="float" office:value="8.2308180612182014" table:formula="of:=SQRT(([.C377]*[.C377])+([.D377]*[.D377])+([.E377]*[.E377]))" table:style-name="ce2">
            <text:p>8,23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0.155298827273873" table:formula="of:=_xll.DFT([.F377:.F644];1;[.$H377];1)" table:style-name="ce1">
            <text:p>10,15529883</text:p>
          </table:table-cell>
          <table:table-cell office:value-type="float" office:value="0.7880417422314876" table:formula="of:=_xll.DFT([.F377:.F644];1;[.H377];2)" table:style-name="ce1">
            <text:p>0,788041742</text:p>
          </table:table-cell>
          <table:table-cell table:number-columns-repeated="16374"/>
        </table:table-row>
        <table:table-row table:style-name="ro2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0.35553896000000001" table:style-name="ce1">
            <text:p>0,35553896</text:p>
          </table:table-cell>
          <table:table-cell office:value-type="float" office:value="1.9416975999999999" table:style-name="ce1">
            <text:p>1,9416976</text:p>
          </table:table-cell>
          <table:table-cell office:value-type="float" office:value="11.310209" table:style-name="ce1">
            <text:p>11,310209</text:p>
          </table:table-cell>
          <table:table-cell office:value-type="float" office:value="11.481176993044079" table:formula="of:=SQRT(([.C378]*[.C378])+([.D378]*[.D378])+([.E378]*[.E378]))" table:style-name="ce2">
            <text:p>11,48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5.529626193965739" table:formula="of:=_xll.DFT([.F378:.F645];1;[.$H378];1)" table:style-name="ce1">
            <text:p>5,529626194</text:p>
          </table:table-cell>
          <table:table-cell office:value-type="float" office:value="2.5424493114635247" table:formula="of:=_xll.DFT([.F378:.F645];1;[.H378];2)" table:style-name="ce1">
            <text:p>2,542449311</text:p>
          </table:table-cell>
          <table:table-cell table:number-columns-repeated="16374"/>
        </table:table-row>
        <table:table-row table:style-name="ro2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-0.19393034000000001" table:style-name="ce1">
            <text:p>-0,19393034</text:p>
          </table:table-cell>
          <table:table-cell office:value-type="float" office:value="0.56742579999999998" table:style-name="ce1">
            <text:p>0,5674258</text:p>
          </table:table-cell>
          <table:table-cell office:value-type="float" office:value="10.467449999999999" table:style-name="ce1">
            <text:p>10,46745</text:p>
          </table:table-cell>
          <table:table-cell office:value-type="float" office:value="10.48461208236996" table:formula="of:=SQRT(([.C379]*[.C379])+([.D379]*[.D379])+([.E379]*[.E379]))" table:style-name="ce2">
            <text:p>10,48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.746974626919485" table:formula="of:=_xll.DFT([.F379:.F646];1;[.$H379];1)" table:style-name="ce1">
            <text:p>5,746974627</text:p>
          </table:table-cell>
          <table:table-cell office:value-type="float" office:value="1.0992007458485717" table:formula="of:=_xll.DFT([.F379:.F646];1;[.H379];2)" table:style-name="ce1">
            <text:p>1,099200746</text:p>
          </table:table-cell>
          <table:table-cell table:number-columns-repeated="16374"/>
        </table:table-row>
        <table:table-row table:style-name="ro2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-0.79367787000000001" table:style-name="ce1">
            <text:p>-0,79367787</text:p>
          </table:table-cell>
          <table:table-cell office:value-type="float" office:value="0.62009822999999997" table:style-name="ce1">
            <text:p>0,62009823</text:p>
          </table:table-cell>
          <table:table-cell office:value-type="float" office:value="9.4882209999999993" table:style-name="ce1">
            <text:p>9,488221</text:p>
          </table:table-cell>
          <table:table-cell office:value-type="float" office:value="9.5415294434916387" table:formula="of:=SQRT(([.C380]*[.C380])+([.D380]*[.D380])+([.E380]*[.E380]))" table:style-name="ce2">
            <text:p>9,54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2.341887881134861" table:formula="of:=_xll.DFT([.F380:.F647];1;[.$H380];1)" table:style-name="ce1">
            <text:p>12,34188788</text:p>
          </table:table-cell>
          <table:table-cell office:value-type="float" office:value="3.8312120658770423" table:formula="of:=_xll.DFT([.F380:.F647];1;[.H380];2)" table:style-name="ce1">
            <text:p>3,831212066</text:p>
          </table:table-cell>
          <table:table-cell table:number-columns-repeated="16374"/>
        </table:table-row>
        <table:table-row table:style-name="ro2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-0.39384617999999999" table:style-name="ce1">
            <text:p>-0,39384618</text:p>
          </table:table-cell>
          <table:table-cell office:value-type="float" office:value="1.9201497999999999" table:style-name="ce1">
            <text:p>1,9201498</text:p>
          </table:table-cell>
          <table:table-cell office:value-type="float" office:value="9.4307599999999994" table:style-name="ce1">
            <text:p>9,43076</text:p>
          </table:table-cell>
          <table:table-cell office:value-type="float" office:value="9.6323062786406783" table:formula="of:=SQRT(([.C381]*[.C381])+([.D381]*[.D381])+([.E381]*[.E381]))" table:style-name="ce2">
            <text:p>9,63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5.3133589815071396" table:formula="of:=_xll.DFT([.F381:.F648];1;[.$H381];1)" table:style-name="ce1">
            <text:p>5,313358982</text:p>
          </table:table-cell>
          <table:table-cell office:value-type="float" office:value="2.9365752809574581" table:formula="of:=_xll.DFT([.F381:.F648];1;[.H381];2)" table:style-name="ce1">
            <text:p>2,936575281</text:p>
          </table:table-cell>
          <table:table-cell table:number-columns-repeated="16374"/>
        </table:table-row>
        <table:table-row table:style-name="ro2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-0.36391866" table:style-name="ce1">
            <text:p>-0,36391866</text:p>
          </table:table-cell>
          <table:table-cell office:value-type="float" office:value="2.8119898000000001" table:style-name="ce1">
            <text:p>2,8119898</text:p>
          </table:table-cell>
          <table:table-cell office:value-type="float" office:value="8.6897549999999999" table:style-name="ce1">
            <text:p>8,689755</text:p>
          </table:table-cell>
          <table:table-cell office:value-type="float" office:value="9.1406545381840818" table:formula="of:=SQRT(([.C382]*[.C382])+([.D382]*[.D382])+([.E382]*[.E382]))" table:style-name="ce2">
            <text:p>9,14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.8809664671545709" table:formula="of:=_xll.DFT([.F382:.F649];1;[.$H382];1)" table:style-name="ce1">
            <text:p>4,880966467</text:p>
          </table:table-cell>
          <table:table-cell office:value-type="float" office:value="3.3697467105536147" table:formula="of:=_xll.DFT([.F382:.F649];1;[.H382];2)" table:style-name="ce1">
            <text:p>3,369746711</text:p>
          </table:table-cell>
          <table:table-cell table:number-columns-repeated="16374"/>
        </table:table-row>
        <table:table-row table:style-name="ro2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-0.35194764000000001" table:style-name="ce1">
            <text:p>-0,35194764</text:p>
          </table:table-cell>
          <table:table-cell office:value-type="float" office:value="1.4879963" table:style-name="ce1">
            <text:p>1,4879963</text:p>
          </table:table-cell>
          <table:table-cell office:value-type="float" office:value="10.836157" table:style-name="ce1">
            <text:p>10,836157</text:p>
          </table:table-cell>
          <table:table-cell office:value-type="float" office:value="10.943504861732563" table:formula="of:=SQRT(([.C383]*[.C383])+([.D383]*[.D383])+([.E383]*[.E383]))" table:style-name="ce2">
            <text:p>10,9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2.866564311799417" table:formula="of:=_xll.DFT([.F383:.F650];1;[.$H383];1)" table:style-name="ce1">
            <text:p>12,86656431</text:p>
          </table:table-cell>
          <table:table-cell office:value-type="float" office:value="-1.4231166200708136E-3" table:formula="of:=_xll.DFT([.F383:.F650];1;[.H383];2)" table:style-name="ce1">
            <text:p>-0,001423117</text:p>
          </table:table-cell>
          <table:table-cell table:number-columns-repeated="16374"/>
        </table:table-row>
        <table:table-row table:style-name="ro2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-0.38905780000000001" table:style-name="ce1">
            <text:p>-0,3890578</text:p>
          </table:table-cell>
          <table:table-cell office:value-type="float" office:value="2.1057005000000002" table:style-name="ce1">
            <text:p>2,1057005</text:p>
          </table:table-cell>
          <table:table-cell office:value-type="float" office:value="9.2332389999999993" table:style-name="ce1">
            <text:p>9,233239</text:p>
          </table:table-cell>
          <table:table-cell office:value-type="float" office:value="9.4782932534587729" table:formula="of:=SQRT(([.C384]*[.C384])+([.D384]*[.D384])+([.E384]*[.E384]))" table:style-name="ce2">
            <text:p>9,48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.4720376320712187" table:formula="of:=_xll.DFT([.F384:.F651];1;[.$H384];1)" table:style-name="ce1">
            <text:p>5,472037632</text:p>
          </table:table-cell>
          <table:table-cell office:value-type="float" office:value="2.9205696136568631" table:formula="of:=_xll.DFT([.F384:.F651];1;[.H384];2)" table:style-name="ce1">
            <text:p>2,920569614</text:p>
          </table:table-cell>
          <table:table-cell table:number-columns-repeated="16374"/>
        </table:table-row>
        <table:table-row table:style-name="ro2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-0.25617957000000002" table:style-name="ce1">
            <text:p>-0,25617957</text:p>
          </table:table-cell>
          <table:table-cell office:value-type="float" office:value="2.9771898000000001" table:style-name="ce1">
            <text:p>2,9771898</text:p>
          </table:table-cell>
          <table:table-cell office:value-type="float" office:value="7.4136457" table:style-name="ce1">
            <text:p>7,4136457</text:p>
          </table:table-cell>
          <table:table-cell office:value-type="float" office:value="7.9932114723956795" table:formula="of:=SQRT(([.C385]*[.C385])+([.D385]*[.D385])+([.E385]*[.E385]))" table:style-name="ce2">
            <text:p>7,99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0.345306914386569" table:formula="of:=_xll.DFT([.F385:.F652];1;[.$H385];1)" table:style-name="ce1">
            <text:p>10,34530691</text:p>
          </table:table-cell>
          <table:table-cell office:value-type="float" office:value="-0.10736087832911587" table:formula="of:=_xll.DFT([.F385:.F652];1;[.H385];2)" table:style-name="ce1">
            <text:p>-0,107360878</text:p>
          </table:table-cell>
          <table:table-cell table:number-columns-repeated="16374"/>
        </table:table-row>
        <table:table-row table:style-name="ro2"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-0.89184015999999999" table:style-name="ce1">
            <text:p>-0,89184016</text:p>
          </table:table-cell>
          <table:table-cell office:value-type="float" office:value="2.4815900000000002" table:style-name="ce1">
            <text:p>2,48159</text:p>
          </table:table-cell>
          <table:table-cell office:value-type="float" office:value="11.538855999999999" table:style-name="ce1">
            <text:p>11,538856</text:p>
          </table:table-cell>
          <table:table-cell office:value-type="float" office:value="11.83633666249084" table:formula="of:=SQRT(([.C386]*[.C386])+([.D386]*[.D386])+([.E386]*[.E386]))" table:style-name="ce2">
            <text:p>11,8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9.6191031742912596" table:formula="of:=_xll.DFT([.F386:.F653];1;[.$H386];1)" table:style-name="ce1">
            <text:p>9,619103174</text:p>
          </table:table-cell>
          <table:table-cell office:value-type="float" office:value="4.6743271085756533" table:formula="of:=_xll.DFT([.F386:.F653];1;[.H386];2)" table:style-name="ce1">
            <text:p>4,674327109</text:p>
          </table:table-cell>
          <table:table-cell table:number-columns-repeated="16374"/>
        </table:table-row>
        <table:table-row table:style-name="ro2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-1.4173674999999999" table:style-name="ce1">
            <text:p>-1,4173675</text:p>
          </table:table-cell>
          <table:table-cell office:value-type="float" office:value="0.5805939" table:style-name="ce1">
            <text:p>0,5805939</text:p>
          </table:table-cell>
          <table:table-cell office:value-type="float" office:value="8.9447369999999999" table:style-name="ce1">
            <text:p>8,944737</text:p>
          </table:table-cell>
          <table:table-cell office:value-type="float" office:value="9.0749291956434828" table:formula="of:=SQRT(([.C387]*[.C387])+([.D387]*[.D387])+([.E387]*[.E387]))" table:style-name="ce2">
            <text:p>9,0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6.2088401117487706" table:formula="of:=_xll.DFT([.F387:.F654];1;[.$H387];1)" table:style-name="ce1">
            <text:p>6,208840112</text:p>
          </table:table-cell>
          <table:table-cell office:value-type="float" office:value="1.1672891121098097" table:formula="of:=_xll.DFT([.F387:.F654];1;[.H387];2)" table:style-name="ce1">
            <text:p>1,167289112</text:p>
          </table:table-cell>
          <table:table-cell table:number-columns-repeated="16374"/>
        </table:table-row>
        <table:table-row table:style-name="ro2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-0.26336219999999999" table:style-name="ce1">
            <text:p>-0,2633622</text:p>
          </table:table-cell>
          <table:table-cell office:value-type="float" office:value="2.4313118" table:style-name="ce1">
            <text:p>2,4313118</text:p>
          </table:table-cell>
          <table:table-cell office:value-type="float" office:value="8.750807" table:style-name="ce1">
            <text:p>8,750807</text:p>
          </table:table-cell>
          <table:table-cell office:value-type="float" office:value="9.0861025675730236" table:formula="of:=SQRT(([.C388]*[.C388])+([.D388]*[.D388])+([.E388]*[.E388]))" table:style-name="ce2">
            <text:p>9,09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5.9003887008044975" table:formula="of:=_xll.DFT([.F388:.F655];1;[.$H388];1)" table:style-name="ce1">
            <text:p>5,900388701</text:p>
          </table:table-cell>
          <table:table-cell office:value-type="float" office:value="3.6698230402302974" table:formula="of:=_xll.DFT([.F388:.F655];1;[.H388];2)" table:style-name="ce1">
            <text:p>3,66982304</text:p>
          </table:table-cell>
          <table:table-cell table:number-columns-repeated="16374"/>
        </table:table-row>
        <table:table-row table:style-name="ro2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-0.17357961999999999" table:style-name="ce1">
            <text:p>-0,17357962</text:p>
          </table:table-cell>
          <table:table-cell office:value-type="float" office:value="3.7217864999999999" table:style-name="ce1">
            <text:p>3,7217865</text:p>
          </table:table-cell>
          <table:table-cell office:value-type="float" office:value="9.3649199999999997" table:style-name="ce1">
            <text:p>9,36492</text:p>
          </table:table-cell>
          <table:table-cell office:value-type="float" office:value="10.078866565366445" table:formula="of:=SQRT(([.C389]*[.C389])+([.D389]*[.D389])+([.E389]*[.E389]))" table:style-name="ce2">
            <text:p>10,0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.5455650402127246" table:formula="of:=_xll.DFT([.F389:.F656];1;[.$H389];1)" table:style-name="ce1">
            <text:p>6,54556504</text:p>
          </table:table-cell>
          <table:table-cell office:value-type="float" office:value="3.1942747700012664" table:formula="of:=_xll.DFT([.F389:.F656];1;[.H389];2)" table:style-name="ce1">
            <text:p>3,19427477</text:p>
          </table:table-cell>
          <table:table-cell table:number-columns-repeated="16374"/>
        </table:table-row>
        <table:table-row table:style-name="ro2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1.2186486999999999" table:style-name="ce1">
            <text:p>1,2186487</text:p>
          </table:table-cell>
          <table:table-cell office:value-type="float" office:value="1.934515" table:style-name="ce1">
            <text:p>1,934515</text:p>
          </table:table-cell>
          <table:table-cell office:value-type="float" office:value="10.512938999999999" table:style-name="ce1">
            <text:p>10,512939</text:p>
          </table:table-cell>
          <table:table-cell office:value-type="float" office:value="10.758686692945272" table:formula="of:=SQRT(([.C390]*[.C390])+([.D390]*[.D390])+([.E390]*[.E390]))" table:style-name="ce2">
            <text:p>10,76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12.620431297107549" table:formula="of:=_xll.DFT([.F390:.F657];1;[.$H390];1)" table:style-name="ce1">
            <text:p>12,6204313</text:p>
          </table:table-cell>
          <table:table-cell office:value-type="float" office:value="3.8253889317472138" table:formula="of:=_xll.DFT([.F390:.F657];1;[.H390];2)" table:style-name="ce1">
            <text:p>3,825388932</text:p>
          </table:table-cell>
          <table:table-cell table:number-columns-repeated="16374"/>
        </table:table-row>
        <table:table-row table:style-name="ro2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0.99000239999999995" table:style-name="ce1">
            <text:p>0,9900024</text:p>
          </table:table-cell>
          <table:table-cell office:value-type="float" office:value="1.6136919000000001" table:style-name="ce1">
            <text:p>1,6136919</text:p>
          </table:table-cell>
          <table:table-cell office:value-type="float" office:value="9.6737719999999996" table:style-name="ce1">
            <text:p>9,673772</text:p>
          </table:table-cell>
          <table:table-cell office:value-type="float" office:value="9.8572801019406651" table:formula="of:=SQRT(([.C391]*[.C391])+([.D391]*[.D391])+([.E391]*[.E391]))" table:style-name="ce2">
            <text:p>9,86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8.3967709733051485" table:formula="of:=_xll.DFT([.F391:.F658];1;[.$H391];1)" table:style-name="ce1">
            <text:p>8,396770973</text:p>
          </table:table-cell>
          <table:table-cell office:value-type="float" office:value="4.4510601526317686" table:formula="of:=_xll.DFT([.F391:.F658];1;[.H391];2)" table:style-name="ce1">
            <text:p>4,451060153</text:p>
          </table:table-cell>
          <table:table-cell table:number-columns-repeated="16374"/>
        </table:table-row>
        <table:table-row table:style-name="ro2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0.23463175999999999" table:style-name="ce1">
            <text:p>0,23463176</text:p>
          </table:table-cell>
          <table:table-cell office:value-type="float" office:value="2.0578162999999998" table:style-name="ce1">
            <text:p>2,0578163</text:p>
          </table:table-cell>
          <table:table-cell office:value-type="float" office:value="8.1319064999999995" table:style-name="ce1">
            <text:p>8,1319065</text:p>
          </table:table-cell>
          <table:table-cell office:value-type="float" office:value="8.3915173426555345" table:formula="of:=SQRT(([.C392]*[.C392])+([.D392]*[.D392])+([.E392]*[.E392]))" table:style-name="ce2">
            <text:p>8,39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25.196225513983478" table:formula="of:=_xll.DFT([.F392:.F659];1;[.$H392];1)" table:style-name="ce1">
            <text:p>25,19622551</text:p>
          </table:table-cell>
          <table:table-cell office:value-type="float" office:value="0.92017887008256771" table:formula="of:=_xll.DFT([.F392:.F659];1;[.H392];2)" table:style-name="ce1">
            <text:p>0,92017887</text:p>
          </table:table-cell>
          <table:table-cell table:number-columns-repeated="16374"/>
        </table:table-row>
        <table:table-row table:style-name="ro2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0.18794483000000001" table:style-name="ce1">
            <text:p>0,18794483</text:p>
          </table:table-cell>
          <table:table-cell office:value-type="float" office:value="2.3127987000000001" table:style-name="ce1">
            <text:p>2,3127987</text:p>
          </table:table-cell>
          <table:table-cell office:value-type="float" office:value="10.70687" table:style-name="ce1">
            <text:p>10,70687</text:p>
          </table:table-cell>
          <table:table-cell office:value-type="float" office:value="10.955429077984368" table:formula="of:=SQRT(([.C393]*[.C393])+([.D393]*[.D393])+([.E393]*[.E393]))" table:style-name="ce2">
            <text:p>10,96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9236157020944895" table:formula="of:=_xll.DFT([.F393:.F660];1;[.$H393];1)" table:style-name="ce1">
            <text:p>2,923615702</text:p>
          </table:table-cell>
          <table:table-cell office:value-type="float" office:value="3.228883847715005" table:formula="of:=_xll.DFT([.F393:.F660];1;[.H393];2)" table:style-name="ce1">
            <text:p>3,228883848</text:p>
          </table:table-cell>
          <table:table-cell table:number-columns-repeated="16374"/>
        </table:table-row>
        <table:table-row table:style-name="ro2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-0.52313310000000002" table:style-name="ce1">
            <text:p>-0,5231331</text:p>
          </table:table-cell>
          <table:table-cell office:value-type="float" office:value="1.4269442999999999" table:style-name="ce1">
            <text:p>1,4269443</text:p>
          </table:table-cell>
          <table:table-cell office:value-type="float" office:value="9.6234940000000009" table:style-name="ce1">
            <text:p>9,623494</text:p>
          </table:table-cell>
          <table:table-cell office:value-type="float" office:value="9.7427652667840725" table:formula="of:=SQRT(([.C394]*[.C394])+([.D394]*[.D394])+([.E394]*[.E394]))" table:style-name="ce2">
            <text:p>9,74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9.6641972036459141" table:formula="of:=_xll.DFT([.F394:.F661];1;[.$H394];1)" table:style-name="ce1">
            <text:p>9,664197204</text:p>
          </table:table-cell>
          <table:table-cell office:value-type="float" office:value="3.5610578012203558" table:formula="of:=_xll.DFT([.F394:.F661];1;[.H394];2)" table:style-name="ce1">
            <text:p>3,561057801</text:p>
          </table:table-cell>
          <table:table-cell table:number-columns-repeated="16374"/>
        </table:table-row>
        <table:table-row table:style-name="ro2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-0.14484920000000001" table:style-name="ce1">
            <text:p>-0,1448492</text:p>
          </table:table-cell>
          <table:table-cell office:value-type="float" office:value="1.757344" table:style-name="ce1">
            <text:p>1,757344</text:p>
          </table:table-cell>
          <table:table-cell office:value-type="float" office:value="8.3521730000000005" table:style-name="ce1">
            <text:p>8,352173</text:p>
          </table:table-cell>
          <table:table-cell office:value-type="float" office:value="8.5362774701274589" table:formula="of:=SQRT(([.C395]*[.C395])+([.D395]*[.D395])+([.E395]*[.E395]))" table:style-name="ce2">
            <text:p>8,54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1.289741091017897" table:formula="of:=_xll.DFT([.F395:.F662];1;[.$H395];1)" table:style-name="ce1">
            <text:p>11,28974109</text:p>
          </table:table-cell>
          <table:table-cell office:value-type="float" office:value="1.1338999451576186" table:formula="of:=_xll.DFT([.F395:.F662];1;[.H395];2)" table:style-name="ce1">
            <text:p>1,133899945</text:p>
          </table:table-cell>
          <table:table-cell table:number-columns-repeated="16374"/>
        </table:table-row>
        <table:table-row table:style-name="ro2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-0.46686931999999998" table:style-name="ce1">
            <text:p>-0,46686932</text:p>
          </table:table-cell>
          <table:table-cell office:value-type="float" office:value="1.8543092000000001" table:style-name="ce1">
            <text:p>1,8543092</text:p>
          </table:table-cell>
          <table:table-cell office:value-type="float" office:value="9.7228530000000006" table:style-name="ce1">
            <text:p>9,722853</text:p>
          </table:table-cell>
          <table:table-cell office:value-type="float" office:value="9.909101878110393" table:formula="of:=SQRT(([.C396]*[.C396])+([.D396]*[.D396])+([.E396]*[.E396]))" table:style-name="ce2">
            <text:p>9,91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.1139191057625975" table:formula="of:=_xll.DFT([.F396:.F663];1;[.$H396];1)" table:style-name="ce1">
            <text:p>2,113919106</text:p>
          </table:table-cell>
          <table:table-cell office:value-type="float" office:value="1.8894330983808696" table:formula="of:=_xll.DFT([.F396:.F663];1;[.H396];2)" table:style-name="ce1">
            <text:p>1,889433098</text:p>
          </table:table-cell>
          <table:table-cell table:number-columns-repeated="16374"/>
        </table:table-row>
        <table:table-row table:style-name="ro2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-1.1468225999999999" table:style-name="ce1">
            <text:p>-1,1468226</text:p>
          </table:table-cell>
          <table:table-cell office:value-type="float" office:value="1.2713209999999999" table:style-name="ce1">
            <text:p>1,271321</text:p>
          </table:table-cell>
          <table:table-cell office:value-type="float" office:value="8.9435409999999997" table:style-name="ce1">
            <text:p>8,943541</text:p>
          </table:table-cell>
          <table:table-cell office:value-type="float" office:value="9.1059532603452755" table:formula="of:=SQRT(([.C397]*[.C397])+([.D397]*[.D397])+([.E397]*[.E397]))" table:style-name="ce2">
            <text:p>9,11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6.8364088977701174" table:formula="of:=_xll.DFT([.F397:.F664];1;[.$H397];1)" table:style-name="ce1">
            <text:p>6,836408898</text:p>
          </table:table-cell>
          <table:table-cell office:value-type="float" office:value="-0.98057295933724686" table:formula="of:=_xll.DFT([.F397:.F664];1;[.H397];2)" table:style-name="ce1">
            <text:p>-0,980572959</text:p>
          </table:table-cell>
          <table:table-cell table:number-columns-repeated="16374"/>
        </table:table-row>
        <table:table-row table:style-name="ro2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-2.3942016E-2" table:style-name="ce1">
            <text:p>-0,023942016</text:p>
          </table:table-cell>
          <table:table-cell office:value-type="float" office:value="2.4169466000000002" table:style-name="ce1">
            <text:p>2,4169466</text:p>
          </table:table-cell>
          <table:table-cell office:value-type="float" office:value="8.2803470000000008" table:style-name="ce1">
            <text:p>8,280347</text:p>
          </table:table-cell>
          <table:table-cell office:value-type="float" office:value="8.6259115766271748" table:formula="of:=SQRT(([.C398]*[.C398])+([.D398]*[.D398])+([.E398]*[.E398]))" table:style-name="ce2">
            <text:p>8,63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8.9282697426663731" table:formula="of:=_xll.DFT([.F398:.F665];1;[.$H398];1)" table:style-name="ce1">
            <text:p>8,928269743</text:p>
          </table:table-cell>
          <table:table-cell office:value-type="float" office:value="2.7168930512078782" table:formula="of:=_xll.DFT([.F398:.F665];1;[.H398];2)" table:style-name="ce1">
            <text:p>2,716893051</text:p>
          </table:table-cell>
          <table:table-cell table:number-columns-repeated="16374"/>
        </table:table-row>
        <table:table-row table:style-name="ro2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7.9008653999999998E-2" table:style-name="ce1">
            <text:p>0,079008654</text:p>
          </table:table-cell>
          <table:table-cell office:value-type="float" office:value="1.5035586000000001" table:style-name="ce1">
            <text:p>1,5035586</text:p>
          </table:table-cell>
          <table:table-cell office:value-type="float" office:value="9.3804829999999999" table:style-name="ce1">
            <text:p>9,380483</text:p>
          </table:table-cell>
          <table:table-cell office:value-type="float" office:value="9.5005469392203867" table:formula="of:=SQRT(([.C399]*[.C399])+([.D399]*[.D399])+([.E399]*[.E399]))" table:style-name="ce2">
            <text:p>9,50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0.297029933693461" table:formula="of:=_xll.DFT([.F399:.F666];1;[.$H399];1)" table:style-name="ce1">
            <text:p>10,29702993</text:p>
          </table:table-cell>
          <table:table-cell office:value-type="float" office:value="-0.71406726662294817" table:formula="of:=_xll.DFT([.F399:.F666];1;[.H399];2)" table:style-name="ce1">
            <text:p>-0,714067267</text:p>
          </table:table-cell>
          <table:table-cell table:number-columns-repeated="16374"/>
        </table:table-row>
        <table:table-row table:style-name="ro2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-0.44891282999999998" table:style-name="ce1">
            <text:p>-0,44891283</text:p>
          </table:table-cell>
          <table:table-cell office:value-type="float" office:value="0.86310969999999998" table:style-name="ce1">
            <text:p>0,8631097</text:p>
          </table:table-cell>
          <table:table-cell office:value-type="float" office:value="9.7001089999999994" table:style-name="ce1">
            <text:p>9,700109</text:p>
          </table:table-cell>
          <table:table-cell office:value-type="float" office:value="9.748774061134748" table:formula="of:=SQRT(([.C400]*[.C400])+([.D400]*[.D400])+([.E400]*[.E400]))" table:style-name="ce2">
            <text:p>9,7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11.511464024192813" table:formula="of:=_xll.DFT([.F400:.F667];1;[.$H400];1)" table:style-name="ce1">
            <text:p>11,51146402</text:p>
          </table:table-cell>
          <table:table-cell office:value-type="float" office:value="4.1847845356311399" table:formula="of:=_xll.DFT([.F400:.F667];1;[.H400];2)" table:style-name="ce1">
            <text:p>4,184784536</text:p>
          </table:table-cell>
          <table:table-cell table:number-columns-repeated="16374"/>
        </table:table-row>
        <table:table-row table:style-name="ro2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-0.41539399999999999" table:style-name="ce1">
            <text:p>-0,415394</text:p>
          </table:table-cell>
          <table:table-cell office:value-type="float" office:value="1.5167267" table:style-name="ce1">
            <text:p>1,5167267</text:p>
          </table:table-cell>
          <table:table-cell office:value-type="float" office:value="8.6059579999999993" table:style-name="ce1">
            <text:p>8,605958</text:p>
          </table:table-cell>
          <table:table-cell office:value-type="float" office:value="8.7484584445199758" table:formula="of:=SQRT(([.C401]*[.C401])+([.D401]*[.D401])+([.E401]*[.E401]))" table:style-name="ce2">
            <text:p>8,75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3.1326121520727241" table:formula="of:=_xll.DFT([.F401:.F668];1;[.$H401];1)" table:style-name="ce1">
            <text:p>3,132612152</text:p>
          </table:table-cell>
          <table:table-cell office:value-type="float" office:value="3.6220844433759067" table:formula="of:=_xll.DFT([.F401:.F668];1;[.H401];2)" table:style-name="ce1">
            <text:p>3,622084443</text:p>
          </table:table-cell>
          <table:table-cell table:number-columns-repeated="16374"/>
        </table:table-row>
        <table:table-row table:style-name="ro2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-0.98042560000000001" table:style-name="ce1">
            <text:p>-0,9804256</text:p>
          </table:table-cell>
          <table:table-cell office:value-type="float" office:value="1.9213469000000001" table:style-name="ce1">
            <text:p>1,9213469</text:p>
          </table:table-cell>
          <table:table-cell office:value-type="float" office:value="9.5600470000000008" table:style-name="ce1">
            <text:p>9,560047</text:p>
          </table:table-cell>
          <table:table-cell office:value-type="float" office:value="9.8003727944136898" table:formula="of:=SQRT(([.C402]*[.C402])+([.D402]*[.D402])+([.E402]*[.E402]))" table:style-name="ce2">
            <text:p>9,80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5.493243477001686" table:formula="of:=_xll.DFT([.F402:.F669];1;[.$H402];1)" table:style-name="ce1">
            <text:p>15,49324348</text:p>
          </table:table-cell>
          <table:table-cell office:value-type="float" office:value="-6.103304452422173E-2" table:formula="of:=_xll.DFT([.F402:.F669];1;[.H402];2)" table:style-name="ce1">
            <text:p>-0,061033045</text:p>
          </table:table-cell>
          <table:table-cell table:number-columns-repeated="16374"/>
        </table:table-row>
        <table:table-row table:style-name="ro2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-0.38067805999999998" table:style-name="ce1">
            <text:p>-0,38067806</text:p>
          </table:table-cell>
          <table:table-cell office:value-type="float" office:value="2.1918917000000002" table:style-name="ce1">
            <text:p>2,1918917</text:p>
          </table:table-cell>
          <table:table-cell office:value-type="float" office:value="8.9279785" table:style-name="ce1">
            <text:p>8,9279785</text:p>
          </table:table-cell>
          <table:table-cell office:value-type="float" office:value="9.2009839205574373" table:formula="of:=SQRT(([.C403]*[.C403])+([.D403]*[.D403])+([.E403]*[.E403]))" table:style-name="ce2">
            <text:p>9,20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7.3808322334162764" table:formula="of:=_xll.DFT([.F403:.F670];1;[.$H403];1)" table:style-name="ce1">
            <text:p>7,380832233</text:p>
          </table:table-cell>
          <table:table-cell office:value-type="float" office:value="4.2062190714848162" table:formula="of:=_xll.DFT([.F403:.F670];1;[.H403];2)" table:style-name="ce1">
            <text:p>4,206219071</text:p>
          </table:table-cell>
          <table:table-cell table:number-columns-repeated="16374"/>
        </table:table-row>
        <table:table-row table:style-name="ro2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-0.54468090000000002" table:style-name="ce1">
            <text:p>-0,5446809</text:p>
          </table:table-cell>
          <table:table-cell office:value-type="float" office:value="0.8463503" table:style-name="ce1">
            <text:p>0,8463503</text:p>
          </table:table-cell>
          <table:table-cell office:value-type="float" office:value="11.669339000000001" table:style-name="ce1">
            <text:p>11,669339</text:p>
          </table:table-cell>
          <table:table-cell office:value-type="float" office:value="11.712662328013042" table:formula="of:=SQRT(([.C404]*[.C404])+([.D404]*[.D404])+([.E404]*[.E404]))" table:style-name="ce2">
            <text:p>11,71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1.879864133164647" table:formula="of:=_xll.DFT([.F404:.F671];1;[.$H404];1)" table:style-name="ce1">
            <text:p>11,87986413</text:p>
          </table:table-cell>
          <table:table-cell office:value-type="float" office:value="1.2700423306358228" table:formula="of:=_xll.DFT([.F404:.F671];1;[.H404];2)" table:style-name="ce1">
            <text:p>1,270042331</text:p>
          </table:table-cell>
          <table:table-cell table:number-columns-repeated="16374"/>
        </table:table-row>
        <table:table-row table:style-name="ro2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-0.45968672999999999" table:style-name="ce1">
            <text:p>-0,45968673</text:p>
          </table:table-cell>
          <table:table-cell office:value-type="float" office:value="1.5993267" table:style-name="ce1">
            <text:p>1,5993267</text:p>
          </table:table-cell>
          <table:table-cell office:value-type="float" office:value="7.9702973000000004" table:style-name="ce1">
            <text:p>7,9702973</text:p>
          </table:table-cell>
          <table:table-cell office:value-type="float" office:value="8.1421616806262378" table:formula="of:=SQRT(([.C405]*[.C405])+([.D405]*[.D405])+([.E405]*[.E405]))" table:style-name="ce2">
            <text:p>8,1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4.4504598933726562" table:formula="of:=_xll.DFT([.F405:.F672];1;[.$H405];1)" table:style-name="ce1">
            <text:p>4,450459893</text:p>
          </table:table-cell>
          <table:table-cell office:value-type="float" office:value="-0.90513062520790433" table:formula="of:=_xll.DFT([.F405:.F672];1;[.H405];2)" table:style-name="ce1">
            <text:p>-0,905130625</text:p>
          </table:table-cell>
          <table:table-cell table:number-columns-repeated="16374"/>
        </table:table-row>
        <table:table-row table:style-name="ro2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-0.20231004" table:style-name="ce1">
            <text:p>-0,20231004</text:p>
          </table:table-cell>
          <table:table-cell office:value-type="float" office:value="3.2465373999999998" table:style-name="ce1">
            <text:p>3,2465374</text:p>
          </table:table-cell>
          <table:table-cell office:value-type="float" office:value="8.3844949999999994" table:style-name="ce1">
            <text:p>8,384495</text:p>
          </table:table-cell>
          <table:table-cell office:value-type="float" office:value="8.9933692711301774" table:formula="of:=SQRT(([.C406]*[.C406])+([.D406]*[.D406])+([.E406]*[.E406]))" table:style-name="ce2">
            <text:p>8,99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.4500821583089789" table:formula="of:=_xll.DFT([.F406:.F673];1;[.$H406];1)" table:style-name="ce1">
            <text:p>3,450082158</text:p>
          </table:table-cell>
          <table:table-cell office:value-type="float" office:value="4.1843073207844341" table:formula="of:=_xll.DFT([.F406:.F673];1;[.H406];2)" table:style-name="ce1">
            <text:p>4,184307321</text:p>
          </table:table-cell>
          <table:table-cell table:number-columns-repeated="16374"/>
        </table:table-row>
        <table:table-row table:style-name="ro2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-0.94092125000000004" table:style-name="ce1">
            <text:p>-0,94092125</text:p>
          </table:table-cell>
          <table:table-cell office:value-type="float" office:value="1.5298948000000001" table:style-name="ce1">
            <text:p>1,5298948</text:p>
          </table:table-cell>
          <table:table-cell office:value-type="float" office:value="10.714052000000001" table:style-name="ce1">
            <text:p>10,714052</text:p>
          </table:table-cell>
          <table:table-cell office:value-type="float" office:value="10.863554720093816" table:formula="of:=SQRT(([.C407]*[.C407])+([.D407]*[.D407])+([.E407]*[.E407]))" table:style-name="ce2">
            <text:p>10,86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22.894779701160598" table:formula="of:=_xll.DFT([.F407:.F674];1;[.$H407];1)" table:style-name="ce1">
            <text:p>22,8947797</text:p>
          </table:table-cell>
          <table:table-cell office:value-type="float" office:value="3.5389363651455668" table:formula="of:=_xll.DFT([.F407:.F674];1;[.H407];2)" table:style-name="ce1">
            <text:p>3,538936365</text:p>
          </table:table-cell>
          <table:table-cell table:number-columns-repeated="16374"/>
        </table:table-row>
        <table:table-row table:style-name="ro2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-0.83797060000000001" table:style-name="ce1">
            <text:p>-0,8379706</text:p>
          </table:table-cell>
          <table:table-cell office:value-type="float" office:value="0.96845460000000005" table:style-name="ce1">
            <text:p>0,9684546</text:p>
          </table:table-cell>
          <table:table-cell office:value-type="float" office:value="10.228028999999999" table:style-name="ce1">
            <text:p>10,228029</text:p>
          </table:table-cell>
          <table:table-cell office:value-type="float" office:value="10.30789388107806" table:formula="of:=SQRT(([.C408]*[.C408])+([.D408]*[.D408])+([.E408]*[.E408]))" table:style-name="ce2">
            <text:p>10,31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17.77842499391997" table:formula="of:=_xll.DFT([.F408:.F675];1;[.$H408];1)" table:style-name="ce1">
            <text:p>17,77842499</text:p>
          </table:table-cell>
          <table:table-cell office:value-type="float" office:value="-0.82796268358437464" table:formula="of:=_xll.DFT([.F408:.F675];1;[.H408];2)" table:style-name="ce1">
            <text:p>-0,827962684</text:p>
          </table:table-cell>
          <table:table-cell table:number-columns-repeated="16374"/>
        </table:table-row>
        <table:table-row table:style-name="ro2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-0.87986909999999996" table:style-name="ce1">
            <text:p>-0,8798691</text:p>
          </table:table-cell>
          <table:table-cell office:value-type="float" office:value="1.9393034" table:style-name="ce1">
            <text:p>1,9393034</text:p>
          </table:table-cell>
          <table:table-cell office:value-type="float" office:value="7.8649525999999996" table:style-name="ce1">
            <text:p>7,8649526</text:p>
          </table:table-cell>
          <table:table-cell office:value-type="float" office:value="8.1481621676690459" table:formula="of:=SQRT(([.C409]*[.C409])+([.D409]*[.D409])+([.E409]*[.E409]))" table:style-name="ce2">
            <text:p>8,15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.5141661877045536" table:formula="of:=_xll.DFT([.F409:.F676];1;[.$H409];1)" table:style-name="ce1">
            <text:p>8,514166188</text:p>
          </table:table-cell>
          <table:table-cell office:value-type="float" office:value="3.3946125563403386" table:formula="of:=_xll.DFT([.F409:.F676];1;[.H409];2)" table:style-name="ce1">
            <text:p>3,394612556</text:p>
          </table:table-cell>
          <table:table-cell table:number-columns-repeated="16374"/>
        </table:table-row>
        <table:table-row table:style-name="ro2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-0.5506664" table:style-name="ce1">
            <text:p>-0,5506664</text:p>
          </table:table-cell>
          <table:table-cell office:value-type="float" office:value="2.1236570000000001" table:style-name="ce1">
            <text:p>2,123657</text:p>
          </table:table-cell>
          <table:table-cell office:value-type="float" office:value="10.496181" table:style-name="ce1">
            <text:p>10,496181</text:p>
          </table:table-cell>
          <table:table-cell office:value-type="float" office:value="10.723011149975504" table:formula="of:=SQRT(([.C410]*[.C410])+([.D410]*[.D410])+([.E410]*[.E410]))" table:style-name="ce2">
            <text:p>10,72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2.668155471992739" table:formula="of:=_xll.DFT([.F410:.F677];1;[.$H410];1)" table:style-name="ce1">
            <text:p>12,66815547</text:p>
          </table:table-cell>
          <table:table-cell office:value-type="float" office:value="1.4721711730310738" table:formula="of:=_xll.DFT([.F410:.F677];1;[.H410];2)" table:style-name="ce1">
            <text:p>1,472171173</text:p>
          </table:table-cell>
          <table:table-cell table:number-columns-repeated="16374"/>
        </table:table-row>
        <table:table-row table:style-name="ro2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0.93493574999999995" table:style-name="ce1">
            <text:p>0,93493575</text:p>
          </table:table-cell>
          <table:table-cell office:value-type="float" office:value="2.1966800000000002" table:style-name="ce1">
            <text:p>2,19668</text:p>
          </table:table-cell>
          <table:table-cell office:value-type="float" office:value="9.811439" table:style-name="ce1">
            <text:p>9,811439</text:p>
          </table:table-cell>
          <table:table-cell office:value-type="float" office:value="10.097714747889697" table:formula="of:=SQRT(([.C411]*[.C411])+([.D411]*[.D411])+([.E411]*[.E411]))" table:style-name="ce2">
            <text:p>10,10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25.135245129012528" table:formula="of:=_xll.DFT([.F411:.F678];1;[.$H411];1)" table:style-name="ce1">
            <text:p>25,13524513</text:p>
          </table:table-cell>
          <table:table-cell office:value-type="float" office:value="2.5911043456223752" table:formula="of:=_xll.DFT([.F411:.F678];1;[.H411];2)" table:style-name="ce1">
            <text:p>2,591104346</text:p>
          </table:table-cell>
          <table:table-cell table:number-columns-repeated="16374"/>
        </table:table-row>
        <table:table-row table:style-name="ro2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0.28730420000000001" table:style-name="ce1">
            <text:p>0,2873042</text:p>
          </table:table-cell>
          <table:table-cell office:value-type="float" office:value="2.1404163999999999" table:style-name="ce1">
            <text:p>2,1404164</text:p>
          </table:table-cell>
          <table:table-cell office:value-type="float" office:value="7.6578540000000004" table:style-name="ce1">
            <text:p>7,657854</text:p>
          </table:table-cell>
          <table:table-cell office:value-type="float" office:value="7.9565478666342857" table:formula="of:=SQRT(([.C412]*[.C412])+([.D412]*[.D412])+([.E412]*[.E412]))" table:style-name="ce2">
            <text:p>7,9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3.9968516862150358" table:formula="of:=_xll.DFT([.F412:.F679];1;[.$H412];1)" table:style-name="ce1">
            <text:p>3,996851686</text:p>
          </table:table-cell>
          <table:table-cell office:value-type="float" office:value="-1.475188630148474" table:formula="of:=_xll.DFT([.F412:.F679];1;[.H412];2)" table:style-name="ce1">
            <text:p>-1,47518863</text:p>
          </table:table-cell>
          <table:table-cell table:number-columns-repeated="16374"/>
        </table:table-row>
        <table:table-row table:style-name="ro2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-0.42497079999999998" table:style-name="ce1">
            <text:p>-0,4249708</text:p>
          </table:table-cell>
          <table:table-cell office:value-type="float" office:value="3.3423056999999998" table:style-name="ce1">
            <text:p>3,3423057</text:p>
          </table:table-cell>
          <table:table-cell office:value-type="float" office:value="11.320983" table:style-name="ce1">
            <text:p>11,320983</text:p>
          </table:table-cell>
          <table:table-cell office:value-type="float" office:value="11.811700286554604" table:formula="of:=SQRT(([.C413]*[.C413])+([.D413]*[.D413])+([.E413]*[.E413]))" table:style-name="ce2">
            <text:p>11,81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13.576124322898933" table:formula="of:=_xll.DFT([.F413:.F680];1;[.$H413];1)" table:style-name="ce1">
            <text:p>13,57612432</text:p>
          </table:table-cell>
          <table:table-cell office:value-type="float" office:value="3.0621098357539376" table:formula="of:=_xll.DFT([.F413:.F680];1;[.H413];2)" table:style-name="ce1">
            <text:p>3,062109836</text:p>
          </table:table-cell>
          <table:table-cell table:number-columns-repeated="16374"/>
        </table:table-row>
        <table:table-row table:style-name="ro2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-0.65840549999999998" table:style-name="ce1">
            <text:p>-0,6584055</text:p>
          </table:table-cell>
          <table:table-cell office:value-type="float" office:value="1.6460136000000001" table:style-name="ce1">
            <text:p>1,6460136</text:p>
          </table:table-cell>
          <table:table-cell office:value-type="float" office:value="9.6809550000000009" table:style-name="ce1">
            <text:p>9,680955</text:p>
          </table:table-cell>
          <table:table-cell office:value-type="float" office:value="9.841938238265886" table:formula="of:=SQRT(([.C414]*[.C414])+([.D414]*[.D414])+([.E414]*[.E414]))" table:style-name="ce2">
            <text:p>9,84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5.853184165319078" table:formula="of:=_xll.DFT([.F414:.F681];1;[.$H414];1)" table:style-name="ce1">
            <text:p>15,85318417</text:p>
          </table:table-cell>
          <table:table-cell office:value-type="float" office:value="2.1064244020478724" table:formula="of:=_xll.DFT([.F414:.F681];1;[.H414];2)" table:style-name="ce1">
            <text:p>2,106424402</text:p>
          </table:table-cell>
          <table:table-cell table:number-columns-repeated="16374"/>
        </table:table-row>
        <table:table-row table:style-name="ro2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-0.19273324" table:style-name="ce1">
            <text:p>-0,19273324</text:p>
          </table:table-cell>
          <table:table-cell office:value-type="float" office:value="2.0829553999999999" table:style-name="ce1">
            <text:p>2,0829554</text:p>
          </table:table-cell>
          <table:table-cell office:value-type="float" office:value="7.9750857000000002" table:style-name="ce1">
            <text:p>7,9750857</text:p>
          </table:table-cell>
          <table:table-cell office:value-type="float" office:value="8.2448675685261641" table:formula="of:=SQRT(([.C415]*[.C415])+([.D415]*[.D415])+([.E415]*[.E415]))" table:style-name="ce2">
            <text:p>8,24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39.062113259276693" table:formula="of:=_xll.DFT([.F415:.F682];1;[.$H415];1)" table:style-name="ce1">
            <text:p>39,06211326</text:p>
          </table:table-cell>
          <table:table-cell office:value-type="float" office:value="3.7369978630660512" table:formula="of:=_xll.DFT([.F415:.F682];1;[.H415];2)" table:style-name="ce1">
            <text:p>3,736997863</text:p>
          </table:table-cell>
          <table:table-cell table:number-columns-repeated="16374"/>
        </table:table-row>
        <table:table-row table:style-name="ro2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0.15322891" table:style-name="ce1">
            <text:p>0,15322891</text:p>
          </table:table-cell>
          <table:table-cell office:value-type="float" office:value="2.979584" table:style-name="ce1">
            <text:p>2,979584</text:p>
          </table:table-cell>
          <table:table-cell office:value-type="float" office:value="9.1925369999999997" table:style-name="ce1">
            <text:p>9,192537</text:p>
          </table:table-cell>
          <table:table-cell office:value-type="float" office:value="9.6645815433615532" table:formula="of:=SQRT(([.C416]*[.C416])+([.D416]*[.D416])+([.E416]*[.E416]))" table:style-name="ce2">
            <text:p>9,66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25.280713816448483" table:formula="of:=_xll.DFT([.F416:.F683];1;[.$H416];1)" table:style-name="ce1">
            <text:p>25,28071382</text:p>
          </table:table-cell>
          <table:table-cell office:value-type="float" office:value="4.6761442191619373" table:formula="of:=_xll.DFT([.F416:.F683];1;[.H416];2)" table:style-name="ce1">
            <text:p>4,676144219</text:p>
          </table:table-cell>
          <table:table-cell table:number-columns-repeated="16374"/>
        </table:table-row>
        <table:table-row table:style-name="ro2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0.38307226" table:style-name="ce1">
            <text:p>0,38307226</text:p>
          </table:table-cell>
          <table:table-cell office:value-type="float" office:value="1.1755530999999999" table:style-name="ce1">
            <text:p>1,1755531</text:p>
          </table:table-cell>
          <table:table-cell office:value-type="float" office:value="9.8521400000000003" table:style-name="ce1">
            <text:p>9,85214</text:p>
          </table:table-cell>
          <table:table-cell office:value-type="float" office:value="9.9294175069286474" table:formula="of:=SQRT(([.C417]*[.C417])+([.D417]*[.D417])+([.E417]*[.E417]))" table:style-name="ce2">
            <text:p>9,93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9.761573821436436" table:formula="of:=_xll.DFT([.F417:.F684];1;[.$H417];1)" table:style-name="ce1">
            <text:p>19,76157382</text:p>
          </table:table-cell>
          <table:table-cell office:value-type="float" office:value="-1.269569686440865" table:formula="of:=_xll.DFT([.F417:.F684];1;[.H417];2)" table:style-name="ce1">
            <text:p>-1,269569686</text:p>
          </table:table-cell>
          <table:table-cell table:number-columns-repeated="16374"/>
        </table:table-row>
        <table:table-row table:style-name="ro2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0.14484920000000001" table:style-name="ce1">
            <text:p>0,1448492</text:p>
          </table:table-cell>
          <table:table-cell office:value-type="float" office:value="1.757344" table:style-name="ce1">
            <text:p>1,757344</text:p>
          </table:table-cell>
          <table:table-cell office:value-type="float" office:value="8.3701299999999996" table:style-name="ce1">
            <text:p>8,37013</text:p>
          </table:table-cell>
          <table:table-cell office:value-type="float" office:value="8.5538479903477729" table:formula="of:=SQRT(([.C418]*[.C418])+([.D418]*[.D418])+([.E418]*[.E418]))" table:style-name="ce2">
            <text:p>8,5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5.91158884169977" table:formula="of:=_xll.DFT([.F418:.F685];1;[.$H418];1)" table:style-name="ce1">
            <text:p>15,91158884</text:p>
          </table:table-cell>
          <table:table-cell office:value-type="float" office:value="0.48189610970874613" table:formula="of:=_xll.DFT([.F418:.F685];1;[.H418];2)" table:style-name="ce1">
            <text:p>0,48189611</text:p>
          </table:table-cell>
          <table:table-cell table:number-columns-repeated="16374"/>
        </table:table-row>
        <table:table-row table:style-name="ro2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0.4285621" table:style-name="ce1">
            <text:p>0,4285621</text:p>
          </table:table-cell>
          <table:table-cell office:value-type="float" office:value="2.5019407" table:style-name="ce1">
            <text:p>2,5019407</text:p>
          </table:table-cell>
          <table:table-cell office:value-type="float" office:value="8.8645315" table:style-name="ce1">
            <text:p>8,8645315</text:p>
          </table:table-cell>
          <table:table-cell office:value-type="float" office:value="9.2208075272377936" table:formula="of:=SQRT(([.C419]*[.C419])+([.D419]*[.D419])+([.E419]*[.E419]))" table:style-name="ce2">
            <text:p>9,22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7.3635149953286145" table:formula="of:=_xll.DFT([.F419:.F686];1;[.$H419];1)" table:style-name="ce1">
            <text:p>7,363514995</text:p>
          </table:table-cell>
          <table:table-cell office:value-type="float" office:value="2.8108250478522487" table:formula="of:=_xll.DFT([.F419:.F686];1;[.H419];2)" table:style-name="ce1">
            <text:p>2,810825048</text:p>
          </table:table-cell>
          <table:table-cell table:number-columns-repeated="16374"/>
        </table:table-row>
        <table:table-row table:style-name="ro2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-0.79487496999999996" table:style-name="ce1">
            <text:p>-0,79487497</text:p>
          </table:table-cell>
          <table:table-cell office:value-type="float" office:value="2.8431145999999998" table:style-name="ce1">
            <text:p>2,8431146</text:p>
          </table:table-cell>
          <table:table-cell office:value-type="float" office:value="9.7898899999999998" table:style-name="ce1">
            <text:p>9,78989</text:p>
          </table:table-cell>
          <table:table-cell office:value-type="float" office:value="10.225315303635661" table:formula="of:=SQRT(([.C420]*[.C420])+([.D420]*[.D420])+([.E420]*[.E420]))" table:style-name="ce2">
            <text:p>10,23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12.590918627111229" table:formula="of:=_xll.DFT([.F420:.F687];1;[.$H420];1)" table:style-name="ce1">
            <text:p>12,59091863</text:p>
          </table:table-cell>
          <table:table-cell office:value-type="float" office:value="2.9122493143208192" table:formula="of:=_xll.DFT([.F420:.F687];1;[.H420];2)" table:style-name="ce1">
            <text:p>2,912249314</text:p>
          </table:table-cell>
          <table:table-cell table:number-columns-repeated="16374"/>
        </table:table-row>
        <table:table-row table:style-name="ro2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-0.70868370000000003" table:style-name="ce1">
            <text:p>-0,7086837</text:p>
          </table:table-cell>
          <table:table-cell office:value-type="float" office:value="1.3251907000000001" table:style-name="ce1">
            <text:p>1,3251907</text:p>
          </table:table-cell>
          <table:table-cell office:value-type="float" office:value="9.7288390000000007" table:style-name="ce1">
            <text:p>9,728839</text:p>
          </table:table-cell>
          <table:table-cell office:value-type="float" office:value="9.8442201959288376" table:formula="of:=SQRT(([.C421]*[.C421])+([.D421]*[.D421])+([.E421]*[.E421]))" table:style-name="ce2">
            <text:p>9,84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53.827602959943185" table:formula="of:=_xll.DFT([.F421:.F688];1;[.$H421];1)" table:style-name="ce1">
            <text:p>53,82760296</text:p>
          </table:table-cell>
          <table:table-cell office:value-type="float" office:value="-1.3665225069247882" table:formula="of:=_xll.DFT([.F421:.F688];1;[.H421];2)" table:style-name="ce1">
            <text:p>-1,366522507</text:p>
          </table:table-cell>
          <table:table-cell table:number-columns-repeated="16374"/>
        </table:table-row>
        <table:table-row table:style-name="ro2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-0.49081134999999998" table:style-name="ce1">
            <text:p>-0,49081135</text:p>
          </table:table-cell>
          <table:table-cell office:value-type="float" office:value="1.9835961" table:style-name="ce1">
            <text:p>1,9835961</text:p>
          </table:table-cell>
          <table:table-cell office:value-type="float" office:value="8.6574334999999998" table:style-name="ce1">
            <text:p>8,6574335</text:p>
          </table:table-cell>
          <table:table-cell office:value-type="float" office:value="8.8953192228354734" table:formula="of:=SQRT(([.C422]*[.C422])+([.D422]*[.D422])+([.E422]*[.E422]))" table:style-name="ce2">
            <text:p>8,90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31.327827071738515" table:formula="of:=_xll.DFT([.F422:.F689];1;[.$H422];1)" table:style-name="ce1">
            <text:p>31,32782707</text:p>
          </table:table-cell>
          <table:table-cell office:value-type="float" office:value="-0.85753400007538039" table:formula="of:=_xll.DFT([.F422:.F689];1;[.H422];2)" table:style-name="ce1">
            <text:p>-0,857534</text:p>
          </table:table-cell>
          <table:table-cell table:number-columns-repeated="16374"/>
        </table:table-row>
        <table:table-row table:style-name="ro2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-0.26695350000000001" table:style-name="ce1">
            <text:p>-0,2669535</text:p>
          </table:table-cell>
          <table:table-cell office:value-type="float" office:value="2.0685902" table:style-name="ce1">
            <text:p>2,0685902</text:p>
          </table:table-cell>
          <table:table-cell office:value-type="float" office:value="9.1039519999999996" table:style-name="ce1">
            <text:p>9,103952</text:p>
          </table:table-cell>
          <table:table-cell office:value-type="float" office:value="9.3398218186966648" table:formula="of:=SQRT(([.C423]*[.C423])+([.D423]*[.D423])+([.E423]*[.E423]))" table:style-name="ce2">
            <text:p>9,34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8.775728544873051" table:formula="of:=_xll.DFT([.F423:.F690];1;[.$H423];1)" table:style-name="ce1">
            <text:p>28,77572854</text:p>
          </table:table-cell>
          <table:table-cell office:value-type="float" office:value="1.4006688148756965" table:formula="of:=_xll.DFT([.F423:.F690];1;[.H423];2)" table:style-name="ce1">
            <text:p>1,400668815</text:p>
          </table:table-cell>
          <table:table-cell table:number-columns-repeated="16374"/>
        </table:table-row>
        <table:table-row table:style-name="ro2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-0.24301147000000001" table:style-name="ce1">
            <text:p>-0,24301147</text:p>
          </table:table-cell>
          <table:table-cell office:value-type="float" office:value="0.64523739999999996" table:style-name="ce1">
            <text:p>0,6452374</text:p>
          </table:table-cell>
          <table:table-cell office:value-type="float" office:value="10.38485" table:style-name="ce1">
            <text:p>10,38485</text:p>
          </table:table-cell>
          <table:table-cell office:value-type="float" office:value="10.407713264661471" table:formula="of:=SQRT(([.C424]*[.C424])+([.D424]*[.D424])+([.E424]*[.E424]))" table:style-name="ce2">
            <text:p>10,41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2.375821698470837" table:formula="of:=_xll.DFT([.F424:.F691];1;[.$H424];1)" table:style-name="ce1">
            <text:p>42,3758217</text:p>
          </table:table-cell>
          <table:table-cell office:value-type="float" office:value="2.6906583029597173" table:formula="of:=_xll.DFT([.F424:.F691];1;[.H424];2)" table:style-name="ce1">
            <text:p>2,690658303</text:p>
          </table:table-cell>
          <table:table-cell table:number-columns-repeated="16374"/>
        </table:table-row>
        <table:table-row table:style-name="ro2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0.20111293999999999" table:style-name="ce1">
            <text:p>0,20111294</text:p>
          </table:table-cell>
          <table:table-cell office:value-type="float" office:value="1.6567875999999999" table:style-name="ce1">
            <text:p>1,6567876</text:p>
          </table:table-cell>
          <table:table-cell office:value-type="float" office:value="9.0979659999999996" table:style-name="ce1">
            <text:p>9,097966</text:p>
          </table:table-cell>
          <table:table-cell office:value-type="float" office:value="9.2497771272234015" table:formula="of:=SQRT(([.C425]*[.C425])+([.D425]*[.D425])+([.E425]*[.E425]))" table:style-name="ce2">
            <text:p>9,2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32.390520421392374" table:formula="of:=_xll.DFT([.F425:.F692];1;[.$H425];1)" table:style-name="ce1">
            <text:p>32,39052042</text:p>
          </table:table-cell>
          <table:table-cell office:value-type="float" office:value="-0.41358725763093263" table:formula="of:=_xll.DFT([.F425:.F692];1;[.H425];2)" table:style-name="ce1">
            <text:p>-0,413587258</text:p>
          </table:table-cell>
          <table:table-cell table:number-columns-repeated="16374"/>
        </table:table-row>
        <table:table-row table:style-name="ro2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-0.15682020999999999" table:style-name="ce1">
            <text:p>-0,15682021</text:p>
          </table:table-cell>
          <table:table-cell office:value-type="float" office:value="1.9416975999999999" table:style-name="ce1">
            <text:p>1,9416976</text:p>
          </table:table-cell>
          <table:table-cell office:value-type="float" office:value="9.8724910000000001" table:style-name="ce1">
            <text:p>9,872491</text:p>
          </table:table-cell>
          <table:table-cell office:value-type="float" office:value="10.062845556461214" table:formula="of:=SQRT(([.C426]*[.C426])+([.D426]*[.D426])+([.E426]*[.E426]))" table:style-name="ce2">
            <text:p>10,06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8.0347288602938729" table:formula="of:=_xll.DFT([.F426:.F693];1;[.$H426];1)" table:style-name="ce1">
            <text:p>8,03472886</text:p>
          </table:table-cell>
          <table:table-cell office:value-type="float" office:value="2.8420131248703586" table:formula="of:=_xll.DFT([.F426:.F693];1;[.H426];2)" table:style-name="ce1">
            <text:p>2,842013125</text:p>
          </table:table-cell>
          <table:table-cell table:number-columns-repeated="16374"/>
        </table:table-row>
        <table:table-row table:style-name="ro2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-1.2461819999999999" table:style-name="ce1">
            <text:p>-1,246182</text:p>
          </table:table-cell>
          <table:table-cell office:value-type="float" office:value="1.6998831999999999" table:style-name="ce1">
            <text:p>1,6998832</text:p>
          </table:table-cell>
          <table:table-cell office:value-type="float" office:value="7.8697410000000003" table:style-name="ce1">
            <text:p>7,869741</text:p>
          </table:table-cell>
          <table:table-cell office:value-type="float" office:value="8.1471096640371332" table:formula="of:=SQRT(([.C427]*[.C427])+([.D427]*[.D427])+([.E427]*[.E427]))" table:style-name="ce2">
            <text:p>8,15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14.921786168871856" table:formula="of:=_xll.DFT([.F427:.F694];1;[.$H427];1)" table:style-name="ce1">
            <text:p>14,92178617</text:p>
          </table:table-cell>
          <table:table-cell office:value-type="float" office:value="3.980231870201731" table:formula="of:=_xll.DFT([.F427:.F694];1;[.H427];2)" table:style-name="ce1">
            <text:p>3,98023187</text:p>
          </table:table-cell>
          <table:table-cell table:number-columns-repeated="16374"/>
        </table:table-row>
        <table:table-row table:style-name="ro2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-0.30885202" table:style-name="ce1">
            <text:p>-0,30885202</text:p>
          </table:table-cell>
          <table:table-cell office:value-type="float" office:value="1.3275849" table:style-name="ce1">
            <text:p>1,3275849</text:p>
          </table:table-cell>
          <table:table-cell office:value-type="float" office:value="9.8293949999999999" table:style-name="ce1">
            <text:p>9,829395</text:p>
          </table:table-cell>
          <table:table-cell office:value-type="float" office:value="9.9234508767359291" table:formula="of:=SQRT(([.C428]*[.C428])+([.D428]*[.D428])+([.E428]*[.E428]))" table:style-name="ce2">
            <text:p>9,92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6.35675704477741" table:formula="of:=_xll.DFT([.F428:.F695];1;[.$H428];1)" table:style-name="ce1">
            <text:p>56,35675704</text:p>
          </table:table-cell>
          <table:table-cell office:value-type="float" office:value="1.8139279388582832" table:formula="of:=_xll.DFT([.F428:.F695];1;[.H428];2)" table:style-name="ce1">
            <text:p>1,813927939</text:p>
          </table:table-cell>
          <table:table-cell table:number-columns-repeated="16374"/>
        </table:table-row>
        <table:table-row table:style-name="ro2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-0.32441434000000002" table:style-name="ce1">
            <text:p>-0,32441434</text:p>
          </table:table-cell>
          <table:table-cell office:value-type="float" office:value="2.2361844" table:style-name="ce1">
            <text:p>2,2361844</text:p>
          </table:table-cell>
          <table:table-cell office:value-type="float" office:value="8.7795369999999995" table:style-name="ce1">
            <text:p>8,779537</text:p>
          </table:table-cell>
          <table:table-cell office:value-type="float" office:value="9.0656513979509477" table:formula="of:=SQRT(([.C429]*[.C429])+([.D429]*[.D429])+([.E429]*[.E429]))" table:style-name="ce2">
            <text:p>9,07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0.498001832950465" table:formula="of:=_xll.DFT([.F429:.F696];1;[.$H429];1)" table:style-name="ce1">
            <text:p>10,49800183</text:p>
          </table:table-cell>
          <table:table-cell office:value-type="float" office:value="2.8453797815235906" table:formula="of:=_xll.DFT([.F429:.F696];1;[.H429];2)" table:style-name="ce1">
            <text:p>2,845379782</text:p>
          </table:table-cell>
          <table:table-cell table:number-columns-repeated="16374"/>
        </table:table-row>
        <table:table-row table:style-name="ro2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0.65960260000000004" table:style-name="ce1">
            <text:p>0,6596026</text:p>
          </table:table-cell>
          <table:table-cell office:value-type="float" office:value="1.1204864000000001" table:style-name="ce1">
            <text:p>1,1204864</text:p>
          </table:table-cell>
          <table:table-cell office:value-type="float" office:value="11.177331000000001" table:style-name="ce1">
            <text:p>11,177331</text:p>
          </table:table-cell>
          <table:table-cell office:value-type="float" office:value="11.252701615437633" table:formula="of:=SQRT(([.C430]*[.C430])+([.D430]*[.D430])+([.E430]*[.E430]))" table:style-name="ce2">
            <text:p>11,25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7.033540933259584" table:formula="of:=_xll.DFT([.F430:.F697];1;[.$H430];1)" table:style-name="ce1">
            <text:p>17,03354093</text:p>
          </table:table-cell>
          <table:table-cell office:value-type="float" office:value="-0.66931706691347925" table:formula="of:=_xll.DFT([.F430:.F697];1;[.H430];2)" table:style-name="ce1">
            <text:p>-0,669317067</text:p>
          </table:table-cell>
          <table:table-cell table:number-columns-repeated="16374"/>
        </table:table-row>
        <table:table-row table:style-name="ro2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0.56383450000000002" table:style-name="ce1">
            <text:p>0,5638345</text:p>
          </table:table-cell>
          <table:table-cell office:value-type="float" office:value="1.2808979" table:style-name="ce1">
            <text:p>1,2808979</text:p>
          </table:table-cell>
          <table:table-cell office:value-type="float" office:value="9.8617170000000005" table:style-name="ce1">
            <text:p>9,861717</text:p>
          </table:table-cell>
          <table:table-cell office:value-type="float" office:value="9.960525636817751" table:formula="of:=SQRT(([.C431]*[.C431])+([.D431]*[.D431])+([.E431]*[.E431]))" table:style-name="ce2">
            <text:p>9,96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29.481140555223323" table:formula="of:=_xll.DFT([.F431:.F698];1;[.$H431];1)" table:style-name="ce1">
            <text:p>29,48114056</text:p>
          </table:table-cell>
          <table:table-cell office:value-type="float" office:value="4.2363546526737936" table:formula="of:=_xll.DFT([.F431:.F698];1;[.H431];2)" table:style-name="ce1">
            <text:p>4,236354653</text:p>
          </table:table-cell>
          <table:table-cell table:number-columns-repeated="16374"/>
        </table:table-row>
        <table:table-row table:style-name="ro2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-7.7811554000000005E-2" table:style-name="ce1">
            <text:p>-0,077811554</text:p>
          </table:table-cell>
          <table:table-cell office:value-type="float" office:value="2.1392193000000002" table:style-name="ce1">
            <text:p>2,1392193</text:p>
          </table:table-cell>
          <table:table-cell office:value-type="float" office:value="8.0505030000000009" table:style-name="ce1">
            <text:p>8,050503</text:p>
          </table:table-cell>
          <table:table-cell office:value-type="float" office:value="8.3302408371209413" table:formula="of:=SQRT(([.C432]*[.C432])+([.D432]*[.D432])+([.E432]*[.E432]))" table:style-name="ce2">
            <text:p>8,33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9.5850466709510407" table:formula="of:=_xll.DFT([.F432:.F699];1;[.$H432];1)" table:style-name="ce1">
            <text:p>9,585046671</text:p>
          </table:table-cell>
          <table:table-cell office:value-type="float" office:value="2.9705922056298615" table:formula="of:=_xll.DFT([.F432:.F699];1;[.H432];2)" table:style-name="ce1">
            <text:p>2,970592206</text:p>
          </table:table-cell>
          <table:table-cell table:number-columns-repeated="16374"/>
        </table:table-row>
        <table:table-row table:style-name="ro2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0.108936176" table:style-name="ce1">
            <text:p>0,108936176</text:p>
          </table:table-cell>
          <table:table-cell office:value-type="float" office:value="2.2768856999999998" table:style-name="ce1">
            <text:p>2,2768857</text:p>
          </table:table-cell>
          <table:table-cell office:value-type="float" office:value="11.648989" table:style-name="ce1">
            <text:p>11,648989</text:p>
          </table:table-cell>
          <table:table-cell office:value-type="float" office:value="11.869920821278759" table:formula="of:=SQRT(([.C433]*[.C433])+([.D433]*[.D433])+([.E433]*[.E433]))" table:style-name="ce2">
            <text:p>11,87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8.9732092302846613" table:formula="of:=_xll.DFT([.F433:.F700];1;[.$H433];1)" table:style-name="ce1">
            <text:p>8,97320923</text:p>
          </table:table-cell>
          <table:table-cell office:value-type="float" office:value="0.57828057924622578" table:formula="of:=_xll.DFT([.F433:.F700];1;[.H433];2)" table:style-name="ce1">
            <text:p>0,578280579</text:p>
          </table:table-cell>
          <table:table-cell table:number-columns-repeated="16374"/>
        </table:table-row>
        <table:table-row table:style-name="ro2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.6759412000000001E-2" table:style-name="ce1">
            <text:p>0,016759412</text:p>
          </table:table-cell>
          <table:table-cell office:value-type="float" office:value="2.2457612" table:style-name="ce1">
            <text:p>2,2457612</text:p>
          </table:table-cell>
          <table:table-cell office:value-type="float" office:value="10.1621895" table:style-name="ce1">
            <text:p>10,1621895</text:p>
          </table:table-cell>
          <table:table-cell office:value-type="float" office:value="10.407392549492226" table:formula="of:=SQRT(([.C434]*[.C434])+([.D434]*[.D434])+([.E434]*[.E434]))" table:style-name="ce2">
            <text:p>10,41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9.48816881740613" table:formula="of:=_xll.DFT([.F434:.F701];1;[.$H434];1)" table:style-name="ce1">
            <text:p>19,48816882</text:p>
          </table:table-cell>
          <table:table-cell office:value-type="float" office:value="-0.68041874146842107" table:formula="of:=_xll.DFT([.F434:.F701];1;[.H434];2)" table:style-name="ce1">
            <text:p>-0,680418741</text:p>
          </table:table-cell>
          <table:table-cell table:number-columns-repeated="16374"/>
        </table:table-row>
        <table:table-row table:style-name="ro2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-6.3446340000000004E-2" table:style-name="ce1">
            <text:p>-0,06344634</text:p>
          </table:table-cell>
          <table:table-cell office:value-type="float" office:value="2.0913352999999999" table:style-name="ce1">
            <text:p>2,0913353</text:p>
          </table:table-cell>
          <table:table-cell office:value-type="float" office:value="8.7160910000000005" table:style-name="ce1">
            <text:p>8,716091</text:p>
          </table:table-cell>
          <table:table-cell office:value-type="float" office:value="8.9637018633690886" table:formula="of:=SQRT(([.C435]*[.C435])+([.D435]*[.D435])+([.E435]*[.E435]))" table:style-name="ce2">
            <text:p>8,9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5.8365921115825463" table:formula="of:=_xll.DFT([.F435:.F702];1;[.$H435];1)" table:style-name="ce1">
            <text:p>5,836592112</text:p>
          </table:table-cell>
          <table:table-cell office:value-type="float" office:value="-0.14610371824802471" table:formula="of:=_xll.DFT([.F435:.F702];1;[.H435];2)" table:style-name="ce1">
            <text:p>-0,146103718</text:p>
          </table:table-cell>
          <table:table-cell table:number-columns-repeated="16374"/>
        </table:table-row>
        <table:table-row table:style-name="ro2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-0.18555062999999999" table:style-name="ce1">
            <text:p>-0,18555063</text:p>
          </table:table-cell>
          <table:table-cell office:value-type="float" office:value="2.2110452999999999" table:style-name="ce1">
            <text:p>2,2110453</text:p>
          </table:table-cell>
          <table:table-cell office:value-type="float" office:value="10.144233" table:style-name="ce1">
            <text:p>10,144233</text:p>
          </table:table-cell>
          <table:table-cell office:value-type="float" office:value="10.384055735271961" table:formula="of:=SQRT(([.C436]*[.C436])+([.D436]*[.D436])+([.E436]*[.E436]))" table:style-name="ce2">
            <text:p>10,38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1.420994485602591" table:formula="of:=_xll.DFT([.F436:.F703];1;[.$H436];1)" table:style-name="ce1">
            <text:p>21,42099449</text:p>
          </table:table-cell>
          <table:table-cell office:value-type="float" office:value="4.5345730811844236" table:formula="of:=_xll.DFT([.F436:.F703];1;[.H436];2)" table:style-name="ce1">
            <text:p>4,534573081</text:p>
          </table:table-cell>
          <table:table-cell table:number-columns-repeated="16374"/>
        </table:table-row>
        <table:table-row table:style-name="ro2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-0.47524905000000001" table:style-name="ce1">
            <text:p>-0,47524905</text:p>
          </table:table-cell>
          <table:table-cell office:value-type="float" office:value="0.98641109999999999" table:style-name="ce1">
            <text:p>0,9864111</text:p>
          </table:table-cell>
          <table:table-cell office:value-type="float" office:value="9.1314849999999996" table:style-name="ce1">
            <text:p>9,131485</text:p>
          </table:table-cell>
          <table:table-cell office:value-type="float" office:value="9.1968954991863487" table:formula="of:=SQRT(([.C437]*[.C437])+([.D437]*[.D437])+([.E437]*[.E437]))" table:style-name="ce2">
            <text:p>9,20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36.574895584914913" table:formula="of:=_xll.DFT([.F437:.F704];1;[.$H437];1)" table:style-name="ce1">
            <text:p>36,57489558</text:p>
          </table:table-cell>
          <table:table-cell office:value-type="float" office:value="1.8486695418140451" table:formula="of:=_xll.DFT([.F437:.F704];1;[.H437];2)" table:style-name="ce1">
            <text:p>1,848669542</text:p>
          </table:table-cell>
          <table:table-cell table:number-columns-repeated="16374"/>
        </table:table-row>
        <table:table-row table:style-name="ro2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-4.5489833E-2" table:style-name="ce1">
            <text:p>-0,045489833</text:p>
          </table:table-cell>
          <table:table-cell office:value-type="float" office:value="1.6424223" table:style-name="ce1">
            <text:p>1,6424223</text:p>
          </table:table-cell>
          <table:table-cell office:value-type="float" office:value="8.0792330000000003" table:style-name="ce1">
            <text:p>8,079233</text:p>
          </table:table-cell>
          <table:table-cell office:value-type="float" office:value="8.2446119499181201" table:formula="of:=SQRT(([.C438]*[.C438])+([.D438]*[.D438])+([.E438]*[.E438]))" table:style-name="ce2">
            <text:p>8,24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6.6282191250831959" table:formula="of:=_xll.DFT([.F438:.F705];1;[.$H438];1)" table:style-name="ce1">
            <text:p>6,628219125</text:p>
          </table:table-cell>
          <table:table-cell office:value-type="float" office:value="-3.2087713576777754E-2" table:formula="of:=_xll.DFT([.F438:.F705];1;[.H438];2)" table:style-name="ce1">
            <text:p>-0,032087714</text:p>
          </table:table-cell>
          <table:table-cell table:number-columns-repeated="16374"/>
        </table:table-row>
        <table:table-row table:style-name="ro2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-0.64763159999999997" table:style-name="ce1">
            <text:p>-0,6476316</text:p>
          </table:table-cell>
          <table:table-cell office:value-type="float" office:value="2.2984334999999998" table:style-name="ce1">
            <text:p>2,2984335</text:p>
          </table:table-cell>
          <table:table-cell office:value-type="float" office:value="8.9626940000000008" table:style-name="ce1">
            <text:p>8,962694</text:p>
          </table:table-cell>
          <table:table-cell office:value-type="float" office:value="9.2753494263492211" table:formula="of:=SQRT(([.C439]*[.C439])+([.D439]*[.D439])+([.E439]*[.E439]))" table:style-name="ce2">
            <text:p>9,28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3.343192329531107" table:formula="of:=_xll.DFT([.F439:.F706];1;[.$H439];1)" table:style-name="ce1">
            <text:p>23,34319233</text:p>
          </table:table-cell>
          <table:table-cell office:value-type="float" office:value="0.46032341612506705" table:formula="of:=_xll.DFT([.F439:.F706];1;[.H439];2)" table:style-name="ce1">
            <text:p>0,460323416</text:p>
          </table:table-cell>
          <table:table-cell table:number-columns-repeated="16374"/>
        </table:table-row>
        <table:table-row table:style-name="ro2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-0.66917939999999998" table:style-name="ce1">
            <text:p>-0,6691794</text:p>
          </table:table-cell>
          <table:table-cell office:value-type="float" office:value="2.3942017999999998" table:style-name="ce1">
            <text:p>2,3942018</text:p>
          </table:table-cell>
          <table:table-cell office:value-type="float" office:value="10.334572" table:style-name="ce1">
            <text:p>10,334572</text:p>
          </table:table-cell>
          <table:table-cell office:value-type="float" office:value="10.629364127345134" table:formula="of:=SQRT(([.C440]*[.C440])+([.D440]*[.D440])+([.E440]*[.E440]))" table:style-name="ce2">
            <text:p>10,6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7.4091884468097957" table:formula="of:=_xll.DFT([.F440:.F707];1;[.$H440];1)" table:style-name="ce1">
            <text:p>7,409188447</text:p>
          </table:table-cell>
          <table:table-cell office:value-type="float" office:value="0.95414481548571051" table:formula="of:=_xll.DFT([.F440:.F707];1;[.H440];2)" table:style-name="ce1">
            <text:p>0,954144815</text:p>
          </table:table-cell>
          <table:table-cell table:number-columns-repeated="16374"/>
        </table:table-row>
        <table:table-row table:style-name="ro2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-0.81761985999999998" table:style-name="ce1">
            <text:p>-0,81761986</text:p>
          </table:table-cell>
          <table:table-cell office:value-type="float" office:value="1.4137762" table:style-name="ce1">
            <text:p>1,4137762</text:p>
          </table:table-cell>
          <table:table-cell office:value-type="float" office:value="9.7455979999999993" table:style-name="ce1">
            <text:p>9,745598</text:p>
          </table:table-cell>
          <table:table-cell office:value-type="float" office:value="9.8814951174787744" table:formula="of:=SQRT(([.C441]*[.C441])+([.D441]*[.D441])+([.E441]*[.E441]))" table:style-name="ce2">
            <text:p>9,88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10.559267519827216" table:formula="of:=_xll.DFT([.F441:.F708];1;[.$H441];1)" table:style-name="ce1">
            <text:p>10,55926752</text:p>
          </table:table-cell>
          <table:table-cell office:value-type="float" office:value="2.8977341437125785" table:formula="of:=_xll.DFT([.F441:.F708];1;[.H441];2)" table:style-name="ce1">
            <text:p>2,897734144</text:p>
          </table:table-cell>
          <table:table-cell table:number-columns-repeated="16374"/>
        </table:table-row>
        <table:table-row table:style-name="ro2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-0.48961424999999997" table:style-name="ce1">
            <text:p>-0,48961425</text:p>
          </table:table-cell>
          <table:table-cell office:value-type="float" office:value="2.1655555" table:style-name="ce1">
            <text:p>2,1655555</text:p>
          </table:table-cell>
          <table:table-cell office:value-type="float" office:value="8.2875289999999993" table:style-name="ce1">
            <text:p>8,287529</text:p>
          </table:table-cell>
          <table:table-cell office:value-type="float" office:value="8.5797721218703877" table:formula="of:=SQRT(([.C442]*[.C442])+([.D442]*[.D442])+([.E442]*[.E442]))" table:style-name="ce2">
            <text:p>8,58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4.4032867731977392" table:formula="of:=_xll.DFT([.F442:.F709];1;[.$H442];1)" table:style-name="ce1">
            <text:p>4,403286773</text:p>
          </table:table-cell>
          <table:table-cell office:value-type="float" office:value="4.3413107910922486" table:formula="of:=_xll.DFT([.F442:.F709];1;[.H442];2)" table:style-name="ce1">
            <text:p>4,341310791</text:p>
          </table:table-cell>
          <table:table-cell table:number-columns-repeated="16374"/>
        </table:table-row>
        <table:table-row table:style-name="ro2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-0.35434186000000001" table:style-name="ce1">
            <text:p>-0,35434186</text:p>
          </table:table-cell>
          <table:table-cell office:value-type="float" office:value="1.9704280000000001" table:style-name="ce1">
            <text:p>1,970428</text:p>
          </table:table-cell>
          <table:table-cell office:value-type="float" office:value="9.2404209999999996" table:style-name="ce1">
            <text:p>9,240421</text:p>
          </table:table-cell>
          <table:table-cell office:value-type="float" office:value="9.4548149063941622" table:formula="of:=SQRT(([.C443]*[.C443])+([.D443]*[.D443])+([.E443]*[.E443]))" table:style-name="ce2">
            <text:p>9,45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8.1877680627289031" table:formula="of:=_xll.DFT([.F443:.F710];1;[.$H443];1)" table:style-name="ce1">
            <text:p>8,187768063</text:p>
          </table:table-cell>
          <table:table-cell office:value-type="float" office:value="2.7228796052255788" table:formula="of:=_xll.DFT([.F443:.F710];1;[.H443];2)" table:style-name="ce1">
            <text:p>2,722879605</text:p>
          </table:table-cell>
          <table:table-cell table:number-columns-repeated="16374"/>
        </table:table-row>
        <table:table-row table:style-name="ro2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-0.12569559" table:style-name="ce1">
            <text:p>-0,12569559</text:p>
          </table:table-cell>
          <table:table-cell office:value-type="float" office:value="0.98521400000000003" table:style-name="ce1">
            <text:p>0,985214</text:p>
          </table:table-cell>
          <table:table-cell office:value-type="float" office:value="10.177752" table:style-name="ce1">
            <text:p>10,177752</text:p>
          </table:table-cell>
          <table:table-cell office:value-type="float" office:value="10.226098072121422" table:formula="of:=SQRT(([.C444]*[.C444])+([.D444]*[.D444])+([.E444]*[.E444]))" table:style-name="ce2">
            <text:p>10,2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.7099694003603112" table:formula="of:=_xll.DFT([.F444:.F711];1;[.$H444];1)" table:style-name="ce1">
            <text:p>7,7099694</text:p>
          </table:table-cell>
          <table:table-cell office:value-type="float" office:value="4.4952202696254311" table:formula="of:=_xll.DFT([.F444:.F711];1;[.H444];2)" table:style-name="ce1">
            <text:p>4,49522027</text:p>
          </table:table-cell>
          <table:table-cell table:number-columns-repeated="16374"/>
        </table:table-row>
        <table:table-row table:style-name="ro2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-0.1316811" table:style-name="ce1">
            <text:p>-0,1316811</text:p>
          </table:table-cell>
          <table:table-cell office:value-type="float" office:value="1.6579847000000001" table:style-name="ce1">
            <text:p>1,6579847</text:p>
          </table:table-cell>
          <table:table-cell office:value-type="float" office:value="8.7268650000000001" table:style-name="ce1">
            <text:p>8,726865</text:p>
          </table:table-cell>
          <table:table-cell office:value-type="float" office:value="8.8839420251235488" table:formula="of:=SQRT(([.C445]*[.C445])+([.D445]*[.D445])+([.E445]*[.E445]))" table:style-name="ce2">
            <text:p>8,88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9.8552779729860482" table:formula="of:=_xll.DFT([.F445:.F712];1;[.$H445];1)" table:style-name="ce1">
            <text:p>9,855277973</text:p>
          </table:table-cell>
          <table:table-cell office:value-type="float" office:value="4.2550818887596957" table:formula="of:=_xll.DFT([.F445:.F712];1;[.H445];2)" table:style-name="ce1">
            <text:p>4,255081889</text:p>
          </table:table-cell>
          <table:table-cell table:number-columns-repeated="16374"/>
        </table:table-row>
        <table:table-row table:style-name="ro2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6.8234749999999997E-2" table:style-name="ce1">
            <text:p>0,06823475</text:p>
          </table:table-cell>
          <table:table-cell office:value-type="float" office:value="2.5163060000000002" table:style-name="ce1">
            <text:p>2,516306</text:p>
          </table:table-cell>
          <table:table-cell office:value-type="float" office:value="9.4319570000000006" table:style-name="ce1">
            <text:p>9,431957</text:p>
          </table:table-cell>
          <table:table-cell office:value-type="float" office:value="9.7620830111504677" table:formula="of:=SQRT(([.C446]*[.C446])+([.D446]*[.D446])+([.E446]*[.E446]))" table:style-name="ce2">
            <text:p>9,76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17.894307524384065" table:formula="of:=_xll.DFT([.F446:.F713];1;[.$H446];1)" table:style-name="ce1">
            <text:p>17,89430752</text:p>
          </table:table-cell>
          <table:table-cell office:value-type="float" office:value="-0.39096949263351927" table:formula="of:=_xll.DFT([.F446:.F713];1;[.H446];2)" table:style-name="ce1">
            <text:p>-0,390969493</text:p>
          </table:table-cell>
          <table:table-cell table:number-columns-repeated="16374"/>
        </table:table-row>
        <table:table-row table:style-name="ro2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-0.92895024999999998" table:style-name="ce1">
            <text:p>-0,92895025</text:p>
          </table:table-cell>
          <table:table-cell office:value-type="float" office:value="0.94570964999999996" table:style-name="ce1">
            <text:p>0,94570965</text:p>
          </table:table-cell>
          <table:table-cell office:value-type="float" office:value="11.571177" table:style-name="ce1">
            <text:p>11,571177</text:p>
          </table:table-cell>
          <table:table-cell office:value-type="float" office:value="11.646864491115505" table:formula="of:=SQRT(([.C447]*[.C447])+([.D447]*[.D447])+([.E447]*[.E447]))" table:style-name="ce2">
            <text:p>11,65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23.095886778620731" table:formula="of:=_xll.DFT([.F447:.F714];1;[.$H447];1)" table:style-name="ce1">
            <text:p>23,09588678</text:p>
          </table:table-cell>
          <table:table-cell office:value-type="float" office:value="2.5501150254456997" table:formula="of:=_xll.DFT([.F447:.F714];1;[.H447];2)" table:style-name="ce1">
            <text:p>2,550115025</text:p>
          </table:table-cell>
          <table:table-cell table:number-columns-repeated="16374"/>
        </table:table-row>
        <table:table-row table:style-name="ro2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-0.48003744999999998" table:style-name="ce1">
            <text:p>-0,48003745</text:p>
          </table:table-cell>
          <table:table-cell office:value-type="float" office:value="1.4449008000000001" table:style-name="ce1">
            <text:p>1,4449008</text:p>
          </table:table-cell>
          <table:table-cell office:value-type="float" office:value="8.6610250000000004" table:style-name="ce1">
            <text:p>8,661025</text:p>
          </table:table-cell>
          <table:table-cell office:value-type="float" office:value="8.7938346769693219" table:formula="of:=SQRT(([.C448]*[.C448])+([.D448]*[.D448])+([.E448]*[.E448]))" table:style-name="ce2">
            <text:p>8,79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20.318988096528834" table:formula="of:=_xll.DFT([.F448:.F715];1;[.$H448];1)" table:style-name="ce1">
            <text:p>20,3189881</text:p>
          </table:table-cell>
          <table:table-cell office:value-type="float" office:value="2.7660138243523811" table:formula="of:=_xll.DFT([.F448:.F715];1;[.H448];2)" table:style-name="ce1">
            <text:p>2,766013824</text:p>
          </table:table-cell>
          <table:table-cell table:number-columns-repeated="16374"/>
        </table:table-row>
        <table:table-row table:style-name="ro2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-0.77931269999999997" table:style-name="ce1">
            <text:p>-0,7793127</text:p>
          </table:table-cell>
          <table:table-cell office:value-type="float" office:value="2.0147206999999998" table:style-name="ce1">
            <text:p>2,0147207</text:p>
          </table:table-cell>
          <table:table-cell office:value-type="float" office:value="8.7244709999999994" table:style-name="ce1">
            <text:p>8,724471</text:p>
          </table:table-cell>
          <table:table-cell office:value-type="float" office:value="8.9879264579340425" table:formula="of:=SQRT(([.C449]*[.C449])+([.D449]*[.D449])+([.E449]*[.E449]))" table:style-name="ce2">
            <text:p>8,99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4.6451163587099025" table:formula="of:=_xll.DFT([.F449:.F716];1;[.$H449];1)" table:style-name="ce1">
            <text:p>4,645116359</text:p>
          </table:table-cell>
          <table:table-cell office:value-type="float" office:value="1.5204798828712931" table:formula="of:=_xll.DFT([.F449:.F716];1;[.H449];2)" table:style-name="ce1">
            <text:p>1,520479883</text:p>
          </table:table-cell>
          <table:table-cell table:number-columns-repeated="16374"/>
        </table:table-row>
        <table:table-row table:style-name="ro2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-0.72664019999999996" table:style-name="ce1">
            <text:p>-0,7266402</text:p>
          </table:table-cell>
          <table:table-cell office:value-type="float" office:value="2.2242134" table:style-name="ce1">
            <text:p>2,2242134</text:p>
          </table:table-cell>
          <table:table-cell office:value-type="float" office:value="10.309433" table:style-name="ce1">
            <text:p>10,309433</text:p>
          </table:table-cell>
          <table:table-cell office:value-type="float" office:value="10.571638473315506" table:formula="of:=SQRT(([.C450]*[.C450])+([.D450]*[.D450])+([.E450]*[.E450]))" table:style-name="ce2">
            <text:p>10,57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.543785610318398" table:formula="of:=_xll.DFT([.F450:.F717];1;[.$H450];1)" table:style-name="ce1">
            <text:p>11,54378561</text:p>
          </table:table-cell>
          <table:table-cell office:value-type="float" office:value="3.5248514110752529" table:formula="of:=_xll.DFT([.F450:.F717];1;[.H450];2)" table:style-name="ce1">
            <text:p>3,524851411</text:p>
          </table:table-cell>
          <table:table-cell table:number-columns-repeated="16374"/>
        </table:table-row>
        <table:table-row table:style-name="ro2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0.15801730999999999" table:style-name="ce1">
            <text:p>0,15801731</text:p>
          </table:table-cell>
          <table:table-cell office:value-type="float" office:value="9.3373865E-2" table:style-name="ce1">
            <text:p>0,093373865</text:p>
          </table:table-cell>
          <table:table-cell office:value-type="float" office:value="11.526884000000001" table:style-name="ce1">
            <text:p>11,526884</text:p>
          </table:table-cell>
          <table:table-cell office:value-type="float" office:value="11.528345193408319" table:formula="of:=SQRT(([.C451]*[.C451])+([.D451]*[.D451])+([.E451]*[.E451]))" table:style-name="ce2">
            <text:p>11,5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7.373395445948013" table:formula="of:=_xll.DFT([.F451:.F718];1;[.$H451];1)" table:style-name="ce1">
            <text:p>17,37339545</text:p>
          </table:table-cell>
          <table:table-cell office:value-type="float" office:value="0.78455293383251334" table:formula="of:=_xll.DFT([.F451:.F718];1;[.H451];2)" table:style-name="ce1">
            <text:p>0,784552934</text:p>
          </table:table-cell>
          <table:table-cell table:number-columns-repeated="16374"/>
        </table:table-row>
        <table:table-row table:style-name="ro2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0.1436521" table:style-name="ce1">
            <text:p>0,1436521</text:p>
          </table:table-cell>
          <table:table-cell office:value-type="float" office:value="1.8279730000000001" table:style-name="ce1">
            <text:p>1,827973</text:p>
          </table:table-cell>
          <table:table-cell office:value-type="float" office:value="8.9160070000000005" table:style-name="ce1">
            <text:p>8,916007</text:p>
          </table:table-cell>
          <table:table-cell office:value-type="float" office:value="9.1025986420698803" table:formula="of:=SQRT(([.C452]*[.C452])+([.D452]*[.D452])+([.E452]*[.E452]))" table:style-name="ce2">
            <text:p>9,10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0.782884232515249" table:formula="of:=_xll.DFT([.F452:.F719];1;[.$H452];1)" table:style-name="ce1">
            <text:p>10,78288423</text:p>
          </table:table-cell>
          <table:table-cell office:value-type="float" office:value="2.9123135967760345" table:formula="of:=_xll.DFT([.F452:.F719];1;[.H452];2)" table:style-name="ce1">
            <text:p>2,912313597</text:p>
          </table:table-cell>
          <table:table-cell table:number-columns-repeated="16374"/>
        </table:table-row>
        <table:table-row table:style-name="ro2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0.57341129999999996" table:style-name="ce1">
            <text:p>0,5734113</text:p>
          </table:table-cell>
          <table:table-cell office:value-type="float" office:value="1.7058686999999999" table:style-name="ce1">
            <text:p>1,7058687</text:p>
          </table:table-cell>
          <table:table-cell office:value-type="float" office:value="9.4056219999999993" table:style-name="ce1">
            <text:p>9,405622</text:p>
          </table:table-cell>
          <table:table-cell office:value-type="float" office:value="9.5762473729270052" table:formula="of:=SQRT(([.C453]*[.C453])+([.D453]*[.D453])+([.E453]*[.E453]))" table:style-name="ce2">
            <text:p>9,58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7.4203282212709087" table:formula="of:=_xll.DFT([.F453:.F720];1;[.$H453];1)" table:style-name="ce1">
            <text:p>7,420328221</text:p>
          </table:table-cell>
          <table:table-cell office:value-type="float" office:value="1.7928588309121058" table:formula="of:=_xll.DFT([.F453:.F720];1;[.H453];2)" table:style-name="ce1">
            <text:p>1,792858831</text:p>
          </table:table-cell>
          <table:table-cell table:number-columns-repeated="16374"/>
        </table:table-row>
        <table:table-row table:style-name="ro2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0.32202014000000001" table:style-name="ce1">
            <text:p>0,32202014</text:p>
          </table:table-cell>
          <table:table-cell office:value-type="float" office:value="1.6316484" table:style-name="ce1">
            <text:p>1,6316484</text:p>
          </table:table-cell>
          <table:table-cell office:value-type="float" office:value="8.9219919999999995" table:style-name="ce1">
            <text:p>8,921992</text:p>
          </table:table-cell>
          <table:table-cell office:value-type="float" office:value="9.0756770942917626" table:formula="of:=SQRT(([.C454]*[.C454])+([.D454]*[.D454])+([.E454]*[.E454]))" table:style-name="ce2">
            <text:p>9,08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.5516085398851871" table:formula="of:=_xll.DFT([.F454:.F721];1;[.$H454];1)" table:style-name="ce1">
            <text:p>4,55160854</text:p>
          </table:table-cell>
          <table:table-cell office:value-type="float" office:value="-1.1770124273225362" table:formula="of:=_xll.DFT([.F454:.F721];1;[.H454];2)" table:style-name="ce1">
            <text:p>-1,177012427</text:p>
          </table:table-cell>
          <table:table-cell table:number-columns-repeated="16374"/>
        </table:table-row>
        <table:table-row table:style-name="ro2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-0.31124622000000002" table:style-name="ce1">
            <text:p>-0,31124622</text:p>
          </table:table-cell>
          <table:table-cell office:value-type="float" office:value="1.3096284" table:style-name="ce1">
            <text:p>1,3096284</text:p>
          </table:table-cell>
          <table:table-cell office:value-type="float" office:value="11.336544999999999" table:style-name="ce1">
            <text:p>11,336545</text:p>
          </table:table-cell>
          <table:table-cell office:value-type="float" office:value="11.416183832287208" table:formula="of:=SQRT(([.C455]*[.C455])+([.D455]*[.D455])+([.E455]*[.E455]))" table:style-name="ce2">
            <text:p>11,42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8.3809021003147244" table:formula="of:=_xll.DFT([.F455:.F722];1;[.$H455];1)" table:style-name="ce1">
            <text:p>8,3809021</text:p>
          </table:table-cell>
          <table:table-cell office:value-type="float" office:value="-0.92726940256107049" table:formula="of:=_xll.DFT([.F455:.F722];1;[.H455];2)" table:style-name="ce1">
            <text:p>-0,927269403</text:p>
          </table:table-cell>
          <table:table-cell table:number-columns-repeated="16374"/>
        </table:table-row>
        <table:table-row table:style-name="ro2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-0.11492168" table:style-name="ce1">
            <text:p>-0,11492168</text:p>
          </table:table-cell>
          <table:table-cell office:value-type="float" office:value="1.4209588" table:style-name="ce1">
            <text:p>1,4209588</text:p>
          </table:table-cell>
          <table:table-cell office:value-type="float" office:value="9.0644469999999995" table:style-name="ce1">
            <text:p>9,064447</text:p>
          </table:table-cell>
          <table:table-cell office:value-type="float" office:value="9.175866733973443" table:formula="of:=SQRT(([.C456]*[.C456])+([.D456]*[.D456])+([.E456]*[.E456]))" table:style-name="ce2">
            <text:p>9,18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22.224677041580684" table:formula="of:=_xll.DFT([.F456:.F723];1;[.$H456];1)" table:style-name="ce1">
            <text:p>22,22467704</text:p>
          </table:table-cell>
          <table:table-cell office:value-type="float" office:value="0.71175238079502223" table:formula="of:=_xll.DFT([.F456:.F723];1;[.H456];2)" table:style-name="ce1">
            <text:p>0,711752381</text:p>
          </table:table-cell>
          <table:table-cell table:number-columns-repeated="16374"/>
        </table:table-row>
        <table:table-row table:style-name="ro2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-0.54827219999999999" table:style-name="ce1">
            <text:p>-0,5482722</text:p>
          </table:table-cell>
          <table:table-cell office:value-type="float" office:value="2.4708161" table:style-name="ce1">
            <text:p>2,4708161</text:p>
          </table:table-cell>
          <table:table-cell office:value-type="float" office:value="9.3146419999999992" table:style-name="ce1">
            <text:p>9,314642</text:p>
          </table:table-cell>
          <table:table-cell office:value-type="float" office:value="9.6523618971460063" table:formula="of:=SQRT(([.C457]*[.C457])+([.D457]*[.D457])+([.E457]*[.E457]))" table:style-name="ce2">
            <text:p>9,65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9.7670489091830781" table:formula="of:=_xll.DFT([.F457:.F724];1;[.$H457];1)" table:style-name="ce1">
            <text:p>9,767048909</text:p>
          </table:table-cell>
          <table:table-cell office:value-type="float" office:value="2.4782981594808029" table:formula="of:=_xll.DFT([.F457:.F724];1;[.H457];2)" table:style-name="ce1">
            <text:p>2,478298159</text:p>
          </table:table-cell>
          <table:table-cell table:number-columns-repeated="16374"/>
        </table:table-row>
        <table:table-row table:style-name="ro2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-0.39504328" table:style-name="ce1">
            <text:p>-0,39504328</text:p>
          </table:table-cell>
          <table:table-cell office:value-type="float" office:value="1.9237411" table:style-name="ce1">
            <text:p>1,9237411</text:p>
          </table:table-cell>
          <table:table-cell office:value-type="float" office:value="8.6849670000000003" table:style-name="ce1">
            <text:p>8,684967</text:p>
          </table:table-cell>
          <table:table-cell office:value-type="float" office:value="8.9042400464043752" table:formula="of:=SQRT(([.C458]*[.C458])+([.D458]*[.D458])+([.E458]*[.E458]))" table:style-name="ce2">
            <text:p>8,90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7.5677717167050282" table:formula="of:=_xll.DFT([.F458:.F725];1;[.$H458];1)" table:style-name="ce1">
            <text:p>7,567771717</text:p>
          </table:table-cell>
          <table:table-cell office:value-type="float" office:value="2.7079726322629245" table:formula="of:=_xll.DFT([.F458:.F725];1;[.H458];2)" table:style-name="ce1">
            <text:p>2,707972632</text:p>
          </table:table-cell>
          <table:table-cell table:number-columns-repeated="16374"/>
        </table:table-row>
        <table:table-row table:style-name="ro2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-0.43335050000000003" table:style-name="ce1">
            <text:p>-0,4333505</text:p>
          </table:table-cell>
          <table:table-cell office:value-type="float" office:value="0.90740246000000002" table:style-name="ce1">
            <text:p>0,90740246</text:p>
          </table:table-cell>
          <table:table-cell office:value-type="float" office:value="10.539275999999999" table:style-name="ce1">
            <text:p>10,539276</text:p>
          </table:table-cell>
          <table:table-cell office:value-type="float" office:value="10.587138918727774" table:formula="of:=SQRT(([.C459]*[.C459])+([.D459]*[.D459])+([.E459]*[.E459]))" table:style-name="ce2">
            <text:p>10,59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4.628061261229865" table:formula="of:=_xll.DFT([.F459:.F726];1;[.$H459];1)" table:style-name="ce1">
            <text:p>14,62806126</text:p>
          </table:table-cell>
          <table:table-cell office:value-type="float" office:value="1.5800742477054093" table:formula="of:=_xll.DFT([.F459:.F726];1;[.H459];2)" table:style-name="ce1">
            <text:p>1,580074248</text:p>
          </table:table-cell>
          <table:table-cell table:number-columns-repeated="16374"/>
        </table:table-row>
        <table:table-row table:style-name="ro2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-4.4292733000000001E-2" table:style-name="ce1">
            <text:p>-0,044292733</text:p>
          </table:table-cell>
          <table:table-cell office:value-type="float" office:value="2.3319526000000002" table:style-name="ce1">
            <text:p>2,3319526</text:p>
          </table:table-cell>
          <table:table-cell office:value-type="float" office:value="9.3613289999999996" table:style-name="ce1">
            <text:p>9,361329</text:p>
          </table:table-cell>
          <table:table-cell office:value-type="float" office:value="9.6475098041455425" table:formula="of:=SQRT(([.C460]*[.C460])+([.D460]*[.D460])+([.E460]*[.E460]))" table:style-name="ce2">
            <text:p>9,65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6.776464928391306" table:formula="of:=_xll.DFT([.F460:.F727];1;[.$H460];1)" table:style-name="ce1">
            <text:p>16,77646493</text:p>
          </table:table-cell>
          <table:table-cell office:value-type="float" office:value="8.4421481444292595E-2" table:formula="of:=_xll.DFT([.F460:.F727];1;[.H460];2)" table:style-name="ce1">
            <text:p>0,084421481</text:p>
          </table:table-cell>
          <table:table-cell table:number-columns-repeated="16374"/>
        </table:table-row>
        <table:table-row table:style-name="ro2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0.42257660000000002" table:style-name="ce1">
            <text:p>0,4225766</text:p>
          </table:table-cell>
          <table:table-cell office:value-type="float" office:value="2.6527755000000002" table:style-name="ce1">
            <text:p>2,6527755</text:p>
          </table:table-cell>
          <table:table-cell office:value-type="float" office:value="9.0955720000000007" table:style-name="ce1">
            <text:p>9,095572</text:p>
          </table:table-cell>
          <table:table-cell office:value-type="float" office:value="9.4839453205642119" table:formula="of:=SQRT(([.C461]*[.C461])+([.D461]*[.D461])+([.E461]*[.E461]))" table:style-name="ce2">
            <text:p>9,48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8.3264667821871008" table:formula="of:=_xll.DFT([.F461:.F728];1;[.$H461];1)" table:style-name="ce1">
            <text:p>8,326466782</text:p>
          </table:table-cell>
          <table:table-cell office:value-type="float" office:value="2.30768137101356" table:formula="of:=_xll.DFT([.F461:.F728];1;[.H461];2)" table:style-name="ce1">
            <text:p>2,307681371</text:p>
          </table:table-cell>
          <table:table-cell table:number-columns-repeated="16374"/>
        </table:table-row>
        <table:table-row table:style-name="ro2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0.63566049999999996" table:style-name="ce1">
            <text:p>0,6356605</text:p>
          </table:table-cell>
          <table:table-cell office:value-type="float" office:value="1.5430630000000001" table:style-name="ce1">
            <text:p>1,543063</text:p>
          </table:table-cell>
          <table:table-cell office:value-type="float" office:value="10.923545000000001" table:style-name="ce1">
            <text:p>10,923545</text:p>
          </table:table-cell>
          <table:table-cell office:value-type="float" office:value="11.050291537342092" table:formula="of:=SQRT(([.C462]*[.C462])+([.D462]*[.D462])+([.E462]*[.E462]))" table:style-name="ce2">
            <text:p>11,05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3.955409808860598" table:formula="of:=_xll.DFT([.F462:.F729];1;[.$H462];1)" table:style-name="ce1">
            <text:p>3,955409809</text:p>
          </table:table-cell>
          <table:table-cell office:value-type="float" office:value="2.1890642441289363" table:formula="of:=_xll.DFT([.F462:.F729];1;[.H462];2)" table:style-name="ce1">
            <text:p>2,189064244</text:p>
          </table:table-cell>
          <table:table-cell table:number-columns-repeated="16374"/>
        </table:table-row>
        <table:table-row table:style-name="ro2"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-0.28371289999999999" table:style-name="ce1">
            <text:p>-0,2837129</text:p>
          </table:table-cell>
          <table:table-cell office:value-type="float" office:value="1.2737153000000001" table:style-name="ce1">
            <text:p>1,2737153</text:p>
          </table:table-cell>
          <table:table-cell office:value-type="float" office:value="7.965509" table:style-name="ce1">
            <text:p>7,965509</text:p>
          </table:table-cell>
          <table:table-cell office:value-type="float" office:value="8.0716898666983923" table:formula="of:=SQRT(([.C463]*[.C463])+([.D463]*[.D463])+([.E463]*[.E463]))" table:style-name="ce2">
            <text:p>8,0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4.3401912512437395" table:formula="of:=_xll.DFT([.F463:.F730];1;[.$H463];1)" table:style-name="ce1">
            <text:p>4,340191251</text:p>
          </table:table-cell>
          <table:table-cell office:value-type="float" office:value="-0.42470129421952452" table:formula="of:=_xll.DFT([.F463:.F730];1;[.H463];2)" table:style-name="ce1">
            <text:p>-0,424701294</text:p>
          </table:table-cell>
          <table:table-cell table:number-columns-repeated="16374"/>
        </table:table-row>
        <table:table-row table:style-name="ro2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-0.72903439999999997" table:style-name="ce1">
            <text:p>-0,7290344</text:p>
          </table:table-cell>
          <table:table-cell office:value-type="float" office:value="1.4149733" table:style-name="ce1">
            <text:p>1,4149733</text:p>
          </table:table-cell>
          <table:table-cell office:value-type="float" office:value="9.0584620000000005" table:style-name="ce1">
            <text:p>9,058462</text:p>
          </table:table-cell>
          <table:table-cell office:value-type="float" office:value="9.197248197234881" table:formula="of:=SQRT(([.C464]*[.C464])+([.D464]*[.D464])+([.E464]*[.E464]))" table:style-name="ce2">
            <text:p>9,2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8.2517270639253866" table:formula="of:=_xll.DFT([.F464:.F731];1;[.$H464];1)" table:style-name="ce1">
            <text:p>8,251727064</text:p>
          </table:table-cell>
          <table:table-cell office:value-type="float" office:value="3.062003054999308" table:formula="of:=_xll.DFT([.F464:.F731];1;[.H464];2)" table:style-name="ce1">
            <text:p>3,062003055</text:p>
          </table:table-cell>
          <table:table-cell table:number-columns-repeated="16374"/>
        </table:table-row>
        <table:table-row table:style-name="ro2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-0.45489833000000002" table:style-name="ce1">
            <text:p>-0,45489833</text:p>
          </table:table-cell>
          <table:table-cell office:value-type="float" office:value="1.8902222" table:style-name="ce1">
            <text:p>1,8902222</text:p>
          </table:table-cell>
          <table:table-cell office:value-type="float" office:value="9.2643629999999995" table:style-name="ce1">
            <text:p>9,264363</text:p>
          </table:table-cell>
          <table:table-cell office:value-type="float" office:value="9.4661657629569653" table:formula="of:=SQRT(([.C465]*[.C465])+([.D465]*[.D465])+([.E465]*[.E465]))" table:style-name="ce2">
            <text:p>9,47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4.1739514072723809" table:formula="of:=_xll.DFT([.F465:.F732];1;[.$H465];1)" table:style-name="ce1">
            <text:p>4,173951407</text:p>
          </table:table-cell>
          <table:table-cell office:value-type="float" office:value="4.4456749825521939E-2" table:formula="of:=_xll.DFT([.F465:.F732];1;[.H465];2)" table:style-name="ce1">
            <text:p>0,04445675</text:p>
          </table:table-cell>
          <table:table-cell table:number-columns-repeated="16374"/>
        </table:table-row>
        <table:table-row table:style-name="ro2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-0.64523739999999996" table:style-name="ce1">
            <text:p>-0,6452374</text:p>
          </table:table-cell>
          <table:table-cell office:value-type="float" office:value="2.2816741" table:style-name="ce1">
            <text:p>2,2816741</text:p>
          </table:table-cell>
          <table:table-cell office:value-type="float" office:value="9.2404209999999996" table:style-name="ce1">
            <text:p>9,240421</text:p>
          </table:table-cell>
          <table:table-cell office:value-type="float" office:value="9.5397981246046584" table:formula="of:=SQRT(([.C466]*[.C466])+([.D466]*[.D466])+([.E466]*[.E466]))" table:style-name="ce2">
            <text:p>9,54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15.933190948084237" table:formula="of:=_xll.DFT([.F466:.F733];1;[.$H466];1)" table:style-name="ce1">
            <text:p>15,93319095</text:p>
          </table:table-cell>
          <table:table-cell office:value-type="float" office:value="1.3131817738379217" table:formula="of:=_xll.DFT([.F466:.F733];1;[.H466];2)" table:style-name="ce1">
            <text:p>1,313181774</text:p>
          </table:table-cell>
          <table:table-cell table:number-columns-repeated="16374"/>
        </table:table-row>
        <table:table-row table:style-name="ro2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-0.74100540000000004" table:style-name="ce1">
            <text:p>-0,7410054</text:p>
          </table:table-cell>
          <table:table-cell office:value-type="float" office:value="2.0985179999999999" table:style-name="ce1">
            <text:p>2,098518</text:p>
          </table:table-cell>
          <table:table-cell office:value-type="float" office:value="9.3924529999999997" table:style-name="ce1">
            <text:p>9,392453</text:p>
          </table:table-cell>
          <table:table-cell office:value-type="float" office:value="9.6525147063530632" table:formula="of:=SQRT(([.C467]*[.C467])+([.D467]*[.D467])+([.E467]*[.E467]))" table:style-name="ce2">
            <text:p>9,65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33.919615969108079" table:formula="of:=_xll.DFT([.F467:.F734];1;[.$H467];1)" table:style-name="ce1">
            <text:p>33,91961597</text:p>
          </table:table-cell>
          <table:table-cell office:value-type="float" office:value="3.6788936256882465" table:formula="of:=_xll.DFT([.F467:.F734];1;[.H467];2)" table:style-name="ce1">
            <text:p>3,678893626</text:p>
          </table:table-cell>
          <table:table-cell table:number-columns-repeated="16374"/>
        </table:table-row>
        <table:table-row table:style-name="ro2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0.37948095999999998" table:style-name="ce1">
            <text:p>0,37948096</text:p>
          </table:table-cell>
          <table:table-cell office:value-type="float" office:value="0.60932434000000002" table:style-name="ce1">
            <text:p>0,60932434</text:p>
          </table:table-cell>
          <table:table-cell office:value-type="float" office:value="10.006565999999999" table:style-name="ce1">
            <text:p>10,006566</text:p>
          </table:table-cell>
          <table:table-cell office:value-type="float" office:value="10.032280152720762" table:formula="of:=SQRT(([.C468]*[.C468])+([.D468]*[.D468])+([.E468]*[.E468]))" table:style-name="ce2">
            <text:p>10,03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17.262949605448558" table:formula="of:=_xll.DFT([.F468:.F735];1;[.$H468];1)" table:style-name="ce1">
            <text:p>17,26294961</text:p>
          </table:table-cell>
          <table:table-cell office:value-type="float" office:value="2.5861111457926778" table:formula="of:=_xll.DFT([.F468:.F735];1;[.H468];2)" table:style-name="ce1">
            <text:p>2,586111146</text:p>
          </table:table-cell>
          <table:table-cell table:number-columns-repeated="16374"/>
        </table:table-row>
        <table:table-row table:style-name="ro2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3.2321719999999998E-2" table:style-name="ce1">
            <text:p>0,03232172</text:p>
          </table:table-cell>
          <table:table-cell office:value-type="float" office:value="2.0171149000000002" table:style-name="ce1">
            <text:p>2,0171149</text:p>
          </table:table-cell>
          <table:table-cell office:value-type="float" office:value="8.8944600000000005" table:style-name="ce1">
            <text:p>8,89446</text:p>
          </table:table-cell>
          <table:table-cell office:value-type="float" office:value="9.1203736713462451" table:formula="of:=SQRT(([.C469]*[.C469])+([.D469]*[.D469])+([.E469]*[.E469]))" table:style-name="ce2">
            <text:p>9,12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3.980180104636984" table:formula="of:=_xll.DFT([.F469:.F736];1;[.$H469];1)" table:style-name="ce1">
            <text:p>13,9801801</text:p>
          </table:table-cell>
          <table:table-cell office:value-type="float" office:value="-0.44437458902894306" table:formula="of:=_xll.DFT([.F469:.F736];1;[.H469];2)" table:style-name="ce1">
            <text:p>-0,444374589</text:p>
          </table:table-cell>
          <table:table-cell table:number-columns-repeated="16374"/>
        </table:table-row>
        <table:table-row table:style-name="ro2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0.46447513000000001" table:style-name="ce1">
            <text:p>0,46447513</text:p>
          </table:table-cell>
          <table:table-cell office:value-type="float" office:value="2.6671407" table:style-name="ce1">
            <text:p>2,6671407</text:p>
          </table:table-cell>
          <table:table-cell office:value-type="float" office:value="8.6047609999999999" table:style-name="ce1">
            <text:p>8,604761</text:p>
          </table:table-cell>
          <table:table-cell office:value-type="float" office:value="9.0206035566976333" table:formula="of:=SQRT(([.C470]*[.C470])+([.D470]*[.D470])+([.E470]*[.E470]))" table:style-name="ce2">
            <text:p>9,02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2.8904312134243137" table:formula="of:=_xll.DFT([.F470:.F737];1;[.$H470];1)" table:style-name="ce1">
            <text:p>2,890431213</text:p>
          </table:table-cell>
          <table:table-cell office:value-type="float" office:value="-0.39643218289739823" table:formula="of:=_xll.DFT([.F470:.F737];1;[.H470];2)" table:style-name="ce1">
            <text:p>-0,396432183</text:p>
          </table:table-cell>
          <table:table-cell table:number-columns-repeated="16374"/>
        </table:table-row>
        <table:table-row table:style-name="ro2"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-2.0350714999999998E-2" table:style-name="ce1">
            <text:p>-0,020350715</text:p>
          </table:table-cell>
          <table:table-cell office:value-type="float" office:value="2.6455929999999999" table:style-name="ce1">
            <text:p>2,645593</text:p>
          </table:table-cell>
          <table:table-cell office:value-type="float" office:value="10.576385999999999" table:style-name="ce1">
            <text:p>10,576386</text:p>
          </table:table-cell>
          <table:table-cell office:value-type="float" office:value="10.902271198894567" table:formula="of:=SQRT(([.C471]*[.C471])+([.D471]*[.D471])+([.E471]*[.E471]))" table:style-name="ce2">
            <text:p>10,90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23.530599358037442" table:formula="of:=_xll.DFT([.F471:.F738];1;[.$H471];1)" table:style-name="ce1">
            <text:p>23,53059936</text:p>
          </table:table-cell>
          <table:table-cell office:value-type="float" office:value="0.71965370302846954" table:formula="of:=_xll.DFT([.F471:.F738];1;[.H471];2)" table:style-name="ce1">
            <text:p>0,719653703</text:p>
          </table:table-cell>
          <table:table-cell table:number-columns-repeated="16374"/>
        </table:table-row>
        <table:table-row table:style-name="ro2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-0.71347210000000005" table:style-name="ce1">
            <text:p>-0,7134721</text:p>
          </table:table-cell>
          <table:table-cell office:value-type="float" office:value="1.2497733" table:style-name="ce1">
            <text:p>1,2497733</text:p>
          </table:table-cell>
          <table:table-cell office:value-type="float" office:value="8.3749179999999992" table:style-name="ce1">
            <text:p>8,374918</text:p>
          </table:table-cell>
          <table:table-cell office:value-type="float" office:value="8.4976601041460391" table:formula="of:=SQRT(([.C472]*[.C472])+([.D472]*[.D472])+([.E472]*[.E472]))" table:style-name="ce2">
            <text:p>8,50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16.854303560334365" table:formula="of:=_xll.DFT([.F472:.F739];1;[.$H472];1)" table:style-name="ce1">
            <text:p>16,85430356</text:p>
          </table:table-cell>
          <table:table-cell office:value-type="float" office:value="1.5229694977129478" table:formula="of:=_xll.DFT([.F472:.F739];1;[.H472];2)" table:style-name="ce1">
            <text:p>1,522969498</text:p>
          </table:table-cell>
          <table:table-cell table:number-columns-repeated="16374"/>
        </table:table-row>
        <table:table-row table:style-name="ro2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-0.32082300000000002" table:style-name="ce1">
            <text:p>-0,320823</text:p>
          </table:table-cell>
          <table:table-cell office:value-type="float" office:value="2.1679496999999999" table:style-name="ce1">
            <text:p>2,1679497</text:p>
          </table:table-cell>
          <table:table-cell office:value-type="float" office:value="8.4431519999999995" table:style-name="ce1">
            <text:p>8,443152</text:p>
          </table:table-cell>
          <table:table-cell office:value-type="float" office:value="8.7229438261496952" table:formula="of:=SQRT(([.C473]*[.C473])+([.D473]*[.D473])+([.E473]*[.E473]))" table:style-name="ce2">
            <text:p>8,7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44.203677510170728" table:formula="of:=_xll.DFT([.F473:.F740];1;[.$H473];1)" table:style-name="ce1">
            <text:p>44,20367751</text:p>
          </table:table-cell>
          <table:table-cell office:value-type="float" office:value="4.0723222078356365" table:formula="of:=_xll.DFT([.F473:.F740];1;[.H473];2)" table:style-name="ce1">
            <text:p>4,072322208</text:p>
          </table:table-cell>
          <table:table-cell table:number-columns-repeated="16374"/>
        </table:table-row>
        <table:table-row table:style-name="ro2"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-0.16280571999999999" table:style-name="ce1">
            <text:p>-0,16280572</text:p>
          </table:table-cell>
          <table:table-cell office:value-type="float" office:value="2.7928362" table:style-name="ce1">
            <text:p>2,7928362</text:p>
          </table:table-cell>
          <table:table-cell office:value-type="float" office:value="9.1434560000000005" table:style-name="ce1">
            <text:p>9,143456</text:p>
          </table:table-cell>
          <table:table-cell office:value-type="float" office:value="9.5618631744253264" table:formula="of:=SQRT(([.C474]*[.C474])+([.D474]*[.D474])+([.E474]*[.E474]))" table:style-name="ce2">
            <text:p>9,56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9.8504253701200284" table:formula="of:=_xll.DFT([.F474:.F741];1;[.$H474];1)" table:style-name="ce1">
            <text:p>9,85042537</text:p>
          </table:table-cell>
          <table:table-cell office:value-type="float" office:value="-1.3877994186583695" table:formula="of:=_xll.DFT([.F474:.F741];1;[.H474];2)" table:style-name="ce1">
            <text:p>-1,387799419</text:p>
          </table:table-cell>
          <table:table-cell table:number-columns-repeated="16374"/>
        </table:table-row>
        <table:table-row table:style-name="ro2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-0.48482585" table:style-name="ce1">
            <text:p>-0,48482585</text:p>
          </table:table-cell>
          <table:table-cell office:value-type="float" office:value="1.3670891999999999" table:style-name="ce1">
            <text:p>1,3670892</text:p>
          </table:table-cell>
          <table:table-cell office:value-type="float" office:value="10.289082000000001" table:style-name="ce1">
            <text:p>10,289082</text:p>
          </table:table-cell>
          <table:table-cell office:value-type="float" office:value="10.390822748382771" table:formula="of:=SQRT(([.C475]*[.C475])+([.D475]*[.D475])+([.E475]*[.E475]))" table:style-name="ce2">
            <text:p>10,39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46.224356365095609" table:formula="of:=_xll.DFT([.F475:.F742];1;[.$H475];1)" table:style-name="ce1">
            <text:p>46,22435637</text:p>
          </table:table-cell>
          <table:table-cell office:value-type="float" office:value="1.042505894734973" table:formula="of:=_xll.DFT([.F475:.F742];1;[.H475];2)" table:style-name="ce1">
            <text:p>1,042505895</text:p>
          </table:table-cell>
          <table:table-cell table:number-columns-repeated="16374"/>
        </table:table-row>
        <table:table-row table:style-name="ro2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-5.5066638000000001E-2" table:style-name="ce1">
            <text:p>-0,055066638</text:p>
          </table:table-cell>
          <table:table-cell office:value-type="float" office:value="0.44173020000000002" table:style-name="ce1">
            <text:p>0,4417302</text:p>
          </table:table-cell>
          <table:table-cell office:value-type="float" office:value="8.8489690000000003" table:style-name="ce1">
            <text:p>8,848969</text:p>
          </table:table-cell>
          <table:table-cell office:value-type="float" office:value="8.8601585915362531" table:formula="of:=SQRT(([.C476]*[.C476])+([.D476]*[.D476])+([.E476]*[.E476]))" table:style-name="ce2">
            <text:p>8,86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18.690430075318407" table:formula="of:=_xll.DFT([.F476:.F743];1;[.$H476];1)" table:style-name="ce1">
            <text:p>18,69043008</text:p>
          </table:table-cell>
          <table:table-cell office:value-type="float" office:value="4.7110427378763031" table:formula="of:=_xll.DFT([.F476:.F743];1;[.H476];2)" table:style-name="ce1">
            <text:p>4,711042738</text:p>
          </table:table-cell>
          <table:table-cell table:number-columns-repeated="16374"/>
        </table:table-row>
        <table:table-row table:style-name="ro2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-0.19632453999999999" table:style-name="ce1">
            <text:p>-0,19632454</text:p>
          </table:table-cell>
          <table:table-cell office:value-type="float" office:value="2.5198971999999999" table:style-name="ce1">
            <text:p>2,5198972</text:p>
          </table:table-cell>
          <table:table-cell office:value-type="float" office:value="11.001357" table:style-name="ce1">
            <text:p>11,001357</text:p>
          </table:table-cell>
          <table:table-cell office:value-type="float" office:value="11.28797063537211" table:formula="of:=SQRT(([.C477]*[.C477])+([.D477]*[.D477])+([.E477]*[.E477]))" table:style-name="ce2">
            <text:p>11,29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39.211061561925881" table:formula="of:=_xll.DFT([.F477:.F744];1;[.$H477];1)" table:style-name="ce1">
            <text:p>39,21106156</text:p>
          </table:table-cell>
          <table:table-cell office:value-type="float" office:value="1.0446939072111774" table:formula="of:=_xll.DFT([.F477:.F744];1;[.H477];2)" table:style-name="ce1">
            <text:p>1,044693907</text:p>
          </table:table-cell>
          <table:table-cell table:number-columns-repeated="16374"/>
        </table:table-row>
        <table:table-row table:style-name="ro2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-0.61171854000000003" table:style-name="ce1">
            <text:p>-0,61171854</text:p>
          </table:table-cell>
          <table:table-cell office:value-type="float" office:value="0.65601129999999996" table:style-name="ce1">
            <text:p>0,6560113</text:p>
          </table:table-cell>
          <table:table-cell office:value-type="float" office:value="10.199299" table:style-name="ce1">
            <text:p>10,199299</text:p>
          </table:table-cell>
          <table:table-cell office:value-type="float" office:value="10.23866448758374" table:formula="of:=SQRT(([.C478]*[.C478])+([.D478]*[.D478])+([.E478]*[.E478]))" table:style-name="ce2">
            <text:p>10,24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11.321066035562803" table:formula="of:=_xll.DFT([.F478:.F745];1;[.$H478];1)" table:style-name="ce1">
            <text:p>11,32106604</text:p>
          </table:table-cell>
          <table:table-cell office:value-type="float" office:value="4.0097501828576148" table:formula="of:=_xll.DFT([.F478:.F745];1;[.H478];2)" table:style-name="ce1">
            <text:p>4,009750183</text:p>
          </table:table-cell>
          <table:table-cell table:number-columns-repeated="16374"/>
        </table:table-row>
        <table:table-row table:style-name="ro2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-0.82839379999999996" table:style-name="ce1">
            <text:p>-0,8283938</text:p>
          </table:table-cell>
          <table:table-cell office:value-type="float" office:value="1.5155296" table:style-name="ce1">
            <text:p>1,5155296</text:p>
          </table:table-cell>
          <table:table-cell office:value-type="float" office:value="8.7891139999999996" table:style-name="ce1">
            <text:p>8,789114</text:p>
          </table:table-cell>
          <table:table-cell office:value-type="float" office:value="8.9572088934751655" table:formula="of:=SQRT(([.C479]*[.C479])+([.D479]*[.D479])+([.E479]*[.E479]))" table:style-name="ce2">
            <text:p>8,96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2.489596738351036" table:formula="of:=_xll.DFT([.F479:.F746];1;[.$H479];1)" table:style-name="ce1">
            <text:p>22,48959674</text:p>
          </table:table-cell>
          <table:table-cell office:value-type="float" office:value="0.87261243687949264" table:formula="of:=_xll.DFT([.F479:.F746];1;[.H479];2)" table:style-name="ce1">
            <text:p>0,872612437</text:p>
          </table:table-cell>
          <table:table-cell table:number-columns-repeated="16374"/>
        </table:table-row>
        <table:table-row table:style-name="ro2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-0.98641109999999999" table:style-name="ce1">
            <text:p>-0,9864111</text:p>
          </table:table-cell>
          <table:table-cell office:value-type="float" office:value="2.2062569000000001" table:style-name="ce1">
            <text:p>2,2062569</text:p>
          </table:table-cell>
          <table:table-cell office:value-type="float" office:value="9.6246910000000003" table:style-name="ce1">
            <text:p>9,624691</text:p>
          </table:table-cell>
          <table:table-cell office:value-type="float" office:value="9.9234698171799689" table:formula="of:=SQRT(([.C480]*[.C480])+([.D480]*[.D480])+([.E480]*[.E480]))" table:style-name="ce2">
            <text:p>9,92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25.828127168278304" table:formula="of:=_xll.DFT([.F480:.F747];1;[.$H480];1)" table:style-name="ce1">
            <text:p>25,82812717</text:p>
          </table:table-cell>
          <table:table-cell office:value-type="float" office:value="2.146683253171862" table:formula="of:=_xll.DFT([.F480:.F747];1;[.H480];2)" table:style-name="ce1">
            <text:p>2,146683253</text:p>
          </table:table-cell>
          <table:table-cell table:number-columns-repeated="16374"/>
        </table:table-row>
        <table:table-row table:style-name="ro2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-0.38546649999999999" table:style-name="ce1">
            <text:p>-0,3854665</text:p>
          </table:table-cell>
          <table:table-cell office:value-type="float" office:value="1.9321208000000001" table:style-name="ce1">
            <text:p>1,9321208</text:p>
          </table:table-cell>
          <table:table-cell office:value-type="float" office:value="9.2272529999999993" table:style-name="ce1">
            <text:p>9,227253</text:p>
          </table:table-cell>
          <table:table-cell office:value-type="float" office:value="9.4352463208134569" table:formula="of:=SQRT(([.C481]*[.C481])+([.D481]*[.D481])+([.E481]*[.E481]))" table:style-name="ce2">
            <text:p>9,44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8.630174150676611" table:formula="of:=_xll.DFT([.F481:.F748];1;[.$H481];1)" table:style-name="ce1">
            <text:p>8,630174151</text:p>
          </table:table-cell>
          <table:table-cell office:value-type="float" office:value="2.3195933878319721" table:formula="of:=_xll.DFT([.F481:.F748];1;[.H481];2)" table:style-name="ce1">
            <text:p>2,319593388</text:p>
          </table:table-cell>
          <table:table-cell table:number-columns-repeated="16374"/>
        </table:table-row>
        <table:table-row table:style-name="ro2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0.8571242" table:style-name="ce1">
            <text:p>0,8571242</text:p>
          </table:table-cell>
          <table:table-cell office:value-type="float" office:value="1.2294225999999999" table:style-name="ce1">
            <text:p>1,2294226</text:p>
          </table:table-cell>
          <table:table-cell office:value-type="float" office:value="9.5037830000000003" table:style-name="ce1">
            <text:p>9,503783</text:p>
          </table:table-cell>
          <table:table-cell office:value-type="float" office:value="9.6212282549945467" table:formula="of:=SQRT(([.C482]*[.C482])+([.D482]*[.D482])+([.E482]*[.E482]))" table:style-name="ce2">
            <text:p>9,62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23.454034974834105" table:formula="of:=_xll.DFT([.F482:.F749];1;[.$H482];1)" table:style-name="ce1">
            <text:p>23,45403497</text:p>
          </table:table-cell>
          <table:table-cell office:value-type="float" office:value="3.4816090955346763" table:formula="of:=_xll.DFT([.F482:.F749];1;[.H482];2)" table:style-name="ce1">
            <text:p>3,481609096</text:p>
          </table:table-cell>
          <table:table-cell table:number-columns-repeated="16374"/>
        </table:table-row>
        <table:table-row table:style-name="ro2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0.16400281999999999" table:style-name="ce1">
            <text:p>0,16400282</text:p>
          </table:table-cell>
          <table:table-cell office:value-type="float" office:value="2.1200657000000001" table:style-name="ce1">
            <text:p>2,1200657</text:p>
          </table:table-cell>
          <table:table-cell office:value-type="float" office:value="7.7224975000000002" table:style-name="ce1">
            <text:p>7,7224975</text:p>
          </table:table-cell>
          <table:table-cell office:value-type="float" office:value="8.0099028168131152" table:formula="of:=SQRT(([.C483]*[.C483])+([.D483]*[.D483])+([.E483]*[.E483]))" table:style-name="ce2">
            <text:p>8,01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7.4017398191547965" table:formula="of:=_xll.DFT([.F483:.F750];1;[.$H483];1)" table:style-name="ce1">
            <text:p>7,401739819</text:p>
          </table:table-cell>
          <table:table-cell office:value-type="float" office:value="4.1696334392524896" table:formula="of:=_xll.DFT([.F483:.F750];1;[.H483];2)" table:style-name="ce1">
            <text:p>4,169633439</text:p>
          </table:table-cell>
          <table:table-cell table:number-columns-repeated="16374"/>
        </table:table-row>
        <table:table-row table:style-name="ro2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6.1052144000000003E-2" table:style-name="ce1">
            <text:p>0,061052144</text:p>
          </table:table-cell>
          <table:table-cell office:value-type="float" office:value="3.0597897000000001" table:style-name="ce1">
            <text:p>3,0597897</text:p>
          </table:table-cell>
          <table:table-cell office:value-type="float" office:value="9.2727430000000002" table:style-name="ce1">
            <text:p>9,272743</text:p>
          </table:table-cell>
          <table:table-cell office:value-type="float" office:value="9.7647223778539693" table:formula="of:=SQRT(([.C484]*[.C484])+([.D484]*[.D484])+([.E484]*[.E484]))" table:style-name="ce2">
            <text:p>9,76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5.789782674062026" table:formula="of:=_xll.DFT([.F484:.F751];1;[.$H484];1)" table:style-name="ce1">
            <text:p>15,78978267</text:p>
          </table:table-cell>
          <table:table-cell office:value-type="float" office:value="4.2475058687223752" table:formula="of:=_xll.DFT([.F484:.F751];1;[.H484];2)" table:style-name="ce1">
            <text:p>4,247505869</text:p>
          </table:table-cell>
          <table:table-cell table:number-columns-repeated="16374"/>
        </table:table-row>
        <table:table-row table:style-name="ro2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-1.0462662" table:style-name="ce1">
            <text:p>-1,0462662</text:p>
          </table:table-cell>
          <table:table-cell office:value-type="float" office:value="1.2330139" table:style-name="ce1">
            <text:p>1,2330139</text:p>
          </table:table-cell>
          <table:table-cell office:value-type="float" office:value="10.4171715" table:style-name="ce1">
            <text:p>10,4171715</text:p>
          </table:table-cell>
          <table:table-cell office:value-type="float" office:value="10.541938071306808" table:formula="of:=SQRT(([.C485]*[.C485])+([.D485]*[.D485])+([.E485]*[.E485]))" table:style-name="ce2">
            <text:p>10,54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7.3383979599797389" table:formula="of:=_xll.DFT([.F485:.F752];1;[.$H485];1)" table:style-name="ce1">
            <text:p>7,33839796</text:p>
          </table:table-cell>
          <table:table-cell office:value-type="float" office:value="4.4643151612948664" table:formula="of:=_xll.DFT([.F485:.F752];1;[.H485];2)" table:style-name="ce1">
            <text:p>4,464315161</text:p>
          </table:table-cell>
          <table:table-cell table:number-columns-repeated="16374"/>
        </table:table-row>
        <table:table-row table:style-name="ro2"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-0.62129533000000003" table:style-name="ce1">
            <text:p>-0,62129533</text:p>
          </table:table-cell>
          <table:table-cell office:value-type="float" office:value="1.6591818" table:style-name="ce1">
            <text:p>1,6591818</text:p>
          </table:table-cell>
          <table:table-cell office:value-type="float" office:value="8.7328510000000001" table:style-name="ce1">
            <text:p>8,732851</text:p>
          </table:table-cell>
          <table:table-cell office:value-type="float" office:value="8.910756349532404" table:formula="of:=SQRT(([.C486]*[.C486])+([.D486]*[.D486])+([.E486]*[.E486]))" table:style-name="ce2">
            <text:p>8,91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14.729005373275035" table:formula="of:=_xll.DFT([.F486:.F753];1;[.$H486];1)" table:style-name="ce1">
            <text:p>14,72900537</text:p>
          </table:table-cell>
          <table:table-cell office:value-type="float" office:value="0.57547630783966386" table:formula="of:=_xll.DFT([.F486:.F753];1;[.H486];2)" table:style-name="ce1">
            <text:p>0,575476308</text:p>
          </table:table-cell>
          <table:table-cell table:number-columns-repeated="16374"/>
        </table:table-row>
        <table:table-row table:style-name="ro2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-0.81522565999999996" table:style-name="ce1">
            <text:p>-0,81522566</text:p>
          </table:table-cell>
          <table:table-cell office:value-type="float" office:value="2.6336219999999999" table:style-name="ce1">
            <text:p>2,633622</text:p>
          </table:table-cell>
          <table:table-cell office:value-type="float" office:value="8.6370830000000005" table:style-name="ce1">
            <text:p>8,637083</text:p>
          </table:table-cell>
          <table:table-cell office:value-type="float" office:value="9.0664083552692158" table:formula="of:=SQRT(([.C487]*[.C487])+([.D487]*[.D487])+([.E487]*[.E487]))" table:style-name="ce2">
            <text:p>9,07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5.4573467698880886" table:formula="of:=_xll.DFT([.F487:.F754];1;[.$H487];1)" table:style-name="ce1">
            <text:p>5,45734677</text:p>
          </table:table-cell>
          <table:table-cell office:value-type="float" office:value="-0.77594808307112695" table:formula="of:=_xll.DFT([.F487:.F754];1;[.H487];2)" table:style-name="ce1">
            <text:p>-0,775948083</text:p>
          </table:table-cell>
          <table:table-cell table:number-columns-repeated="16374"/>
        </table:table-row>
        <table:table-row table:style-name="ro2"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-0.91458505000000001" table:style-name="ce1">
            <text:p>-0,91458505</text:p>
          </table:table-cell>
          <table:table-cell office:value-type="float" office:value="3.2357635" table:style-name="ce1">
            <text:p>3,2357635</text:p>
          </table:table-cell>
          <table:table-cell office:value-type="float" office:value="9.8808710000000008" table:style-name="ce1">
            <text:p>9,880871</text:p>
          </table:table-cell>
          <table:table-cell office:value-type="float" office:value="10.437348464061969" table:formula="of:=SQRT(([.C488]*[.C488])+([.D488]*[.D488])+([.E488]*[.E488]))" table:style-name="ce2">
            <text:p>10,44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3.4487958274455495" table:formula="of:=_xll.DFT([.F488:.F755];1;[.$H488];1)" table:style-name="ce1">
            <text:p>3,448795827</text:p>
          </table:table-cell>
          <table:table-cell office:value-type="float" office:value="2.2096306537140604" table:formula="of:=_xll.DFT([.F488:.F755];1;[.H488];2)" table:style-name="ce1">
            <text:p>2,209630654</text:p>
          </table:table-cell>
          <table:table-cell table:number-columns-repeated="16374"/>
        </table:table-row>
        <table:table-row table:style-name="ro2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-0.66678519999999997" table:style-name="ce1">
            <text:p>-0,6667852</text:p>
          </table:table-cell>
          <table:table-cell office:value-type="float" office:value="1.6472107" table:style-name="ce1">
            <text:p>1,6472107</text:p>
          </table:table-cell>
          <table:table-cell office:value-type="float" office:value="8.5389199999999992" table:style-name="ce1">
            <text:p>8,53892</text:p>
          </table:table-cell>
          <table:table-cell office:value-type="float" office:value="8.7218725259850896" table:formula="of:=SQRT(([.C489]*[.C489])+([.D489]*[.D489])+([.E489]*[.E489]))" table:style-name="ce2">
            <text:p>8,72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7.11224053840946" table:formula="of:=_xll.DFT([.F489:.F756];1;[.$H489];1)" table:style-name="ce1">
            <text:p>7,112240538</text:p>
          </table:table-cell>
          <table:table-cell office:value-type="float" office:value="2.7302830517775591" table:formula="of:=_xll.DFT([.F489:.F756];1;[.H489];2)" table:style-name="ce1">
            <text:p>2,730283052</text:p>
          </table:table-cell>
          <table:table-cell table:number-columns-repeated="16374"/>
        </table:table-row>
        <table:table-row table:style-name="ro2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-0.55425769999999996" table:style-name="ce1">
            <text:p>-0,5542577</text:p>
          </table:table-cell>
          <table:table-cell office:value-type="float" office:value="2.3654714000000001" table:style-name="ce1">
            <text:p>2,3654714</text:p>
          </table:table-cell>
          <table:table-cell office:value-type="float" office:value="8.7759470000000004" table:style-name="ce1">
            <text:p>8,775947</text:p>
          </table:table-cell>
          <table:table-cell office:value-type="float" office:value="9.1060365850921254" table:formula="of:=SQRT(([.C490]*[.C490])+([.D490]*[.D490])+([.E490]*[.E490]))" table:style-name="ce2">
            <text:p>9,11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16.04491524347138" table:formula="of:=_xll.DFT([.F490:.F757];1;[.$H490];1)" table:style-name="ce1">
            <text:p>16,04491524</text:p>
          </table:table-cell>
          <table:table-cell office:value-type="float" office:value="0.93690062105310257" table:formula="of:=_xll.DFT([.F490:.F757];1;[.H490];2)" table:style-name="ce1">
            <text:p>0,936900621</text:p>
          </table:table-cell>
          <table:table-cell table:number-columns-repeated="16374"/>
        </table:table-row>
        <table:table-row table:style-name="ro2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-0.34835633999999999" table:style-name="ce1">
            <text:p>-0,34835634</text:p>
          </table:table-cell>
          <table:table-cell office:value-type="float" office:value="2.5139117" table:style-name="ce1">
            <text:p>2,5139117</text:p>
          </table:table-cell>
          <table:table-cell office:value-type="float" office:value="9.1075429999999997" table:style-name="ce1">
            <text:p>9,107543</text:p>
          </table:table-cell>
          <table:table-cell office:value-type="float" office:value="9.4545461906885873" table:formula="of:=SQRT(([.C491]*[.C491])+([.D491]*[.D491])+([.E491]*[.E491]))" table:style-name="ce2">
            <text:p>9,45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1.555700530449083" table:formula="of:=_xll.DFT([.F491:.F758];1;[.$H491];1)" table:style-name="ce1">
            <text:p>1,55570053</text:p>
          </table:table-cell>
          <table:table-cell office:value-type="float" office:value="0.32599758956661767" table:formula="of:=_xll.DFT([.F491:.F758];1;[.H491];2)" table:style-name="ce1">
            <text:p>0,32599759</text:p>
          </table:table-cell>
          <table:table-cell table:number-columns-repeated="16374"/>
        </table:table-row>
        <table:table-row table:style-name="ro2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-0.90620535999999996" table:style-name="ce1">
            <text:p>-0,90620536</text:p>
          </table:table-cell>
          <table:table-cell office:value-type="float" office:value="1.7501614000000001" table:style-name="ce1">
            <text:p>1,7501614</text:p>
          </table:table-cell>
          <table:table-cell office:value-type="float" office:value="10.909179999999999" table:style-name="ce1">
            <text:p>10,90918</text:p>
          </table:table-cell>
          <table:table-cell office:value-type="float" office:value="11.085778337714617" table:formula="of:=SQRT(([.C492]*[.C492])+([.D492]*[.D492])+([.E492]*[.E492]))" table:style-name="ce2">
            <text:p>11,09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8.7223775648260613" table:formula="of:=_xll.DFT([.F492:.F759];1;[.$H492];1)" table:style-name="ce1">
            <text:p>8,722377565</text:p>
          </table:table-cell>
          <table:table-cell office:value-type="float" office:value="-0.41575944852019253" table:formula="of:=_xll.DFT([.F492:.F759];1;[.H492];2)" table:style-name="ce1">
            <text:p>-0,415759449</text:p>
          </table:table-cell>
          <table:table-cell table:number-columns-repeated="16374"/>
        </table:table-row>
        <table:table-row table:style-name="ro2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-1.9440918" table:style-name="ce1">
            <text:p>-1,9440918</text:p>
          </table:table-cell>
          <table:table-cell office:value-type="float" office:value="1.1923125000000001" table:style-name="ce1">
            <text:p>1,1923125</text:p>
          </table:table-cell>
          <table:table-cell office:value-type="float" office:value="10.119094" table:style-name="ce1">
            <text:p>10,119094</text:p>
          </table:table-cell>
          <table:table-cell office:value-type="float" office:value="10.372905350253587" table:formula="of:=SQRT(([.C493]*[.C493])+([.D493]*[.D493])+([.E493]*[.E493]))" table:style-name="ce2">
            <text:p>10,37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8.9878895255149054" table:formula="of:=_xll.DFT([.F493:.F760];1;[.$H493];1)" table:style-name="ce1">
            <text:p>8,987889526</text:p>
          </table:table-cell>
          <table:table-cell office:value-type="float" office:value="2.1551376408523835" table:formula="of:=_xll.DFT([.F493:.F760];1;[.H493];2)" table:style-name="ce1">
            <text:p>2,155137641</text:p>
          </table:table-cell>
          <table:table-cell table:number-columns-repeated="16374"/>
        </table:table-row>
        <table:table-row table:style-name="ro2"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-1.6879122" table:style-name="ce1">
            <text:p>-1,6879122</text:p>
          </table:table-cell>
          <table:table-cell office:value-type="float" office:value="1.8782512" table:style-name="ce1">
            <text:p>1,8782512</text:p>
          </table:table-cell>
          <table:table-cell office:value-type="float" office:value="9.6306759999999993" table:style-name="ce1">
            <text:p>9,630676</text:p>
          </table:table-cell>
          <table:table-cell office:value-type="float" office:value="9.9562440399071317" table:formula="of:=SQRT(([.C494]*[.C494])+([.D494]*[.D494])+([.E494]*[.E494]))" table:style-name="ce2">
            <text:p>9,96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.630170993212787" table:formula="of:=_xll.DFT([.F494:.F761];1;[.$H494];1)" table:style-name="ce1">
            <text:p>1,630170993</text:p>
          </table:table-cell>
          <table:table-cell office:value-type="float" office:value="1.7648913727691" table:formula="of:=_xll.DFT([.F494:.F761];1;[.H494];2)" table:style-name="ce1">
            <text:p>1,764891373</text:p>
          </table:table-cell>
          <table:table-cell table:number-columns-repeated="16374"/>
        </table:table-row>
        <table:table-row table:style-name="ro2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-0.91578214999999996" table:style-name="ce1">
            <text:p>-0,91578215</text:p>
          </table:table-cell>
          <table:table-cell office:value-type="float" office:value="2.2038627000000002" table:style-name="ce1">
            <text:p>2,2038627</text:p>
          </table:table-cell>
          <table:table-cell office:value-type="float" office:value="9.5325140000000008" table:style-name="ce1">
            <text:p>9,532514</text:p>
          </table:table-cell>
          <table:table-cell office:value-type="float" office:value="9.8267233046883913" table:formula="of:=SQRT(([.C495]*[.C495])+([.D495]*[.D495])+([.E495]*[.E495]))" table:style-name="ce2">
            <text:p>9,83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5.7468045415780473" table:formula="of:=_xll.DFT([.F495:.F762];1;[.$H495];1)" table:style-name="ce1">
            <text:p>5,746804542</text:p>
          </table:table-cell>
          <table:table-cell office:value-type="float" office:value="-0.27649882166857581" table:formula="of:=_xll.DFT([.F495:.F762];1;[.H495];2)" table:style-name="ce1">
            <text:p>-0,276498822</text:p>
          </table:table-cell>
          <table:table-cell table:number-columns-repeated="16374"/>
        </table:table-row>
        <table:table-row table:style-name="ro2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-0.57580549999999997" table:style-name="ce1">
            <text:p>-0,5758055</text:p>
          </table:table-cell>
          <table:table-cell office:value-type="float" office:value="1.2832920000000001" table:style-name="ce1">
            <text:p>1,283292</text:p>
          </table:table-cell>
          <table:table-cell office:value-type="float" office:value="8.7891139999999996" table:style-name="ce1">
            <text:p>8,789114</text:p>
          </table:table-cell>
          <table:table-cell office:value-type="float" office:value="8.9009502434341385" table:formula="of:=SQRT(([.C496]*[.C496])+([.D496]*[.D496])+([.E496]*[.E496]))" table:style-name="ce2">
            <text:p>8,90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9.5139092031617629" table:formula="of:=_xll.DFT([.F496:.F763];1;[.$H496];1)" table:style-name="ce1">
            <text:p>9,513909203</text:p>
          </table:table-cell>
          <table:table-cell office:value-type="float" office:value="2.36652381877213" table:formula="of:=_xll.DFT([.F496:.F763];1;[.H496];2)" table:style-name="ce1">
            <text:p>2,366523819</text:p>
          </table:table-cell>
          <table:table-cell table:number-columns-repeated="16374"/>
        </table:table-row>
        <table:table-row table:style-name="ro2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-0.63685760000000002" table:style-name="ce1">
            <text:p>-0,6368576</text:p>
          </table:table-cell>
          <table:table-cell office:value-type="float" office:value="1.9261353000000001" table:style-name="ce1">
            <text:p>1,9261353</text:p>
          </table:table-cell>
          <table:table-cell office:value-type="float" office:value="8.5137820000000008" table:style-name="ce1">
            <text:p>8,513782</text:p>
          </table:table-cell>
          <table:table-cell office:value-type="float" office:value="8.7521465218601016" table:formula="of:=SQRT(([.C497]*[.C497])+([.D497]*[.D497])+([.E497]*[.E497]))" table:style-name="ce2">
            <text:p>8,75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3.6179551979263094" table:formula="of:=_xll.DFT([.F497:.F764];1;[.$H497];1)" table:style-name="ce1">
            <text:p>3,617955198</text:p>
          </table:table-cell>
          <table:table-cell office:value-type="float" office:value="0.80615109907075733" table:formula="of:=_xll.DFT([.F497:.F764];1;[.H497];2)" table:style-name="ce1">
            <text:p>0,806151099</text:p>
          </table:table-cell>
          <table:table-cell table:number-columns-repeated="16374"/>
        </table:table-row>
        <table:table-row table:style-name="ro2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-0.32202014000000001" table:style-name="ce1">
            <text:p>-0,32202014</text:p>
          </table:table-cell>
          <table:table-cell office:value-type="float" office:value="2.0817583000000002" table:style-name="ce1">
            <text:p>2,0817583</text:p>
          </table:table-cell>
          <table:table-cell office:value-type="float" office:value="8.7089090000000002" table:style-name="ce1">
            <text:p>8,708909</text:p>
          </table:table-cell>
          <table:table-cell office:value-type="float" office:value="8.9600508123818976" table:formula="of:=SQRT(([.C498]*[.C498])+([.D498]*[.D498])+([.E498]*[.E498]))" table:style-name="ce2">
            <text:p>8,96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1286.4698644616569" table:formula="of:=_xll.DFT([.F498:.F765];1;[.$H498];1)" table:style-name="ce1">
            <text:p>1286,469864</text:p>
          </table:table-cell>
          <table:table-cell office:value-type="float" office:value="0" table:formula="of:=_xll.DFT([.F498:.F765];1;[.H498];2)" table:style-name="ce1">
            <text:p>0</text:p>
          </table:table-cell>
          <table:table-cell table:number-columns-repeated="16374"/>
        </table:table-row>
        <table:table-row table:style-name="ro2"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-0.71227499999999999" table:style-name="ce1">
            <text:p>-0,712275</text:p>
          </table:table-cell>
          <table:table-cell office:value-type="float" office:value="2.6934770000000001" table:style-name="ce1">
            <text:p>2,693477</text:p>
          </table:table-cell>
          <table:table-cell office:value-type="float" office:value="9.4570969999999992" table:style-name="ce1">
            <text:p>9,457097</text:p>
          </table:table-cell>
          <table:table-cell office:value-type="float" office:value="9.8589470884351034" table:formula="of:=SQRT(([.C499]*[.C499])+([.D499]*[.D499])+([.E499]*[.E499]))" table:style-name="ce2">
            <text:p>9,86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4.8477401891882295" table:formula="of:=_xll.DFT([.F499:.F766];1;[.$H499];1)" table:style-name="ce1">
            <text:p>4,847740189</text:p>
          </table:table-cell>
          <table:table-cell office:value-type="float" office:value="-0.52620744462022984" table:formula="of:=_xll.DFT([.F499:.F766];1;[.H499];2)" table:style-name="ce1">
            <text:p>-0,526207445</text:p>
          </table:table-cell>
          <table:table-cell table:number-columns-repeated="16374"/>
        </table:table-row>
        <table:table-row table:style-name="ro2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-1.3275849" table:style-name="ce1">
            <text:p>-1,3275849</text:p>
          </table:table-cell>
          <table:table-cell office:value-type="float" office:value="1.7657236999999999" table:style-name="ce1">
            <text:p>1,7657237</text:p>
          </table:table-cell>
          <table:table-cell office:value-type="float" office:value="11.498154" table:style-name="ce1">
            <text:p>11,498154</text:p>
          </table:table-cell>
          <table:table-cell office:value-type="float" office:value="11.708450250104224" table:formula="of:=SQRT(([.C500]*[.C500])+([.D500]*[.D500])+([.E500]*[.E500]))" table:style-name="ce2">
            <text:p>11,71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8.7310466895995109" table:formula="of:=_xll.DFT([.F500:.F767];1;[.$H500];1)" table:style-name="ce1">
            <text:p>8,73104669</text:p>
          </table:table-cell>
          <table:table-cell office:value-type="float" office:value="4.6070215738348228" table:formula="of:=_xll.DFT([.F500:.F767];1;[.H500];2)" table:style-name="ce1">
            <text:p>4,607021574</text:p>
          </table:table-cell>
          <table:table-cell table:number-columns-repeated="16374"/>
        </table:table-row>
        <table:table-row table:style-name="ro2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-0.54468090000000002" table:style-name="ce1">
            <text:p>-0,5446809</text:p>
          </table:table-cell>
          <table:table-cell office:value-type="float" office:value="1.6891092999999999" table:style-name="ce1">
            <text:p>1,6891093</text:p>
          </table:table-cell>
          <table:table-cell office:value-type="float" office:value="8.5389199999999992" table:style-name="ce1">
            <text:p>8,53892</text:p>
          </table:table-cell>
          <table:table-cell office:value-type="float" office:value="8.7214059804925537" table:formula="of:=SQRT(([.C501]*[.C501])+([.D501]*[.D501])+([.E501]*[.E501]))" table:style-name="ce2">
            <text:p>8,72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5.1489010617497568" table:formula="of:=_xll.DFT([.F501:.F768];1;[.$H501];1)" table:style-name="ce1">
            <text:p>5,148901062</text:p>
          </table:table-cell>
          <table:table-cell office:value-type="float" office:value="2.1276100751771825" table:formula="of:=_xll.DFT([.F501:.F768];1;[.H501];2)" table:style-name="ce1">
            <text:p>2,127610075</text:p>
          </table:table-cell>
          <table:table-cell table:number-columns-repeated="16374"/>
        </table:table-row>
        <table:table-row table:style-name="ro2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-0.88106620000000002" table:style-name="ce1">
            <text:p>-0,8810662</text:p>
          </table:table-cell>
          <table:table-cell office:value-type="float" office:value="2.3139957999999998" table:style-name="ce1">
            <text:p>2,3139958</text:p>
          </table:table-cell>
          <table:table-cell office:value-type="float" office:value="7.6183500000000004" table:style-name="ce1">
            <text:p>7,61835</text:p>
          </table:table-cell>
          <table:table-cell office:value-type="float" office:value="8.0106248778544167" table:formula="of:=SQRT(([.C502]*[.C502])+([.D502]*[.D502])+([.E502]*[.E502]))" table:style-name="ce2">
            <text:p>8,01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7.4113973089135436" table:formula="of:=_xll.DFT([.F502:.F769];1;[.$H502];1)" table:style-name="ce1">
            <text:p>7,411397309</text:p>
          </table:table-cell>
          <table:table-cell office:value-type="float" office:value="2.6039129344215755" table:formula="of:=_xll.DFT([.F502:.F769];1;[.H502];2)" table:style-name="ce1">
            <text:p>2,603912934</text:p>
          </table:table-cell>
          <table:table-cell table:number-columns-repeated="16374"/>
        </table:table-row>
        <table:table-row table:style-name="ro2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5.5066638000000001E-2" table:style-name="ce1">
            <text:p>0,055066638</text:p>
          </table:table-cell>
          <table:table-cell office:value-type="float" office:value="3.0861260000000001" table:style-name="ce1">
            <text:p>3,086126</text:p>
          </table:table-cell>
          <table:table-cell office:value-type="float" office:value="9.7922849999999997" table:style-name="ce1">
            <text:p>9,792285</text:p>
          </table:table-cell>
          <table:table-cell office:value-type="float" office:value="10.267231931914347" table:formula="of:=SQRT(([.C503]*[.C503])+([.D503]*[.D503])+([.E503]*[.E503]))" table:style-name="ce2">
            <text:p>10,27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10.097734305207929" table:formula="of:=_xll.DFT([.F503:.F770];1;[.$H503];1)" table:style-name="ce1">
            <text:p>10,09773431</text:p>
          </table:table-cell>
          <table:table-cell office:value-type="float" office:value="0.62157329397397421" table:formula="of:=_xll.DFT([.F503:.F770];1;[.H503];2)" table:style-name="ce1">
            <text:p>0,621573294</text:p>
          </table:table-cell>
          <table:table-cell table:number-columns-repeated="16374"/>
        </table:table-row>
        <table:table-row table:style-name="ro2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-2.0350714999999998E-2" table:style-name="ce1">
            <text:p>-0,020350715</text:p>
          </table:table-cell>
          <table:table-cell office:value-type="float" office:value="1.4389152999999999" table:style-name="ce1">
            <text:p>1,4389153</text:p>
          </table:table-cell>
          <table:table-cell office:value-type="float" office:value="10.308235" table:style-name="ce1">
            <text:p>10,308235</text:p>
          </table:table-cell>
          <table:table-cell office:value-type="float" office:value="10.408198701379606" table:formula="of:=SQRT(([.C504]*[.C504])+([.D504]*[.D504])+([.E504]*[.E504]))" table:style-name="ce2">
            <text:p>10,41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11.013296502332807" table:formula="of:=_xll.DFT([.F504:.F771];1;[.$H504];1)" table:style-name="ce1">
            <text:p>11,0132965</text:p>
          </table:table-cell>
          <table:table-cell office:value-type="float" office:value="0.80727491440102306" table:formula="of:=_xll.DFT([.F504:.F771];1;[.H504];2)" table:style-name="ce1">
            <text:p>0,807274914</text:p>
          </table:table-cell>
          <table:table-cell table:number-columns-repeated="16374"/>
        </table:table-row>
        <table:table-row table:style-name="ro2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-0.18315643000000001" table:style-name="ce1">
            <text:p>-0,18315643</text:p>
          </table:table-cell>
          <table:table-cell office:value-type="float" office:value="2.3702597999999999" table:style-name="ce1">
            <text:p>2,3702598</text:p>
          </table:table-cell>
          <table:table-cell office:value-type="float" office:value="7.3681559999999999" table:style-name="ce1">
            <text:p>7,368156</text:p>
          </table:table-cell>
          <table:table-cell office:value-type="float" office:value="7.7421831958228928" table:formula="of:=SQRT(([.C505]*[.C505])+([.D505]*[.D505])+([.E505]*[.E505]))" table:style-name="ce2">
            <text:p>7,74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8.7806753692232213" table:formula="of:=_xll.DFT([.F505:.F772];1;[.$H505];1)" table:style-name="ce1">
            <text:p>8,780675369</text:p>
          </table:table-cell>
          <table:table-cell office:value-type="float" office:value="4.6194402044634195" table:formula="of:=_xll.DFT([.F505:.F772];1;[.H505];2)" table:style-name="ce1">
            <text:p>4,619440204</text:p>
          </table:table-cell>
          <table:table-cell table:number-columns-repeated="16374"/>
        </table:table-row>
        <table:table-row table:style-name="ro2">
          <table:table-cell office:value-type="float" office:value="143" table:style-name="ce1">
            <text:p>143</text:p>
          </table:table-cell>
          <table:table-cell table:style-name="ce1"/>
          <table:table-cell office:value-type="float" office:value="-0.20350714" table:style-name="ce1">
            <text:p>-0,20350714</text:p>
          </table:table-cell>
          <table:table-cell office:value-type="float" office:value="3.1004912999999998" table:style-name="ce1">
            <text:p>3,1004913</text:p>
          </table:table-cell>
          <table:table-cell office:value-type="float" office:value="9.9203749999999999" table:style-name="ce1">
            <text:p>9,920375</text:p>
          </table:table-cell>
          <table:table-cell office:value-type="float" office:value="10.395590488184482" table:formula="of:=SQRT(([.C506]*[.C506])+([.D506]*[.D506])+([.E506]*[.E506]))" table:style-name="ce2">
            <text:p>10,40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0.7164594779722705" table:formula="of:=_xll.DFT([.F506:.F773];1;[.$H506];1)" table:style-name="ce1">
            <text:p>0,716459478</text:p>
          </table:table-cell>
          <table:table-cell office:value-type="float" office:value="4.0065274322953117" table:formula="of:=_xll.DFT([.F506:.F773];1;[.H506];2)" table:style-name="ce1">
            <text:p>4,006527432</text:p>
          </table:table-cell>
          <table:table-cell table:number-columns-repeated="16374"/>
        </table:table-row>
        <table:table-row table:style-name="ro2">
          <table:table-cell office:value-type="float" office:value="144" table:style-name="ce1">
            <text:p>144</text:p>
          </table:table-cell>
          <table:table-cell table:style-name="ce1"/>
          <table:table-cell office:value-type="float" office:value="-0.96127200000000002" table:style-name="ce1">
            <text:p>-0,961272</text:p>
          </table:table-cell>
          <table:table-cell office:value-type="float" office:value="2.2493525000000001" table:style-name="ce1">
            <text:p>2,2493525</text:p>
          </table:table-cell>
          <table:table-cell office:value-type="float" office:value="8.580819" table:style-name="ce1">
            <text:p>8,580819</text:p>
          </table:table-cell>
          <table:table-cell office:value-type="float" office:value="8.922672538987479" table:formula="of:=SQRT(([.C507]*[.C507])+([.D507]*[.D507])+([.E507]*[.E507]))" table:style-name="ce2">
            <text:p>8,92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9.5014434560255143" table:formula="of:=_xll.DFT([.F507:.F774];1;[.$H507];1)" table:style-name="ce1">
            <text:p>9,501443456</text:p>
          </table:table-cell>
          <table:table-cell office:value-type="float" office:value="2.3828860818975244" table:formula="of:=_xll.DFT([.F507:.F774];1;[.H507];2)" table:style-name="ce1">
            <text:p>2,382886082</text:p>
          </table:table-cell>
          <table:table-cell table:number-columns-repeated="16374"/>
        </table:table-row>
        <table:table-row table:style-name="ro2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0.27174189999999998" table:style-name="ce1">
            <text:p>0,2717419</text:p>
          </table:table-cell>
          <table:table-cell office:value-type="float" office:value="2.0709843999999999" table:style-name="ce1">
            <text:p>2,0709844</text:p>
          </table:table-cell>
          <table:table-cell office:value-type="float" office:value="7.4327993000000001" table:style-name="ce1">
            <text:p>7,4327993</text:p>
          </table:table-cell>
          <table:table-cell office:value-type="float" office:value="7.7207075763390662" table:formula="of:=SQRT(([.C508]*[.C508])+([.D508]*[.D508])+([.E508]*[.E508]))" table:style-name="ce2">
            <text:p>7,72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6.6897601045930895" table:formula="of:=_xll.DFT([.F508:.F775];1;[.$H508];1)" table:style-name="ce1">
            <text:p>6,689760105</text:p>
          </table:table-cell>
          <table:table-cell office:value-type="float" office:value="-1.4992878058869528" table:formula="of:=_xll.DFT([.F508:.F775];1;[.H508];2)" table:style-name="ce1">
            <text:p>-1,499287806</text:p>
          </table:table-cell>
          <table:table-cell table:number-columns-repeated="16374"/>
        </table:table-row>
        <table:table-row table:style-name="ro2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-0.54348379999999996" table:style-name="ce1">
            <text:p>-0,5434838</text:p>
          </table:table-cell>
          <table:table-cell office:value-type="float" office:value="2.9352912999999998" table:style-name="ce1">
            <text:p>2,9352913</text:p>
          </table:table-cell>
          <table:table-cell office:value-type="float" office:value="7.7727757000000004" table:style-name="ce1">
            <text:p>7,7727757</text:p>
          </table:table-cell>
          <table:table-cell office:value-type="float" office:value="8.3263048070094463" table:formula="of:=SQRT(([.C509]*[.C509])+([.D509]*[.D509])+([.E509]*[.E509]))" table:style-name="ce2">
            <text:p>8,33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.9841952673160712" table:formula="of:=_xll.DFT([.F509:.F776];1;[.$H509];1)" table:style-name="ce1">
            <text:p>4,984195267</text:p>
          </table:table-cell>
          <table:table-cell office:value-type="float" office:value="1.3867184512871997" table:formula="of:=_xll.DFT([.F509:.F776];1;[.H509];2)" table:style-name="ce1">
            <text:p>1,386718451</text:p>
          </table:table-cell>
          <table:table-cell table:number-columns-repeated="16374"/>
        </table:table-row>
        <table:table-row table:style-name="ro2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-0.92057054999999999" table:style-name="ce1">
            <text:p>-0,92057055</text:p>
          </table:table-cell>
          <table:table-cell office:value-type="float" office:value="1.6783353999999999" table:style-name="ce1">
            <text:p>1,6783354</text:p>
          </table:table-cell>
          <table:table-cell office:value-type="float" office:value="12.206837999999999" table:style-name="ce1">
            <text:p>12,206838</text:p>
          </table:table-cell>
          <table:table-cell office:value-type="float" office:value="12.356016907185925" table:formula="of:=SQRT(([.C510]*[.C510])+([.D510]*[.D510])+([.E510]*[.E510]))" table:style-name="ce2">
            <text:p>12,36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14.930118826260802" table:formula="of:=_xll.DFT([.F510:.F777];1;[.$H510];1)" table:style-name="ce1">
            <text:p>14,93011883</text:p>
          </table:table-cell>
          <table:table-cell office:value-type="float" office:value="-5.4173095874925803E-2" table:formula="of:=_xll.DFT([.F510:.F777];1;[.H510];2)" table:style-name="ce1">
            <text:p>-0,054173096</text:p>
          </table:table-cell>
          <table:table-cell table:number-columns-repeated="16374"/>
        </table:table-row>
        <table:table-row table:style-name="ro2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0.40701428000000001" table:style-name="ce1">
            <text:p>0,40701428</text:p>
          </table:table-cell>
          <table:table-cell office:value-type="float" office:value="3.321955" table:style-name="ce1">
            <text:p>3,321955</text:p>
          </table:table-cell>
          <table:table-cell office:value-type="float" office:value="10.237606" table:style-name="ce1">
            <text:p>10,237606</text:p>
          </table:table-cell>
          <table:table-cell office:value-type="float" office:value="10.770776307090632" table:formula="of:=SQRT(([.C511]*[.C511])+([.D511]*[.D511])+([.E511]*[.E511]))" table:style-name="ce2">
            <text:p>10,77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20.17456006023593" table:formula="of:=_xll.DFT([.F511:.F778];1;[.$H511];1)" table:style-name="ce1">
            <text:p>20,17456006</text:p>
          </table:table-cell>
          <table:table-cell office:value-type="float" office:value="3.4930788589220922" table:formula="of:=_xll.DFT([.F511:.F778];1;[.H511];2)" table:style-name="ce1">
            <text:p>3,493078859</text:p>
          </table:table-cell>
          <table:table-cell table:number-columns-repeated="16374"/>
        </table:table-row>
        <table:table-row table:style-name="ro2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-0.22146365000000001" table:style-name="ce1">
            <text:p>-0,22146365</text:p>
          </table:table-cell>
          <table:table-cell office:value-type="float" office:value="2.8167781999999999" table:style-name="ce1">
            <text:p>2,8167782</text:p>
          </table:table-cell>
          <table:table-cell office:value-type="float" office:value="6.5062430000000004" table:style-name="ce1">
            <text:p>6,506243</text:p>
          </table:table-cell>
          <table:table-cell office:value-type="float" office:value="7.0932703001729438" table:formula="of:=SQRT(([.C512]*[.C512])+([.D512]*[.D512])+([.E512]*[.E512]))" table:style-name="ce2">
            <text:p>7,09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28.930893958768728" table:formula="of:=_xll.DFT([.F512:.F779];1;[.$H512];1)" table:style-name="ce1">
            <text:p>28,93089396</text:p>
          </table:table-cell>
          <table:table-cell office:value-type="float" office:value="3.1966296748706782" table:formula="of:=_xll.DFT([.F512:.F779];1;[.H512];2)" table:style-name="ce1">
            <text:p>3,196629675</text:p>
          </table:table-cell>
          <table:table-cell table:number-columns-repeated="16374"/>
        </table:table-row>
        <table:table-row table:style-name="ro2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-0.71945760000000003" table:style-name="ce1">
            <text:p>-0,7194576</text:p>
          </table:table-cell>
          <table:table-cell office:value-type="float" office:value="2.0961237000000001" table:style-name="ce1">
            <text:p>2,0961237</text:p>
          </table:table-cell>
          <table:table-cell office:value-type="float" office:value="13.488932999999999" table:style-name="ce1">
            <text:p>13,488933</text:p>
          </table:table-cell>
          <table:table-cell office:value-type="float" office:value="13.669772027447584" table:formula="of:=SQRT(([.C513]*[.C513])+([.D513]*[.D513])+([.E513]*[.E513]))" table:style-name="ce2">
            <text:p>13,67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6.259602615905596" table:formula="of:=_xll.DFT([.F513:.F780];1;[.$H513];1)" table:style-name="ce1">
            <text:p>26,25960262</text:p>
          </table:table-cell>
          <table:table-cell office:value-type="float" office:value="0.42428446291109184" table:formula="of:=_xll.DFT([.F513:.F780];1;[.H513];2)" table:style-name="ce1">
            <text:p>0,424284463</text:p>
          </table:table-cell>
          <table:table-cell table:number-columns-repeated="16374"/>
        </table:table-row>
        <table:table-row table:style-name="ro2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-0.97084879999999996" table:style-name="ce1">
            <text:p>-0,9708488</text:p>
          </table:table-cell>
          <table:table-cell office:value-type="float" office:value="1.1348516" table:style-name="ce1">
            <text:p>1,1348516</text:p>
          </table:table-cell>
          <table:table-cell office:value-type="float" office:value="9.6222960000000004" table:style-name="ce1">
            <text:p>9,622296</text:p>
          </table:table-cell>
          <table:table-cell office:value-type="float" office:value="9.7375056281421486" table:formula="of:=SQRT(([.C514]*[.C514])+([.D514]*[.D514])+([.E514]*[.E514]))" table:style-name="ce2">
            <text:p>9,74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31.242264928429709" table:formula="of:=_xll.DFT([.F514:.F781];1;[.$H514];1)" table:style-name="ce1">
            <text:p>31,24226493</text:p>
          </table:table-cell>
          <table:table-cell office:value-type="float" office:value="-1.460643124730753" table:formula="of:=_xll.DFT([.F514:.F781];1;[.H514];2)" table:style-name="ce1">
            <text:p>-1,460643125</text:p>
          </table:table-cell>
          <table:table-cell table:number-columns-repeated="16374"/>
        </table:table-row>
        <table:table-row table:style-name="ro2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-0.68474170000000001" table:style-name="ce1">
            <text:p>-0,6847417</text:p>
          </table:table-cell>
          <table:table-cell office:value-type="float" office:value="2.2768856999999998" table:style-name="ce1">
            <text:p>2,2768857</text:p>
          </table:table-cell>
          <table:table-cell office:value-type="float" office:value="7.4890629999999998" table:style-name="ce1">
            <text:p>7,489063</text:p>
          </table:table-cell>
          <table:table-cell office:value-type="float" office:value="7.8574260610299334" table:formula="of:=SQRT(([.C515]*[.C515])+([.D515]*[.D515])+([.E515]*[.E515]))" table:style-name="ce2">
            <text:p>7,86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36.596272705074483" table:formula="of:=_xll.DFT([.F515:.F782];1;[.$H515];1)" table:style-name="ce1">
            <text:p>36,59627271</text:p>
          </table:table-cell>
          <table:table-cell office:value-type="float" office:value="4.3389994454132657" table:formula="of:=_xll.DFT([.F515:.F782];1;[.H515];2)" table:style-name="ce1">
            <text:p>4,338999445</text:p>
          </table:table-cell>
          <table:table-cell table:number-columns-repeated="16374"/>
        </table:table-row>
        <table:table-row table:style-name="ro2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0.52313310000000002" table:style-name="ce1">
            <text:p>0,5231331</text:p>
          </table:table-cell>
          <table:table-cell office:value-type="float" office:value="2.1344310000000002" table:style-name="ce1">
            <text:p>2,134431</text:p>
          </table:table-cell>
          <table:table-cell office:value-type="float" office:value="11.137826" table:style-name="ce1">
            <text:p>11,137826</text:p>
          </table:table-cell>
          <table:table-cell office:value-type="float" office:value="11.352560589591787" table:formula="of:=SQRT(([.C516]*[.C516])+([.D516]*[.D516])+([.E516]*[.E516]))" table:style-name="ce2">
            <text:p>11,35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24.878512561942674" table:formula="of:=_xll.DFT([.F516:.F783];1;[.$H516];1)" table:style-name="ce1">
            <text:p>24,87851256</text:p>
          </table:table-cell>
          <table:table-cell office:value-type="float" office:value="0.30297010866267382" table:formula="of:=_xll.DFT([.F516:.F783];1;[.H516];2)" table:style-name="ce1">
            <text:p>0,302970109</text:p>
          </table:table-cell>
          <table:table-cell table:number-columns-repeated="16374"/>
        </table:table-row>
        <table:table-row table:style-name="ro2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0.52433019999999997" table:style-name="ce1">
            <text:p>0,5243302</text:p>
          </table:table-cell>
          <table:table-cell office:value-type="float" office:value="1.9009962" table:style-name="ce1">
            <text:p>1,9009962</text:p>
          </table:table-cell>
          <table:table-cell office:value-type="float" office:value="10.520123" table:style-name="ce1">
            <text:p>10,520123</text:p>
          </table:table-cell>
          <table:table-cell office:value-type="float" office:value="10.703349786219988" table:formula="of:=SQRT(([.C517]*[.C517])+([.D517]*[.D517])+([.E517]*[.E517]))" table:style-name="ce2">
            <text:p>10,70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1.881582851484492" table:formula="of:=_xll.DFT([.F517:.F784];1;[.$H517];1)" table:style-name="ce1">
            <text:p>11,88158285</text:p>
          </table:table-cell>
          <table:table-cell office:value-type="float" office:value="2.6527458760516351" table:formula="of:=_xll.DFT([.F517:.F784];1;[.H517];2)" table:style-name="ce1">
            <text:p>2,652745876</text:p>
          </table:table-cell>
          <table:table-cell table:number-columns-repeated="16374"/>
        </table:table-row>
        <table:table-row table:style-name="ro2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-0.30885202" table:style-name="ce1">
            <text:p>-0,30885202</text:p>
          </table:table-cell>
          <table:table-cell office:value-type="float" office:value="2.0997150000000002" table:style-name="ce1">
            <text:p>2,099715</text:p>
          </table:table-cell>
          <table:table-cell office:value-type="float" office:value="7.2819643000000003" table:style-name="ce1">
            <text:p>7,2819643</text:p>
          </table:table-cell>
          <table:table-cell office:value-type="float" office:value="7.5849322157787" table:formula="of:=SQRT(([.C518]*[.C518])+([.D518]*[.D518])+([.E518]*[.E518]))" table:style-name="ce2">
            <text:p>7,58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12.226140052056952" table:formula="of:=_xll.DFT([.F518:.F785];1;[.$H518];1)" table:style-name="ce1">
            <text:p>12,22614005</text:p>
          </table:table-cell>
          <table:table-cell office:value-type="float" office:value="4.0779756454018194" table:formula="of:=_xll.DFT([.F518:.F785];1;[.H518];2)" table:style-name="ce1">
            <text:p>4,077975645</text:p>
          </table:table-cell>
          <table:table-cell table:number-columns-repeated="16374"/>
        </table:table-row>
        <table:table-row table:style-name="ro2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-0.53031569999999995" table:style-name="ce1">
            <text:p>-0,5303157</text:p>
          </table:table-cell>
          <table:table-cell office:value-type="float" office:value="2.9245174" table:style-name="ce1">
            <text:p>2,9245174</text:p>
          </table:table-cell>
          <table:table-cell office:value-type="float" office:value="11.408371000000001" table:style-name="ce1">
            <text:p>11,408371</text:p>
          </table:table-cell>
          <table:table-cell office:value-type="float" office:value="11.789188506348106" table:formula="of:=SQRT(([.C519]*[.C519])+([.D519]*[.D519])+([.E519]*[.E519]))" table:style-name="ce2">
            <text:p>11,79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28.90931597343037" table:formula="of:=_xll.DFT([.F519:.F786];1;[.$H519];1)" table:style-name="ce1">
            <text:p>28,90931597</text:p>
          </table:table-cell>
          <table:table-cell office:value-type="float" office:value="0.50683955556385407" table:formula="of:=_xll.DFT([.F519:.F786];1;[.H519];2)" table:style-name="ce1">
            <text:p>0,506839556</text:p>
          </table:table-cell>
          <table:table-cell table:number-columns-repeated="16374"/>
        </table:table-row>
        <table:table-row table:style-name="ro2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-0.86430680000000004" table:style-name="ce1">
            <text:p>-0,8643068</text:p>
          </table:table-cell>
          <table:table-cell office:value-type="float" office:value="2.1499931999999999" table:style-name="ce1">
            <text:p>2,1499932</text:p>
          </table:table-cell>
          <table:table-cell office:value-type="float" office:value="7.4507555999999999" table:style-name="ce1">
            <text:p>7,4507556</text:p>
          </table:table-cell>
          <table:table-cell office:value-type="float" office:value="7.8027723288267126" table:formula="of:=SQRT(([.C520]*[.C520])+([.D520]*[.D520])+([.E520]*[.E520]))" table:style-name="ce2">
            <text:p>7,80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8.1267306805152977" table:formula="of:=_xll.DFT([.F520:.F787];1;[.$H520];1)" table:style-name="ce1">
            <text:p>8,126730681</text:p>
          </table:table-cell>
          <table:table-cell office:value-type="float" office:value="1.648565784696346" table:formula="of:=_xll.DFT([.F520:.F787];1;[.H520];2)" table:style-name="ce1">
            <text:p>1,648565785</text:p>
          </table:table-cell>
          <table:table-cell table:number-columns-repeated="16374"/>
        </table:table-row>
        <table:table-row table:style-name="ro2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-1.2832920000000001" table:style-name="ce1">
            <text:p>-1,283292</text:p>
          </table:table-cell>
          <table:table-cell office:value-type="float" office:value="2.574964" table:style-name="ce1">
            <text:p>2,574964</text:p>
          </table:table-cell>
          <table:table-cell office:value-type="float" office:value="8.2228860000000008" table:style-name="ce1">
            <text:p>8,222886</text:p>
          </table:table-cell>
          <table:table-cell office:value-type="float" office:value="8.711666438033312" table:formula="of:=SQRT(([.C521]*[.C521])+([.D521]*[.D521])+([.E521]*[.E521]))" table:style-name="ce2">
            <text:p>8,71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2.8314914708937353" table:formula="of:=_xll.DFT([.F521:.F788];1;[.$H521];1)" table:style-name="ce1">
            <text:p>2,831491471</text:p>
          </table:table-cell>
          <table:table-cell office:value-type="float" office:value="2.2223638280539362" table:formula="of:=_xll.DFT([.F521:.F788];1;[.H521];2)" table:style-name="ce1">
            <text:p>2,222363828</text:p>
          </table:table-cell>
          <table:table-cell table:number-columns-repeated="16374"/>
        </table:table-row>
        <table:table-row table:style-name="ro2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-1.4532803999999999" table:style-name="ce1">
            <text:p>-1,4532804</text:p>
          </table:table-cell>
          <table:table-cell office:value-type="float" office:value="2.706645" table:style-name="ce1">
            <text:p>2,706645</text:p>
          </table:table-cell>
          <table:table-cell office:value-type="float" office:value="9.7408090000000005" table:style-name="ce1">
            <text:p>9,740809</text:p>
          </table:table-cell>
          <table:table-cell office:value-type="float" office:value="10.213780448567032" table:formula="of:=SQRT(([.C522]*[.C522])+([.D522]*[.D522])+([.E522]*[.E522]))" table:style-name="ce2">
            <text:p>10,21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7.5147680181971008" table:formula="of:=_xll.DFT([.F522:.F789];1;[.$H522];1)" table:style-name="ce1">
            <text:p>7,514768018</text:p>
          </table:table-cell>
          <table:table-cell office:value-type="float" office:value="4.5697395052668099" table:formula="of:=_xll.DFT([.F522:.F789];1;[.H522];2)" table:style-name="ce1">
            <text:p>4,569739505</text:p>
          </table:table-cell>
          <table:table-cell table:number-columns-repeated="16374"/>
        </table:table-row>
        <table:table-row table:style-name="ro2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-1.0223241000000001" table:style-name="ce1">
            <text:p>-1,0223241</text:p>
          </table:table-cell>
          <table:table-cell office:value-type="float" office:value="1.6579847000000001" table:style-name="ce1">
            <text:p>1,6579847</text:p>
          </table:table-cell>
          <table:table-cell office:value-type="float" office:value="7.8984714" table:style-name="ce1">
            <text:p>7,8984714</text:p>
          </table:table-cell>
          <table:table-cell office:value-type="float" office:value="8.1351035818539437" table:formula="of:=SQRT(([.C523]*[.C523])+([.D523]*[.D523])+([.E523]*[.E523]))" table:style-name="ce2">
            <text:p>8,14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6.295214532377848" table:formula="of:=_xll.DFT([.F523:.F790];1;[.$H523];1)" table:style-name="ce1">
            <text:p>16,29521453</text:p>
          </table:table-cell>
          <table:table-cell office:value-type="float" office:value="2.860954021717427" table:formula="of:=_xll.DFT([.F523:.F790];1;[.H523];2)" table:style-name="ce1">
            <text:p>2,860954022</text:p>
          </table:table-cell>
          <table:table-cell table:number-columns-repeated="16374"/>
        </table:table-row>
        <table:table-row table:style-name="ro2">
          <table:table-cell office:value-type="float" office:value="161" table:style-name="ce1">
            <text:p>161</text:p>
          </table:table-cell>
          <table:table-cell table:style-name="ce1"/>
          <table:table-cell office:value-type="float" office:value="-1.0211269999999999" table:style-name="ce1">
            <text:p>-1,021127</text:p>
          </table:table-cell>
          <table:table-cell office:value-type="float" office:value="0.81163436" table:style-name="ce1">
            <text:p>0,81163436</text:p>
          </table:table-cell>
          <table:table-cell office:value-type="float" office:value="9.6785599999999992" table:style-name="ce1">
            <text:p>9,67856</text:p>
          </table:table-cell>
          <table:table-cell office:value-type="float" office:value="9.7660623773382476" table:formula="of:=SQRT(([.C524]*[.C524])+([.D524]*[.D524])+([.E524]*[.E524]))" table:style-name="ce2">
            <text:p>9,77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1.468223574406926" table:formula="of:=_xll.DFT([.F524:.F791];1;[.$H524];1)" table:style-name="ce1">
            <text:p>11,46822357</text:p>
          </table:table-cell>
          <table:table-cell office:value-type="float" office:value="0.52549496760083614" table:formula="of:=_xll.DFT([.F524:.F791];1;[.H524];2)" table:style-name="ce1">
            <text:p>0,525494968</text:p>
          </table:table-cell>
          <table:table-cell table:number-columns-repeated="16374"/>
        </table:table-row>
        <table:table-row table:style-name="ro2">
          <table:table-cell office:value-type="float" office:value="162" table:style-name="ce1">
            <text:p>162</text:p>
          </table:table-cell>
          <table:table-cell table:style-name="ce1"/>
          <table:table-cell office:value-type="float" office:value="-0.71107790000000004" table:style-name="ce1">
            <text:p>-0,7110779</text:p>
          </table:table-cell>
          <table:table-cell office:value-type="float" office:value="0.65002579999999999" table:style-name="ce1">
            <text:p>0,6500258</text:p>
          </table:table-cell>
          <table:table-cell office:value-type="float" office:value="9.3146419999999992" table:style-name="ce1">
            <text:p>9,314642</text:p>
          </table:table-cell>
          <table:table-cell office:value-type="float" office:value="9.3643323792301416" table:formula="of:=SQRT(([.C525]*[.C525])+([.D525]*[.D525])+([.E525]*[.E525]))" table:style-name="ce2">
            <text:p>9,36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5.7226504918980279" table:formula="of:=_xll.DFT([.F525:.F792];1;[.$H525];1)" table:style-name="ce1">
            <text:p>5,722650492</text:p>
          </table:table-cell>
          <table:table-cell office:value-type="float" office:value="-1.4067408833312973" table:formula="of:=_xll.DFT([.F525:.F792];1;[.H525];2)" table:style-name="ce1">
            <text:p>-1,406740883</text:p>
          </table:table-cell>
          <table:table-cell table:number-columns-repeated="16374"/>
        </table:table-row>
        <table:table-row table:style-name="ro2">
          <table:table-cell office:value-type="float" office:value="163" table:style-name="ce1">
            <text:p>163</text:p>
          </table:table-cell>
          <table:table-cell table:style-name="ce1"/>
          <table:table-cell office:value-type="float" office:value="-6.1052144000000003E-2" table:style-name="ce1">
            <text:p>-0,061052144</text:p>
          </table:table-cell>
          <table:table-cell office:value-type="float" office:value="0.29089549999999997" table:style-name="ce1">
            <text:p>0,2908955</text:p>
          </table:table-cell>
          <table:table-cell office:value-type="float" office:value="10.1382475" table:style-name="ce1">
            <text:p>10,1382475</text:p>
          </table:table-cell>
          <table:table-cell office:value-type="float" office:value="10.142603705531608" table:formula="of:=SQRT(([.C526]*[.C526])+([.D526]*[.D526])+([.E526]*[.E526]))" table:style-name="ce2">
            <text:p>10,14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12.574709544745819" table:formula="of:=_xll.DFT([.F526:.F793];1;[.$H526];1)" table:style-name="ce1">
            <text:p>12,57470954</text:p>
          </table:table-cell>
          <table:table-cell office:value-type="float" office:value="2.3332746918564715" table:formula="of:=_xll.DFT([.F526:.F793];1;[.H526];2)" table:style-name="ce1">
            <text:p>2,333274692</text:p>
          </table:table-cell>
          <table:table-cell table:number-columns-repeated="16374"/>
        </table:table-row>
        <table:table-row table:style-name="ro2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-7.5417355000000005E-2" table:style-name="ce1">
            <text:p>-0,075417355</text:p>
          </table:table-cell>
          <table:table-cell office:value-type="float" office:value="1.1073183" table:style-name="ce1">
            <text:p>1,1073183</text:p>
          </table:table-cell>
          <table:table-cell office:value-type="float" office:value="9.3505540000000007" table:style-name="ce1">
            <text:p>9,350554</text:p>
          </table:table-cell>
          <table:table-cell office:value-type="float" office:value="9.4161935888057275" table:formula="of:=SQRT(([.C527]*[.C527])+([.D527]*[.D527])+([.E527]*[.E527]))" table:style-name="ce2">
            <text:p>9,42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0.694841073307215" table:formula="of:=_xll.DFT([.F527:.F794];1;[.$H527];1)" table:style-name="ce1">
            <text:p>10,69484107</text:p>
          </table:table-cell>
          <table:table-cell office:value-type="float" office:value="4.3064577152555579" table:formula="of:=_xll.DFT([.F527:.F794];1;[.H527];2)" table:style-name="ce1">
            <text:p>4,306457715</text:p>
          </table:table-cell>
          <table:table-cell table:number-columns-repeated="16374"/>
        </table:table-row>
        <table:table-row table:style-name="ro2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-0.84515320000000005" table:style-name="ce1">
            <text:p>-0,8451532</text:p>
          </table:table-cell>
          <table:table-cell office:value-type="float" office:value="1.7453730000000001" table:style-name="ce1">
            <text:p>1,745373</text:p>
          </table:table-cell>
          <table:table-cell office:value-type="float" office:value="8.9375549999999997" table:style-name="ce1">
            <text:p>8,937555</text:p>
          </table:table-cell>
          <table:table-cell office:value-type="float" office:value="9.1455180399266744" table:formula="of:=SQRT(([.C528]*[.C528])+([.D528]*[.D528])+([.E528]*[.E528]))" table:style-name="ce2">
            <text:p>9,15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5.4033962967674407" table:formula="of:=_xll.DFT([.F528:.F795];1;[.$H528];1)" table:style-name="ce1">
            <text:p>5,403396297</text:p>
          </table:table-cell>
          <table:table-cell office:value-type="float" office:value="1.9555622807606727" table:formula="of:=_xll.DFT([.F528:.F795];1;[.H528];2)" table:style-name="ce1">
            <text:p>1,955562281</text:p>
          </table:table-cell>
          <table:table-cell table:number-columns-repeated="16374"/>
        </table:table-row>
        <table:table-row table:style-name="ro2">
          <table:table-cell office:value-type="float" office:value="166" table:style-name="ce1">
            <text:p>166</text:p>
          </table:table-cell>
          <table:table-cell table:style-name="ce1"/>
          <table:table-cell office:value-type="float" office:value="-0.66917939999999998" table:style-name="ce1">
            <text:p>-0,6691794</text:p>
          </table:table-cell>
          <table:table-cell office:value-type="float" office:value="2.0913352999999999" table:style-name="ce1">
            <text:p>2,0913353</text:p>
          </table:table-cell>
          <table:table-cell office:value-type="float" office:value="9.1243029999999994" table:style-name="ce1">
            <text:p>9,124303</text:p>
          </table:table-cell>
          <table:table-cell office:value-type="float" office:value="9.3847956633173126" table:formula="of:=SQRT(([.C529]*[.C529])+([.D529]*[.D529])+([.E529]*[.E529]))" table:style-name="ce2">
            <text:p>9,38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3.7149164643847441" table:formula="of:=_xll.DFT([.F529:.F796];1;[.$H529];1)" table:style-name="ce1">
            <text:p>3,714916464</text:p>
          </table:table-cell>
          <table:table-cell office:value-type="float" office:value="4.5346594753974205" table:formula="of:=_xll.DFT([.F529:.F796];1;[.H529];2)" table:style-name="ce1">
            <text:p>4,534659475</text:p>
          </table:table-cell>
          <table:table-cell table:number-columns-repeated="16374"/>
        </table:table-row>
        <table:table-row table:style-name="ro2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-0.1436521" table:style-name="ce1">
            <text:p>-0,1436521</text:p>
          </table:table-cell>
          <table:table-cell office:value-type="float" office:value="2.6144683" table:style-name="ce1">
            <text:p>2,6144683</text:p>
          </table:table-cell>
          <table:table-cell office:value-type="float" office:value="8.92319" table:style-name="ce1">
            <text:p>8,92319</text:p>
          </table:table-cell>
          <table:table-cell office:value-type="float" office:value="9.2994301004760125" table:formula="of:=SQRT(([.C530]*[.C530])+([.D530]*[.D530])+([.E530]*[.E530]))" table:style-name="ce2">
            <text:p>9,30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23.888877213304685" table:formula="of:=_xll.DFT([.F530:.F797];1;[.$H530];1)" table:style-name="ce1">
            <text:p>23,88887721</text:p>
          </table:table-cell>
          <table:table-cell office:value-type="float" office:value="-0.93436910047384336" table:formula="of:=_xll.DFT([.F530:.F797];1;[.H530];2)" table:style-name="ce1">
            <text:p>-0,9343691</text:p>
          </table:table-cell>
          <table:table-cell table:number-columns-repeated="16374"/>
        </table:table-row>
        <table:table-row table:style-name="ro2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-0.75776480000000002" table:style-name="ce1">
            <text:p>-0,7577648</text:p>
          </table:table-cell>
          <table:table-cell office:value-type="float" office:value="1.0271125000000001" table:style-name="ce1">
            <text:p>1,0271125</text:p>
          </table:table-cell>
          <table:table-cell office:value-type="float" office:value="8.9962129999999991" table:style-name="ce1">
            <text:p>8,996213</text:p>
          </table:table-cell>
          <table:table-cell office:value-type="float" office:value="9.0863092574017248" table:formula="of:=SQRT(([.C531]*[.C531])+([.D531]*[.D531])+([.E531]*[.E531]))" table:style-name="ce2">
            <text:p>9,09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4.7633111982348941" table:formula="of:=_xll.DFT([.F531:.F798];1;[.$H531];1)" table:style-name="ce1">
            <text:p>4,763311198</text:p>
          </table:table-cell>
          <table:table-cell office:value-type="float" office:value="2.5118431989475667" table:formula="of:=_xll.DFT([.F531:.F798];1;[.H531];2)" table:style-name="ce1">
            <text:p>2,511843199</text:p>
          </table:table-cell>
          <table:table-cell table:number-columns-repeated="16374"/>
        </table:table-row>
        <table:table-row table:style-name="ro2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9.3373865E-2" table:style-name="ce1">
            <text:p>0,093373865</text:p>
          </table:table-cell>
          <table:table-cell office:value-type="float" office:value="1.6962919000000001" table:style-name="ce1">
            <text:p>1,6962919</text:p>
          </table:table-cell>
          <table:table-cell office:value-type="float" office:value="9.578004" table:style-name="ce1">
            <text:p>9,578004</text:p>
          </table:table-cell>
          <table:table-cell office:value-type="float" office:value="9.7275015041215305" table:formula="of:=SQRT(([.C532]*[.C532])+([.D532]*[.D532])+([.E532]*[.E532]))" table:style-name="ce2">
            <text:p>9,73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17.320341640887285" table:formula="of:=_xll.DFT([.F532:.F799];1;[.$H532];1)" table:style-name="ce1">
            <text:p>17,32034164</text:p>
          </table:table-cell>
          <table:table-cell office:value-type="float" office:value="2.5570631480757013" table:formula="of:=_xll.DFT([.F532:.F799];1;[.H532];2)" table:style-name="ce1">
            <text:p>2,557063148</text:p>
          </table:table-cell>
          <table:table-cell table:number-columns-repeated="16374"/>
        </table:table-row>
        <table:table-row table:style-name="ro2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0.28012160000000003" table:style-name="ce1">
            <text:p>0,2801216</text:p>
          </table:table-cell>
          <table:table-cell office:value-type="float" office:value="2.0745757" table:style-name="ce1">
            <text:p>2,0745757</text:p>
          </table:table-cell>
          <table:table-cell office:value-type="float" office:value="9.1003609999999995" table:style-name="ce1">
            <text:p>9,100361</text:p>
          </table:table-cell>
          <table:table-cell office:value-type="float" office:value="9.3380352738752297" table:formula="of:=SQRT(([.C533]*[.C533])+([.D533]*[.D533])+([.E533]*[.E533]))" table:style-name="ce2">
            <text:p>9,34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35.659705683562763" table:formula="of:=_xll.DFT([.F533:.F800];1;[.$H533];1)" table:style-name="ce1">
            <text:p>35,65970568</text:p>
          </table:table-cell>
          <table:table-cell office:value-type="float" office:value="1.1047522273014103" table:formula="of:=_xll.DFT([.F533:.F800];1;[.H533];2)" table:style-name="ce1">
            <text:p>1,104752227</text:p>
          </table:table-cell>
          <table:table-cell table:number-columns-repeated="16374"/>
        </table:table-row>
        <table:table-row table:style-name="ro2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-6.7037650000000004E-2" table:style-name="ce1">
            <text:p>-0,06703765</text:p>
          </table:table-cell>
          <table:table-cell office:value-type="float" office:value="3.2944214000000001" table:style-name="ce1">
            <text:p>3,2944214</text:p>
          </table:table-cell>
          <table:table-cell office:value-type="float" office:value="7.9786773000000002" table:style-name="ce1">
            <text:p>7,9786773</text:p>
          </table:table-cell>
          <table:table-cell office:value-type="float" office:value="8.6323228545294111" table:formula="of:=SQRT(([.C534]*[.C534])+([.D534]*[.D534])+([.E534]*[.E534]))" table:style-name="ce2">
            <text:p>8,63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27.308594140118807" table:formula="of:=_xll.DFT([.F534:.F801];1;[.$H534];1)" table:style-name="ce1">
            <text:p>27,30859414</text:p>
          </table:table-cell>
          <table:table-cell office:value-type="float" office:value="3.1897675377304475" table:formula="of:=_xll.DFT([.F534:.F801];1;[.H534];2)" table:style-name="ce1">
            <text:p>3,189767538</text:p>
          </table:table-cell>
          <table:table-cell table:number-columns-repeated="16374"/>
        </table:table-row>
        <table:table-row table:style-name="ro2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-0.9588778" table:style-name="ce1">
            <text:p>-0,9588778</text:p>
          </table:table-cell>
          <table:table-cell office:value-type="float" office:value="3.1471781999999999" table:style-name="ce1">
            <text:p>3,1471782</text:p>
          </table:table-cell>
          <table:table-cell office:value-type="float" office:value="10.13705" table:style-name="ce1">
            <text:p>10,13705</text:p>
          </table:table-cell>
          <table:table-cell office:value-type="float" office:value="10.657577584066095" table:formula="of:=SQRT(([.C535]*[.C535])+([.D535]*[.D535])+([.E535]*[.E535]))" table:style-name="ce2">
            <text:p>10,66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29.05989665118824" table:formula="of:=_xll.DFT([.F535:.F802];1;[.$H535];1)" table:style-name="ce1">
            <text:p>29,05989665</text:p>
          </table:table-cell>
          <table:table-cell office:value-type="float" office:value="2.1762859446307243" table:formula="of:=_xll.DFT([.F535:.F802];1;[.H535];2)" table:style-name="ce1">
            <text:p>2,176285945</text:p>
          </table:table-cell>
          <table:table-cell table:number-columns-repeated="16374"/>
        </table:table-row>
        <table:table-row table:style-name="ro2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-0.90740246000000002" table:style-name="ce1">
            <text:p>-0,90740246</text:p>
          </table:table-cell>
          <table:table-cell office:value-type="float" office:value="1.9381063000000001" table:style-name="ce1">
            <text:p>1,9381063</text:p>
          </table:table-cell>
          <table:table-cell office:value-type="float" office:value="9.896433" table:style-name="ce1">
            <text:p>9,896433</text:p>
          </table:table-cell>
          <table:table-cell office:value-type="float" office:value="10.125167720981354" table:formula="of:=SQRT(([.C536]*[.C536])+([.D536]*[.D536])+([.E536]*[.E536]))" table:style-name="ce2">
            <text:p>10,13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7.544601071107632" table:formula="of:=_xll.DFT([.F536:.F803];1;[.$H536];1)" table:style-name="ce1">
            <text:p>17,54460107</text:p>
          </table:table-cell>
          <table:table-cell office:value-type="float" office:value="-1.4655790168205001" table:formula="of:=_xll.DFT([.F536:.F803];1;[.H536];2)" table:style-name="ce1">
            <text:p>-1,465579017</text:p>
          </table:table-cell>
          <table:table-cell table:number-columns-repeated="16374"/>
        </table:table-row>
        <table:table-row table:style-name="ro2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-0.76375029999999999" table:style-name="ce1">
            <text:p>-0,7637503</text:p>
          </table:table-cell>
          <table:table-cell office:value-type="float" office:value="2.0805612" table:style-name="ce1">
            <text:p>2,0805612</text:p>
          </table:table-cell>
          <table:table-cell office:value-type="float" office:value="10.557233" table:style-name="ce1">
            <text:p>10,557233</text:p>
          </table:table-cell>
          <table:table-cell office:value-type="float" office:value="10.787363813461774" table:formula="of:=SQRT(([.C537]*[.C537])+([.D537]*[.D537])+([.E537]*[.E537]))" table:style-name="ce2">
            <text:p>10,79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4.1770086837121427" table:formula="of:=_xll.DFT([.F537:.F804];1;[.$H537];1)" table:style-name="ce1">
            <text:p>4,177008684</text:p>
          </table:table-cell>
          <table:table-cell office:value-type="float" office:value="-1.4383522350004945" table:formula="of:=_xll.DFT([.F537:.F804];1;[.H537];2)" table:style-name="ce1">
            <text:p>-1,438352235</text:p>
          </table:table-cell>
          <table:table-cell table:number-columns-repeated="16374"/>
        </table:table-row>
        <table:table-row table:style-name="ro2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-0.29328971999999998" table:style-name="ce1">
            <text:p>-0,29328972</text:p>
          </table:table-cell>
          <table:table-cell office:value-type="float" office:value="2.2529438000000002" table:style-name="ce1">
            <text:p>2,2529438</text:p>
          </table:table-cell>
          <table:table-cell office:value-type="float" office:value="7.4950485000000002" table:style-name="ce1">
            <text:p>7,4950485</text:p>
          </table:table-cell>
          <table:table-cell office:value-type="float" office:value="7.8318277970834096" table:formula="of:=SQRT(([.C538]*[.C538])+([.D538]*[.D538])+([.E538]*[.E538]))" table:style-name="ce2">
            <text:p>7,83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7.7431379350913749" table:formula="of:=_xll.DFT([.F538:.F805];1;[.$H538];1)" table:style-name="ce1">
            <text:p>7,743137935</text:p>
          </table:table-cell>
          <table:table-cell office:value-type="float" office:value="2.0812511677346324" table:formula="of:=_xll.DFT([.F538:.F805];1;[.H538];2)" table:style-name="ce1">
            <text:p>2,081251168</text:p>
          </table:table-cell>
          <table:table-cell table:number-columns-repeated="16374"/>
        </table:table-row>
        <table:table-row table:style-name="ro2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0.19512744000000001" table:style-name="ce1">
            <text:p>0,19512744</text:p>
          </table:table-cell>
          <table:table-cell office:value-type="float" office:value="3.0262709000000001" table:style-name="ce1">
            <text:p>3,0262709</text:p>
          </table:table-cell>
          <table:table-cell office:value-type="float" office:value="8.9818479999999994" table:style-name="ce1">
            <text:p>8,981848</text:p>
          </table:table-cell>
          <table:table-cell office:value-type="float" office:value="9.4799780470806869" table:formula="of:=SQRT(([.C539]*[.C539])+([.D539]*[.D539])+([.E539]*[.E539]))" table:style-name="ce2">
            <text:p>9,48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15.356430480877306" table:formula="of:=_xll.DFT([.F539:.F806];1;[.$H539];1)" table:style-name="ce1">
            <text:p>15,35643048</text:p>
          </table:table-cell>
          <table:table-cell office:value-type="float" office:value="-1.1926745534728553" table:formula="of:=_xll.DFT([.F539:.F806];1;[.H539];2)" table:style-name="ce1">
            <text:p>-1,192674553</text:p>
          </table:table-cell>
          <table:table-cell table:number-columns-repeated="16374"/>
        </table:table-row>
        <table:table-row table:style-name="ro2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0.439336" table:style-name="ce1">
            <text:p>0,439336</text:p>
          </table:table-cell>
          <table:table-cell office:value-type="float" office:value="1.7597381999999999" table:style-name="ce1">
            <text:p>1,7597382</text:p>
          </table:table-cell>
          <table:table-cell office:value-type="float" office:value="12.355278" table:style-name="ce1">
            <text:p>12,355278</text:p>
          </table:table-cell>
          <table:table-cell office:value-type="float" office:value="12.487697510378734" table:formula="of:=SQRT(([.C540]*[.C540])+([.D540]*[.D540])+([.E540]*[.E540]))" table:style-name="ce2">
            <text:p>12,49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5.5075425389251054" table:formula="of:=_xll.DFT([.F540:.F807];1;[.$H540];1)" table:style-name="ce1">
            <text:p>5,507542539</text:p>
          </table:table-cell>
          <table:table-cell office:value-type="float" office:value="0.48310879289931907" table:formula="of:=_xll.DFT([.F540:.F807];1;[.H540];2)" table:style-name="ce1">
            <text:p>0,483108793</text:p>
          </table:table-cell>
          <table:table-cell table:number-columns-repeated="16374"/>
        </table:table-row>
        <table:table-row table:style-name="ro2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0.45609543000000002" table:style-name="ce1">
            <text:p>0,45609543</text:p>
          </table:table-cell>
          <table:table-cell office:value-type="float" office:value="1.5981296" table:style-name="ce1">
            <text:p>1,5981296</text:p>
          </table:table-cell>
          <table:table-cell office:value-type="float" office:value="10.374076000000001" table:style-name="ce1">
            <text:p>10,374076</text:p>
          </table:table-cell>
          <table:table-cell office:value-type="float" office:value="10.506354939437324" table:formula="of:=SQRT(([.C541]*[.C541])+([.D541]*[.D541])+([.E541]*[.E541]))" table:style-name="ce2">
            <text:p>10,51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2.236970522090171" table:formula="of:=_xll.DFT([.F541:.F808];1;[.$H541];1)" table:style-name="ce1">
            <text:p>2,236970522</text:p>
          </table:table-cell>
          <table:table-cell office:value-type="float" office:value="3.617857265170672" table:formula="of:=_xll.DFT([.F541:.F808];1;[.H541];2)" table:style-name="ce1">
            <text:p>3,617857265</text:p>
          </table:table-cell>
          <table:table-cell table:number-columns-repeated="16374"/>
        </table:table-row>
        <table:table-row table:style-name="ro2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-0.36631286000000002" table:style-name="ce1">
            <text:p>-0,36631286</text:p>
          </table:table-cell>
          <table:table-cell office:value-type="float" office:value="1.4664485" table:style-name="ce1">
            <text:p>1,4664485</text:p>
          </table:table-cell>
          <table:table-cell office:value-type="float" office:value="7.9092454999999999" table:style-name="ce1">
            <text:p>7,9092455</text:p>
          </table:table-cell>
          <table:table-cell office:value-type="float" office:value="8.0523798155466988" table:formula="of:=SQRT(([.C542]*[.C542])+([.D542]*[.D542])+([.E542]*[.E542]))" table:style-name="ce2">
            <text:p>8,05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7.7925334513591187" table:formula="of:=_xll.DFT([.F542:.F809];1;[.$H542];1)" table:style-name="ce1">
            <text:p>7,792533451</text:p>
          </table:table-cell>
          <table:table-cell office:value-type="float" office:value="4.6467965460790044" table:formula="of:=_xll.DFT([.F542:.F809];1;[.H542];2)" table:style-name="ce1">
            <text:p>4,646796546</text:p>
          </table:table-cell>
          <table:table-cell table:number-columns-repeated="16374"/>
        </table:table-row>
        <table:table-row table:style-name="ro2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-0.15083471000000001" table:style-name="ce1">
            <text:p>-0,15083471</text:p>
          </table:table-cell>
          <table:table-cell office:value-type="float" office:value="2.814384" table:style-name="ce1">
            <text:p>2,814384</text:p>
          </table:table-cell>
          <table:table-cell office:value-type="float" office:value="8.4694880000000001" table:style-name="ce1">
            <text:p>8,469488</text:p>
          </table:table-cell>
          <table:table-cell office:value-type="float" office:value="8.9261265614677896" table:formula="of:=SQRT(([.C543]*[.C543])+([.D543]*[.D543])+([.E543]*[.E543]))" table:style-name="ce2">
            <text:p>8,93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2.5330988328103206" table:formula="of:=_xll.DFT([.F543:.F810];1;[.$H543];1)" table:style-name="ce1">
            <text:p>2,533098833</text:p>
          </table:table-cell>
          <table:table-cell office:value-type="float" office:value="4.4227852143416504" table:formula="of:=_xll.DFT([.F543:.F810];1;[.H543];2)" table:style-name="ce1">
            <text:p>4,422785214</text:p>
          </table:table-cell>
          <table:table-cell table:number-columns-repeated="16374"/>
        </table:table-row>
        <table:table-row table:style-name="ro2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-0.59855044000000002" table:style-name="ce1">
            <text:p>-0,59855044</text:p>
          </table:table-cell>
          <table:table-cell office:value-type="float" office:value="2.9939491999999999" table:style-name="ce1">
            <text:p>2,9939492</text:p>
          </table:table-cell>
          <table:table-cell office:value-type="float" office:value="10.086772" table:style-name="ce1">
            <text:p>10,086772</text:p>
          </table:table-cell>
          <table:table-cell office:value-type="float" office:value="10.538736348414302" table:formula="of:=SQRT(([.C544]*[.C544])+([.D544]*[.D544])+([.E544]*[.E544]))" table:style-name="ce2">
            <text:p>10,5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5.0866643503830042" table:formula="of:=_xll.DFT([.F544:.F811];1;[.$H544];1)" table:style-name="ce1">
            <text:p>5,08666435</text:p>
          </table:table-cell>
          <table:table-cell office:value-type="float" office:value="-0.53037555180619589" table:formula="of:=_xll.DFT([.F544:.F811];1;[.H544];2)" table:style-name="ce1">
            <text:p>-0,530375552</text:p>
          </table:table-cell>
          <table:table-cell table:number-columns-repeated="16374"/>
        </table:table-row>
        <table:table-row table:style-name="ro2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-1.2330139" table:style-name="ce1">
            <text:p>-1,2330139</text:p>
          </table:table-cell>
          <table:table-cell office:value-type="float" office:value="1.5155296" table:style-name="ce1">
            <text:p>1,5155296</text:p>
          </table:table-cell>
          <table:table-cell office:value-type="float" office:value="10.500969" table:style-name="ce1">
            <text:p>10,500969</text:p>
          </table:table-cell>
          <table:table-cell office:value-type="float" office:value="10.681175178089271" table:formula="of:=SQRT(([.C545]*[.C545])+([.D545]*[.D545])+([.E545]*[.E545]))" table:style-name="ce2">
            <text:p>10,68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4.3692075180927219" table:formula="of:=_xll.DFT([.F545:.F812];1;[.$H545];1)" table:style-name="ce1">
            <text:p>4,369207518</text:p>
          </table:table-cell>
          <table:table-cell office:value-type="float" office:value="0.33069385822125463" table:formula="of:=_xll.DFT([.F545:.F812];1;[.H545];2)" table:style-name="ce1">
            <text:p>0,330693858</text:p>
          </table:table-cell>
          <table:table-cell table:number-columns-repeated="16374"/>
        </table:table-row>
        <table:table-row table:style-name="ro2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-1.2581530000000001" table:style-name="ce1">
            <text:p>-1,258153</text:p>
          </table:table-cell>
          <table:table-cell office:value-type="float" office:value="1.6567875999999999" table:style-name="ce1">
            <text:p>1,6567876</text:p>
          </table:table-cell>
          <table:table-cell office:value-type="float" office:value="10.395624" table:style-name="ce1">
            <text:p>10,395624</text:p>
          </table:table-cell>
          <table:table-cell office:value-type="float" office:value="10.601740068134983" table:formula="of:=SQRT(([.C546]*[.C546])+([.D546]*[.D546])+([.E546]*[.E546]))" table:style-name="ce2">
            <text:p>10,60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15.067436035059337" table:formula="of:=_xll.DFT([.F546:.F813];1;[.$H546];1)" table:style-name="ce1">
            <text:p>15,06743604</text:p>
          </table:table-cell>
          <table:table-cell office:value-type="float" office:value="0.69824984993292594" table:formula="of:=_xll.DFT([.F546:.F813];1;[.H546];2)" table:style-name="ce1">
            <text:p>0,69824985</text:p>
          </table:table-cell>
          <table:table-cell table:number-columns-repeated="16374"/>
        </table:table-row>
        <table:table-row table:style-name="ro2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-0.92535895000000001" table:style-name="ce1">
            <text:p>-0,92535895</text:p>
          </table:table-cell>
          <table:table-cell office:value-type="float" office:value="2.2218192000000001" table:style-name="ce1">
            <text:p>2,2218192</text:p>
          </table:table-cell>
          <table:table-cell office:value-type="float" office:value="7.8601640000000002" table:style-name="ce1">
            <text:p>7,860164</text:p>
          </table:table-cell>
          <table:table-cell office:value-type="float" office:value="8.220398278108533" table:formula="of:=SQRT(([.C547]*[.C547])+([.D547]*[.D547])+([.E547]*[.E547]))" table:style-name="ce2">
            <text:p>8,22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4.1650888392735785" table:formula="of:=_xll.DFT([.F547:.F814];1;[.$H547];1)" table:style-name="ce1">
            <text:p>4,165088839</text:p>
          </table:table-cell>
          <table:table-cell office:value-type="float" office:value="4.4913035113675619" table:formula="of:=_xll.DFT([.F547:.F814];1;[.H547];2)" table:style-name="ce1">
            <text:p>4,491303511</text:p>
          </table:table-cell>
          <table:table-cell table:number-columns-repeated="16374"/>
        </table:table-row>
        <table:table-row table:style-name="ro2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-0.38905780000000001" table:style-name="ce1">
            <text:p>-0,3890578</text:p>
          </table:table-cell>
          <table:table-cell office:value-type="float" office:value="3.1519666000000002" table:style-name="ce1">
            <text:p>3,1519666</text:p>
          </table:table-cell>
          <table:table-cell office:value-type="float" office:value="10.166978" table:style-name="ce1">
            <text:p>10,166978</text:p>
          </table:table-cell>
          <table:table-cell office:value-type="float" office:value="10.651464738323101" table:formula="of:=SQRT(([.C548]*[.C548])+([.D548]*[.D548])+([.E548]*[.E548]))" table:style-name="ce2">
            <text:p>10,65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7.6305281744367024" table:formula="of:=_xll.DFT([.F548:.F815];1;[.$H548];1)" table:style-name="ce1">
            <text:p>7,630528174</text:p>
          </table:table-cell>
          <table:table-cell office:value-type="float" office:value="2.879796440125165" table:formula="of:=_xll.DFT([.F548:.F815];1;[.H548];2)" table:style-name="ce1">
            <text:p>2,87979644</text:p>
          </table:table-cell>
          <table:table-cell table:number-columns-repeated="16374"/>
        </table:table-row>
        <table:table-row table:style-name="ro2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-0.1328782" table:style-name="ce1">
            <text:p>-0,1328782</text:p>
          </table:table-cell>
          <table:table-cell office:value-type="float" office:value="1.2832920000000001" table:style-name="ce1">
            <text:p>1,283292</text:p>
          </table:table-cell>
          <table:table-cell office:value-type="float" office:value="8.4910359999999994" table:style-name="ce1">
            <text:p>8,491036</text:p>
          </table:table-cell>
          <table:table-cell office:value-type="float" office:value="8.5884915629343919" table:formula="of:=SQRT(([.C549]*[.C549])+([.D549]*[.D549])+([.E549]*[.E549]))" table:style-name="ce2">
            <text:p>8,59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14.231644917018064" table:formula="of:=_xll.DFT([.F549:.F816];1;[.$H549];1)" table:style-name="ce1">
            <text:p>14,23164492</text:p>
          </table:table-cell>
          <table:table-cell office:value-type="float" office:value="2.440626386989317" table:formula="of:=_xll.DFT([.F549:.F816];1;[.H549];2)" table:style-name="ce1">
            <text:p>2,440626387</text:p>
          </table:table-cell>
          <table:table-cell table:number-columns-repeated="16374"/>
        </table:table-row>
        <table:table-row table:style-name="ro2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0.10295066999999999" table:style-name="ce1">
            <text:p>0,10295067</text:p>
          </table:table-cell>
          <table:table-cell office:value-type="float" office:value="1.1372458000000001" table:style-name="ce1">
            <text:p>1,1372458</text:p>
          </table:table-cell>
          <table:table-cell office:value-type="float" office:value="7.7524249999999997" table:style-name="ce1">
            <text:p>7,752425</text:p>
          </table:table-cell>
          <table:table-cell office:value-type="float" office:value="7.8360717346573647" table:formula="of:=SQRT(([.C550]*[.C550])+([.D550]*[.D550])+([.E550]*[.E550]))" table:style-name="ce2">
            <text:p>7,84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25.849019258962542" table:formula="of:=_xll.DFT([.F550:.F817];1;[.$H550];1)" table:style-name="ce1">
            <text:p>25,84901926</text:p>
          </table:table-cell>
          <table:table-cell office:value-type="float" office:value="4.073966912013403" table:formula="of:=_xll.DFT([.F550:.F817];1;[.H550];2)" table:style-name="ce1">
            <text:p>4,073966912</text:p>
          </table:table-cell>
          <table:table-cell table:number-columns-repeated="16374"/>
        </table:table-row>
        <table:table-row table:style-name="ro2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0.108936176" table:style-name="ce1">
            <text:p>0,108936176</text:p>
          </table:table-cell>
          <table:table-cell office:value-type="float" office:value="2.1619641999999999" table:style-name="ce1">
            <text:p>2,1619642</text:p>
          </table:table-cell>
          <table:table-cell office:value-type="float" office:value="10.59554" table:style-name="ce1">
            <text:p>10,59554</text:p>
          </table:table-cell>
          <table:table-cell office:value-type="float" office:value="10.814408175398372" table:formula="of:=SQRT(([.C551]*[.C551])+([.D551]*[.D551])+([.E551]*[.E551]))" table:style-name="ce2">
            <text:p>10,81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5.260741578177667" table:formula="of:=_xll.DFT([.F551:.F818];1;[.$H551];1)" table:style-name="ce1">
            <text:p>15,26074158</text:p>
          </table:table-cell>
          <table:table-cell office:value-type="float" office:value="-0.31977548133270933" table:formula="of:=_xll.DFT([.F551:.F818];1;[.H551];2)" table:style-name="ce1">
            <text:p>-0,319775481</text:p>
          </table:table-cell>
          <table:table-cell table:number-columns-repeated="16374"/>
        </table:table-row>
        <table:table-row table:style-name="ro2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-0.30286651999999997" table:style-name="ce1">
            <text:p>-0,30286652</text:p>
          </table:table-cell>
          <table:table-cell office:value-type="float" office:value="0.96007489999999995" table:style-name="ce1">
            <text:p>0,9600749</text:p>
          </table:table-cell>
          <table:table-cell office:value-type="float" office:value="9.0297319999999992" table:style-name="ce1">
            <text:p>9,029732</text:p>
          </table:table-cell>
          <table:table-cell office:value-type="float" office:value="9.0856772964028885" table:formula="of:=SQRT(([.C552]*[.C552])+([.D552]*[.D552])+([.E552]*[.E552]))" table:style-name="ce2">
            <text:p>9,09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11.498689599356544" table:formula="of:=_xll.DFT([.F552:.F819];1;[.$H552];1)" table:style-name="ce1">
            <text:p>11,4986896</text:p>
          </table:table-cell>
          <table:table-cell office:value-type="float" office:value="4.3127476826266964" table:formula="of:=_xll.DFT([.F552:.F819];1;[.H552];2)" table:style-name="ce1">
            <text:p>4,312747683</text:p>
          </table:table-cell>
          <table:table-cell table:number-columns-repeated="16374"/>
        </table:table-row>
        <table:table-row table:style-name="ro2">
          <table:table-cell office:value-type="float" office:value="190" table:style-name="ce1">
            <text:p>190</text:p>
          </table:table-cell>
          <table:table-cell table:style-name="ce1"/>
          <table:table-cell office:value-type="float" office:value="-0.75896189999999997" table:style-name="ce1">
            <text:p>-0,7589619</text:p>
          </table:table-cell>
          <table:table-cell office:value-type="float" office:value="2.1380222" table:style-name="ce1">
            <text:p>2,1380222</text:p>
          </table:table-cell>
          <table:table-cell office:value-type="float" office:value="8.2611930000000005" table:style-name="ce1">
            <text:p>8,261193</text:p>
          </table:table-cell>
          <table:table-cell office:value-type="float" office:value="8.5670573639140208" table:formula="of:=SQRT(([.C553]*[.C553])+([.D553]*[.D553])+([.E553]*[.E553]))" table:style-name="ce2">
            <text:p>8,57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8.1709265007250771" table:formula="of:=_xll.DFT([.F553:.F820];1;[.$H553];1)" table:style-name="ce1">
            <text:p>8,170926501</text:p>
          </table:table-cell>
          <table:table-cell office:value-type="float" office:value="1.8653175036331162" table:formula="of:=_xll.DFT([.F553:.F820];1;[.H553];2)" table:style-name="ce1">
            <text:p>1,865317504</text:p>
          </table:table-cell>
          <table:table-cell table:number-columns-repeated="16374"/>
        </table:table-row>
        <table:table-row table:style-name="ro2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-0.45130703" table:style-name="ce1">
            <text:p>-0,45130703</text:p>
          </table:table-cell>
          <table:table-cell office:value-type="float" office:value="2.1068975999999999" table:style-name="ce1">
            <text:p>2,1068976</text:p>
          </table:table-cell>
          <table:table-cell office:value-type="float" office:value="10.357317" table:style-name="ce1">
            <text:p>10,357317</text:p>
          </table:table-cell>
          <table:table-cell office:value-type="float" office:value="10.579069475653432" table:formula="of:=SQRT(([.C554]*[.C554])+([.D554]*[.D554])+([.E554]*[.E554]))" table:style-name="ce2">
            <text:p>10,58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10.382042366735039" table:formula="of:=_xll.DFT([.F554:.F821];1;[.$H554];1)" table:style-name="ce1">
            <text:p>10,38204237</text:p>
          </table:table-cell>
          <table:table-cell office:value-type="float" office:value="4.7104718932971643" table:formula="of:=_xll.DFT([.F554:.F821];1;[.H554];2)" table:style-name="ce1">
            <text:p>4,710471893</text:p>
          </table:table-cell>
          <table:table-cell table:number-columns-repeated="16374"/>
        </table:table-row>
        <table:table-row table:style-name="ro2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1.3706805" table:style-name="ce1">
            <text:p>1,3706805</text:p>
          </table:table-cell>
          <table:table-cell office:value-type="float" office:value="1.4401124000000001" table:style-name="ce1">
            <text:p>1,4401124</text:p>
          </table:table-cell>
          <table:table-cell office:value-type="float" office:value="10.368091" table:style-name="ce1">
            <text:p>10,368091</text:p>
          </table:table-cell>
          <table:table-cell office:value-type="float" office:value="10.556988194650737" table:formula="of:=SQRT(([.C555]*[.C555])+([.D555]*[.D555])+([.E555]*[.E555]))" table:style-name="ce2">
            <text:p>10,56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14.300825293809762" table:formula="of:=_xll.DFT([.F555:.F822];1;[.$H555];1)" table:style-name="ce1">
            <text:p>14,30082529</text:p>
          </table:table-cell>
          <table:table-cell office:value-type="float" office:value="0.21659511517433777" table:formula="of:=_xll.DFT([.F555:.F822];1;[.H555];2)" table:style-name="ce1">
            <text:p>0,216595115</text:p>
          </table:table-cell>
          <table:table-cell table:number-columns-repeated="16374"/>
        </table:table-row>
        <table:table-row table:style-name="ro2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-0.2645593" table:style-name="ce1">
            <text:p>-0,2645593</text:p>
          </table:table-cell>
          <table:table-cell office:value-type="float" office:value="1.7357962" table:style-name="ce1">
            <text:p>1,7357962</text:p>
          </table:table-cell>
          <table:table-cell office:value-type="float" office:value="7.3346366999999999" table:style-name="ce1">
            <text:p>7,3346367</text:p>
          </table:table-cell>
          <table:table-cell office:value-type="float" office:value="7.5418748061829968" table:formula="of:=SQRT(([.C556]*[.C556])+([.D556]*[.D556])+([.E556]*[.E556]))" table:style-name="ce2">
            <text:p>7,54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2.095352137020724" table:formula="of:=_xll.DFT([.F556:.F823];1;[.$H556];1)" table:style-name="ce1">
            <text:p>12,09535214</text:p>
          </table:table-cell>
          <table:table-cell office:value-type="float" office:value="1.9125391126770086" table:formula="of:=_xll.DFT([.F556:.F823];1;[.H556];2)" table:style-name="ce1">
            <text:p>1,912539113</text:p>
          </table:table-cell>
          <table:table-cell table:number-columns-repeated="16374"/>
        </table:table-row>
        <table:table-row table:style-name="ro2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-0.30286651999999997" table:style-name="ce1">
            <text:p>-0,30286652</text:p>
          </table:table-cell>
          <table:table-cell office:value-type="float" office:value="3.156755" table:style-name="ce1">
            <text:p>3,156755</text:p>
          </table:table-cell>
          <table:table-cell office:value-type="float" office:value="9.8329869999999993" table:style-name="ce1">
            <text:p>9,832987</text:p>
          </table:table-cell>
          <table:table-cell office:value-type="float" office:value="10.331721231292049" table:formula="of:=SQRT(([.C557]*[.C557])+([.D557]*[.D557])+([.E557]*[.E557]))" table:style-name="ce2">
            <text:p>10,33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4.3888166878438781" table:formula="of:=_xll.DFT([.F557:.F824];1;[.$H557];1)" table:style-name="ce1">
            <text:p>4,388816688</text:p>
          </table:table-cell>
          <table:table-cell office:value-type="float" office:value="0.41654832947875303" table:formula="of:=_xll.DFT([.F557:.F824];1;[.H557];2)" table:style-name="ce1">
            <text:p>0,416548329</text:p>
          </table:table-cell>
          <table:table-cell table:number-columns-repeated="16374"/>
        </table:table-row>
        <table:table-row table:style-name="ro2">
          <table:table-cell office:value-type="float" office:value="195" table:style-name="ce1">
            <text:p>195</text:p>
          </table:table-cell>
          <table:table-cell table:style-name="ce1"/>
          <table:table-cell office:value-type="float" office:value="-1.5191209000000001" table:style-name="ce1">
            <text:p>-1,5191209</text:p>
          </table:table-cell>
          <table:table-cell office:value-type="float" office:value="2.2050597999999999" table:style-name="ce1">
            <text:p>2,2050598</text:p>
          </table:table-cell>
          <table:table-cell office:value-type="float" office:value="7.6410947" table:style-name="ce1">
            <text:p>7,6410947</text:p>
          </table:table-cell>
          <table:table-cell office:value-type="float" office:value="8.0966873006656837" table:formula="of:=SQRT(([.C558]*[.C558])+([.D558]*[.D558])+([.E558]*[.E558]))" table:style-name="ce2">
            <text:p>8,10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3.162315439212991" table:formula="of:=_xll.DFT([.F558:.F825];1;[.$H558];1)" table:style-name="ce1">
            <text:p>13,16231544</text:p>
          </table:table-cell>
          <table:table-cell office:value-type="float" office:value="3.1172951274975622" table:formula="of:=_xll.DFT([.F558:.F825];1;[.H558];2)" table:style-name="ce1">
            <text:p>3,117295127</text:p>
          </table:table-cell>
          <table:table-cell table:number-columns-repeated="16374"/>
        </table:table-row>
        <table:table-row table:style-name="ro2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-1.2844892000000001" table:style-name="ce1">
            <text:p>-1,2844892</text:p>
          </table:table-cell>
          <table:table-cell office:value-type="float" office:value="1.3012486999999999" table:style-name="ce1">
            <text:p>1,3012487</text:p>
          </table:table-cell>
          <table:table-cell office:value-type="float" office:value="9.1219079999999995" table:style-name="ce1">
            <text:p>9,121908</text:p>
          </table:table-cell>
          <table:table-cell office:value-type="float" office:value="9.3033524196728301" table:formula="of:=SQRT(([.C559]*[.C559])+([.D559]*[.D559])+([.E559]*[.E559]))" table:style-name="ce2">
            <text:p>9,30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7.6581444706417781" table:formula="of:=_xll.DFT([.F559:.F826];1;[.$H559];1)" table:style-name="ce1">
            <text:p>7,658144471</text:p>
          </table:table-cell>
          <table:table-cell office:value-type="float" office:value="-1.3359827414603194" table:formula="of:=_xll.DFT([.F559:.F826];1;[.H559];2)" table:style-name="ce1">
            <text:p>-1,335982741</text:p>
          </table:table-cell>
          <table:table-cell table:number-columns-repeated="16374"/>
        </table:table-row>
        <table:table-row table:style-name="ro2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-0.78290397" table:style-name="ce1">
            <text:p>-0,78290397</text:p>
          </table:table-cell>
          <table:table-cell office:value-type="float" office:value="2.2266075999999999" table:style-name="ce1">
            <text:p>2,2266076</text:p>
          </table:table-cell>
          <table:table-cell office:value-type="float" office:value="7.4950485000000002" table:style-name="ce1">
            <text:p>7,4950485</text:p>
          </table:table-cell>
          <table:table-cell office:value-type="float" office:value="7.8578923413324882" table:formula="of:=SQRT(([.C560]*[.C560])+([.D560]*[.D560])+([.E560]*[.E560]))" table:style-name="ce2">
            <text:p>7,86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28.499340305304145" table:formula="of:=_xll.DFT([.F560:.F827];1;[.$H560];1)" table:style-name="ce1">
            <text:p>28,49934031</text:p>
          </table:table-cell>
          <table:table-cell office:value-type="float" office:value="0.14066835832214106" table:formula="of:=_xll.DFT([.F560:.F827];1;[.H560];2)" table:style-name="ce1">
            <text:p>0,140668358</text:p>
          </table:table-cell>
          <table:table-cell table:number-columns-repeated="16374"/>
        </table:table-row>
        <table:table-row table:style-name="ro2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0.67157359999999999" table:style-name="ce1">
            <text:p>0,6715736</text:p>
          </table:table-cell>
          <table:table-cell office:value-type="float" office:value="2.2900537999999999" table:style-name="ce1">
            <text:p>2,2900538</text:p>
          </table:table-cell>
          <table:table-cell office:value-type="float" office:value="11.265916000000001" table:style-name="ce1">
            <text:p>11,265916</text:p>
          </table:table-cell>
          <table:table-cell office:value-type="float" office:value="11.515911636781841" table:formula="of:=SQRT(([.C561]*[.C561])+([.D561]*[.D561])+([.E561]*[.E561]))" table:style-name="ce2">
            <text:p>11,52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5.174800541573747" table:formula="of:=_xll.DFT([.F561:.F828];1;[.$H561];1)" table:style-name="ce1">
            <text:p>5,174800542</text:p>
          </table:table-cell>
          <table:table-cell office:value-type="float" office:value="-1.4885749790610949" table:formula="of:=_xll.DFT([.F561:.F828];1;[.H561];2)" table:style-name="ce1">
            <text:p>-1,488574979</text:p>
          </table:table-cell>
          <table:table-cell table:number-columns-repeated="16374"/>
        </table:table-row>
        <table:table-row table:style-name="ro2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7.1826050000000002E-2" table:style-name="ce1">
            <text:p>0,07182605</text:p>
          </table:table-cell>
          <table:table-cell office:value-type="float" office:value="1.8171991000000001" table:style-name="ce1">
            <text:p>1,8171991</text:p>
          </table:table-cell>
          <table:table-cell office:value-type="float" office:value="10.281898999999999" table:style-name="ce1">
            <text:p>10,281899</text:p>
          </table:table-cell>
          <table:table-cell office:value-type="float" office:value="10.441495036473484" table:formula="of:=SQRT(([.C562]*[.C562])+([.D562]*[.D562])+([.E562]*[.E562]))" table:style-name="ce2">
            <text:p>10,44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2.8273708409433809" table:formula="of:=_xll.DFT([.F562:.F829];1;[.$H562];1)" table:style-name="ce1">
            <text:p>2,827370841</text:p>
          </table:table-cell>
          <table:table-cell office:value-type="float" office:value="-0.32641340284582981" table:formula="of:=_xll.DFT([.F562:.F829];1;[.H562];2)" table:style-name="ce1">
            <text:p>-0,326413403</text:p>
          </table:table-cell>
          <table:table-cell table:number-columns-repeated="16374"/>
        </table:table-row>
        <table:table-row table:style-name="ro2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-0.13646949999999999" table:style-name="ce1">
            <text:p>-0,1364695</text:p>
          </table:table-cell>
          <table:table-cell office:value-type="float" office:value="2.4588451" table:style-name="ce1">
            <text:p>2,4588451</text:p>
          </table:table-cell>
          <table:table-cell office:value-type="float" office:value="6.8510080000000002" table:style-name="ce1">
            <text:p>6,851008</text:p>
          </table:table-cell>
          <table:table-cell office:value-type="float" office:value="7.2801685259537958" table:formula="of:=SQRT(([.C563]*[.C563])+([.D563]*[.D563])+([.E563]*[.E563]))" table:style-name="ce2">
            <text:p>7,28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9.0347922851806182" table:formula="of:=_xll.DFT([.F563:.F830];1;[.$H563];1)" table:style-name="ce1">
            <text:p>9,034792285</text:p>
          </table:table-cell>
          <table:table-cell office:value-type="float" office:value="-0.65814651599204188" table:formula="of:=_xll.DFT([.F563:.F830];1;[.H563];2)" table:style-name="ce1">
            <text:p>-0,658146516</text:p>
          </table:table-cell>
          <table:table-cell table:number-columns-repeated="16374"/>
        </table:table-row>
        <table:table-row table:style-name="ro2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-0.63925180000000004" table:style-name="ce1">
            <text:p>-0,6392518</text:p>
          </table:table-cell>
          <table:table-cell office:value-type="float" office:value="2.5462334000000002" table:style-name="ce1">
            <text:p>2,5462334</text:p>
          </table:table-cell>
          <table:table-cell office:value-type="float" office:value="11.133038000000001" table:style-name="ce1">
            <text:p>11,133038</text:p>
          </table:table-cell>
          <table:table-cell office:value-type="float" office:value="11.438377616625656" table:formula="of:=SQRT(([.C564]*[.C564])+([.D564]*[.D564])+([.E564]*[.E564]))" table:style-name="ce2">
            <text:p>11,44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.8822049353385841" table:formula="of:=_xll.DFT([.F564:.F831];1;[.$H564];1)" table:style-name="ce1">
            <text:p>2,882204935</text:p>
          </table:table-cell>
          <table:table-cell office:value-type="float" office:value="3.4938297893386192" table:formula="of:=_xll.DFT([.F564:.F831];1;[.H564];2)" table:style-name="ce1">
            <text:p>3,493829789</text:p>
          </table:table-cell>
          <table:table-cell table:number-columns-repeated="16374"/>
        </table:table-row>
        <table:table-row table:style-name="ro2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-0.98401689999999997" table:style-name="ce1">
            <text:p>-0,9840169</text:p>
          </table:table-cell>
          <table:table-cell office:value-type="float" office:value="1.3479356" table:style-name="ce1">
            <text:p>1,3479356</text:p>
          </table:table-cell>
          <table:table-cell office:value-type="float" office:value="10.308235" table:style-name="ce1">
            <text:p>10,308235</text:p>
          </table:table-cell>
          <table:table-cell office:value-type="float" office:value="10.442457970059442" table:formula="of:=SQRT(([.C565]*[.C565])+([.D565]*[.D565])+([.E565]*[.E565]))" table:style-name="ce2">
            <text:p>10,44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644.9630372227424" table:formula="of:=_xll.DFT([.F565:.F832];1;[.$H565];1)" table:style-name="ce1">
            <text:p>644,9630372</text:p>
          </table:table-cell>
          <table:table-cell office:value-type="float" office:value="0" table:formula="of:=_xll.DFT([.F565:.F832];1;[.H565];2)" table:style-name="ce1">
            <text:p>0</text:p>
          </table:table-cell>
          <table:table-cell table:number-columns-repeated="16374"/>
        </table:table-row>
        <table:table-row table:style-name="ro2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-0.42975920000000001" table:style-name="ce1">
            <text:p>-0,4297592</text:p>
          </table:table-cell>
          <table:table-cell office:value-type="float" office:value="1.9812019000000001" table:style-name="ce1">
            <text:p>1,9812019</text:p>
          </table:table-cell>
          <table:table-cell office:value-type="float" office:value="6.6882023999999998" table:style-name="ce1">
            <text:p>6,6882024</text:p>
          </table:table-cell>
          <table:table-cell office:value-type="float" office:value="6.9886983968342777" table:formula="of:=SQRT(([.C566]*[.C566])+([.D566]*[.D566])+([.E566]*[.E566]))" table:style-name="ce2">
            <text:p>6,99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5.5653972253016564" table:formula="of:=_xll.DFT([.F566:.F833];1;[.$H566];1)" table:style-name="ce1">
            <text:p>5,565397225</text:p>
          </table:table-cell>
          <table:table-cell office:value-type="float" office:value="3.3592352025280348" table:formula="of:=_xll.DFT([.F566:.F833];1;[.H566];2)" table:style-name="ce1">
            <text:p>3,359235203</text:p>
          </table:table-cell>
          <table:table-cell table:number-columns-repeated="16374"/>
        </table:table-row>
        <table:table-row table:style-name="ro2">
          <table:table-cell office:value-type="float" office:value="204" table:style-name="ce1">
            <text:p>204</text:p>
          </table:table-cell>
          <table:table-cell table:style-name="ce1"/>
          <table:table-cell office:value-type="float" office:value="-1.1384429" table:style-name="ce1">
            <text:p>-1,1384429</text:p>
          </table:table-cell>
          <table:table-cell office:value-type="float" office:value="2.5198971999999999" table:style-name="ce1">
            <text:p>2,5198972</text:p>
          </table:table-cell>
          <table:table-cell office:value-type="float" office:value="11.397596999999999" table:style-name="ce1">
            <text:p>11,397597</text:p>
          </table:table-cell>
          <table:table-cell office:value-type="float" office:value="11.728220304442495" table:formula="of:=SQRT(([.C567]*[.C567])+([.D567]*[.D567])+([.E567]*[.E567]))" table:style-name="ce2">
            <text:p>11,73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6.0131284538352743" table:formula="of:=_xll.DFT([.F567:.F834];1;[.$H567];1)" table:style-name="ce1">
            <text:p>6,013128454</text:p>
          </table:table-cell>
          <table:table-cell office:value-type="float" office:value="2.2086922738063683" table:formula="of:=_xll.DFT([.F567:.F834];1;[.H567];2)" table:style-name="ce1">
            <text:p>2,208692274</text:p>
          </table:table-cell>
          <table:table-cell table:number-columns-repeated="16374"/>
        </table:table-row>
        <table:table-row table:style-name="ro2">
          <table:table-cell office:value-type="float" office:value="205" table:style-name="ce1">
            <text:p>205</text:p>
          </table:table-cell>
          <table:table-cell table:style-name="ce1"/>
          <table:table-cell office:value-type="float" office:value="0.85472999999999999" table:style-name="ce1">
            <text:p>0,85473</text:p>
          </table:table-cell>
          <table:table-cell office:value-type="float" office:value="1.9452889" table:style-name="ce1">
            <text:p>1,9452889</text:p>
          </table:table-cell>
          <table:table-cell office:value-type="float" office:value="9.8880529999999993" table:style-name="ce1">
            <text:p>9,888053</text:p>
          </table:table-cell>
          <table:table-cell office:value-type="float" office:value="10.113768061814163" table:formula="of:=SQRT(([.C568]*[.C568])+([.D568]*[.D568])+([.E568]*[.E568]))" table:style-name="ce2">
            <text:p>10,11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9.5630066872296187" table:formula="of:=_xll.DFT([.F568:.F835];1;[.$H568];1)" table:style-name="ce1">
            <text:p>9,563006687</text:p>
          </table:table-cell>
          <table:table-cell office:value-type="float" office:value="2.2701258216601712" table:formula="of:=_xll.DFT([.F568:.F835];1;[.H568];2)" table:style-name="ce1">
            <text:p>2,270125822</text:p>
          </table:table-cell>
          <table:table-cell table:number-columns-repeated="16374"/>
        </table:table-row>
        <table:table-row table:style-name="ro2">
          <table:table-cell office:value-type="float" office:value="206" table:style-name="ce1">
            <text:p>206</text:p>
          </table:table-cell>
          <table:table-cell table:style-name="ce1"/>
          <table:table-cell office:value-type="float" office:value="-0.45848962999999998" table:style-name="ce1">
            <text:p>-0,45848963</text:p>
          </table:table-cell>
          <table:table-cell office:value-type="float" office:value="1.9668367" table:style-name="ce1">
            <text:p>1,9668367</text:p>
          </table:table-cell>
          <table:table-cell office:value-type="float" office:value="7.7284829999999998" table:style-name="ce1">
            <text:p>7,728483</text:p>
          </table:table-cell>
          <table:table-cell office:value-type="float" office:value="7.987997798358073" table:formula="of:=SQRT(([.C569]*[.C569])+([.D569]*[.D569])+([.E569]*[.E569]))" table:style-name="ce2">
            <text:p>7,99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10.673636280483841" table:formula="of:=_xll.DFT([.F569:.F836];1;[.$H569];1)" table:style-name="ce1">
            <text:p>10,67363628</text:p>
          </table:table-cell>
          <table:table-cell office:value-type="float" office:value="0.49465212137917081" table:formula="of:=_xll.DFT([.F569:.F836];1;[.H569];2)" table:style-name="ce1">
            <text:p>0,494652121</text:p>
          </table:table-cell>
          <table:table-cell table:number-columns-repeated="16374"/>
        </table:table-row>
        <table:table-row table:style-name="ro2">
          <table:table-cell office:value-type="float" office:value="207" table:style-name="ce1">
            <text:p>207</text:p>
          </table:table-cell>
          <table:table-cell table:style-name="ce1"/>
          <table:table-cell office:value-type="float" office:value="-4.5489833E-2" table:style-name="ce1">
            <text:p>-0,045489833</text:p>
          </table:table-cell>
          <table:table-cell office:value-type="float" office:value="2.7700912999999998" table:style-name="ce1">
            <text:p>2,7700913</text:p>
          </table:table-cell>
          <table:table-cell office:value-type="float" office:value="10.720038000000001" table:style-name="ce1">
            <text:p>10,720038</text:p>
          </table:table-cell>
          <table:table-cell office:value-type="float" office:value="11.072248635967586" table:formula="of:=SQRT(([.C570]*[.C570])+([.D570]*[.D570])+([.E570]*[.E570]))" table:style-name="ce2">
            <text:p>11,07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9.5883728062149896" table:formula="of:=_xll.DFT([.F570:.F837];1;[.$H570];1)" table:style-name="ce1">
            <text:p>9,588372806</text:p>
          </table:table-cell>
          <table:table-cell office:value-type="float" office:value="3.3012483441932372" table:formula="of:=_xll.DFT([.F570:.F837];1;[.H570];2)" table:style-name="ce1">
            <text:p>3,301248344</text:p>
          </table:table-cell>
          <table:table-cell table:number-columns-repeated="16374"/>
        </table:table-row>
        <table:table-row table:style-name="ro2">
          <table:table-cell office:value-type="float" office:value="208" table:style-name="ce1">
            <text:p>208</text:p>
          </table:table-cell>
          <table:table-cell table:style-name="ce1"/>
          <table:table-cell office:value-type="float" office:value="-0.20350714" table:style-name="ce1">
            <text:p>-0,20350714</text:p>
          </table:table-cell>
          <table:table-cell office:value-type="float" office:value="1.1599907" table:style-name="ce1">
            <text:p>1,1599907</text:p>
          </table:table-cell>
          <table:table-cell office:value-type="float" office:value="12.00333" table:style-name="ce1">
            <text:p>12,00333</text:p>
          </table:table-cell>
          <table:table-cell office:value-type="float" office:value="12.060966987311485" table:formula="of:=SQRT(([.C571]*[.C571])+([.D571]*[.D571])+([.E571]*[.E571]))" table:style-name="ce2">
            <text:p>12,06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10.936895358306554" table:formula="of:=_xll.DFT([.F571:.F838];1;[.$H571];1)" table:style-name="ce1">
            <text:p>10,93689536</text:p>
          </table:table-cell>
          <table:table-cell office:value-type="float" office:value="0.84329476891454092" table:formula="of:=_xll.DFT([.F571:.F838];1;[.H571];2)" table:style-name="ce1">
            <text:p>0,843294769</text:p>
          </table:table-cell>
          <table:table-cell table:number-columns-repeated="16374"/>
        </table:table-row>
        <table:table-row table:style-name="ro2">
          <table:table-cell office:value-type="float" office:value="209" table:style-name="ce1">
            <text:p>209</text:p>
          </table:table-cell>
          <table:table-cell table:style-name="ce1"/>
          <table:table-cell office:value-type="float" office:value="-0.11372458000000001" table:style-name="ce1">
            <text:p>-0,11372458</text:p>
          </table:table-cell>
          <table:table-cell office:value-type="float" office:value="1.0773908000000001" table:style-name="ce1">
            <text:p>1,0773908</text:p>
          </table:table-cell>
          <table:table-cell office:value-type="float" office:value="8.4742770000000007" table:style-name="ce1">
            <text:p>8,474277</text:p>
          </table:table-cell>
          <table:table-cell office:value-type="float" office:value="8.5432473269097056" table:formula="of:=SQRT(([.C572]*[.C572])+([.D572]*[.D572])+([.E572]*[.E572]))" table:style-name="ce2">
            <text:p>8,54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7.4730462992700595" table:formula="of:=_xll.DFT([.F572:.F839];1;[.$H572];1)" table:style-name="ce1">
            <text:p>7,473046299</text:p>
          </table:table-cell>
          <table:table-cell office:value-type="float" office:value="3.4225494092300526" table:formula="of:=_xll.DFT([.F572:.F839];1;[.H572];2)" table:style-name="ce1">
            <text:p>3,422549409</text:p>
          </table:table-cell>
          <table:table-cell table:number-columns-repeated="16374"/>
        </table:table-row>
        <table:table-row table:style-name="ro2">
          <table:table-cell office:value-type="float" office:value="210" table:style-name="ce1">
            <text:p>210</text:p>
          </table:table-cell>
          <table:table-cell table:style-name="ce1"/>
          <table:table-cell office:value-type="float" office:value="1.436521E-2" table:style-name="ce1">
            <text:p>0,01436521</text:p>
          </table:table-cell>
          <table:table-cell office:value-type="float" office:value="0.62009822999999997" table:style-name="ce1">
            <text:p>0,62009823</text:p>
          </table:table-cell>
          <table:table-cell office:value-type="float" office:value="9.3577379999999994" table:style-name="ce1">
            <text:p>9,357738</text:p>
          </table:table-cell>
          <table:table-cell office:value-type="float" office:value="9.3782721569994685" table:formula="of:=SQRT(([.C573]*[.C573])+([.D573]*[.D573])+([.E573]*[.E573]))" table:style-name="ce2">
            <text:p>9,38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7.6683306706850116" table:formula="of:=_xll.DFT([.F573:.F840];1;[.$H573];1)" table:style-name="ce1">
            <text:p>7,668330671</text:p>
          </table:table-cell>
          <table:table-cell office:value-type="float" office:value="3.6100790602225636" table:formula="of:=_xll.DFT([.F573:.F840];1;[.H573];2)" table:style-name="ce1">
            <text:p>3,61007906</text:p>
          </table:table-cell>
          <table:table-cell table:number-columns-repeated="16374"/>
        </table:table-row>
        <table:table-row table:style-name="ro2">
          <table:table-cell office:value-type="float" office:value="211" table:style-name="ce1">
            <text:p>211</text:p>
          </table:table-cell>
          <table:table-cell table:style-name="ce1"/>
          <table:table-cell office:value-type="float" office:value="0.54827219999999999" table:style-name="ce1">
            <text:p>0,5482722</text:p>
          </table:table-cell>
          <table:table-cell office:value-type="float" office:value="-0.61411273" table:style-name="ce1">
            <text:p>-0,61411273</text:p>
          </table:table-cell>
          <table:table-cell office:value-type="float" office:value="10.189722" table:style-name="ce1">
            <text:p>10,189722</text:p>
          </table:table-cell>
          <table:table-cell office:value-type="float" office:value="10.22292381306468" table:formula="of:=SQRT(([.C574]*[.C574])+([.D574]*[.D574])+([.E574]*[.E574]))" table:style-name="ce2">
            <text:p>10,22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5.7634550285467485" table:formula="of:=_xll.DFT([.F574:.F841];1;[.$H574];1)" table:style-name="ce1">
            <text:p>5,763455029</text:p>
          </table:table-cell>
          <table:table-cell office:value-type="float" office:value="3.0963882922421329" table:formula="of:=_xll.DFT([.F574:.F841];1;[.H574];2)" table:style-name="ce1">
            <text:p>3,096388292</text:p>
          </table:table-cell>
          <table:table-cell table:number-columns-repeated="16374"/>
        </table:table-row>
        <table:table-row table:style-name="ro2">
          <table:table-cell office:value-type="float" office:value="212" table:style-name="ce1">
            <text:p>212</text:p>
          </table:table-cell>
          <table:table-cell table:style-name="ce1"/>
          <table:table-cell office:value-type="float" office:value="1.4041992000000001" table:style-name="ce1">
            <text:p>1,4041992</text:p>
          </table:table-cell>
          <table:table-cell office:value-type="float" office:value="0.61650693000000001" table:style-name="ce1">
            <text:p>0,61650693</text:p>
          </table:table-cell>
          <table:table-cell office:value-type="float" office:value="9.7120789999999992" table:style-name="ce1">
            <text:p>9,712079</text:p>
          </table:table-cell>
          <table:table-cell office:value-type="float" office:value="9.8324124552553034" table:formula="of:=SQRT(([.C575]*[.C575])+([.D575]*[.D575])+([.E575]*[.E575]))" table:style-name="ce2">
            <text:p>9,83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17.578594078195554" table:formula="of:=_xll.DFT([.F575:.F842];1;[.$H575];1)" table:style-name="ce1">
            <text:p>17,57859408</text:p>
          </table:table-cell>
          <table:table-cell office:value-type="float" office:value="-0.13835037476832107" table:formula="of:=_xll.DFT([.F575:.F842];1;[.H575];2)" table:style-name="ce1">
            <text:p>-0,138350375</text:p>
          </table:table-cell>
          <table:table-cell table:number-columns-repeated="16374"/>
        </table:table-row>
        <table:table-row table:style-name="ro2">
          <table:table-cell office:value-type="float" office:value="213" table:style-name="ce1">
            <text:p>213</text:p>
          </table:table-cell>
          <table:table-cell table:style-name="ce1"/>
          <table:table-cell office:value-type="float" office:value="0.24420857000000001" table:style-name="ce1">
            <text:p>0,24420857</text:p>
          </table:table-cell>
          <table:table-cell office:value-type="float" office:value="1.6220715999999999" table:style-name="ce1">
            <text:p>1,6220716</text:p>
          </table:table-cell>
          <table:table-cell office:value-type="float" office:value="8.1642275000000009" table:style-name="ce1">
            <text:p>8,1642275</text:p>
          </table:table-cell>
          <table:table-cell office:value-type="float" office:value="8.3273864311045553" table:formula="of:=SQRT(([.C576]*[.C576])+([.D576]*[.D576])+([.E576]*[.E576]))" table:style-name="ce2">
            <text:p>8,33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15.021110380005037" table:formula="of:=_xll.DFT([.F576:.F843];1;[.$H576];1)" table:style-name="ce1">
            <text:p>15,02111038</text:p>
          </table:table-cell>
          <table:table-cell office:value-type="float" office:value="3.227034486336656" table:formula="of:=_xll.DFT([.F576:.F843];1;[.H576];2)" table:style-name="ce1">
            <text:p>3,227034486</text:p>
          </table:table-cell>
          <table:table-cell table:number-columns-repeated="16374"/>
        </table:table-row>
        <table:table-row table:style-name="ro2">
          <table:table-cell office:value-type="float" office:value="214" table:style-name="ce1">
            <text:p>214</text:p>
          </table:table-cell>
          <table:table-cell table:style-name="ce1"/>
          <table:table-cell office:value-type="float" office:value="-0.64882870000000004" table:style-name="ce1">
            <text:p>-0,6488287</text:p>
          </table:table-cell>
          <table:table-cell office:value-type="float" office:value="1.9680337999999999" table:style-name="ce1">
            <text:p>1,9680338</text:p>
          </table:table-cell>
          <table:table-cell office:value-type="float" office:value="9.2116910000000001" table:style-name="ce1">
            <text:p>9,211691</text:p>
          </table:table-cell>
          <table:table-cell office:value-type="float" office:value="9.4418952969923957" table:formula="of:=SQRT(([.C577]*[.C577])+([.D577]*[.D577])+([.E577]*[.E577]))" table:style-name="ce2">
            <text:p>9,44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2.8204393155474929" table:formula="of:=_xll.DFT([.F577:.F844];1;[.$H577];1)" table:style-name="ce1">
            <text:p>2,820439316</text:p>
          </table:table-cell>
          <table:table-cell office:value-type="float" office:value="3.4315479800770428" table:formula="of:=_xll.DFT([.F577:.F844];1;[.H577];2)" table:style-name="ce1">
            <text:p>3,43154798</text:p>
          </table:table-cell>
          <table:table-cell table:number-columns-repeated="16374"/>
        </table:table-row>
        <table:table-row table:style-name="ro2">
          <table:table-cell office:value-type="float" office:value="215" table:style-name="ce1">
            <text:p>215</text:p>
          </table:table-cell>
          <table:table-cell table:style-name="ce1"/>
          <table:table-cell office:value-type="float" office:value="0.53390700000000002" table:style-name="ce1">
            <text:p>0,533907</text:p>
          </table:table-cell>
          <table:table-cell office:value-type="float" office:value="2.6108769999999999" table:style-name="ce1">
            <text:p>2,610877</text:p>
          </table:table-cell>
          <table:table-cell office:value-type="float" office:value="12.79222" table:style-name="ce1">
            <text:p>12,79222</text:p>
          </table:table-cell>
          <table:table-cell office:value-type="float" office:value="13.066852257608868" table:formula="of:=SQRT(([.C578]*[.C578])+([.D578]*[.D578])+([.E578]*[.E578]))" table:style-name="ce2">
            <text:p>13,07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0.93094666603956555" table:formula="of:=_xll.DFT([.F578:.F845];1;[.$H578];1)" table:style-name="ce1">
            <text:p>0,930946666</text:p>
          </table:table-cell>
          <table:table-cell office:value-type="float" office:value="-0.60050706249979346" table:formula="of:=_xll.DFT([.F578:.F845];1;[.H578];2)" table:style-name="ce1">
            <text:p>-0,600507062</text:p>
          </table:table-cell>
          <table:table-cell table:number-columns-repeated="16374"/>
        </table:table-row>
        <table:table-row table:style-name="ro2">
          <table:table-cell office:value-type="float" office:value="216" table:style-name="ce1">
            <text:p>216</text:p>
          </table:table-cell>
          <table:table-cell table:style-name="ce1"/>
          <table:table-cell office:value-type="float" office:value="-1.1671734" table:style-name="ce1">
            <text:p>-1,1671734</text:p>
          </table:table-cell>
          <table:table-cell office:value-type="float" office:value="1.9057846000000001" table:style-name="ce1">
            <text:p>1,9057846</text:p>
          </table:table-cell>
          <table:table-cell office:value-type="float" office:value="8.2468280000000007" table:style-name="ce1">
            <text:p>8,246828</text:p>
          </table:table-cell>
          <table:table-cell office:value-type="float" office:value="8.5442659572867186" table:formula="of:=SQRT(([.C579]*[.C579])+([.D579]*[.D579])+([.E579]*[.E579]))" table:style-name="ce2">
            <text:p>8,54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3.988398222335213" table:formula="of:=_xll.DFT([.F579:.F846];1;[.$H579];1)" table:style-name="ce1">
            <text:p>3,988398222</text:p>
          </table:table-cell>
          <table:table-cell office:value-type="float" office:value="2.5406491236828734" table:formula="of:=_xll.DFT([.F579:.F846];1;[.H579];2)" table:style-name="ce1">
            <text:p>2,540649124</text:p>
          </table:table-cell>
          <table:table-cell table:number-columns-repeated="16374"/>
        </table:table-row>
        <table:table-row table:style-name="ro2">
          <table:table-cell office:value-type="float" office:value="217" table:style-name="ce1">
            <text:p>217</text:p>
          </table:table-cell>
          <table:table-cell table:style-name="ce1"/>
          <table:table-cell office:value-type="float" office:value="-0.3878607" table:style-name="ce1">
            <text:p>-0,3878607</text:p>
          </table:table-cell>
          <table:table-cell office:value-type="float" office:value="2.1320367" table:style-name="ce1">
            <text:p>2,1320367</text:p>
          </table:table-cell>
          <table:table-cell office:value-type="float" office:value="8.6598269999999999" table:style-name="ce1">
            <text:p>8,659827</text:p>
          </table:table-cell>
          <table:table-cell office:value-type="float" office:value="8.9268482726368976" table:formula="of:=SQRT(([.C580]*[.C580])+([.D580]*[.D580])+([.E580]*[.E580]))" table:style-name="ce2">
            <text:p>8,93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5.6002567836690016" table:formula="of:=_xll.DFT([.F580:.F847];1;[.$H580];1)" table:style-name="ce1">
            <text:p>5,600256784</text:p>
          </table:table-cell>
          <table:table-cell office:value-type="float" office:value="-1.5386810938194531" table:formula="of:=_xll.DFT([.F580:.F847];1;[.H580];2)" table:style-name="ce1">
            <text:p>-1,538681094</text:p>
          </table:table-cell>
          <table:table-cell table:number-columns-repeated="16374"/>
        </table:table-row>
        <table:table-row table:style-name="ro2">
          <table:table-cell office:value-type="float" office:value="218" table:style-name="ce1">
            <text:p>218</text:p>
          </table:table-cell>
          <table:table-cell table:style-name="ce1"/>
          <table:table-cell office:value-type="float" office:value="-0.43454759999999998" table:style-name="ce1">
            <text:p>-0,4345476</text:p>
          </table:table-cell>
          <table:table-cell office:value-type="float" office:value="2.9125464000000001" table:style-name="ce1">
            <text:p>2,9125464</text:p>
          </table:table-cell>
          <table:table-cell office:value-type="float" office:value="10.477027" table:style-name="ce1">
            <text:p>10,477027</text:p>
          </table:table-cell>
          <table:table-cell office:value-type="float" office:value="10.883007530436966" table:formula="of:=SQRT(([.C581]*[.C581])+([.D581]*[.D581])+([.E581]*[.E581]))" table:style-name="ce2">
            <text:p>10,88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9.52624586712551" table:formula="of:=_xll.DFT([.F581:.F848];1;[.$H581];1)" table:style-name="ce1">
            <text:p>19,52624587</text:p>
          </table:table-cell>
          <table:table-cell office:value-type="float" office:value="1.0005254456903747" table:formula="of:=_xll.DFT([.F581:.F848];1;[.H581];2)" table:style-name="ce1">
            <text:p>1,000525446</text:p>
          </table:table-cell>
          <table:table-cell table:number-columns-repeated="16374"/>
        </table:table-row>
        <table:table-row table:style-name="ro2">
          <table:table-cell office:value-type="float" office:value="219" table:style-name="ce1">
            <text:p>219</text:p>
          </table:table-cell>
          <table:table-cell table:style-name="ce1"/>
          <table:table-cell office:value-type="float" office:value="0.32202014000000001" table:style-name="ce1">
            <text:p>0,32202014</text:p>
          </table:table-cell>
          <table:table-cell office:value-type="float" office:value="4.7141833000000002" table:style-name="ce1">
            <text:p>4,7141833</text:p>
          </table:table-cell>
          <table:table-cell office:value-type="float" office:value="8.5628620000000009" table:style-name="ce1">
            <text:p>8,562862</text:p>
          </table:table-cell>
          <table:table-cell office:value-type="float" office:value="9.7800729438797394" table:formula="of:=SQRT(([.C582]*[.C582])+([.D582]*[.D582])+([.E582]*[.E582]))" table:style-name="ce2">
            <text:p>9,78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6.3806241230489302" table:formula="of:=_xll.DFT([.F582:.F849];1;[.$H582];1)" table:style-name="ce1">
            <text:p>6,380624123</text:p>
          </table:table-cell>
          <table:table-cell office:value-type="float" office:value="-0.55863835271295403" table:formula="of:=_xll.DFT([.F582:.F849];1;[.H582];2)" table:style-name="ce1">
            <text:p>-0,558638353</text:p>
          </table:table-cell>
          <table:table-cell table:number-columns-repeated="16374"/>
        </table:table-row>
        <table:table-row table:style-name="ro2">
          <table:table-cell office:value-type="float" office:value="220" table:style-name="ce1">
            <text:p>220</text:p>
          </table:table-cell>
          <table:table-cell table:style-name="ce1"/>
          <table:table-cell office:value-type="float" office:value="0.47524905000000001" table:style-name="ce1">
            <text:p>0,47524905</text:p>
          </table:table-cell>
          <table:table-cell office:value-type="float" office:value="3.7924153999999999" table:style-name="ce1">
            <text:p>3,7924154</text:p>
          </table:table-cell>
          <table:table-cell office:value-type="float" office:value="7.3765353999999999" table:style-name="ce1">
            <text:p>7,3765354</text:p>
          </table:table-cell>
          <table:table-cell office:value-type="float" office:value="8.3079209633419246" table:formula="of:=SQRT(([.C583]*[.C583])+([.D583]*[.D583])+([.E583]*[.E583]))" table:style-name="ce2">
            <text:p>8,31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8.4833640181861973" table:formula="of:=_xll.DFT([.F583:.F850];1;[.$H583];1)" table:style-name="ce1">
            <text:p>8,483364018</text:p>
          </table:table-cell>
          <table:table-cell office:value-type="float" office:value="4.1023768133931622" table:formula="of:=_xll.DFT([.F583:.F850];1;[.H583];2)" table:style-name="ce1">
            <text:p>4,102376813</text:p>
          </table:table-cell>
          <table:table-cell table:number-columns-repeated="16374"/>
        </table:table-row>
        <table:table-row table:style-name="ro2">
          <table:table-cell office:value-type="float" office:value="221" table:style-name="ce1">
            <text:p>221</text:p>
          </table:table-cell>
          <table:table-cell table:style-name="ce1"/>
          <table:table-cell office:value-type="float" office:value="-0.23343465999999999" table:style-name="ce1">
            <text:p>-0,23343466</text:p>
          </table:table-cell>
          <table:table-cell office:value-type="float" office:value="2.6671407" table:style-name="ce1">
            <text:p>2,6671407</text:p>
          </table:table-cell>
          <table:table-cell office:value-type="float" office:value="9.0476884999999996" table:style-name="ce1">
            <text:p>9,0476885</text:p>
          </table:table-cell>
          <table:table-cell office:value-type="float" office:value="9.4355073232507252" table:formula="of:=SQRT(([.C584]*[.C584])+([.D584]*[.D584])+([.E584]*[.E584]))" table:style-name="ce2">
            <text:p>9,44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1.098007573454733" table:formula="of:=_xll.DFT([.F584:.F851];1;[.$H584];1)" table:style-name="ce1">
            <text:p>1,098007573</text:p>
          </table:table-cell>
          <table:table-cell office:value-type="float" office:value="2.9666037138177059" table:formula="of:=_xll.DFT([.F584:.F851];1;[.H584];2)" table:style-name="ce1">
            <text:p>2,966603714</text:p>
          </table:table-cell>
          <table:table-cell table:number-columns-repeated="16374"/>
        </table:table-row>
        <table:table-row table:style-name="ro2">
          <table:table-cell office:value-type="float" office:value="222" table:style-name="ce1">
            <text:p>222</text:p>
          </table:table-cell>
          <table:table-cell table:style-name="ce1"/>
          <table:table-cell office:value-type="float" office:value="-1.4065934" table:style-name="ce1">
            <text:p>-1,4065934</text:p>
          </table:table-cell>
          <table:table-cell office:value-type="float" office:value="3.5960909999999999" table:style-name="ce1">
            <text:p>3,596091</text:p>
          </table:table-cell>
          <table:table-cell office:value-type="float" office:value="8.2983030000000007" table:style-name="ce1">
            <text:p>8,298303</text:p>
          </table:table-cell>
          <table:table-cell office:value-type="float" office:value="9.1527158894512599" table:formula="of:=SQRT(([.C585]*[.C585])+([.D585]*[.D585])+([.E585]*[.E585]))" table:style-name="ce2">
            <text:p>9,15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12.494671573569972" table:formula="of:=_xll.DFT([.F585:.F852];1;[.$H585];1)" table:style-name="ce1">
            <text:p>12,49467157</text:p>
          </table:table-cell>
          <table:table-cell office:value-type="float" office:value="0.36574653346057068" table:formula="of:=_xll.DFT([.F585:.F852];1;[.H585];2)" table:style-name="ce1">
            <text:p>0,365746533</text:p>
          </table:table-cell>
          <table:table-cell table:number-columns-repeated="16374"/>
        </table:table-row>
        <table:table-row table:style-name="ro2">
          <table:table-cell office:value-type="float" office:value="223" table:style-name="ce1">
            <text:p>223</text:p>
          </table:table-cell>
          <table:table-cell table:style-name="ce1"/>
          <table:table-cell office:value-type="float" office:value="-0.50876783999999997" table:style-name="ce1">
            <text:p>-0,50876784</text:p>
          </table:table-cell>
          <table:table-cell office:value-type="float" office:value="2.4947580999999999" table:style-name="ce1">
            <text:p>2,4947581</text:p>
          </table:table-cell>
          <table:table-cell office:value-type="float" office:value="8.4443490000000008" table:style-name="ce1">
            <text:p>8,444349</text:p>
          </table:table-cell>
          <table:table-cell office:value-type="float" office:value="8.8198465251009264" table:formula="of:=SQRT(([.C586]*[.C586])+([.D586]*[.D586])+([.E586]*[.E586]))" table:style-name="ce2">
            <text:p>8,82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6.0464187090859767" table:formula="of:=_xll.DFT([.F586:.F853];1;[.$H586];1)" table:style-name="ce1">
            <text:p>6,046418709</text:p>
          </table:table-cell>
          <table:table-cell office:value-type="float" office:value="-0.24779507082307514" table:formula="of:=_xll.DFT([.F586:.F853];1;[.H586];2)" table:style-name="ce1">
            <text:p>-0,247795071</text:p>
          </table:table-cell>
          <table:table-cell table:number-columns-repeated="16374"/>
        </table:table-row>
        <table:table-row table:style-name="ro2">
          <table:table-cell office:value-type="float" office:value="224" table:style-name="ce1">
            <text:p>224</text:p>
          </table:table-cell>
          <table:table-cell table:style-name="ce1"/>
          <table:table-cell office:value-type="float" office:value="-0.58298813999999999" table:style-name="ce1">
            <text:p>-0,58298814</text:p>
          </table:table-cell>
          <table:table-cell office:value-type="float" office:value="3.5254620000000001" table:style-name="ce1">
            <text:p>3,525462</text:p>
          </table:table-cell>
          <table:table-cell office:value-type="float" office:value="8.5209639999999993" table:style-name="ce1">
            <text:p>8,520964</text:p>
          </table:table-cell>
          <table:table-cell office:value-type="float" office:value="9.2398909611596967" table:formula="of:=SQRT(([.C587]*[.C587])+([.D587]*[.D587])+([.E587]*[.E587]))" table:style-name="ce2">
            <text:p>9,24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1.8918499151012695" table:formula="of:=_xll.DFT([.F587:.F854];1;[.$H587];1)" table:style-name="ce1">
            <text:p>1,891849915</text:p>
          </table:table-cell>
          <table:table-cell office:value-type="float" office:value="0.11272338653467291" table:formula="of:=_xll.DFT([.F587:.F854];1;[.H587];2)" table:style-name="ce1">
            <text:p>0,112723387</text:p>
          </table:table-cell>
          <table:table-cell table:number-columns-repeated="16374"/>
        </table:table-row>
        <table:table-row table:style-name="ro2">
          <table:table-cell office:value-type="float" office:value="225" table:style-name="ce1">
            <text:p>225</text:p>
          </table:table-cell>
          <table:table-cell table:style-name="ce1"/>
          <table:table-cell office:value-type="float" office:value="-0.30885202" table:style-name="ce1">
            <text:p>-0,30885202</text:p>
          </table:table-cell>
          <table:table-cell office:value-type="float" office:value="1.2629414000000001" table:style-name="ce1">
            <text:p>1,2629414</text:p>
          </table:table-cell>
          <table:table-cell office:value-type="float" office:value="12.136208999999999" table:style-name="ce1">
            <text:p>12,136209</text:p>
          </table:table-cell>
          <table:table-cell office:value-type="float" office:value="12.20565358519457" table:formula="of:=SQRT(([.C588]*[.C588])+([.D588]*[.D588])+([.E588]*[.E588]))" table:style-name="ce2">
            <text:p>12,21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6.3164916387336811" table:formula="of:=_xll.DFT([.F588:.F855];1;[.$H588];1)" table:style-name="ce1">
            <text:p>6,316491639</text:p>
          </table:table-cell>
          <table:table-cell office:value-type="float" office:value="0.71909521319732883" table:formula="of:=_xll.DFT([.F588:.F855];1;[.H588];2)" table:style-name="ce1">
            <text:p>0,719095213</text:p>
          </table:table-cell>
          <table:table-cell table:number-columns-repeated="16374"/>
        </table:table-row>
        <table:table-row table:style-name="ro2">
          <table:table-cell office:value-type="float" office:value="226" table:style-name="ce1">
            <text:p>226</text:p>
          </table:table-cell>
          <table:table-cell table:style-name="ce1"/>
          <table:table-cell office:value-type="float" office:value="0.10055647" table:style-name="ce1">
            <text:p>0,10055647</text:p>
          </table:table-cell>
          <table:table-cell office:value-type="float" office:value="1.6244658000000001" table:style-name="ce1">
            <text:p>1,6244658</text:p>
          </table:table-cell>
          <table:table-cell office:value-type="float" office:value="10.230423999999999" table:style-name="ce1">
            <text:p>10,230424</text:p>
          </table:table-cell>
          <table:table-cell office:value-type="float" office:value="10.359081810604861" table:formula="of:=SQRT(([.C589]*[.C589])+([.D589]*[.D589])+([.E589]*[.E589]))" table:style-name="ce2">
            <text:p>10,36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16.295026721302886" table:formula="of:=_xll.DFT([.F589:.F856];1;[.$H589];1)" table:style-name="ce1">
            <text:p>16,29502672</text:p>
          </table:table-cell>
          <table:table-cell office:value-type="float" office:value="3.1368558553470236" table:formula="of:=_xll.DFT([.F589:.F856];1;[.H589];2)" table:style-name="ce1">
            <text:p>3,136855855</text:p>
          </table:table-cell>
          <table:table-cell table:number-columns-repeated="16374"/>
        </table:table-row>
        <table:table-row table:style-name="ro2">
          <table:table-cell office:value-type="float" office:value="227" table:style-name="ce1">
            <text:p>227</text:p>
          </table:table-cell>
          <table:table-cell table:style-name="ce1"/>
          <table:table-cell office:value-type="float" office:value="-0.142455" table:style-name="ce1">
            <text:p>-0,142455</text:p>
          </table:table-cell>
          <table:table-cell office:value-type="float" office:value="2.6024973" table:style-name="ce1">
            <text:p>2,6024973</text:p>
          </table:table-cell>
          <table:table-cell office:value-type="float" office:value="6.5158199999999997" table:style-name="ce1">
            <text:p>6,51582</text:p>
          </table:table-cell>
          <table:table-cell office:value-type="float" office:value="7.0177771335325465" table:formula="of:=SQRT(([.C590]*[.C590])+([.D590]*[.D590])+([.E590]*[.E590]))" table:style-name="ce2">
            <text:p>7,02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1.1996024305068753" table:formula="of:=_xll.DFT([.F590:.F857];1;[.$H590];1)" table:style-name="ce1">
            <text:p>1,199602431</text:p>
          </table:table-cell>
          <table:table-cell office:value-type="float" office:value="3.2982893731356282" table:formula="of:=_xll.DFT([.F590:.F857];1;[.H590];2)" table:style-name="ce1">
            <text:p>3,298289373</text:p>
          </table:table-cell>
          <table:table-cell table:number-columns-repeated="16374"/>
        </table:table-row>
        <table:table-row table:style-name="ro2">
          <table:table-cell office:value-type="float" office:value="228" table:style-name="ce1">
            <text:p>228</text:p>
          </table:table-cell>
          <table:table-cell table:style-name="ce1"/>
          <table:table-cell office:value-type="float" office:value="-0.54348379999999996" table:style-name="ce1">
            <text:p>-0,5434838</text:p>
          </table:table-cell>
          <table:table-cell office:value-type="float" office:value="2.1655555" table:style-name="ce1">
            <text:p>2,1655555</text:p>
          </table:table-cell>
          <table:table-cell office:value-type="float" office:value="9.1937339999999992" table:style-name="ce1">
            <text:p>9,193734</text:p>
          </table:table-cell>
          <table:table-cell office:value-type="float" office:value="9.4609592604132207" table:formula="of:=SQRT(([.C591]*[.C591])+([.D591]*[.D591])+([.E591]*[.E591]))" table:style-name="ce2">
            <text:p>9,46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10.023125922207621" table:formula="of:=_xll.DFT([.F591:.F858];1;[.$H591];1)" table:style-name="ce1">
            <text:p>10,02312592</text:p>
          </table:table-cell>
          <table:table-cell office:value-type="float" office:value="2.9723577583437497" table:formula="of:=_xll.DFT([.F591:.F858];1;[.H591];2)" table:style-name="ce1">
            <text:p>2,972357758</text:p>
          </table:table-cell>
          <table:table-cell table:number-columns-repeated="16374"/>
        </table:table-row>
        <table:table-row table:style-name="ro2">
          <table:table-cell office:value-type="float" office:value="229" table:style-name="ce1">
            <text:p>229</text:p>
          </table:table-cell>
          <table:table-cell table:style-name="ce1"/>
          <table:table-cell office:value-type="float" office:value="-1.0402806" table:style-name="ce1">
            <text:p>-1,0402806</text:p>
          </table:table-cell>
          <table:table-cell office:value-type="float" office:value="1.0402806" table:style-name="ce1">
            <text:p>1,0402806</text:p>
          </table:table-cell>
          <table:table-cell office:value-type="float" office:value="11.826159499999999" table:style-name="ce1">
            <text:p>11,8261595</text:p>
          </table:table-cell>
          <table:table-cell office:value-type="float" office:value="11.917315804027053" table:formula="of:=SQRT(([.C592]*[.C592])+([.D592]*[.D592])+([.E592]*[.E592]))" table:style-name="ce2">
            <text:p>11,92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0.625267641702195" table:formula="of:=_xll.DFT([.F592:.F859];1;[.$H592];1)" table:style-name="ce1">
            <text:p>10,62526764</text:p>
          </table:table-cell>
          <table:table-cell office:value-type="float" office:value="0.34487632169962762" table:formula="of:=_xll.DFT([.F592:.F859];1;[.H592];2)" table:style-name="ce1">
            <text:p>0,344876322</text:p>
          </table:table-cell>
          <table:table-cell table:number-columns-repeated="16374"/>
        </table:table-row>
        <table:table-row table:style-name="ro2">
          <table:table-cell office:value-type="float" office:value="230" table:style-name="ce1">
            <text:p>230</text:p>
          </table:table-cell>
          <table:table-cell table:style-name="ce1"/>
          <table:table-cell office:value-type="float" office:value="-0.74579379999999995" table:style-name="ce1">
            <text:p>-0,7457938</text:p>
          </table:table-cell>
          <table:table-cell office:value-type="float" office:value="2.0159178" table:style-name="ce1">
            <text:p>2,0159178</text:p>
          </table:table-cell>
          <table:table-cell office:value-type="float" office:value="9.3744960000000006" table:style-name="ce1">
            <text:p>9,374496</text:p>
          </table:table-cell>
          <table:table-cell office:value-type="float" office:value="9.6177600418440097" table:formula="of:=SQRT(([.C593]*[.C593])+([.D593]*[.D593])+([.E593]*[.E593]))" table:style-name="ce2">
            <text:p>9,62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5.3847912359628873" table:formula="of:=_xll.DFT([.F593:.F860];1;[.$H593];1)" table:style-name="ce1">
            <text:p>5,384791236</text:p>
          </table:table-cell>
          <table:table-cell office:value-type="float" office:value="3.8774128793243854" table:formula="of:=_xll.DFT([.F593:.F860];1;[.H593];2)" table:style-name="ce1">
            <text:p>3,877412879</text:p>
          </table:table-cell>
          <table:table-cell table:number-columns-repeated="16374"/>
        </table:table-row>
        <table:table-row table:style-name="ro2">
          <table:table-cell office:value-type="float" office:value="231" table:style-name="ce1">
            <text:p>231</text:p>
          </table:table-cell>
          <table:table-cell table:style-name="ce1"/>
          <table:table-cell office:value-type="float" office:value="-0.61291563999999998" table:style-name="ce1">
            <text:p>-0,61291564</text:p>
          </table:table-cell>
          <table:table-cell office:value-type="float" office:value="2.1835119999999999" table:style-name="ce1">
            <text:p>2,183512</text:p>
          </table:table-cell>
          <table:table-cell office:value-type="float" office:value="6.5649009999999999" table:style-name="ce1">
            <text:p>6,564901</text:p>
          </table:table-cell>
          <table:table-cell office:value-type="float" office:value="6.9455968336566736" table:formula="of:=SQRT(([.C594]*[.C594])+([.D594]*[.D594])+([.E594]*[.E594]))" table:style-name="ce2">
            <text:p>6,95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1.9944587780809724" table:formula="of:=_xll.DFT([.F594:.F861];1;[.$H594];1)" table:style-name="ce1">
            <text:p>1,994458778</text:p>
          </table:table-cell>
          <table:table-cell office:value-type="float" office:value="2.6924853649376219" table:formula="of:=_xll.DFT([.F594:.F861];1;[.H594];2)" table:style-name="ce1">
            <text:p>2,692485365</text:p>
          </table:table-cell>
          <table:table-cell table:number-columns-repeated="16374"/>
        </table:table-row>
        <table:table-row table:style-name="ro2">
          <table:table-cell office:value-type="float" office:value="232" table:style-name="ce1">
            <text:p>232</text:p>
          </table:table-cell>
          <table:table-cell table:style-name="ce1"/>
          <table:table-cell office:value-type="float" office:value="-0.42736499999999999" table:style-name="ce1">
            <text:p>-0,427365</text:p>
          </table:table-cell>
          <table:table-cell office:value-type="float" office:value="1.6029180000000001" table:style-name="ce1">
            <text:p>1,602918</text:p>
          </table:table-cell>
          <table:table-cell office:value-type="float" office:value="8.6634189999999993" table:style-name="ce1">
            <text:p>8,663419</text:p>
          </table:table-cell>
          <table:table-cell office:value-type="float" office:value="8.8208171802565989" table:formula="of:=SQRT(([.C595]*[.C595])+([.D595]*[.D595])+([.E595]*[.E595]))" table:style-name="ce2">
            <text:p>8,82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15.094554318075607" table:formula="of:=_xll.DFT([.F595:.F862];1;[.$H595];1)" table:style-name="ce1">
            <text:p>15,09455432</text:p>
          </table:table-cell>
          <table:table-cell office:value-type="float" office:value="-1.2716382035011513" table:formula="of:=_xll.DFT([.F595:.F862];1;[.H595];2)" table:style-name="ce1">
            <text:p>-1,271638204</text:p>
          </table:table-cell>
          <table:table-cell table:number-columns-repeated="16374"/>
        </table:table-row>
        <table:table-row table:style-name="ro2">
          <table:table-cell office:value-type="float" office:value="233" table:style-name="ce1">
            <text:p>233</text:p>
          </table:table-cell>
          <table:table-cell table:style-name="ce1"/>
          <table:table-cell office:value-type="float" office:value="-0.17238252000000001" table:style-name="ce1">
            <text:p>-0,17238252</text:p>
          </table:table-cell>
          <table:table-cell office:value-type="float" office:value="0.45489833000000002" table:style-name="ce1">
            <text:p>0,45489833</text:p>
          </table:table-cell>
          <table:table-cell office:value-type="float" office:value="12.962208" table:style-name="ce1">
            <text:p>12,962208</text:p>
          </table:table-cell>
          <table:table-cell office:value-type="float" office:value="12.97133317971219" table:formula="of:=SQRT(([.C596]*[.C596])+([.D596]*[.D596])+([.E596]*[.E596]))" table:style-name="ce2">
            <text:p>12,97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8.7675716969586368" table:formula="of:=_xll.DFT([.F596:.F863];1;[.$H596];1)" table:style-name="ce1">
            <text:p>8,767571697</text:p>
          </table:table-cell>
          <table:table-cell office:value-type="float" office:value="0.38619427649315213" table:formula="of:=_xll.DFT([.F596:.F863];1;[.H596];2)" table:style-name="ce1">
            <text:p>0,386194276</text:p>
          </table:table-cell>
          <table:table-cell table:number-columns-repeated="16374"/>
        </table:table-row>
        <table:table-row table:style-name="ro2">
          <table:table-cell office:value-type="float" office:value="234" table:style-name="ce1">
            <text:p>234</text:p>
          </table:table-cell>
          <table:table-cell table:style-name="ce1"/>
          <table:table-cell office:value-type="float" office:value="-0.20231004" table:style-name="ce1">
            <text:p>-0,20231004</text:p>
          </table:table-cell>
          <table:table-cell office:value-type="float" office:value="1.9512744" table:style-name="ce1">
            <text:p>1,9512744</text:p>
          </table:table-cell>
          <table:table-cell office:value-type="float" office:value="8.8836849999999998" table:style-name="ce1">
            <text:p>8,883685</text:p>
          </table:table-cell>
          <table:table-cell office:value-type="float" office:value="9.0977063216837877" table:formula="of:=SQRT(([.C597]*[.C597])+([.D597]*[.D597])+([.E597]*[.E597]))" table:style-name="ce2">
            <text:p>9,10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.2085475104735379" table:formula="of:=_xll.DFT([.F597:.F864];1;[.$H597];1)" table:style-name="ce1">
            <text:p>1,20854751</text:p>
          </table:table-cell>
          <table:table-cell office:value-type="float" office:value="1.3325659767737243" table:formula="of:=_xll.DFT([.F597:.F864];1;[.H597];2)" table:style-name="ce1">
            <text:p>1,332565977</text:p>
          </table:table-cell>
          <table:table-cell table:number-columns-repeated="16374"/>
        </table:table-row>
        <table:table-row table:style-name="ro2">
          <table:table-cell office:value-type="float" office:value="235" table:style-name="ce1">
            <text:p>235</text:p>
          </table:table-cell>
          <table:table-cell table:style-name="ce1"/>
          <table:table-cell office:value-type="float" office:value="9.5768064E-2" table:style-name="ce1">
            <text:p>0,095768064</text:p>
          </table:table-cell>
          <table:table-cell office:value-type="float" office:value="2.8502972" table:style-name="ce1">
            <text:p>2,8502972</text:p>
          </table:table-cell>
          <table:table-cell office:value-type="float" office:value="7.4507555999999999" table:style-name="ce1">
            <text:p>7,4507556</text:p>
          </table:table-cell>
          <table:table-cell office:value-type="float" office:value="7.9779148065983696" table:formula="of:=SQRT(([.C598]*[.C598])+([.D598]*[.D598])+([.E598]*[.E598]))" table:style-name="ce2">
            <text:p>7,98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2.2265844878632151" table:formula="of:=_xll.DFT([.F598:.F865];1;[.$H598];1)" table:style-name="ce1">
            <text:p>2,226584488</text:p>
          </table:table-cell>
          <table:table-cell office:value-type="float" office:value="-0.73167138206112181" table:formula="of:=_xll.DFT([.F598:.F865];1;[.H598];2)" table:style-name="ce1">
            <text:p>-0,731671382</text:p>
          </table:table-cell>
          <table:table-cell table:number-columns-repeated="16374"/>
        </table:table-row>
        <table:table-row table:style-name="ro2">
          <table:table-cell office:value-type="float" office:value="236" table:style-name="ce1">
            <text:p>236</text:p>
          </table:table-cell>
          <table:table-cell table:style-name="ce1"/>
          <table:table-cell office:value-type="float" office:value="-1.1468225999999999" table:style-name="ce1">
            <text:p>-1,1468226</text:p>
          </table:table-cell>
          <table:table-cell office:value-type="float" office:value="2.232593" table:style-name="ce1">
            <text:p>2,232593</text:p>
          </table:table-cell>
          <table:table-cell office:value-type="float" office:value="10.093954" table:style-name="ce1">
            <text:p>10,093954</text:p>
          </table:table-cell>
          <table:table-cell office:value-type="float" office:value="10.401325921902254" table:formula="of:=SQRT(([.C599]*[.C599])+([.D599]*[.D599])+([.E599]*[.E599]))" table:style-name="ce2">
            <text:p>10,40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4.1931722082802354" table:formula="of:=_xll.DFT([.F599:.F866];1;[.$H599];1)" table:style-name="ce1">
            <text:p>4,193172208</text:p>
          </table:table-cell>
          <table:table-cell office:value-type="float" office:value="0.91244750734899138" table:formula="of:=_xll.DFT([.F599:.F866];1;[.H599];2)" table:style-name="ce1">
            <text:p>0,912447507</text:p>
          </table:table-cell>
          <table:table-cell table:number-columns-repeated="16374"/>
        </table:table-row>
        <table:table-row table:style-name="ro2">
          <table:table-cell office:value-type="float" office:value="237" table:style-name="ce1">
            <text:p>237</text:p>
          </table:table-cell>
          <table:table-cell table:style-name="ce1"/>
          <table:table-cell office:value-type="float" office:value="-1.4568717" table:style-name="ce1">
            <text:p>-1,4568717</text:p>
          </table:table-cell>
          <table:table-cell office:value-type="float" office:value="1.412579" table:style-name="ce1">
            <text:p>1,412579</text:p>
          </table:table-cell>
          <table:table-cell office:value-type="float" office:value="9.3685109999999998" table:style-name="ce1">
            <text:p>9,368511</text:p>
          </table:table-cell>
          <table:table-cell office:value-type="float" office:value="9.5857630337194788" table:formula="of:=SQRT(([.C600]*[.C600])+([.D600]*[.D600])+([.E600]*[.E600]))" table:style-name="ce2">
            <text:p>9,59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2.6969689794990099" table:formula="of:=_xll.DFT([.F600:.F867];1;[.$H600];1)" table:style-name="ce1">
            <text:p>2,696968979</text:p>
          </table:table-cell>
          <table:table-cell office:value-type="float" office:value="0.28644658443060089" table:formula="of:=_xll.DFT([.F600:.F867];1;[.H600];2)" table:style-name="ce1">
            <text:p>0,286446584</text:p>
          </table:table-cell>
          <table:table-cell table:number-columns-repeated="16374"/>
        </table:table-row>
        <table:table-row table:style-name="ro2">
          <table:table-cell office:value-type="float" office:value="238" table:style-name="ce1">
            <text:p>238</text:p>
          </table:table-cell>
          <table:table-cell table:style-name="ce1"/>
          <table:table-cell office:value-type="float" office:value="-0.75776480000000002" table:style-name="ce1">
            <text:p>-0,7577648</text:p>
          </table:table-cell>
          <table:table-cell office:value-type="float" office:value="1.8674773" table:style-name="ce1">
            <text:p>1,8674773</text:p>
          </table:table-cell>
          <table:table-cell office:value-type="float" office:value="8.2815440000000002" table:style-name="ce1">
            <text:p>8,281544</text:p>
          </table:table-cell>
          <table:table-cell office:value-type="float" office:value="8.5232417531166114" table:formula="of:=SQRT(([.C601]*[.C601])+([.D601]*[.D601])+([.E601]*[.E601]))" table:style-name="ce2">
            <text:p>8,52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2.0368199845960562" table:formula="of:=_xll.DFT([.F601:.F868];1;[.$H601];1)" table:style-name="ce1">
            <text:p>2,036819985</text:p>
          </table:table-cell>
          <table:table-cell office:value-type="float" office:value="0.66067298761201088" table:formula="of:=_xll.DFT([.F601:.F868];1;[.H601];2)" table:style-name="ce1">
            <text:p>0,660672988</text:p>
          </table:table-cell>
          <table:table-cell table:number-columns-repeated="16374"/>
        </table:table-row>
        <table:table-row table:style-name="ro2">
          <table:table-cell office:value-type="float" office:value="239" table:style-name="ce1">
            <text:p>239</text:p>
          </table:table-cell>
          <table:table-cell table:style-name="ce1"/>
          <table:table-cell office:value-type="float" office:value="-0.65720840000000003" table:style-name="ce1">
            <text:p>-0,6572084</text:p>
          </table:table-cell>
          <table:table-cell office:value-type="float" office:value="2.3451206999999998" table:style-name="ce1">
            <text:p>2,3451207</text:p>
          </table:table-cell>
          <table:table-cell office:value-type="float" office:value="7.8721350000000001" table:style-name="ce1">
            <text:p>7,872135</text:p>
          </table:table-cell>
          <table:table-cell office:value-type="float" office:value="8.2402684080571102" table:formula="of:=SQRT(([.C602]*[.C602])+([.D602]*[.D602])+([.E602]*[.E602]))" table:style-name="ce2">
            <text:p>8,24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3.2022262919347226" table:formula="of:=_xll.DFT([.F602:.F869];1;[.$H602];1)" table:style-name="ce1">
            <text:p>3,202226292</text:p>
          </table:table-cell>
          <table:table-cell office:value-type="float" office:value="2.0906080274881553" table:formula="of:=_xll.DFT([.F602:.F869];1;[.H602];2)" table:style-name="ce1">
            <text:p>2,090608027</text:p>
          </table:table-cell>
          <table:table-cell table:number-columns-repeated="16374"/>
        </table:table-row>
        <table:table-row table:style-name="ro2">
          <table:table-cell office:value-type="float" office:value="240" table:style-name="ce1">
            <text:p>240</text:p>
          </table:table-cell>
          <table:table-cell table:style-name="ce1"/>
          <table:table-cell office:value-type="float" office:value="-0.35434186000000001" table:style-name="ce1">
            <text:p>-0,35434186</text:p>
          </table:table-cell>
          <table:table-cell office:value-type="float" office:value="2.2756886000000001" table:style-name="ce1">
            <text:p>2,2756886</text:p>
          </table:table-cell>
          <table:table-cell office:value-type="float" office:value="10.023325" table:style-name="ce1">
            <text:p>10,023325</text:p>
          </table:table-cell>
          <table:table-cell office:value-type="float" office:value="10.284520446454623" table:formula="of:=SQRT(([.C603]*[.C603])+([.D603]*[.D603])+([.E603]*[.E603]))" table:style-name="ce2">
            <text:p>10,2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9.7968917058587053" table:formula="of:=_xll.DFT([.F603:.F870];1;[.$H603];1)" table:style-name="ce1">
            <text:p>9,796891706</text:p>
          </table:table-cell>
          <table:table-cell office:value-type="float" office:value="-1.5149742162916824" table:formula="of:=_xll.DFT([.F603:.F870];1;[.H603];2)" table:style-name="ce1">
            <text:p>-1,514974216</text:p>
          </table:table-cell>
          <table:table-cell table:number-columns-repeated="16374"/>
        </table:table-row>
        <table:table-row table:style-name="ro2">
          <table:table-cell office:value-type="float" office:value="241" table:style-name="ce1">
            <text:p>241</text:p>
          </table:table-cell>
          <table:table-cell table:style-name="ce1"/>
          <table:table-cell office:value-type="float" office:value="9.0979666000000001E-2" table:style-name="ce1">
            <text:p>0,090979666</text:p>
          </table:table-cell>
          <table:table-cell office:value-type="float" office:value="0.54707510000000004" table:style-name="ce1">
            <text:p>0,5470751</text:p>
          </table:table-cell>
          <table:table-cell office:value-type="float" office:value="9.463082" table:style-name="ce1">
            <text:p>9,463082</text:p>
          </table:table-cell>
          <table:table-cell office:value-type="float" office:value="9.4793190369028864" table:formula="of:=SQRT(([.C604]*[.C604])+([.D604]*[.D604])+([.E604]*[.E604]))" table:style-name="ce2">
            <text:p>9,48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5.9888857101207842" table:formula="of:=_xll.DFT([.F604:.F871];1;[.$H604];1)" table:style-name="ce1">
            <text:p>5,98888571</text:p>
          </table:table-cell>
          <table:table-cell office:value-type="float" office:value="1.3304063891394018" table:formula="of:=_xll.DFT([.F604:.F871];1;[.H604];2)" table:style-name="ce1">
            <text:p>1,330406389</text:p>
          </table:table-cell>
          <table:table-cell table:number-columns-repeated="16374"/>
        </table:table-row>
        <table:table-row table:style-name="ro2">
          <table:table-cell office:value-type="float" office:value="242" table:style-name="ce1">
            <text:p>242</text:p>
          </table:table-cell>
          <table:table-cell table:style-name="ce1"/>
          <table:table-cell office:value-type="float" office:value="0.21068975000000001" table:style-name="ce1">
            <text:p>0,21068975</text:p>
          </table:table-cell>
          <table:table-cell office:value-type="float" office:value="1.3826514000000001" table:style-name="ce1">
            <text:p>1,3826514</text:p>
          </table:table-cell>
          <table:table-cell office:value-type="float" office:value="9.5504700000000007" table:style-name="ce1">
            <text:p>9,55047</text:p>
          </table:table-cell>
          <table:table-cell office:value-type="float" office:value="9.6523361050875671" table:formula="of:=SQRT(([.C605]*[.C605])+([.D605]*[.D605])+([.E605]*[.E605]))" table:style-name="ce2">
            <text:p>9,65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3.2056472581685616" table:formula="of:=_xll.DFT([.F605:.F872];1;[.$H605];1)" table:style-name="ce1">
            <text:p>3,205647258</text:p>
          </table:table-cell>
          <table:table-cell office:value-type="float" office:value="1.1436663821767057" table:formula="of:=_xll.DFT([.F605:.F872];1;[.H605];2)" table:style-name="ce1">
            <text:p>1,143666382</text:p>
          </table:table-cell>
          <table:table-cell table:number-columns-repeated="16374"/>
        </table:table-row>
        <table:table-row table:style-name="ro2">
          <table:table-cell office:value-type="float" office:value="243" table:style-name="ce1">
            <text:p>243</text:p>
          </table:table-cell>
          <table:table-cell table:style-name="ce1"/>
          <table:table-cell office:value-type="float" office:value="-0.32680853999999998" table:style-name="ce1">
            <text:p>-0,32680854</text:p>
          </table:table-cell>
          <table:table-cell office:value-type="float" office:value="1.5825673" table:style-name="ce1">
            <text:p>1,5825673</text:p>
          </table:table-cell>
          <table:table-cell office:value-type="float" office:value="7.6638400000000004" table:style-name="ce1">
            <text:p>7,66384</text:p>
          </table:table-cell>
          <table:table-cell office:value-type="float" office:value="7.8323538369028141" table:formula="of:=SQRT(([.C606]*[.C606])+([.D606]*[.D606])+([.E606]*[.E606]))" table:style-name="ce2">
            <text:p>7,83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5.9384497223477721" table:formula="of:=_xll.DFT([.F606:.F873];1;[.$H606];1)" table:style-name="ce1">
            <text:p>5,938449722</text:p>
          </table:table-cell>
          <table:table-cell office:value-type="float" office:value="1.5160062572292639" table:formula="of:=_xll.DFT([.F606:.F873];1;[.H606];2)" table:style-name="ce1">
            <text:p>1,516006257</text:p>
          </table:table-cell>
          <table:table-cell table:number-columns-repeated="16374"/>
        </table:table-row>
        <table:table-row table:style-name="ro2">
          <table:table-cell office:value-type="float" office:value="244" table:style-name="ce1">
            <text:p>244</text:p>
          </table:table-cell>
          <table:table-cell table:style-name="ce1"/>
          <table:table-cell office:value-type="float" office:value="0.55306060000000001" table:style-name="ce1">
            <text:p>0,5530606</text:p>
          </table:table-cell>
          <table:table-cell office:value-type="float" office:value="2.2433670000000001" table:style-name="ce1">
            <text:p>2,243367</text:p>
          </table:table-cell>
          <table:table-cell office:value-type="float" office:value="11.154586" table:style-name="ce1">
            <text:p>11,154586</text:p>
          </table:table-cell>
          <table:table-cell office:value-type="float" office:value="11.391372189308774" table:formula="of:=SQRT(([.C607]*[.C607])+([.D607]*[.D607])+([.E607]*[.E607]))" table:style-name="ce2">
            <text:p>11,39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6.9496150454756664" table:formula="of:=_xll.DFT([.F607:.F874];1;[.$H607];1)" table:style-name="ce1">
            <text:p>6,949615045</text:p>
          </table:table-cell>
          <table:table-cell office:value-type="float" office:value="1.1804510612559496" table:formula="of:=_xll.DFT([.F607:.F874];1;[.H607];2)" table:style-name="ce1">
            <text:p>1,180451061</text:p>
          </table:table-cell>
          <table:table-cell table:number-columns-repeated="16374"/>
        </table:table-row>
        <table:table-row table:style-name="ro2"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5.3869538000000002E-2" table:style-name="ce1">
            <text:p>0,053869538</text:p>
          </table:table-cell>
          <table:table-cell office:value-type="float" office:value="1.4987702000000001" table:style-name="ce1">
            <text:p>1,4987702</text:p>
          </table:table-cell>
          <table:table-cell office:value-type="float" office:value="10.168175" table:style-name="ce1">
            <text:p>10,168175</text:p>
          </table:table-cell>
          <table:table-cell office:value-type="float" office:value="10.278180620623349" table:formula="of:=SQRT(([.C608]*[.C608])+([.D608]*[.D608])+([.E608]*[.E608]))" table:style-name="ce2">
            <text:p>10,28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3.8580747107307527" table:formula="of:=_xll.DFT([.F608:.F875];1;[.$H608];1)" table:style-name="ce1">
            <text:p>3,858074711</text:p>
          </table:table-cell>
          <table:table-cell office:value-type="float" office:value="-8.7010345647158746E-2" table:formula="of:=_xll.DFT([.F608:.F875];1;[.H608];2)" table:style-name="ce1">
            <text:p>-0,087010346</text:p>
          </table:table-cell>
          <table:table-cell table:number-columns-repeated="16374"/>
        </table:table-row>
        <table:table-row table:style-name="ro2"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0.108936176" table:style-name="ce1">
            <text:p>0,108936176</text:p>
          </table:table-cell>
          <table:table-cell office:value-type="float" office:value="0.37349546" table:style-name="ce1">
            <text:p>0,37349546</text:p>
          </table:table-cell>
          <table:table-cell office:value-type="float" office:value="10.448297" table:style-name="ce1">
            <text:p>10,448297</text:p>
          </table:table-cell>
          <table:table-cell office:value-type="float" office:value="10.455538061204269" table:formula="of:=SQRT(([.C609]*[.C609])+([.D609]*[.D609])+([.E609]*[.E609]))" table:style-name="ce2">
            <text:p>10,46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3.027784765261655" table:formula="of:=_xll.DFT([.F609:.F876];1;[.$H609];1)" table:style-name="ce1">
            <text:p>3,027784765</text:p>
          </table:table-cell>
          <table:table-cell office:value-type="float" office:value="0.62644789789835753" table:formula="of:=_xll.DFT([.F609:.F876];1;[.H609];2)" table:style-name="ce1">
            <text:p>0,626447898</text:p>
          </table:table-cell>
          <table:table-cell table:number-columns-repeated="16374"/>
        </table:table-row>
        <table:table-row table:style-name="ro2">
          <table:table-cell office:value-type="float" office:value="247" table:style-name="ce1">
            <text:p>247</text:p>
          </table:table-cell>
          <table:table-cell table:style-name="ce1"/>
          <table:table-cell office:value-type="float" office:value="0.56862290000000004" table:style-name="ce1">
            <text:p>0,5686229</text:p>
          </table:table-cell>
          <table:table-cell office:value-type="float" office:value="1.7776947999999999" table:style-name="ce1">
            <text:p>1,7776948</text:p>
          </table:table-cell>
          <table:table-cell office:value-type="float" office:value="7.2795699999999997" table:style-name="ce1">
            <text:p>7,27957</text:p>
          </table:table-cell>
          <table:table-cell office:value-type="float" office:value="7.5150296199849702" table:formula="of:=SQRT(([.C610]*[.C610])+([.D610]*[.D610])+([.E610]*[.E610]))" table:style-name="ce2">
            <text:p>7,52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3.0658036463543308" table:formula="of:=_xll.DFT([.F610:.F877];1;[.$H610];1)" table:style-name="ce1">
            <text:p>3,065803646</text:p>
          </table:table-cell>
          <table:table-cell office:value-type="float" office:value="0.68685663253781515" table:formula="of:=_xll.DFT([.F610:.F877];1;[.H610];2)" table:style-name="ce1">
            <text:p>0,686856633</text:p>
          </table:table-cell>
          <table:table-cell table:number-columns-repeated="16374"/>
        </table:table-row>
        <table:table-row table:style-name="ro2">
          <table:table-cell office:value-type="float" office:value="248" table:style-name="ce1">
            <text:p>248</text:p>
          </table:table-cell>
          <table:table-cell table:style-name="ce1"/>
          <table:table-cell office:value-type="float" office:value="0.10055647" table:style-name="ce1">
            <text:p>0,10055647</text:p>
          </table:table-cell>
          <table:table-cell office:value-type="float" office:value="3.2585084000000002" table:style-name="ce1">
            <text:p>3,2585084</text:p>
          </table:table-cell>
          <table:table-cell office:value-type="float" office:value="9.2811229999999991" table:style-name="ce1">
            <text:p>9,281123</text:p>
          </table:table-cell>
          <table:table-cell office:value-type="float" office:value="9.8370337367347886" table:formula="of:=SQRT(([.C611]*[.C611])+([.D611]*[.D611])+([.E611]*[.E611]))" table:style-name="ce2">
            <text:p>9,84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6.750262821054303" table:formula="of:=_xll.DFT([.F611:.F878];1;[.$H611];1)" table:style-name="ce1">
            <text:p>6,750262821</text:p>
          </table:table-cell>
          <table:table-cell office:value-type="float" office:value="2.1180429245437447" table:formula="of:=_xll.DFT([.F611:.F878];1;[.H611];2)" table:style-name="ce1">
            <text:p>2,118042925</text:p>
          </table:table-cell>
          <table:table-cell table:number-columns-repeated="16374"/>
        </table:table-row>
        <table:table-row table:style-name="ro2">
          <table:table-cell office:value-type="float" office:value="249" table:style-name="ce1">
            <text:p>249</text:p>
          </table:table-cell>
          <table:table-cell table:style-name="ce1"/>
          <table:table-cell office:value-type="float" office:value="-0.78769237000000003" table:style-name="ce1">
            <text:p>-0,78769237</text:p>
          </table:table-cell>
          <table:table-cell office:value-type="float" office:value="3.0107086000000001" table:style-name="ce1">
            <text:p>3,0107086</text:p>
          </table:table-cell>
          <table:table-cell office:value-type="float" office:value="9.9203749999999999" table:style-name="ce1">
            <text:p>9,920375</text:p>
          </table:table-cell>
          <table:table-cell office:value-type="float" office:value="10.397050816673696" table:formula="of:=SQRT(([.C612]*[.C612])+([.D612]*[.D612])+([.E612]*[.E612]))" table:style-name="ce2">
            <text:p>10,40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.9470340494746761" table:formula="of:=_xll.DFT([.F612:.F879];1;[.$H612];1)" table:style-name="ce1">
            <text:p>1,947034049</text:p>
          </table:table-cell>
          <table:table-cell office:value-type="float" office:value="2.186820318471125" table:formula="of:=_xll.DFT([.F612:.F879];1;[.H612];2)" table:style-name="ce1">
            <text:p>2,186820318</text:p>
          </table:table-cell>
          <table:table-cell table:number-columns-repeated="16374"/>
        </table:table-row>
        <table:table-row table:style-name="ro2">
          <table:table-cell office:value-type="float" office:value="250" table:style-name="ce1">
            <text:p>250</text:p>
          </table:table-cell>
          <table:table-cell table:style-name="ce1"/>
          <table:table-cell office:value-type="float" office:value="0.39983168000000002" table:style-name="ce1">
            <text:p>0,39983168</text:p>
          </table:table-cell>
          <table:table-cell office:value-type="float" office:value="0.54468090000000002" table:style-name="ce1">
            <text:p>0,5446809</text:p>
          </table:table-cell>
          <table:table-cell office:value-type="float" office:value="8.8154509999999995" table:style-name="ce1">
            <text:p>8,815451</text:p>
          </table:table-cell>
          <table:table-cell office:value-type="float" office:value="8.8413075383993629" table:formula="of:=SQRT(([.C613]*[.C613])+([.D613]*[.D613])+([.E613]*[.E613]))" table:style-name="ce2">
            <text:p>8,84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2.0475661782966221" table:formula="of:=_xll.DFT([.F613:.F880];1;[.$H613];1)" table:style-name="ce1">
            <text:p>2,047566178</text:p>
          </table:table-cell>
          <table:table-cell office:value-type="float" office:value="1.0654929636471002" table:formula="of:=_xll.DFT([.F613:.F880];1;[.H613];2)" table:style-name="ce1">
            <text:p>1,065492964</text:p>
          </table:table-cell>
          <table:table-cell table:number-columns-repeated="16374"/>
        </table:table-row>
        <table:table-row table:style-name="ro2">
          <table:table-cell office:value-type="float" office:value="251" table:style-name="ce1">
            <text:p>251</text:p>
          </table:table-cell>
          <table:table-cell table:style-name="ce1"/>
          <table:table-cell office:value-type="float" office:value="0.71227499999999999" table:style-name="ce1">
            <text:p>0,712275</text:p>
          </table:table-cell>
          <table:table-cell office:value-type="float" office:value="1.3814542999999999" table:style-name="ce1">
            <text:p>1,3814543</text:p>
          </table:table-cell>
          <table:table-cell office:value-type="float" office:value="8.8860799999999998" table:style-name="ce1">
            <text:p>8,88608</text:p>
          </table:table-cell>
          <table:table-cell office:value-type="float" office:value="9.0209849476104047" table:formula="of:=SQRT(([.C614]*[.C614])+([.D614]*[.D614])+([.E614]*[.E614]))" table:style-name="ce2">
            <text:p>9,02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2.4340370925183867" table:formula="of:=_xll.DFT([.F614:.F881];1;[.$H614];1)" table:style-name="ce1">
            <text:p>2,434037093</text:p>
          </table:table-cell>
          <table:table-cell office:value-type="float" office:value="-1.1293064543757776" table:formula="of:=_xll.DFT([.F614:.F881];1;[.H614];2)" table:style-name="ce1">
            <text:p>-1,129306454</text:p>
          </table:table-cell>
          <table:table-cell table:number-columns-repeated="16374"/>
        </table:table-row>
        <table:table-row table:style-name="ro2">
          <table:table-cell office:value-type="float" office:value="252" table:style-name="ce1">
            <text:p>252</text:p>
          </table:table-cell>
          <table:table-cell table:style-name="ce1"/>
          <table:table-cell office:value-type="float" office:value="0.75058219999999998" table:style-name="ce1">
            <text:p>0,7505822</text:p>
          </table:table-cell>
          <table:table-cell office:value-type="float" office:value="2.1978772000000002" table:style-name="ce1">
            <text:p>2,1978772</text:p>
          </table:table-cell>
          <table:table-cell office:value-type="float" office:value="9.3649199999999997" table:style-name="ce1">
            <text:p>9,36492</text:p>
          </table:table-cell>
          <table:table-cell office:value-type="float" office:value="9.6486146379486364" table:formula="of:=SQRT(([.C615]*[.C615])+([.D615]*[.D615])+([.E615]*[.E615]))" table:style-name="ce2">
            <text:p>9,65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6.7019209093196626" table:formula="of:=_xll.DFT([.F615:.F882];1;[.$H615];1)" table:style-name="ce1">
            <text:p>6,701920909</text:p>
          </table:table-cell>
          <table:table-cell office:value-type="float" office:value="2.5062404276968988" table:formula="of:=_xll.DFT([.F615:.F882];1;[.H615];2)" table:style-name="ce1">
            <text:p>2,506240428</text:p>
          </table:table-cell>
          <table:table-cell table:number-columns-repeated="16374"/>
        </table:table-row>
        <table:table-row table:style-name="ro2">
          <table:table-cell office:value-type="float" office:value="253" table:style-name="ce1">
            <text:p>253</text:p>
          </table:table-cell>
          <table:table-cell table:style-name="ce1"/>
          <table:table-cell office:value-type="float" office:value="-0.64763159999999997" table:style-name="ce1">
            <text:p>-0,6476316</text:p>
          </table:table-cell>
          <table:table-cell office:value-type="float" office:value="1.7058686999999999" table:style-name="ce1">
            <text:p>1,7058687</text:p>
          </table:table-cell>
          <table:table-cell office:value-type="float" office:value="10.487800999999999" table:style-name="ce1">
            <text:p>10,487801</text:p>
          </table:table-cell>
          <table:table-cell office:value-type="float" office:value="10.645345674357372" table:formula="of:=SQRT(([.C616]*[.C616])+([.D616]*[.D616])+([.E616]*[.E616]))" table:style-name="ce2">
            <text:p>10,65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5.714351727032426" table:formula="of:=_xll.DFT([.F616:.F883];1;[.$H616];1)" table:style-name="ce1">
            <text:p>5,714351727</text:p>
          </table:table-cell>
          <table:table-cell office:value-type="float" office:value="1.8554382908054465" table:formula="of:=_xll.DFT([.F616:.F883];1;[.H616];2)" table:style-name="ce1">
            <text:p>1,855438291</text:p>
          </table:table-cell>
          <table:table-cell table:number-columns-repeated="16374"/>
        </table:table-row>
        <table:table-row table:style-name="ro2">
          <table:table-cell office:value-type="float" office:value="254" table:style-name="ce1">
            <text:p>254</text:p>
          </table:table-cell>
          <table:table-cell table:style-name="ce1"/>
          <table:table-cell office:value-type="float" office:value="-0.44651863000000003" table:style-name="ce1">
            <text:p>-0,44651863</text:p>
          </table:table-cell>
          <table:table-cell office:value-type="float" office:value="1.79206" table:style-name="ce1">
            <text:p>1,79206</text:p>
          </table:table-cell>
          <table:table-cell office:value-type="float" office:value="8.0756429999999995" table:style-name="ce1">
            <text:p>8,075643</text:p>
          </table:table-cell>
          <table:table-cell office:value-type="float" office:value="8.2841334968713571" table:formula="of:=SQRT(([.C617]*[.C617])+([.D617]*[.D617])+([.E617]*[.E617]))" table:style-name="ce2">
            <text:p>8,28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2.7836616282040905" table:formula="of:=_xll.DFT([.F617:.F884];1;[.$H617];1)" table:style-name="ce1">
            <text:p>2,783661628</text:p>
          </table:table-cell>
          <table:table-cell office:value-type="float" office:value="3.3506016113809598" table:formula="of:=_xll.DFT([.F617:.F884];1;[.H617];2)" table:style-name="ce1">
            <text:p>3,350601611</text:p>
          </table:table-cell>
          <table:table-cell table:number-columns-repeated="16374"/>
        </table:table-row>
        <table:table-row table:style-name="ro2">
          <table:table-cell office:value-type="float" office:value="255" table:style-name="ce1">
            <text:p>255</text:p>
          </table:table-cell>
          <table:table-cell table:style-name="ce1"/>
          <table:table-cell office:value-type="float" office:value="-0.37828386000000003" table:style-name="ce1">
            <text:p>-0,37828386</text:p>
          </table:table-cell>
          <table:table-cell office:value-type="float" office:value="1.9871874" table:style-name="ce1">
            <text:p>1,9871874</text:p>
          </table:table-cell>
          <table:table-cell office:value-type="float" office:value="9.4738559999999996" table:style-name="ce1">
            <text:p>9,473856</text:p>
          </table:table-cell>
          <table:table-cell office:value-type="float" office:value="9.687412448646505" table:formula="of:=SQRT(([.C618]*[.C618])+([.D618]*[.D618])+([.E618]*[.E618]))" table:style-name="ce2">
            <text:p>9,69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.2461231738908485" table:formula="of:=_xll.DFT([.F618:.F885];1;[.$H618];1)" table:style-name="ce1">
            <text:p>1,246123174</text:p>
          </table:table-cell>
          <table:table-cell office:value-type="float" office:value="3.7179429861679063" table:formula="of:=_xll.DFT([.F618:.F885];1;[.H618];2)" table:style-name="ce1">
            <text:p>3,717942986</text:p>
          </table:table-cell>
          <table:table-cell table:number-columns-repeated="16374"/>
        </table:table-row>
        <table:table-row table:style-name="ro2">
          <table:table-cell office:value-type="float" office:value="256" table:style-name="ce1">
            <text:p>256</text:p>
          </table:table-cell>
          <table:table-cell table:style-name="ce1"/>
          <table:table-cell office:value-type="float" office:value="-0.42377369999999998" table:style-name="ce1">
            <text:p>-0,4237737</text:p>
          </table:table-cell>
          <table:table-cell office:value-type="float" office:value="2.1631613000000001" table:style-name="ce1">
            <text:p>2,1631613</text:p>
          </table:table-cell>
          <table:table-cell office:value-type="float" office:value="8.8334069999999993" table:style-name="ce1">
            <text:p>8,833407</text:p>
          </table:table-cell>
          <table:table-cell office:value-type="float" office:value="9.1042808714515377" table:formula="of:=SQRT(([.C619]*[.C619])+([.D619]*[.D619])+([.E619]*[.E619]))" table:style-name="ce2">
            <text:p>9,10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.5648171533266388" table:formula="of:=_xll.DFT([.F619:.F886];1;[.$H619];1)" table:style-name="ce1">
            <text:p>1,564817153</text:p>
          </table:table-cell>
          <table:table-cell office:value-type="float" office:value="-0.86018568390813854" table:formula="of:=_xll.DFT([.F619:.F886];1;[.H619];2)" table:style-name="ce1">
            <text:p>-0,860185684</text:p>
          </table:table-cell>
          <table:table-cell table:number-columns-repeated="16374"/>
        </table:table-row>
        <table:table-row table:style-name="ro2">
          <table:table-cell office:value-type="float" office:value="257" table:style-name="ce1">
            <text:p>257</text:p>
          </table:table-cell>
          <table:table-cell table:style-name="ce1"/>
          <table:table-cell office:value-type="float" office:value="-0.79487496999999996" table:style-name="ce1">
            <text:p>-0,79487497</text:p>
          </table:table-cell>
          <table:table-cell office:value-type="float" office:value="2.7952303999999999" table:style-name="ce1">
            <text:p>2,7952304</text:p>
          </table:table-cell>
          <table:table-cell office:value-type="float" office:value="9.1961290000000009" table:style-name="ce1">
            <text:p>9,196129</text:p>
          </table:table-cell>
          <table:table-cell office:value-type="float" office:value="9.6443728563166662" table:formula="of:=SQRT(([.C620]*[.C620])+([.D620]*[.D620])+([.E620]*[.E620]))" table:style-name="ce2">
            <text:p>9,64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1.6417206785420506" table:formula="of:=_xll.DFT([.F620:.F887];1;[.$H620];1)" table:style-name="ce1">
            <text:p>1,641720679</text:p>
          </table:table-cell>
          <table:table-cell office:value-type="float" office:value="3.2853649869649866" table:formula="of:=_xll.DFT([.F620:.F887];1;[.H620];2)" table:style-name="ce1">
            <text:p>3,285364987</text:p>
          </table:table-cell>
          <table:table-cell table:number-columns-repeated="16374"/>
        </table:table-row>
        <table:table-row table:style-name="ro2">
          <table:table-cell office:value-type="float" office:value="258" table:style-name="ce1">
            <text:p>258</text:p>
          </table:table-cell>
          <table:table-cell table:style-name="ce1"/>
          <table:table-cell office:value-type="float" office:value="0.16759412000000001" table:style-name="ce1">
            <text:p>0,16759412</text:p>
          </table:table-cell>
          <table:table-cell office:value-type="float" office:value="2.3020247999999999" table:style-name="ce1">
            <text:p>2,3020248</text:p>
          </table:table-cell>
          <table:table-cell office:value-type="float" office:value="11.617864000000001" table:style-name="ce1">
            <text:p>11,617864</text:p>
          </table:table-cell>
          <table:table-cell office:value-type="float" office:value="11.844921692074188" table:formula="of:=SQRT(([.C621]*[.C621])+([.D621]*[.D621])+([.E621]*[.E621]))" table:style-name="ce2">
            <text:p>11,84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.9543871900450678" table:formula="of:=_xll.DFT([.F621:.F888];1;[.$H621];1)" table:style-name="ce1">
            <text:p>1,95438719</text:p>
          </table:table-cell>
          <table:table-cell office:value-type="float" office:value="-0.6200521940999959" table:formula="of:=_xll.DFT([.F621:.F888];1;[.H621];2)" table:style-name="ce1">
            <text:p>-0,620052194</text:p>
          </table:table-cell>
          <table:table-cell table:number-columns-repeated="16374"/>
        </table:table-row>
        <table:table-row table:style-name="ro2">
          <table:table-cell office:value-type="float" office:value="259" table:style-name="ce1">
            <text:p>259</text:p>
          </table:table-cell>
          <table:table-cell table:style-name="ce1"/>
          <table:table-cell office:value-type="float" office:value="0.46567222000000003" table:style-name="ce1">
            <text:p>0,46567222</text:p>
          </table:table-cell>
          <table:table-cell office:value-type="float" office:value="1.8112136000000001" table:style-name="ce1">
            <text:p>1,8112136</text:p>
          </table:table-cell>
          <table:table-cell office:value-type="float" office:value="10.080787000000001" table:style-name="ce1">
            <text:p>10,080787</text:p>
          </table:table-cell>
          <table:table-cell office:value-type="float" office:value="10.25278556591689" table:formula="of:=SQRT(([.C622]*[.C622])+([.D622]*[.D622])+([.E622]*[.E622]))" table:style-name="ce2">
            <text:p>10,25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3.9792527413385743" table:formula="of:=_xll.DFT([.F622:.F889];1;[.$H622];1)" table:style-name="ce1">
            <text:p>3,979252741</text:p>
          </table:table-cell>
          <table:table-cell office:value-type="float" office:value="4.1521592231159428" table:formula="of:=_xll.DFT([.F622:.F889];1;[.H622];2)" table:style-name="ce1">
            <text:p>4,152159223</text:p>
          </table:table-cell>
          <table:table-cell table:number-columns-repeated="16374"/>
        </table:table-row>
        <table:table-row table:style-name="ro2">
          <table:table-cell office:value-type="float" office:value="260" table:style-name="ce1">
            <text:p>260</text:p>
          </table:table-cell>
          <table:table-cell table:style-name="ce1"/>
          <table:table-cell office:value-type="float" office:value="-0.11971009000000001" table:style-name="ce1">
            <text:p>-0,11971009</text:p>
          </table:table-cell>
          <table:table-cell office:value-type="float" office:value="2.6084828" table:style-name="ce1">
            <text:p>2,6084828</text:p>
          </table:table-cell>
          <table:table-cell office:value-type="float" office:value="7.6722193000000001" table:style-name="ce1">
            <text:p>7,6722193</text:p>
          </table:table-cell>
          <table:table-cell office:value-type="float" office:value="8.1044100347178976" table:formula="of:=SQRT(([.C623]*[.C623])+([.D623]*[.D623])+([.E623]*[.E623]))" table:style-name="ce2">
            <text:p>8,10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4.722299259533683" table:formula="of:=_xll.DFT([.F623:.F890];1;[.$H623];1)" table:style-name="ce1">
            <text:p>4,72229926</text:p>
          </table:table-cell>
          <table:table-cell office:value-type="float" office:value="3.134760468249099" table:formula="of:=_xll.DFT([.F623:.F890];1;[.H623];2)" table:style-name="ce1">
            <text:p>3,134760468</text:p>
          </table:table-cell>
          <table:table-cell table:number-columns-repeated="16374"/>
        </table:table-row>
        <table:table-row table:style-name="ro2">
          <table:table-cell office:value-type="float" office:value="261" table:style-name="ce1">
            <text:p>261</text:p>
          </table:table-cell>
          <table:table-cell table:style-name="ce1"/>
          <table:table-cell office:value-type="float" office:value="7.1826049999999999E-3" table:style-name="ce1">
            <text:p>0,007182605</text:p>
          </table:table-cell>
          <table:table-cell office:value-type="float" office:value="2.8335378000000002" table:style-name="ce1">
            <text:p>2,8335378</text:p>
          </table:table-cell>
          <table:table-cell office:value-type="float" office:value="8.7412299999999998" table:style-name="ce1">
            <text:p>8,74123</text:p>
          </table:table-cell>
          <table:table-cell office:value-type="float" office:value="9.1890200765230361" table:formula="of:=SQRT(([.C624]*[.C624])+([.D624]*[.D624])+([.E624]*[.E624]))" table:style-name="ce2">
            <text:p>9,19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.4065610200757916" table:formula="of:=_xll.DFT([.F624:.F891];1;[.$H624];1)" table:style-name="ce1">
            <text:p>1,40656102</text:p>
          </table:table-cell>
          <table:table-cell office:value-type="float" office:value="3.1415927410125732" table:formula="of:=_xll.DFT([.F624:.F891];1;[.H624];2)" table:style-name="ce1">
            <text:p>3,141592741</text:p>
          </table:table-cell>
          <table:table-cell table:number-columns-repeated="16374"/>
        </table:table-row>
        <table:table-row table:style-name="ro2">
          <table:table-cell office:value-type="float" office:value="262" table:style-name="ce1">
            <text:p>262</text:p>
          </table:table-cell>
          <table:table-cell table:style-name="ce1"/>
          <table:table-cell office:value-type="float" office:value="-0.85472999999999999" table:style-name="ce1">
            <text:p>-0,85473</text:p>
          </table:table-cell>
          <table:table-cell office:value-type="float" office:value="2.72939" table:style-name="ce1">
            <text:p>2,72939</text:p>
          </table:table-cell>
          <table:table-cell office:value-type="float" office:value="10.372878999999999" table:style-name="ce1">
            <text:p>10,372879</text:p>
          </table:table-cell>
          <table:table-cell office:value-type="float" office:value="10.759960589781032" table:formula="of:=SQRT(([.C625]*[.C625])+([.D625]*[.D625])+([.E625]*[.E625]))" table:style-name="ce2">
            <text:p>10,76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2.4143216473333049" table:formula="of:=_xll.DFT([.F625:.F892];1;[.$H625];1)" table:style-name="ce1">
            <text:p>2,414321647</text:p>
          </table:table-cell>
          <table:table-cell office:value-type="float" office:value="-0.9547151718888327" table:formula="of:=_xll.DFT([.F625:.F892];1;[.H625];2)" table:style-name="ce1">
            <text:p>-0,954715172</text:p>
          </table:table-cell>
          <table:table-cell table:number-columns-repeated="16374"/>
        </table:table-row>
        <table:table-row table:style-name="ro2">
          <table:table-cell office:value-type="float" office:value="263" table:style-name="ce1">
            <text:p>263</text:p>
          </table:table-cell>
          <table:table-cell table:style-name="ce1"/>
          <table:table-cell office:value-type="float" office:value="-1.0031705" table:style-name="ce1">
            <text:p>-1,0031705</text:p>
          </table:table-cell>
          <table:table-cell office:value-type="float" office:value="1.9153614000000001" table:style-name="ce1">
            <text:p>1,9153614</text:p>
          </table:table-cell>
          <table:table-cell office:value-type="float" office:value="9.7839050000000007" table:style-name="ce1">
            <text:p>9,783905</text:p>
          </table:table-cell>
          <table:table-cell office:value-type="float" office:value="10.019967933766317" table:formula="of:=SQRT(([.C626]*[.C626])+([.D626]*[.D626])+([.E626]*[.E626]))" table:style-name="ce2">
            <text:p>10,02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.663971334822963" table:formula="of:=_xll.DFT([.F626:.F893];1;[.$H626];1)" table:style-name="ce1">
            <text:p>1,663971335</text:p>
          </table:table-cell>
          <table:table-cell office:value-type="float" office:value="0.13070195144250499" table:formula="of:=_xll.DFT([.F626:.F893];1;[.H626];2)" table:style-name="ce1">
            <text:p>0,130701951</text:p>
          </table:table-cell>
          <table:table-cell table:number-columns-repeated="16374"/>
        </table:table-row>
        <table:table-row table:style-name="ro2">
          <table:table-cell office:value-type="float" office:value="264" table:style-name="ce1">
            <text:p>264</text:p>
          </table:table-cell>
          <table:table-cell table:style-name="ce1"/>
          <table:table-cell office:value-type="float" office:value="-0.66678519999999997" table:style-name="ce1">
            <text:p>-0,6667852</text:p>
          </table:table-cell>
          <table:table-cell office:value-type="float" office:value="2.4073699" table:style-name="ce1">
            <text:p>2,4073699</text:p>
          </table:table-cell>
          <table:table-cell office:value-type="float" office:value="8.4000570000000003" table:style-name="ce1">
            <text:p>8,400057</text:p>
          </table:table-cell>
          <table:table-cell office:value-type="float" office:value="8.7636174004582177" table:formula="of:=SQRT(([.C627]*[.C627])+([.D627]*[.D627])+([.E627]*[.E627]))" table:style-name="ce2">
            <text:p>8,76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0.74184182543071386" table:formula="of:=_xll.DFT([.F627:.F894];1;[.$H627];1)" table:style-name="ce1">
            <text:p>0,741841825</text:p>
          </table:table-cell>
          <table:table-cell office:value-type="float" office:value="-1.4876884503431049" table:formula="of:=_xll.DFT([.F627:.F894];1;[.H627];2)" table:style-name="ce1">
            <text:p>-1,48768845</text:p>
          </table:table-cell>
          <table:table-cell table:number-columns-repeated="16374"/>
        </table:table-row>
        <table:table-row table:style-name="ro2">
          <table:table-cell office:value-type="float" office:value="265" table:style-name="ce1">
            <text:p>265</text:p>
          </table:table-cell>
          <table:table-cell table:style-name="ce1"/>
          <table:table-cell office:value-type="float" office:value="-0.79248076999999995" table:style-name="ce1">
            <text:p>-0,79248077</text:p>
          </table:table-cell>
          <table:table-cell office:value-type="float" office:value="2.1092917999999998" table:style-name="ce1">
            <text:p>2,1092918</text:p>
          </table:table-cell>
          <table:table-cell office:value-type="float" office:value="8.5197669999999999" table:style-name="ce1">
            <text:p>8,519767</text:p>
          </table:table-cell>
          <table:table-cell office:value-type="float" office:value="8.8126935384510006" table:formula="of:=SQRT(([.C628]*[.C628])+([.D628]*[.D628])+([.E628]*[.E628]))" table:style-name="ce2">
            <text:p>8,81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38.58922765443873" table:formula="of:=_xll.DFT([.F628:.F895];1;[.$H628];1)" table:style-name="ce1">
            <text:p>38,58922765</text:p>
          </table:table-cell>
          <table:table-cell office:value-type="float" office:value="0" table:formula="of:=_xll.DFT([.F628:.F895];1;[.H628];2)" table:style-name="ce1">
            <text:p>0</text:p>
          </table:table-cell>
          <table:table-cell table:number-columns-repeated="16374"/>
        </table:table-row>
        <table:table-row table:style-name="ro2">
          <table:table-cell office:value-type="float" office:value="266" table:style-name="ce1">
            <text:p>266</text:p>
          </table:table-cell>
          <table:table-cell table:style-name="ce1"/>
          <table:table-cell office:value-type="float" office:value="-0.86670100000000005" table:style-name="ce1">
            <text:p>-0,866701</text:p>
          </table:table-cell>
          <table:table-cell office:value-type="float" office:value="1.7872716" table:style-name="ce1">
            <text:p>1,7872716</text:p>
          </table:table-cell>
          <table:table-cell office:value-type="float" office:value="10.00896" table:style-name="ce1">
            <text:p>10,00896</text:p>
          </table:table-cell>
          <table:table-cell office:value-type="float" office:value="10.204155559239949" table:formula="of:=SQRT(([.C629]*[.C629])+([.D629]*[.D629])+([.E629]*[.E629]))" table:style-name="ce2">
            <text:p>10,20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0.49190135958837755" table:formula="of:=_xll.DFT([.F629:.F896];1;[.$H629];1)" table:style-name="ce1">
            <text:p>0,49190136</text:p>
          </table:table-cell>
          <table:table-cell office:value-type="float" office:value="-0.55538915107513176" table:formula="of:=_xll.DFT([.F629:.F896];1;[.H629];2)" table:style-name="ce1">
            <text:p>-0,555389151</text:p>
          </table:table-cell>
          <table:table-cell table:number-columns-repeated="16374"/>
        </table:table-row>
        <table:table-row table:style-name="ro2">
          <table:table-cell office:value-type="float" office:value="267" table:style-name="ce1">
            <text:p>267</text:p>
          </table:table-cell>
          <table:table-cell table:style-name="ce1"/>
          <table:table-cell office:value-type="float" office:value="-0.11731588" table:style-name="ce1">
            <text:p>-0,11731588</text:p>
          </table:table-cell>
          <table:table-cell office:value-type="float" office:value="1.2449848999999999" table:style-name="ce1">
            <text:p>1,2449849</text:p>
          </table:table-cell>
          <table:table-cell office:value-type="float" office:value="9.8569289999999992" table:style-name="ce1">
            <text:p>9,856929</text:p>
          </table:table-cell>
          <table:table-cell office:value-type="float" office:value="9.9359347687054171" table:formula="of:=SQRT(([.C630]*[.C630])+([.D630]*[.D630])+([.E630]*[.E630]))" table:style-name="ce2">
            <text:p>9,94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19.572378556747779" table:formula="of:=_xll.DFT([.F630:.F897];1;[.$H630];1)" table:style-name="ce1">
            <text:p>19,57237856</text:p>
          </table:table-cell>
          <table:table-cell office:value-type="float" office:value="0" table:formula="of:=_xll.DFT([.F630:.F897];1;[.H630];2)" table:style-name="ce1">
            <text:p>0</text:p>
          </table:table-cell>
          <table:table-cell table:number-columns-repeated="16374"/>
        </table:table-row>
        <table:table-row table:style-name="ro2">
          <table:table-cell office:value-type="float" office:value="268" table:style-name="ce1">
            <text:p>268</text:p>
          </table:table-cell>
          <table:table-cell table:style-name="ce1"/>
          <table:table-cell office:value-type="float" office:value="0.49440265" table:style-name="ce1">
            <text:p>0,49440265</text:p>
          </table:table-cell>
          <table:table-cell office:value-type="float" office:value="1.0079589" table:style-name="ce1">
            <text:p>1,0079589</text:p>
          </table:table-cell>
          <table:table-cell office:value-type="float" office:value="9.5708219999999997" table:style-name="ce1">
            <text:p>9,570822</text:p>
          </table:table-cell>
          <table:table-cell office:value-type="float" office:value="9.6364437880423619" table:formula="of:=SQRT(([.C631]*[.C631])+([.D631]*[.D631])+([.E631]*[.E631]))" table:style-name="ce2">
            <text:p>9,64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9.6364437880423619" table:formula="of:=_xll.DFT([.F631:.F898];1;[.$H631];1)" table:style-name="ce1">
            <text:p>9,636443788</text:p>
          </table:table-cell>
          <table:table-cell office:value-type="float" office:value="0" table:formula="of:=_xll.DFT([.F631:.F898];1;[.H631];2)" table:style-name="ce1">
            <text:p>0</text:p>
          </table:table-cell>
          <table:table-cell table:number-columns-repeated="16374"/>
        </table:table-row>
        <table:table-row table:number-rows-repeated="10479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jaak</meta:initial-creator>
    <dc:creator>sjaak</dc:creator>
    <meta:creation-date>2015-05-03T12:23:53Z</meta:creation-date>
    <dc:date>2015-05-03T13:13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agnitud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3:.$F$360" chart:class="chart:line" chart:attached-axis="primary-y" chart:style-name="G0S0">
            <chart:data-point chart:repeated="35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F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I$4:.$I$360" chart:class="chart:line" chart:attached-axis="primary-y" chart:style-name="G0S0">
            <chart:data-point chart:repeated="35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82.3033858267716pt" svg:width="1035.234645669291pt" chart:style-name="Crt0">
        <chart:title chart:style-name="CT00">
          <text:p text:style-name="a0" text:class-names="" text:cond-style-name="">FFT2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I$365:.$I$631" chart:class="chart:bar" chart:attached-axis="primary-y" chart:style-name="G0S0">
            <chart:data-point chart:repeated="26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